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/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" style:family="table-cell" style:parent-style-name="Default" style:data-style-name="N129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_64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-17</text:p>
          </table:table-cell>
          <table:table-cell table:number-columns-repeated="3" office:value-type="float" office:value="0.242247201242264" calcext:value-type="float">
            <text:p>0.242247201242264</text:p>
          </table:table-cell>
          <table:table-cell office:value-type="float" office:value="0.000301122665405273" calcext:value-type="float">
            <text:p>0.000301122665405273</text:p>
          </table:table-cell>
          <table:table-cell office:value-type="float" office:value="0.000548601150512695" calcext:value-type="float">
            <text:p>0.000548601150512695</text:p>
          </table:table-cell>
          <table:table-cell office:value-type="float" office:value="0.0265145301818848" calcext:value-type="float">
            <text:p>0.0265145301818848</text:p>
          </table:table-cell>
          <table:table-cell/>
          <table:table-cell table:formula="of:=IF([.D2]&gt;0;1;0)" office:value-type="float" office:value="1" calcext:value-type="float">
            <text:p>1</text:p>
          </table:table-cell>
          <table:table-cell table:formula="of:=IF([.D2]&gt;0;[.D2]-[.B2];&quot;&quot;)" office:value-type="float" office:value="0" calcext:value-type="float">
            <text:p>0</text:p>
          </table:table-cell>
          <table:table-cell table:formula="of:=IF([.J2]=&quot;&quot;;&quot;&quot;;[.J2]/[.B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-35</text:p>
          </table:table-cell>
          <table:table-cell table:number-columns-repeated="3" office:value-type="float" office:value="0.130673404982216" calcext:value-type="float">
            <text:p>0.130673404982216</text:p>
          </table:table-cell>
          <table:table-cell office:value-type="float" office:value="0.000198602676391602" calcext:value-type="float">
            <text:p>0.000198602676391602</text:p>
          </table:table-cell>
          <table:table-cell office:value-type="float" office:value="0.000257492065429688" calcext:value-type="float">
            <text:p>0.000257492065429688</text:p>
          </table:table-cell>
          <table:table-cell office:value-type="float" office:value="0.0027010440826416" calcext:value-type="float">
            <text:p>0.0027010440826416</text:p>
          </table:table-cell>
          <table:table-cell/>
          <table:table-cell table:formula="of:=IF([.D3]&gt;0;1;0)" office:value-type="float" office:value="1" calcext:value-type="float">
            <text:p>1</text:p>
          </table:table-cell>
          <table:table-cell table:formula="of:=IF([.D3]&gt;0;[.D3]-[.B3];&quot;&quot;)" office:value-type="float" office:value="0" calcext:value-type="float">
            <text:p>0</text:p>
          </table:table-cell>
          <table:table-cell table:formula="of:=IF([.J3]=&quot;&quot;;&quot;&quot;;[.J3]/[.B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41</text:p>
          </table:table-cell>
          <table:table-cell table:number-columns-repeated="3" office:value-type="float" office:value="0.186297827073997" calcext:value-type="float">
            <text:p>0.186297827073997</text:p>
          </table:table-cell>
          <table:table-cell office:value-type="float" office:value="0.000161170959472656" calcext:value-type="float">
            <text:p>0.000161170959472656</text:p>
          </table:table-cell>
          <table:table-cell office:value-type="float" office:value="0.000280618667602539" calcext:value-type="float">
            <text:p>0.000280618667602539</text:p>
          </table:table-cell>
          <table:table-cell office:value-type="float" office:value="0.00091242790222168" calcext:value-type="float">
            <text:p>0.00091242790222168</text:p>
          </table:table-cell>
          <table:table-cell/>
          <table:table-cell table:formula="of:=IF([.D4]&gt;0;1;0)" office:value-type="float" office:value="1" calcext:value-type="float">
            <text:p>1</text:p>
          </table:table-cell>
          <table:table-cell table:formula="of:=IF([.D4]&gt;0;[.D4]-[.B4];&quot;&quot;)" office:value-type="float" office:value="0" calcext:value-type="float">
            <text:p>0</text:p>
          </table:table-cell>
          <table:table-cell table:formula="of:=IF([.J4]=&quot;&quot;;&quot;&quot;;[.J4]/[.B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-37</text:p>
          </table:table-cell>
          <table:table-cell table:number-columns-repeated="3" office:value-type="float" office:value="0.182746478636851" calcext:value-type="float">
            <text:p>0.182746478636851</text:p>
          </table:table-cell>
          <table:table-cell office:value-type="float" office:value="0.000352144241333008" calcext:value-type="float">
            <text:p>0.000352144241333008</text:p>
          </table:table-cell>
          <table:table-cell office:value-type="float" office:value="0.00028538703918457" calcext:value-type="float">
            <text:p>0.00028538703918457</text:p>
          </table:table-cell>
          <table:table-cell office:value-type="float" office:value="0.00303030014038086" calcext:value-type="float">
            <text:p>0.00303030014038086</text:p>
          </table:table-cell>
          <table:table-cell/>
          <table:table-cell table:formula="of:=IF([.D5]&gt;0;1;0)" office:value-type="float" office:value="1" calcext:value-type="float">
            <text:p>1</text:p>
          </table:table-cell>
          <table:table-cell table:formula="of:=IF([.D5]&gt;0;[.D5]-[.B5];&quot;&quot;)" office:value-type="float" office:value="0" calcext:value-type="float">
            <text:p>0</text:p>
          </table:table-cell>
          <table:table-cell table:formula="of:=IF([.J5]=&quot;&quot;;&quot;&quot;;[.J5]/[.B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51</text:p>
          </table:table-cell>
          <table:table-cell table:number-columns-repeated="3" office:value-type="float" office:value="0.152805566523135" calcext:value-type="float">
            <text:p>0.152805566523135</text:p>
          </table:table-cell>
          <table:table-cell office:value-type="float" office:value="0.000320196151733398" calcext:value-type="float">
            <text:p>0.000320196151733398</text:p>
          </table:table-cell>
          <table:table-cell office:value-type="float" office:value="0.000624895095825195" calcext:value-type="float">
            <text:p>0.000624895095825195</text:p>
          </table:table-cell>
          <table:table-cell office:value-type="float" office:value="0.00118708610534668" calcext:value-type="float">
            <text:p>0.00118708610534668</text:p>
          </table:table-cell>
          <table:table-cell/>
          <table:table-cell table:formula="of:=IF([.D6]&gt;0;1;0)" office:value-type="float" office:value="1" calcext:value-type="float">
            <text:p>1</text:p>
          </table:table-cell>
          <table:table-cell table:style-name="ce2" table:formula="of:=IF([.D6]&gt;0;[.D6]-[.B6];&quot;&quot;)" office:value-type="float" office:value="0" calcext:value-type="float">
            <text:p>0</text:p>
          </table:table-cell>
          <table:table-cell table:style-name="ce2" table:formula="of:=IF([.J6]=&quot;&quot;;&quot;&quot;;[.J6]/[.B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-31</text:p>
          </table:table-cell>
          <table:table-cell table:number-columns-repeated="3" office:value-type="float" office:value="0.210166706790739" calcext:value-type="float">
            <text:p>0.210166706790739</text:p>
          </table:table-cell>
          <table:table-cell office:value-type="float" office:value="0.000318288803100586" calcext:value-type="float">
            <text:p>0.000318288803100586</text:p>
          </table:table-cell>
          <table:table-cell office:value-type="float" office:value="0.000497341156005859" calcext:value-type="float">
            <text:p>0.000497341156005859</text:p>
          </table:table-cell>
          <table:table-cell office:value-type="float" office:value="0.000913858413696289" calcext:value-type="float">
            <text:p>0.000913858413696289</text:p>
          </table:table-cell>
          <table:table-cell/>
          <table:table-cell table:formula="of:=IF([.D7]&gt;0;1;0)" office:value-type="float" office:value="1" calcext:value-type="float">
            <text:p>1</text:p>
          </table:table-cell>
          <table:table-cell table:formula="of:=IF([.D7]&gt;0;[.D7]-[.B7];&quot;&quot;)" office:value-type="float" office:value="0" calcext:value-type="float">
            <text:p>0</text:p>
          </table:table-cell>
          <table:table-cell table:formula="of:=IF([.J7]=&quot;&quot;;&quot;&quot;;[.J7]/[.B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48</text:p>
          </table:table-cell>
          <table:table-cell table:number-columns-repeated="3" office:value-type="float" office:value="0.138116937667657" calcext:value-type="float">
            <text:p>0.138116937667657</text:p>
          </table:table-cell>
          <table:table-cell office:value-type="float" office:value="0.000414609909057617" calcext:value-type="float">
            <text:p>0.000414609909057617</text:p>
          </table:table-cell>
          <table:table-cell office:value-type="float" office:value="0.000156164169311523" calcext:value-type="float">
            <text:p>0.000156164169311523</text:p>
          </table:table-cell>
          <table:table-cell office:value-type="float" office:value="0.000792741775512695" calcext:value-type="float">
            <text:p>0.000792741775512695</text:p>
          </table:table-cell>
          <table:table-cell/>
          <table:table-cell table:formula="of:=IF([.D8]&gt;0;1;0)" office:value-type="float" office:value="1" calcext:value-type="float">
            <text:p>1</text:p>
          </table:table-cell>
          <table:table-cell table:formula="of:=IF([.D8]&gt;0;[.D8]-[.B8];&quot;&quot;)" office:value-type="float" office:value="0" calcext:value-type="float">
            <text:p>0</text:p>
          </table:table-cell>
          <table:table-cell table:formula="of:=IF([.J8]=&quot;&quot;;&quot;&quot;;[.J8]/[.B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-28</text:p>
          </table:table-cell>
          <table:table-cell table:number-columns-repeated="3" office:value-type="float" office:value="0.255692157066868" calcext:value-type="float">
            <text:p>0.255692157066868</text:p>
          </table:table-cell>
          <table:table-cell office:value-type="float" office:value="0.000327587127685547" calcext:value-type="float">
            <text:p>0.000327587127685547</text:p>
          </table:table-cell>
          <table:table-cell office:value-type="float" office:value="0.000627756118774414" calcext:value-type="float">
            <text:p>0.000627756118774414</text:p>
          </table:table-cell>
          <table:table-cell office:value-type="float" office:value="0.0015864372253418" calcext:value-type="float">
            <text:p>0.0015864372253418</text:p>
          </table:table-cell>
          <table:table-cell/>
          <table:table-cell table:formula="of:=IF([.D9]&gt;0;1;0)" office:value-type="float" office:value="1" calcext:value-type="float">
            <text:p>1</text:p>
          </table:table-cell>
          <table:table-cell table:formula="of:=IF([.D9]&gt;0;[.D9]-[.B9];&quot;&quot;)" office:value-type="float" office:value="0" calcext:value-type="float">
            <text:p>0</text:p>
          </table:table-cell>
          <table:table-cell table:formula="of:=IF([.J9]=&quot;&quot;;&quot;&quot;;[.J9]/[.B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-20</text:p>
          </table:table-cell>
          <table:table-cell table:number-columns-repeated="3" office:value-type="float" office:value="0.140369916453719" calcext:value-type="float">
            <text:p>0.140369916453719</text:p>
          </table:table-cell>
          <table:table-cell office:value-type="float" office:value="0.000133037567138672" calcext:value-type="float">
            <text:p>0.000133037567138672</text:p>
          </table:table-cell>
          <table:table-cell office:value-type="float" office:value="0.000181436538696289" calcext:value-type="float">
            <text:p>0.000181436538696289</text:p>
          </table:table-cell>
          <table:table-cell office:value-type="float" office:value="0.00316357612609863" calcext:value-type="float">
            <text:p>0.00316357612609863</text:p>
          </table:table-cell>
          <table:table-cell/>
          <table:table-cell table:formula="of:=IF([.D10]&gt;0;1;0)" office:value-type="float" office:value="1" calcext:value-type="float">
            <text:p>1</text:p>
          </table:table-cell>
          <table:table-cell table:formula="of:=IF([.D10]&gt;0;[.D10]-[.B10];&quot;&quot;)" office:value-type="float" office:value="0" calcext:value-type="float">
            <text:p>0</text:p>
          </table:table-cell>
          <table:table-cell table:formula="of:=IF([.J10]=&quot;&quot;;&quot;&quot;;[.J10]/[.B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55</text:p>
          </table:table-cell>
          <table:table-cell table:number-columns-repeated="3" office:value-type="float" office:value="0.0283817495234537" calcext:value-type="float">
            <text:p>0.0283817495234537</text:p>
          </table:table-cell>
          <table:table-cell office:value-type="float" office:value="0.0000960826873779297" calcext:value-type="float">
            <text:p>9.60826873779297E-05</text:p>
          </table:table-cell>
          <table:table-cell office:value-type="float" office:value="0.000142574310302734" calcext:value-type="float">
            <text:p>0.000142574310302734</text:p>
          </table:table-cell>
          <table:table-cell office:value-type="float" office:value="0.00104022026062012" calcext:value-type="float">
            <text:p>0.00104022026062012</text:p>
          </table:table-cell>
          <table:table-cell/>
          <table:table-cell table:formula="of:=IF([.D11]&gt;0;1;0)" office:value-type="float" office:value="1" calcext:value-type="float">
            <text:p>1</text:p>
          </table:table-cell>
          <table:table-cell table:formula="of:=IF([.D11]&gt;0;[.D11]-[.B11];&quot;&quot;)" office:value-type="float" office:value="0" calcext:value-type="float">
            <text:p>0</text:p>
          </table:table-cell>
          <table:table-cell table:formula="of:=IF([.J11]=&quot;&quot;;&quot;&quot;;[.J11]/[.B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2</text:p>
          </table:table-cell>
          <table:table-cell table:number-columns-repeated="3" office:value-type="float" office:value="0.0655326133854172" calcext:value-type="float">
            <text:p>0.0655326133854172</text:p>
          </table:table-cell>
          <table:table-cell office:value-type="float" office:value="0.000112771987915039" calcext:value-type="float">
            <text:p>0.000112771987915039</text:p>
          </table:table-cell>
          <table:table-cell office:value-type="float" office:value="0.0000457763671875" calcext:value-type="float">
            <text:p>0.0000457763671875</text:p>
          </table:table-cell>
          <table:table-cell office:value-type="float" office:value="0.000746488571166992" calcext:value-type="float">
            <text:p>0.000746488571166992</text:p>
          </table:table-cell>
          <table:table-cell/>
          <table:table-cell table:formula="of:=IF([.D12]&gt;0;1;0)" office:value-type="float" office:value="1" calcext:value-type="float">
            <text:p>1</text:p>
          </table:table-cell>
          <table:table-cell table:formula="of:=IF([.D12]&gt;0;[.D12]-[.B12];&quot;&quot;)" office:value-type="float" office:value="0" calcext:value-type="float">
            <text:p>0</text:p>
          </table:table-cell>
          <table:table-cell table:formula="of:=IF([.J12]=&quot;&quot;;&quot;&quot;;[.J12]/[.B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-41</text:p>
          </table:table-cell>
          <table:table-cell table:number-columns-repeated="3" office:value-type="float" office:value="0.139617003786651" calcext:value-type="float">
            <text:p>0.139617003786651</text:p>
          </table:table-cell>
          <table:table-cell office:value-type="float" office:value="0.000230312347412109" calcext:value-type="float">
            <text:p>0.000230312347412109</text:p>
          </table:table-cell>
          <table:table-cell office:value-type="float" office:value="0.000126361846923828" calcext:value-type="float">
            <text:p>0.000126361846923828</text:p>
          </table:table-cell>
          <table:table-cell office:value-type="float" office:value="0.00218987464904785" calcext:value-type="float">
            <text:p>0.00218987464904785</text:p>
          </table:table-cell>
          <table:table-cell/>
          <table:table-cell table:formula="of:=IF([.D13]&gt;0;1;0)" office:value-type="float" office:value="1" calcext:value-type="float">
            <text:p>1</text:p>
          </table:table-cell>
          <table:table-cell table:formula="of:=IF([.D13]&gt;0;[.D13]-[.B13];&quot;&quot;)" office:value-type="float" office:value="0" calcext:value-type="float">
            <text:p>0</text:p>
          </table:table-cell>
          <table:table-cell table:formula="of:=IF([.J13]=&quot;&quot;;&quot;&quot;;[.J13]/[.B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53</text:p>
          </table:table-cell>
          <table:table-cell table:number-columns-repeated="3" office:value-type="float" office:value="0.204460594811851" calcext:value-type="float">
            <text:p>0.204460594811851</text:p>
          </table:table-cell>
          <table:table-cell office:value-type="float" office:value="0.00015711784362793" calcext:value-type="float">
            <text:p>0.00015711784362793</text:p>
          </table:table-cell>
          <table:table-cell office:value-type="float" office:value="0.000365495681762695" calcext:value-type="float">
            <text:p>0.000365495681762695</text:p>
          </table:table-cell>
          <table:table-cell office:value-type="float" office:value="0.000813484191894531" calcext:value-type="float">
            <text:p>0.000813484191894531</text:p>
          </table:table-cell>
          <table:table-cell/>
          <table:table-cell table:formula="of:=IF([.D14]&gt;0;1;0)" office:value-type="float" office:value="1" calcext:value-type="float">
            <text:p>1</text:p>
          </table:table-cell>
          <table:table-cell table:style-name="ce2" table:formula="of:=IF([.D14]&gt;0;[.D14]-[.B14];&quot;&quot;)" office:value-type="float" office:value="0" calcext:value-type="float">
            <text:p>0</text:p>
          </table:table-cell>
          <table:table-cell table:style-name="ce2" table:formula="of:=IF([.J14]=&quot;&quot;;&quot;&quot;;[.J14]/[.B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-6</text:p>
          </table:table-cell>
          <table:table-cell table:number-columns-repeated="3" office:value-type="float" office:value="0.196478787415815" calcext:value-type="float">
            <text:p>0.196478787415815</text:p>
          </table:table-cell>
          <table:table-cell office:value-type="float" office:value="0.000245094299316406" calcext:value-type="float">
            <text:p>0.000245094299316406</text:p>
          </table:table-cell>
          <table:table-cell office:value-type="float" office:value="0.000522851943969727" calcext:value-type="float">
            <text:p>0.000522851943969727</text:p>
          </table:table-cell>
          <table:table-cell office:value-type="float" office:value="0.000863552093505859" calcext:value-type="float">
            <text:p>0.000863552093505859</text:p>
          </table:table-cell>
          <table:table-cell/>
          <table:table-cell table:formula="of:=IF([.D15]&gt;0;1;0)" office:value-type="float" office:value="1" calcext:value-type="float">
            <text:p>1</text:p>
          </table:table-cell>
          <table:table-cell table:style-name="ce2" table:formula="of:=IF([.D15]&gt;0;[.D15]-[.B15];&quot;&quot;)" office:value-type="float" office:value="0" calcext:value-type="float">
            <text:p>0</text:p>
          </table:table-cell>
          <table:table-cell table:style-name="ce2" table:formula="of:=IF([.J15]=&quot;&quot;;&quot;&quot;;[.J15]/[.B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-31</text:p>
          </table:table-cell>
          <table:table-cell table:number-columns-repeated="3" office:value-type="float" office:value="0.125321284972531" calcext:value-type="float">
            <text:p>0.125321284972531</text:p>
          </table:table-cell>
          <table:table-cell office:value-type="float" office:value="0.000172138214111328" calcext:value-type="float">
            <text:p>0.000172138214111328</text:p>
          </table:table-cell>
          <table:table-cell office:value-type="float" office:value="0.000326156616210938" calcext:value-type="float">
            <text:p>0.000326156616210938</text:p>
          </table:table-cell>
          <table:table-cell office:value-type="float" office:value="0.000841140747070313" calcext:value-type="float">
            <text:p>0.000841140747070313</text:p>
          </table:table-cell>
          <table:table-cell/>
          <table:table-cell table:formula="of:=IF([.D16]&gt;0;1;0)" office:value-type="float" office:value="1" calcext:value-type="float">
            <text:p>1</text:p>
          </table:table-cell>
          <table:table-cell table:formula="of:=IF([.D16]&gt;0;[.D16]-[.B16];&quot;&quot;)" office:value-type="float" office:value="0" calcext:value-type="float">
            <text:p>0</text:p>
          </table:table-cell>
          <table:table-cell table:formula="of:=IF([.J16]=&quot;&quot;;&quot;&quot;;[.J16]/[.B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4-32</text:p>
          </table:table-cell>
          <table:table-cell table:number-columns-repeated="3" office:value-type="float" office:value="0.152930454494106" calcext:value-type="float">
            <text:p>0.152930454494106</text:p>
          </table:table-cell>
          <table:table-cell office:value-type="float" office:value="0.000273466110229492" calcext:value-type="float">
            <text:p>0.000273466110229492</text:p>
          </table:table-cell>
          <table:table-cell office:value-type="float" office:value="0.000149726867675781" calcext:value-type="float">
            <text:p>0.000149726867675781</text:p>
          </table:table-cell>
          <table:table-cell office:value-type="float" office:value="0.000947475433349609" calcext:value-type="float">
            <text:p>0.000947475433349609</text:p>
          </table:table-cell>
          <table:table-cell/>
          <table:table-cell table:formula="of:=IF([.D17]&gt;0;1;0)" office:value-type="float" office:value="1" calcext:value-type="float">
            <text:p>1</text:p>
          </table:table-cell>
          <table:table-cell table:formula="of:=IF([.D17]&gt;0;[.D17]-[.B17];&quot;&quot;)" office:value-type="float" office:value="0" calcext:value-type="float">
            <text:p>0</text:p>
          </table:table-cell>
          <table:table-cell table:formula="of:=IF([.J17]=&quot;&quot;;&quot;&quot;;[.J17]/[.B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25</text:p>
          </table:table-cell>
          <table:table-cell table:number-columns-repeated="3" office:value-type="float" office:value="0.155145514687775" calcext:value-type="float">
            <text:p>0.155145514687775</text:p>
          </table:table-cell>
          <table:table-cell office:value-type="float" office:value="0.00018763542175293" calcext:value-type="float">
            <text:p>0.00018763542175293</text:p>
          </table:table-cell>
          <table:table-cell office:value-type="float" office:value="0.000178337097167969" calcext:value-type="float">
            <text:p>0.000178337097167969</text:p>
          </table:table-cell>
          <table:table-cell office:value-type="float" office:value="0.00153374671936035" calcext:value-type="float">
            <text:p>0.00153374671936035</text:p>
          </table:table-cell>
          <table:table-cell/>
          <table:table-cell table:formula="of:=IF([.D18]&gt;0;1;0)" office:value-type="float" office:value="1" calcext:value-type="float">
            <text:p>1</text:p>
          </table:table-cell>
          <table:table-cell table:formula="of:=IF([.D18]&gt;0;[.D18]-[.B18];&quot;&quot;)" office:value-type="float" office:value="0" calcext:value-type="float">
            <text:p>0</text:p>
          </table:table-cell>
          <table:table-cell table:formula="of:=IF([.J18]=&quot;&quot;;&quot;&quot;;[.J18]/[.B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-2</text:p>
          </table:table-cell>
          <table:table-cell table:number-columns-repeated="3" office:value-type="float" office:value="0.195890683907697" calcext:value-type="float">
            <text:p>0.195890683907697</text:p>
          </table:table-cell>
          <table:table-cell office:value-type="float" office:value="0.000511407852172852" calcext:value-type="float">
            <text:p>0.000511407852172852</text:p>
          </table:table-cell>
          <table:table-cell office:value-type="float" office:value="0.000576019287109375" calcext:value-type="float">
            <text:p>0.000576019287109375</text:p>
          </table:table-cell>
          <table:table-cell office:value-type="float" office:value="0.00171923637390137" calcext:value-type="float">
            <text:p>0.00171923637390137</text:p>
          </table:table-cell>
          <table:table-cell/>
          <table:table-cell table:formula="of:=IF([.D19]&gt;0;1;0)" office:value-type="float" office:value="1" calcext:value-type="float">
            <text:p>1</text:p>
          </table:table-cell>
          <table:table-cell table:style-name="ce2" table:formula="of:=IF([.D19]&gt;0;[.D19]-[.B19];&quot;&quot;)" office:value-type="float" office:value="0" calcext:value-type="float">
            <text:p>0</text:p>
          </table:table-cell>
          <table:table-cell table:style-name="ce2" table:formula="of:=IF([.J19]=&quot;&quot;;&quot;&quot;;[.J19]/[.B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59</text:p>
          </table:table-cell>
          <table:table-cell table:number-columns-repeated="3" office:value-type="float" office:value="0.227546572030395" calcext:value-type="float">
            <text:p>0.227546572030395</text:p>
          </table:table-cell>
          <table:table-cell office:value-type="float" office:value="0.000298500061035156" calcext:value-type="float">
            <text:p>0.000298500061035156</text:p>
          </table:table-cell>
          <table:table-cell office:value-type="float" office:value="0.000568389892578125" calcext:value-type="float">
            <text:p>0.000568389892578125</text:p>
          </table:table-cell>
          <table:table-cell office:value-type="float" office:value="0.00215888023376465" calcext:value-type="float">
            <text:p>0.00215888023376465</text:p>
          </table:table-cell>
          <table:table-cell/>
          <table:table-cell table:formula="of:=IF([.D20]&gt;0;1;0)" office:value-type="float" office:value="1" calcext:value-type="float">
            <text:p>1</text:p>
          </table:table-cell>
          <table:table-cell table:style-name="ce2" table:formula="of:=IF([.D20]&gt;0;[.D20]-[.B20];&quot;&quot;)" office:value-type="float" office:value="0" calcext:value-type="float">
            <text:p>0</text:p>
          </table:table-cell>
          <table:table-cell table:style-name="ce2" table:formula="of:=IF([.J20]=&quot;&quot;;&quot;&quot;;[.J20]/[.B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-23</text:p>
          </table:table-cell>
          <table:table-cell table:number-columns-repeated="3" office:value-type="float" office:value="0.220908830846346" calcext:value-type="float">
            <text:p>0.220908830846346</text:p>
          </table:table-cell>
          <table:table-cell office:value-type="float" office:value="0.00037074089050293" calcext:value-type="float">
            <text:p>0.00037074089050293</text:p>
          </table:table-cell>
          <table:table-cell office:value-type="float" office:value="0.000852823257446289" calcext:value-type="float">
            <text:p>0.000852823257446289</text:p>
          </table:table-cell>
          <table:table-cell office:value-type="float" office:value="0.000901460647583008" calcext:value-type="float">
            <text:p>0.000901460647583008</text:p>
          </table:table-cell>
          <table:table-cell/>
          <table:table-cell table:formula="of:=IF([.D21]&gt;0;1;0)" office:value-type="float" office:value="1" calcext:value-type="float">
            <text:p>1</text:p>
          </table:table-cell>
          <table:table-cell table:formula="of:=IF([.D21]&gt;0;[.D21]-[.B21];&quot;&quot;)" office:value-type="float" office:value="0" calcext:value-type="float">
            <text:p>0</text:p>
          </table:table-cell>
          <table:table-cell table:formula="of:=IF([.J21]=&quot;&quot;;&quot;&quot;;[.J21]/[.B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-23</text:p>
          </table:table-cell>
          <table:table-cell table:number-columns-repeated="3" office:value-type="float" office:value="0.216718465662996" calcext:value-type="float">
            <text:p>0.216718465662996</text:p>
          </table:table-cell>
          <table:table-cell office:value-type="float" office:value="0.000358343124389648" calcext:value-type="float">
            <text:p>0.000358343124389648</text:p>
          </table:table-cell>
          <table:table-cell office:value-type="float" office:value="0.000589609146118164" calcext:value-type="float">
            <text:p>0.000589609146118164</text:p>
          </table:table-cell>
          <table:table-cell office:value-type="float" office:value="0.000926733016967773" calcext:value-type="float">
            <text:p>0.000926733016967773</text:p>
          </table:table-cell>
          <table:table-cell/>
          <table:table-cell table:formula="of:=IF([.D22]&gt;0;1;0)" office:value-type="float" office:value="1" calcext:value-type="float">
            <text:p>1</text:p>
          </table:table-cell>
          <table:table-cell table:formula="of:=IF([.D22]&gt;0;[.D22]-[.B22];&quot;&quot;)" office:value-type="float" office:value="0" calcext:value-type="float">
            <text:p>0</text:p>
          </table:table-cell>
          <table:table-cell table:formula="of:=IF([.J22]=&quot;&quot;;&quot;&quot;;[.J22]/[.B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-21</text:p>
          </table:table-cell>
          <table:table-cell table:number-columns-repeated="3" office:value-type="float" office:value="0.0810530443134809" calcext:value-type="float">
            <text:p>0.0810530443134809</text:p>
          </table:table-cell>
          <table:table-cell office:value-type="float" office:value="0.000105142593383789" calcext:value-type="float">
            <text:p>0.000105142593383789</text:p>
          </table:table-cell>
          <table:table-cell office:value-type="float" office:value="0.0000782012939453125" calcext:value-type="float">
            <text:p>7.82012939453125E-05</text:p>
          </table:table-cell>
          <table:table-cell office:value-type="float" office:value="0.000705957412719727" calcext:value-type="float">
            <text:p>0.000705957412719727</text:p>
          </table:table-cell>
          <table:table-cell/>
          <table:table-cell table:formula="of:=IF([.D23]&gt;0;1;0)" office:value-type="float" office:value="1" calcext:value-type="float">
            <text:p>1</text:p>
          </table:table-cell>
          <table:table-cell table:formula="of:=IF([.D23]&gt;0;[.D23]-[.B23];&quot;&quot;)" office:value-type="float" office:value="0" calcext:value-type="float">
            <text:p>0</text:p>
          </table:table-cell>
          <table:table-cell table:formula="of:=IF([.J23]=&quot;&quot;;&quot;&quot;;[.J23]/[.B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38</text:p>
          </table:table-cell>
          <table:table-cell table:number-columns-repeated="3" office:value-type="float" office:value="0.127860478300494" calcext:value-type="float">
            <text:p>0.127860478300494</text:p>
          </table:table-cell>
          <table:table-cell office:value-type="float" office:value="0.000424861907958984" calcext:value-type="float">
            <text:p>0.000424861907958984</text:p>
          </table:table-cell>
          <table:table-cell office:value-type="float" office:value="0.00029301643371582" calcext:value-type="float">
            <text:p>0.00029301643371582</text:p>
          </table:table-cell>
          <table:table-cell office:value-type="float" office:value="0.00220465660095215" calcext:value-type="float">
            <text:p>0.00220465660095215</text:p>
          </table:table-cell>
          <table:table-cell/>
          <table:table-cell table:formula="of:=IF([.D24]&gt;0;1;0)" office:value-type="float" office:value="1" calcext:value-type="float">
            <text:p>1</text:p>
          </table:table-cell>
          <table:table-cell table:formula="of:=IF([.D24]&gt;0;[.D24]-[.B24];&quot;&quot;)" office:value-type="float" office:value="0" calcext:value-type="float">
            <text:p>0</text:p>
          </table:table-cell>
          <table:table-cell table:formula="of:=IF([.J24]=&quot;&quot;;&quot;&quot;;[.J24]/[.B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-8</text:p>
          </table:table-cell>
          <table:table-cell table:number-columns-repeated="3" office:value-type="float" office:value="0.12927083806396" calcext:value-type="float">
            <text:p>0.12927083806396</text:p>
          </table:table-cell>
          <table:table-cell office:value-type="float" office:value="0.000269889831542969" calcext:value-type="float">
            <text:p>0.000269889831542969</text:p>
          </table:table-cell>
          <table:table-cell office:value-type="float" office:value="0.000438690185546875" calcext:value-type="float">
            <text:p>0.000438690185546875</text:p>
          </table:table-cell>
          <table:table-cell office:value-type="float" office:value="0.000949382781982422" calcext:value-type="float">
            <text:p>0.000949382781982422</text:p>
          </table:table-cell>
          <table:table-cell/>
          <table:table-cell table:formula="of:=IF([.D25]&gt;0;1;0)" office:value-type="float" office:value="1" calcext:value-type="float">
            <text:p>1</text:p>
          </table:table-cell>
          <table:table-cell table:formula="of:=IF([.D25]&gt;0;[.D25]-[.B25];&quot;&quot;)" office:value-type="float" office:value="0" calcext:value-type="float">
            <text:p>0</text:p>
          </table:table-cell>
          <table:table-cell table:formula="of:=IF([.J25]=&quot;&quot;;&quot;&quot;;[.J25]/[.B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-38</text:p>
          </table:table-cell>
          <table:table-cell table:number-columns-repeated="3" office:value-type="float" office:value="0.245453206522028" calcext:value-type="float">
            <text:p>0.245453206522028</text:p>
          </table:table-cell>
          <table:table-cell office:value-type="float" office:value="0.000709772109985352" calcext:value-type="float">
            <text:p>0.000709772109985352</text:p>
          </table:table-cell>
          <table:table-cell office:value-type="float" office:value="0.000723838806152344" calcext:value-type="float">
            <text:p>0.000723838806152344</text:p>
          </table:table-cell>
          <table:table-cell office:value-type="float" office:value="0.00165748596191406" calcext:value-type="float">
            <text:p>0.00165748596191406</text:p>
          </table:table-cell>
          <table:table-cell/>
          <table:table-cell table:formula="of:=IF([.D26]&gt;0;1;0)" office:value-type="float" office:value="1" calcext:value-type="float">
            <text:p>1</text:p>
          </table:table-cell>
          <table:table-cell table:formula="of:=IF([.D26]&gt;0;[.D26]-[.B26];&quot;&quot;)" office:value-type="float" office:value="0" calcext:value-type="float">
            <text:p>0</text:p>
          </table:table-cell>
          <table:table-cell table:formula="of:=IF([.J26]=&quot;&quot;;&quot;&quot;;[.J26]/[.B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64</text:p>
          </table:table-cell>
          <table:table-cell table:number-columns-repeated="3" office:value-type="float" office:value="0.255771140004189" calcext:value-type="float">
            <text:p>0.255771140004189</text:p>
          </table:table-cell>
          <table:table-cell office:value-type="float" office:value="0.000227928161621094" calcext:value-type="float">
            <text:p>0.000227928161621094</text:p>
          </table:table-cell>
          <table:table-cell office:value-type="float" office:value="0.00062251091003418" calcext:value-type="float">
            <text:p>0.00062251091003418</text:p>
          </table:table-cell>
          <table:table-cell office:value-type="float" office:value="0.00122165679931641" calcext:value-type="float">
            <text:p>0.00122165679931641</text:p>
          </table:table-cell>
          <table:table-cell/>
          <table:table-cell table:formula="of:=IF([.D27]&gt;0;1;0)" office:value-type="float" office:value="1" calcext:value-type="float">
            <text:p>1</text:p>
          </table:table-cell>
          <table:table-cell table:style-name="ce2" table:formula="of:=IF([.D27]&gt;0;[.D27]-[.B27];&quot;&quot;)" office:value-type="float" office:value="0" calcext:value-type="float">
            <text:p>0</text:p>
          </table:table-cell>
          <table:table-cell table:style-name="ce2" table:formula="of:=IF([.J27]=&quot;&quot;;&quot;&quot;;[.J27]/[.B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-1</text:p>
          </table:table-cell>
          <table:table-cell table:number-columns-repeated="3" office:value-type="float" office:value="0.115596519557888" calcext:value-type="float">
            <text:p>0.115596519557888</text:p>
          </table:table-cell>
          <table:table-cell office:value-type="float" office:value="0.000193119049072266" calcext:value-type="float">
            <text:p>0.000193119049072266</text:p>
          </table:table-cell>
          <table:table-cell office:value-type="float" office:value="0.000279664993286133" calcext:value-type="float">
            <text:p>0.000279664993286133</text:p>
          </table:table-cell>
          <table:table-cell office:value-type="float" office:value="0.0012354850769043" calcext:value-type="float">
            <text:p>0.0012354850769043</text:p>
          </table:table-cell>
          <table:table-cell/>
          <table:table-cell table:formula="of:=IF([.D28]&gt;0;1;0)" office:value-type="float" office:value="1" calcext:value-type="float">
            <text:p>1</text:p>
          </table:table-cell>
          <table:table-cell table:formula="of:=IF([.D28]&gt;0;[.D28]-[.B28];&quot;&quot;)" office:value-type="float" office:value="0" calcext:value-type="float">
            <text:p>0</text:p>
          </table:table-cell>
          <table:table-cell table:formula="of:=IF([.J28]=&quot;&quot;;&quot;&quot;;[.J28]/[.B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23</text:p>
          </table:table-cell>
          <table:table-cell table:number-columns-repeated="3" office:value-type="float" office:value="0.253832600749559" calcext:value-type="float">
            <text:p>0.253832600749559</text:p>
          </table:table-cell>
          <table:table-cell office:value-type="float" office:value="0.000348567962646484" calcext:value-type="float">
            <text:p>0.000348567962646484</text:p>
          </table:table-cell>
          <table:table-cell office:value-type="float" office:value="0.000693559646606445" calcext:value-type="float">
            <text:p>0.000693559646606445</text:p>
          </table:table-cell>
          <table:table-cell office:value-type="float" office:value="0.00220966339111328" calcext:value-type="float">
            <text:p>0.00220966339111328</text:p>
          </table:table-cell>
          <table:table-cell/>
          <table:table-cell table:formula="of:=IF([.D29]&gt;0;1;0)" office:value-type="float" office:value="1" calcext:value-type="float">
            <text:p>1</text:p>
          </table:table-cell>
          <table:table-cell table:formula="of:=IF([.D29]&gt;0;[.D29]-[.B29];&quot;&quot;)" office:value-type="float" office:value="0" calcext:value-type="float">
            <text:p>0</text:p>
          </table:table-cell>
          <table:table-cell table:formula="of:=IF([.J29]=&quot;&quot;;&quot;&quot;;[.J29]/[.B2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-52</text:p>
          </table:table-cell>
          <table:table-cell table:number-columns-repeated="3" office:value-type="float" office:value="0.137424171726148" calcext:value-type="float">
            <text:p>0.137424171726148</text:p>
          </table:table-cell>
          <table:table-cell office:value-type="float" office:value="0.000167369842529297" calcext:value-type="float">
            <text:p>0.000167369842529297</text:p>
          </table:table-cell>
          <table:table-cell office:value-type="float" office:value="0.000101327896118164" calcext:value-type="float">
            <text:p>0.000101327896118164</text:p>
          </table:table-cell>
          <table:table-cell office:value-type="float" office:value="0.00158357620239258" calcext:value-type="float">
            <text:p>0.00158357620239258</text:p>
          </table:table-cell>
          <table:table-cell/>
          <table:table-cell table:formula="of:=IF([.D30]&gt;0;1;0)" office:value-type="float" office:value="1" calcext:value-type="float">
            <text:p>1</text:p>
          </table:table-cell>
          <table:table-cell table:style-name="ce2" table:formula="of:=IF([.D30]&gt;0;[.D30]-[.B30];&quot;&quot;)" office:value-type="float" office:value="0" calcext:value-type="float">
            <text:p>0</text:p>
          </table:table-cell>
          <table:table-cell table:style-name="ce2" table:formula="of:=IF([.J30]=&quot;&quot;;&quot;&quot;;[.J30]/[.B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-20</text:p>
          </table:table-cell>
          <table:table-cell table:number-columns-repeated="3" office:value-type="float" office:value="0.127909047284815" calcext:value-type="float">
            <text:p>0.127909047284815</text:p>
          </table:table-cell>
          <table:table-cell office:value-type="float" office:value="0.000252723693847656" calcext:value-type="float">
            <text:p>0.000252723693847656</text:p>
          </table:table-cell>
          <table:table-cell office:value-type="float" office:value="0.000334739685058594" calcext:value-type="float">
            <text:p>0.000334739685058594</text:p>
          </table:table-cell>
          <table:table-cell office:value-type="float" office:value="0.00102877616882324" calcext:value-type="float">
            <text:p>0.00102877616882324</text:p>
          </table:table-cell>
          <table:table-cell/>
          <table:table-cell table:formula="of:=IF([.D31]&gt;0;1;0)" office:value-type="float" office:value="1" calcext:value-type="float">
            <text:p>1</text:p>
          </table:table-cell>
          <table:table-cell table:formula="of:=IF([.D31]&gt;0;[.D31]-[.B31];&quot;&quot;)" office:value-type="float" office:value="0" calcext:value-type="float">
            <text:p>0</text:p>
          </table:table-cell>
          <table:table-cell table:formula="of:=IF([.J31]=&quot;&quot;;&quot;&quot;;[.J31]/[.B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13</text:p>
          </table:table-cell>
          <table:table-cell table:number-columns-repeated="3" office:value-type="float" office:value="0.154394189635059" calcext:value-type="float">
            <text:p>0.154394189635059</text:p>
          </table:table-cell>
          <table:table-cell office:value-type="float" office:value="0.000177860260009766" calcext:value-type="float">
            <text:p>0.000177860260009766</text:p>
          </table:table-cell>
          <table:table-cell office:value-type="float" office:value="0.000517845153808594" calcext:value-type="float">
            <text:p>0.000517845153808594</text:p>
          </table:table-cell>
          <table:table-cell office:value-type="float" office:value="0.00102424621582031" calcext:value-type="float">
            <text:p>0.00102424621582031</text:p>
          </table:table-cell>
          <table:table-cell/>
          <table:table-cell table:formula="of:=IF([.D32]&gt;0;1;0)" office:value-type="float" office:value="1" calcext:value-type="float">
            <text:p>1</text:p>
          </table:table-cell>
          <table:table-cell table:formula="of:=IF([.D32]&gt;0;[.D32]-[.B32];&quot;&quot;)" office:value-type="float" office:value="0" calcext:value-type="float">
            <text:p>0</text:p>
          </table:table-cell>
          <table:table-cell table:formula="of:=IF([.J32]=&quot;&quot;;&quot;&quot;;[.J32]/[.B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-29</text:p>
          </table:table-cell>
          <table:table-cell table:number-columns-repeated="3" office:value-type="float" office:value="0.126443767284437" calcext:value-type="float">
            <text:p>0.126443767284437</text:p>
          </table:table-cell>
          <table:table-cell office:value-type="float" office:value="0.000386238098144531" calcext:value-type="float">
            <text:p>0.000386238098144531</text:p>
          </table:table-cell>
          <table:table-cell office:value-type="float" office:value="0.000299930572509766" calcext:value-type="float">
            <text:p>0.000299930572509766</text:p>
          </table:table-cell>
          <table:table-cell office:value-type="float" office:value="0.00168561935424805" calcext:value-type="float">
            <text:p>0.00168561935424805</text:p>
          </table:table-cell>
          <table:table-cell/>
          <table:table-cell table:formula="of:=IF([.D33]&gt;0;1;0)" office:value-type="float" office:value="1" calcext:value-type="float">
            <text:p>1</text:p>
          </table:table-cell>
          <table:table-cell table:style-name="ce2" table:formula="of:=IF([.D33]&gt;0;[.D33]-[.B33];&quot;&quot;)" office:value-type="float" office:value="0" calcext:value-type="float">
            <text:p>0</text:p>
          </table:table-cell>
          <table:table-cell table:style-name="ce2" table:formula="of:=IF([.J33]=&quot;&quot;;&quot;&quot;;[.J33]/[.B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-49</text:p>
          </table:table-cell>
          <table:table-cell table:number-columns-repeated="3" office:value-type="float" office:value="0.126901179250557" calcext:value-type="float">
            <text:p>0.126901179250557</text:p>
          </table:table-cell>
          <table:table-cell office:value-type="float" office:value="0.000326633453369141" calcext:value-type="float">
            <text:p>0.000326633453369141</text:p>
          </table:table-cell>
          <table:table-cell office:value-type="float" office:value="0.00028228759765625" calcext:value-type="float">
            <text:p>0.00028228759765625</text:p>
          </table:table-cell>
          <table:table-cell office:value-type="float" office:value="0.000881671905517578" calcext:value-type="float">
            <text:p>0.000881671905517578</text:p>
          </table:table-cell>
          <table:table-cell/>
          <table:table-cell table:formula="of:=IF([.D34]&gt;0;1;0)" office:value-type="float" office:value="1" calcext:value-type="float">
            <text:p>1</text:p>
          </table:table-cell>
          <table:table-cell table:formula="of:=IF([.D34]&gt;0;[.D34]-[.B34];&quot;&quot;)" office:value-type="float" office:value="0" calcext:value-type="float">
            <text:p>0</text:p>
          </table:table-cell>
          <table:table-cell table:formula="of:=IF([.J34]=&quot;&quot;;&quot;&quot;;[.J34]/[.B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-20</text:p>
          </table:table-cell>
          <table:table-cell table:number-columns-repeated="3" office:value-type="float" office:value="0.180394034449843" calcext:value-type="float">
            <text:p>0.180394034449843</text:p>
          </table:table-cell>
          <table:table-cell office:value-type="float" office:value="0.000166654586791992" calcext:value-type="float">
            <text:p>0.000166654586791992</text:p>
          </table:table-cell>
          <table:table-cell office:value-type="float" office:value="0.000319004058837891" calcext:value-type="float">
            <text:p>0.000319004058837891</text:p>
          </table:table-cell>
          <table:table-cell office:value-type="float" office:value="0.000851154327392578" calcext:value-type="float">
            <text:p>0.000851154327392578</text:p>
          </table:table-cell>
          <table:table-cell/>
          <table:table-cell table:formula="of:=IF([.D35]&gt;0;1;0)" office:value-type="float" office:value="1" calcext:value-type="float">
            <text:p>1</text:p>
          </table:table-cell>
          <table:table-cell table:style-name="ce2" table:formula="of:=IF([.D35]&gt;0;[.D35]-[.B35];&quot;&quot;)" office:value-type="float" office:value="0" calcext:value-type="float">
            <text:p>0</text:p>
          </table:table-cell>
          <table:table-cell table:style-name="ce2" table:formula="of:=IF([.J35]=&quot;&quot;;&quot;&quot;;[.J35]/[.B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60</text:p>
          </table:table-cell>
          <table:table-cell table:number-columns-repeated="3" office:value-type="float" office:value="0.133358442170332" calcext:value-type="float">
            <text:p>0.133358442170332</text:p>
          </table:table-cell>
          <table:table-cell office:value-type="float" office:value="0.000224590301513672" calcext:value-type="float">
            <text:p>0.000224590301513672</text:p>
          </table:table-cell>
          <table:table-cell office:value-type="float" office:value="0.00040435791015625" calcext:value-type="float">
            <text:p>0.00040435791015625</text:p>
          </table:table-cell>
          <table:table-cell office:value-type="float" office:value="0.000970840454101563" calcext:value-type="float">
            <text:p>0.000970840454101563</text:p>
          </table:table-cell>
          <table:table-cell/>
          <table:table-cell table:formula="of:=IF([.D36]&gt;0;1;0)" office:value-type="float" office:value="1" calcext:value-type="float">
            <text:p>1</text:p>
          </table:table-cell>
          <table:table-cell table:style-name="ce2" table:formula="of:=IF([.D36]&gt;0;[.D36]-[.B36];&quot;&quot;)" office:value-type="float" office:value="0" calcext:value-type="float">
            <text:p>0</text:p>
          </table:table-cell>
          <table:table-cell table:style-name="ce2" table:formula="of:=IF([.J36]=&quot;&quot;;&quot;&quot;;[.J36]/[.B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-51</text:p>
          </table:table-cell>
          <table:table-cell table:number-columns-repeated="3" office:value-type="float" office:value="0.239513755827219" calcext:value-type="float">
            <text:p>0.239513755827219</text:p>
          </table:table-cell>
          <table:table-cell office:value-type="float" office:value="0.000329732894897461" calcext:value-type="float">
            <text:p>0.000329732894897461</text:p>
          </table:table-cell>
          <table:table-cell office:value-type="float" office:value="0.000520229339599609" calcext:value-type="float">
            <text:p>0.000520229339599609</text:p>
          </table:table-cell>
          <table:table-cell office:value-type="float" office:value="0.0011141300201416" calcext:value-type="float">
            <text:p>0.0011141300201416</text:p>
          </table:table-cell>
          <table:table-cell/>
          <table:table-cell table:formula="of:=IF([.D37]&gt;0;1;0)" office:value-type="float" office:value="1" calcext:value-type="float">
            <text:p>1</text:p>
          </table:table-cell>
          <table:table-cell table:formula="of:=IF([.D37]&gt;0;[.D37]-[.B37];&quot;&quot;)" office:value-type="float" office:value="0" calcext:value-type="float">
            <text:p>0</text:p>
          </table:table-cell>
          <table:table-cell table:formula="of:=IF([.J37]=&quot;&quot;;&quot;&quot;;[.J37]/[.B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-64</text:p>
          </table:table-cell>
          <table:table-cell table:number-columns-repeated="3" office:value-type="float" office:value="0.201540516073176" calcext:value-type="float">
            <text:p>0.201540516073176</text:p>
          </table:table-cell>
          <table:table-cell office:value-type="float" office:value="0.000178813934326172" calcext:value-type="float">
            <text:p>0.000178813934326172</text:p>
          </table:table-cell>
          <table:table-cell office:value-type="float" office:value="0.000478506088256836" calcext:value-type="float">
            <text:p>0.000478506088256836</text:p>
          </table:table-cell>
          <table:table-cell office:value-type="float" office:value="0.000896453857421875" calcext:value-type="float">
            <text:p>0.000896453857421875</text:p>
          </table:table-cell>
          <table:table-cell/>
          <table:table-cell table:formula="of:=IF([.D38]&gt;0;1;0)" office:value-type="float" office:value="1" calcext:value-type="float">
            <text:p>1</text:p>
          </table:table-cell>
          <table:table-cell table:formula="of:=IF([.D38]&gt;0;[.D38]-[.B38];&quot;&quot;)" office:value-type="float" office:value="0" calcext:value-type="float">
            <text:p>0</text:p>
          </table:table-cell>
          <table:table-cell table:formula="of:=IF([.J38]=&quot;&quot;;&quot;&quot;;[.J38]/[.B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59</text:p>
          </table:table-cell>
          <table:table-cell table:number-columns-repeated="3" office:value-type="float" office:value="0.115809522611597" calcext:value-type="float">
            <text:p>0.115809522611597</text:p>
          </table:table-cell>
          <table:table-cell office:value-type="float" office:value="0.000267982482910156" calcext:value-type="float">
            <text:p>0.000267982482910156</text:p>
          </table:table-cell>
          <table:table-cell office:value-type="float" office:value="0.000342845916748047" calcext:value-type="float">
            <text:p>0.000342845916748047</text:p>
          </table:table-cell>
          <table:table-cell office:value-type="float" office:value="0.00112318992614746" calcext:value-type="float">
            <text:p>0.00112318992614746</text:p>
          </table:table-cell>
          <table:table-cell/>
          <table:table-cell table:formula="of:=IF([.D39]&gt;0;1;0)" office:value-type="float" office:value="1" calcext:value-type="float">
            <text:p>1</text:p>
          </table:table-cell>
          <table:table-cell table:formula="of:=IF([.D39]&gt;0;[.D39]-[.B39];&quot;&quot;)" office:value-type="float" office:value="0" calcext:value-type="float">
            <text:p>0</text:p>
          </table:table-cell>
          <table:table-cell table:formula="of:=IF([.J39]=&quot;&quot;;&quot;&quot;;[.J39]/[.B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-38</text:p>
          </table:table-cell>
          <table:table-cell table:number-columns-repeated="3" office:value-type="float" office:value="0.106101385346122" calcext:value-type="float">
            <text:p>0.106101385346122</text:p>
          </table:table-cell>
          <table:table-cell office:value-type="float" office:value="0.000107765197753906" calcext:value-type="float">
            <text:p>0.000107765197753906</text:p>
          </table:table-cell>
          <table:table-cell office:value-type="float" office:value="0.0000450611114501953" calcext:value-type="float">
            <text:p>4.50611114501953E-05</text:p>
          </table:table-cell>
          <table:table-cell office:value-type="float" office:value="0.000868558883666992" calcext:value-type="float">
            <text:p>0.000868558883666992</text:p>
          </table:table-cell>
          <table:table-cell/>
          <table:table-cell table:formula="of:=IF([.D40]&gt;0;1;0)" office:value-type="float" office:value="1" calcext:value-type="float">
            <text:p>1</text:p>
          </table:table-cell>
          <table:table-cell table:formula="of:=IF([.D40]&gt;0;[.D40]-[.B40];&quot;&quot;)" office:value-type="float" office:value="0" calcext:value-type="float">
            <text:p>0</text:p>
          </table:table-cell>
          <table:table-cell table:formula="of:=IF([.J40]=&quot;&quot;;&quot;&quot;;[.J40]/[.B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-46</text:p>
          </table:table-cell>
          <table:table-cell table:number-columns-repeated="3" office:value-type="float" office:value="0.181718134401445" calcext:value-type="float">
            <text:p>0.181718134401445</text:p>
          </table:table-cell>
          <table:table-cell office:value-type="float" office:value="0.000276803970336914" calcext:value-type="float">
            <text:p>0.000276803970336914</text:p>
          </table:table-cell>
          <table:table-cell office:value-type="float" office:value="0.000463485717773438" calcext:value-type="float">
            <text:p>0.000463485717773438</text:p>
          </table:table-cell>
          <table:table-cell office:value-type="float" office:value="0.000865459442138672" calcext:value-type="float">
            <text:p>0.000865459442138672</text:p>
          </table:table-cell>
          <table:table-cell/>
          <table:table-cell table:formula="of:=IF([.D41]&gt;0;1;0)" office:value-type="float" office:value="1" calcext:value-type="float">
            <text:p>1</text:p>
          </table:table-cell>
          <table:table-cell table:formula="of:=IF([.D41]&gt;0;[.D41]-[.B41];&quot;&quot;)" office:value-type="float" office:value="0" calcext:value-type="float">
            <text:p>0</text:p>
          </table:table-cell>
          <table:table-cell table:formula="of:=IF([.J41]=&quot;&quot;;&quot;&quot;;[.J41]/[.B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56</text:p>
          </table:table-cell>
          <table:table-cell table:number-columns-repeated="3" office:value-type="float" office:value="0.137024857393287" calcext:value-type="float">
            <text:p>0.137024857393287</text:p>
          </table:table-cell>
          <table:table-cell office:value-type="float" office:value="0.000136613845825195" calcext:value-type="float">
            <text:p>0.000136613845825195</text:p>
          </table:table-cell>
          <table:table-cell office:value-type="float" office:value="0.000342607498168945" calcext:value-type="float">
            <text:p>0.000342607498168945</text:p>
          </table:table-cell>
          <table:table-cell office:value-type="float" office:value="0.000955104827880859" calcext:value-type="float">
            <text:p>0.000955104827880859</text:p>
          </table:table-cell>
          <table:table-cell/>
          <table:table-cell table:formula="of:=IF([.D42]&gt;0;1;0)" office:value-type="float" office:value="1" calcext:value-type="float">
            <text:p>1</text:p>
          </table:table-cell>
          <table:table-cell table:style-name="ce2" table:formula="of:=IF([.D42]&gt;0;[.D42]-[.B42];&quot;&quot;)" office:value-type="float" office:value="0" calcext:value-type="float">
            <text:p>0</text:p>
          </table:table-cell>
          <table:table-cell table:style-name="ce2" table:formula="of:=IF([.J42]=&quot;&quot;;&quot;&quot;;[.J42]/[.B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-27</text:p>
          </table:table-cell>
          <table:table-cell table:number-columns-repeated="3" office:value-type="float" office:value="0.217924199730958" calcext:value-type="float">
            <text:p>0.217924199730958</text:p>
          </table:table-cell>
          <table:table-cell office:value-type="float" office:value="0.000458955764770508" calcext:value-type="float">
            <text:p>0.000458955764770508</text:p>
          </table:table-cell>
          <table:table-cell office:value-type="float" office:value="0.000622272491455078" calcext:value-type="float">
            <text:p>0.000622272491455078</text:p>
          </table:table-cell>
          <table:table-cell office:value-type="float" office:value="0.00121498107910156" calcext:value-type="float">
            <text:p>0.00121498107910156</text:p>
          </table:table-cell>
          <table:table-cell/>
          <table:table-cell table:formula="of:=IF([.D43]&gt;0;1;0)" office:value-type="float" office:value="1" calcext:value-type="float">
            <text:p>1</text:p>
          </table:table-cell>
          <table:table-cell table:formula="of:=IF([.D43]&gt;0;[.D43]-[.B43];&quot;&quot;)" office:value-type="float" office:value="0" calcext:value-type="float">
            <text:p>0</text:p>
          </table:table-cell>
          <table:table-cell table:formula="of:=IF([.J43]=&quot;&quot;;&quot;&quot;;[.J43]/[.B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-30</text:p>
          </table:table-cell>
          <table:table-cell table:number-columns-repeated="3" office:value-type="float" office:value="0.0631979260486326" calcext:value-type="float">
            <text:p>0.0631979260486326</text:p>
          </table:table-cell>
          <table:table-cell office:value-type="float" office:value="0.000166654586791992" calcext:value-type="float">
            <text:p>0.000166654586791992</text:p>
          </table:table-cell>
          <table:table-cell office:value-type="float" office:value="0.0000863075256347656" calcext:value-type="float">
            <text:p>8.63075256347656E-05</text:p>
          </table:table-cell>
          <table:table-cell office:value-type="float" office:value="0.000844955444335938" calcext:value-type="float">
            <text:p>0.000844955444335938</text:p>
          </table:table-cell>
          <table:table-cell/>
          <table:table-cell table:formula="of:=IF([.D44]&gt;0;1;0)" office:value-type="float" office:value="1" calcext:value-type="float">
            <text:p>1</text:p>
          </table:table-cell>
          <table:table-cell table:formula="of:=IF([.D44]&gt;0;[.D44]-[.B44];&quot;&quot;)" office:value-type="float" office:value="0" calcext:value-type="float">
            <text:p>0</text:p>
          </table:table-cell>
          <table:table-cell table:formula="of:=IF([.J44]=&quot;&quot;;&quot;&quot;;[.J44]/[.B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32</text:p>
          </table:table-cell>
          <table:table-cell table:number-columns-repeated="3" office:value-type="float" office:value="0.148223539719107" calcext:value-type="float">
            <text:p>0.148223539719107</text:p>
          </table:table-cell>
          <table:table-cell office:value-type="float" office:value="0.00016021728515625" calcext:value-type="float">
            <text:p>0.00016021728515625</text:p>
          </table:table-cell>
          <table:table-cell office:value-type="float" office:value="0.000182628631591797" calcext:value-type="float">
            <text:p>0.000182628631591797</text:p>
          </table:table-cell>
          <table:table-cell office:value-type="float" office:value="0.000784873962402344" calcext:value-type="float">
            <text:p>0.000784873962402344</text:p>
          </table:table-cell>
          <table:table-cell/>
          <table:table-cell table:formula="of:=IF([.D45]&gt;0;1;0)" office:value-type="float" office:value="1" calcext:value-type="float">
            <text:p>1</text:p>
          </table:table-cell>
          <table:table-cell table:formula="of:=IF([.D45]&gt;0;[.D45]-[.B45];&quot;&quot;)" office:value-type="float" office:value="0" calcext:value-type="float">
            <text:p>0</text:p>
          </table:table-cell>
          <table:table-cell table:formula="of:=IF([.J45]=&quot;&quot;;&quot;&quot;;[.J45]/[.B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15</text:p>
          </table:table-cell>
          <table:table-cell table:number-columns-repeated="3" office:value-type="float" office:value="0.0998484088667022" calcext:value-type="float">
            <text:p>0.0998484088667022</text:p>
          </table:table-cell>
          <table:table-cell office:value-type="float" office:value="0.000214576721191406" calcext:value-type="float">
            <text:p>0.000214576721191406</text:p>
          </table:table-cell>
          <table:table-cell office:value-type="float" office:value="0.000182628631591797" calcext:value-type="float">
            <text:p>0.000182628631591797</text:p>
          </table:table-cell>
          <table:table-cell office:value-type="float" office:value="0.000790596008300781" calcext:value-type="float">
            <text:p>0.000790596008300781</text:p>
          </table:table-cell>
          <table:table-cell/>
          <table:table-cell table:formula="of:=IF([.D46]&gt;0;1;0)" office:value-type="float" office:value="1" calcext:value-type="float">
            <text:p>1</text:p>
          </table:table-cell>
          <table:table-cell table:formula="of:=IF([.D46]&gt;0;[.D46]-[.B46];&quot;&quot;)" office:value-type="float" office:value="0" calcext:value-type="float">
            <text:p>0</text:p>
          </table:table-cell>
          <table:table-cell table:formula="of:=IF([.J46]=&quot;&quot;;&quot;&quot;;[.J46]/[.B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-13</text:p>
          </table:table-cell>
          <table:table-cell table:number-columns-repeated="3" office:value-type="float" office:value="0.201580676097585" calcext:value-type="float">
            <text:p>0.201580676097585</text:p>
          </table:table-cell>
          <table:table-cell office:value-type="float" office:value="0.000294685363769531" calcext:value-type="float">
            <text:p>0.000294685363769531</text:p>
          </table:table-cell>
          <table:table-cell office:value-type="float" office:value="0.000461339950561523" calcext:value-type="float">
            <text:p>0.000461339950561523</text:p>
          </table:table-cell>
          <table:table-cell office:value-type="float" office:value="0.00131988525390625" calcext:value-type="float">
            <text:p>0.00131988525390625</text:p>
          </table:table-cell>
          <table:table-cell/>
          <table:table-cell table:formula="of:=IF([.D47]&gt;0;1;0)" office:value-type="float" office:value="1" calcext:value-type="float">
            <text:p>1</text:p>
          </table:table-cell>
          <table:table-cell table:formula="of:=IF([.D47]&gt;0;[.D47]-[.B47];&quot;&quot;)" office:value-type="float" office:value="0" calcext:value-type="float">
            <text:p>0</text:p>
          </table:table-cell>
          <table:table-cell table:formula="of:=IF([.J47]=&quot;&quot;;&quot;&quot;;[.J47]/[.B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26</text:p>
          </table:table-cell>
          <table:table-cell table:number-columns-repeated="3" office:value-type="float" office:value="0.160952561920135" calcext:value-type="float">
            <text:p>0.160952561920135</text:p>
          </table:table-cell>
          <table:table-cell office:value-type="float" office:value="0.000168561935424805" calcext:value-type="float">
            <text:p>0.000168561935424805</text:p>
          </table:table-cell>
          <table:table-cell office:value-type="float" office:value="0.000116825103759766" calcext:value-type="float">
            <text:p>0.000116825103759766</text:p>
          </table:table-cell>
          <table:table-cell office:value-type="float" office:value="0.000787258148193359" calcext:value-type="float">
            <text:p>0.000787258148193359</text:p>
          </table:table-cell>
          <table:table-cell/>
          <table:table-cell table:formula="of:=IF([.D48]&gt;0;1;0)" office:value-type="float" office:value="1" calcext:value-type="float">
            <text:p>1</text:p>
          </table:table-cell>
          <table:table-cell table:formula="of:=IF([.D48]&gt;0;[.D48]-[.B48];&quot;&quot;)" office:value-type="float" office:value="0" calcext:value-type="float">
            <text:p>0</text:p>
          </table:table-cell>
          <table:table-cell table:formula="of:=IF([.J48]=&quot;&quot;;&quot;&quot;;[.J48]/[.B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-28</text:p>
          </table:table-cell>
          <table:table-cell table:number-columns-repeated="3" office:value-type="float" office:value="0.22837287329284" calcext:value-type="float">
            <text:p>0.22837287329284</text:p>
          </table:table-cell>
          <table:table-cell office:value-type="float" office:value="0.000250339508056641" calcext:value-type="float">
            <text:p>0.000250339508056641</text:p>
          </table:table-cell>
          <table:table-cell office:value-type="float" office:value="0.000600576400756836" calcext:value-type="float">
            <text:p>0.000600576400756836</text:p>
          </table:table-cell>
          <table:table-cell office:value-type="float" office:value="0.000875711441040039" calcext:value-type="float">
            <text:p>0.000875711441040039</text:p>
          </table:table-cell>
          <table:table-cell/>
          <table:table-cell table:formula="of:=IF([.D49]&gt;0;1;0)" office:value-type="float" office:value="1" calcext:value-type="float">
            <text:p>1</text:p>
          </table:table-cell>
          <table:table-cell table:formula="of:=IF([.D49]&gt;0;[.D49]-[.B49];&quot;&quot;)" office:value-type="float" office:value="0" calcext:value-type="float">
            <text:p>0</text:p>
          </table:table-cell>
          <table:table-cell table:formula="of:=IF([.J49]=&quot;&quot;;&quot;&quot;;[.J49]/[.B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3</text:p>
          </table:table-cell>
          <table:table-cell table:number-columns-repeated="3" office:value-type="float" office:value="0.133197791623695" calcext:value-type="float">
            <text:p>0.133197791623695</text:p>
          </table:table-cell>
          <table:table-cell office:value-type="float" office:value="0.000185966491699219" calcext:value-type="float">
            <text:p>0.000185966491699219</text:p>
          </table:table-cell>
          <table:table-cell office:value-type="float" office:value="0.000422000885009766" calcext:value-type="float">
            <text:p>0.000422000885009766</text:p>
          </table:table-cell>
          <table:table-cell office:value-type="float" office:value="0.000784397125244141" calcext:value-type="float">
            <text:p>0.000784397125244141</text:p>
          </table:table-cell>
          <table:table-cell/>
          <table:table-cell table:formula="of:=IF([.D50]&gt;0;1;0)" office:value-type="float" office:value="1" calcext:value-type="float">
            <text:p>1</text:p>
          </table:table-cell>
          <table:table-cell table:formula="of:=IF([.D50]&gt;0;[.D50]-[.B50];&quot;&quot;)" office:value-type="float" office:value="0" calcext:value-type="float">
            <text:p>0</text:p>
          </table:table-cell>
          <table:table-cell table:formula="of:=IF([.J50]=&quot;&quot;;&quot;&quot;;[.J50]/[.B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-53</text:p>
          </table:table-cell>
          <table:table-cell table:number-columns-repeated="3" office:value-type="float" office:value="0.106140914417587" calcext:value-type="float">
            <text:p>0.106140914417587</text:p>
          </table:table-cell>
          <table:table-cell office:value-type="float" office:value="0.000159025192260742" calcext:value-type="float">
            <text:p>0.000159025192260742</text:p>
          </table:table-cell>
          <table:table-cell office:value-type="float" office:value="0.000351428985595703" calcext:value-type="float">
            <text:p>0.000351428985595703</text:p>
          </table:table-cell>
          <table:table-cell office:value-type="float" office:value="0.000722646713256836" calcext:value-type="float">
            <text:p>0.000722646713256836</text:p>
          </table:table-cell>
          <table:table-cell/>
          <table:table-cell table:formula="of:=IF([.D51]&gt;0;1;0)" office:value-type="float" office:value="1" calcext:value-type="float">
            <text:p>1</text:p>
          </table:table-cell>
          <table:table-cell table:formula="of:=IF([.D51]&gt;0;[.D51]-[.B51];&quot;&quot;)" office:value-type="float" office:value="0" calcext:value-type="float">
            <text:p>0</text:p>
          </table:table-cell>
          <table:table-cell table:formula="of:=IF([.J51]=&quot;&quot;;&quot;&quot;;[.J51]/[.B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39</text:p>
          </table:table-cell>
          <table:table-cell table:number-columns-repeated="3" office:value-type="float" office:value="0.109689262713917" calcext:value-type="float">
            <text:p>0.109689262713917</text:p>
          </table:table-cell>
          <table:table-cell office:value-type="float" office:value="0.000187397003173828" calcext:value-type="float">
            <text:p>0.000187397003173828</text:p>
          </table:table-cell>
          <table:table-cell office:value-type="float" office:value="0.000382184982299805" calcext:value-type="float">
            <text:p>0.000382184982299805</text:p>
          </table:table-cell>
          <table:table-cell office:value-type="float" office:value="0.000839948654174805" calcext:value-type="float">
            <text:p>0.000839948654174805</text:p>
          </table:table-cell>
          <table:table-cell/>
          <table:table-cell table:formula="of:=IF([.D52]&gt;0;1;0)" office:value-type="float" office:value="1" calcext:value-type="float">
            <text:p>1</text:p>
          </table:table-cell>
          <table:table-cell table:formula="of:=IF([.D52]&gt;0;[.D52]-[.B52];&quot;&quot;)" office:value-type="float" office:value="0" calcext:value-type="float">
            <text:p>0</text:p>
          </table:table-cell>
          <table:table-cell table:formula="of:=IF([.J52]=&quot;&quot;;&quot;&quot;;[.J52]/[.B5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-34</text:p>
          </table:table-cell>
          <table:table-cell table:number-columns-repeated="3" office:value-type="float" office:value="0.0381023204081427" calcext:value-type="float">
            <text:p>0.0381023204081427</text:p>
          </table:table-cell>
          <table:table-cell office:value-type="float" office:value="0.0000395774841308594" calcext:value-type="float">
            <text:p>3.95774841308594E-05</text:p>
          </table:table-cell>
          <table:table-cell office:value-type="float" office:value="0.0000176429748535156" calcext:value-type="float">
            <text:p>1.76429748535156E-05</text:p>
          </table:table-cell>
          <table:table-cell office:value-type="float" office:value="0.000627040863037109" calcext:value-type="float">
            <text:p>0.000627040863037109</text:p>
          </table:table-cell>
          <table:table-cell/>
          <table:table-cell table:formula="of:=IF([.D53]&gt;0;1;0)" office:value-type="float" office:value="1" calcext:value-type="float">
            <text:p>1</text:p>
          </table:table-cell>
          <table:table-cell table:formula="of:=IF([.D53]&gt;0;[.D53]-[.B53];&quot;&quot;)" office:value-type="float" office:value="0" calcext:value-type="float">
            <text:p>0</text:p>
          </table:table-cell>
          <table:table-cell table:formula="of:=IF([.J53]=&quot;&quot;;&quot;&quot;;[.J53]/[.B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-46</text:p>
          </table:table-cell>
          <table:table-cell table:number-columns-repeated="3" office:value-type="float" office:value="0.195293439655235" calcext:value-type="float">
            <text:p>0.195293439655235</text:p>
          </table:table-cell>
          <table:table-cell office:value-type="float" office:value="0.000233650207519531" calcext:value-type="float">
            <text:p>0.000233650207519531</text:p>
          </table:table-cell>
          <table:table-cell office:value-type="float" office:value="0.000562429428100586" calcext:value-type="float">
            <text:p>0.000562429428100586</text:p>
          </table:table-cell>
          <table:table-cell office:value-type="float" office:value="0.000808477401733398" calcext:value-type="float">
            <text:p>0.000808477401733398</text:p>
          </table:table-cell>
          <table:table-cell/>
          <table:table-cell table:formula="of:=IF([.D54]&gt;0;1;0)" office:value-type="float" office:value="1" calcext:value-type="float">
            <text:p>1</text:p>
          </table:table-cell>
          <table:table-cell table:formula="of:=IF([.D54]&gt;0;[.D54]-[.B54];&quot;&quot;)" office:value-type="float" office:value="0" calcext:value-type="float">
            <text:p>0</text:p>
          </table:table-cell>
          <table:table-cell table:formula="of:=IF([.J54]=&quot;&quot;;&quot;&quot;;[.J54]/[.B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-25</text:p>
          </table:table-cell>
          <table:table-cell table:number-columns-repeated="3" office:value-type="float" office:value="0.196157080427752" calcext:value-type="float">
            <text:p>0.196157080427752</text:p>
          </table:table-cell>
          <table:table-cell office:value-type="float" office:value="0.000477313995361328" calcext:value-type="float">
            <text:p>0.000477313995361328</text:p>
          </table:table-cell>
          <table:table-cell office:value-type="float" office:value="0.000515222549438477" calcext:value-type="float">
            <text:p>0.000515222549438477</text:p>
          </table:table-cell>
          <table:table-cell office:value-type="float" office:value="0.0031583309173584" calcext:value-type="float">
            <text:p>0.0031583309173584</text:p>
          </table:table-cell>
          <table:table-cell/>
          <table:table-cell table:formula="of:=IF([.D55]&gt;0;1;0)" office:value-type="float" office:value="1" calcext:value-type="float">
            <text:p>1</text:p>
          </table:table-cell>
          <table:table-cell table:formula="of:=IF([.D55]&gt;0;[.D55]-[.B55];&quot;&quot;)" office:value-type="float" office:value="0" calcext:value-type="float">
            <text:p>0</text:p>
          </table:table-cell>
          <table:table-cell table:formula="of:=IF([.J55]=&quot;&quot;;&quot;&quot;;[.J55]/[.B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-61</text:p>
          </table:table-cell>
          <table:table-cell table:number-columns-repeated="3" office:value-type="float" office:value="0.217420291207123" calcext:value-type="float">
            <text:p>0.217420291207123</text:p>
          </table:table-cell>
          <table:table-cell office:value-type="float" office:value="0.000167369842529297" calcext:value-type="float">
            <text:p>0.000167369842529297</text:p>
          </table:table-cell>
          <table:table-cell office:value-type="float" office:value="0.000411272048950195" calcext:value-type="float">
            <text:p>0.000411272048950195</text:p>
          </table:table-cell>
          <table:table-cell office:value-type="float" office:value="0.0010230541229248" calcext:value-type="float">
            <text:p>0.0010230541229248</text:p>
          </table:table-cell>
          <table:table-cell/>
          <table:table-cell table:formula="of:=IF([.D56]&gt;0;1;0)" office:value-type="float" office:value="1" calcext:value-type="float">
            <text:p>1</text:p>
          </table:table-cell>
          <table:table-cell table:formula="of:=IF([.D56]&gt;0;[.D56]-[.B56];&quot;&quot;)" office:value-type="float" office:value="0" calcext:value-type="float">
            <text:p>0</text:p>
          </table:table-cell>
          <table:table-cell table:formula="of:=IF([.J56]=&quot;&quot;;&quot;&quot;;[.J56]/[.B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-5</text:p>
          </table:table-cell>
          <table:table-cell table:number-columns-repeated="3" office:value-type="float" office:value="0.205636506831601" calcext:value-type="float">
            <text:p>0.205636506831601</text:p>
          </table:table-cell>
          <table:table-cell office:value-type="float" office:value="0.000420331954956055" calcext:value-type="float">
            <text:p>0.000420331954956055</text:p>
          </table:table-cell>
          <table:table-cell office:value-type="float" office:value="0.000486135482788086" calcext:value-type="float">
            <text:p>0.000486135482788086</text:p>
          </table:table-cell>
          <table:table-cell office:value-type="float" office:value="0.00155353546142578" calcext:value-type="float">
            <text:p>0.00155353546142578</text:p>
          </table:table-cell>
          <table:table-cell/>
          <table:table-cell table:formula="of:=IF([.D57]&gt;0;1;0)" office:value-type="float" office:value="1" calcext:value-type="float">
            <text:p>1</text:p>
          </table:table-cell>
          <table:table-cell table:formula="of:=IF([.D57]&gt;0;[.D57]-[.B57];&quot;&quot;)" office:value-type="float" office:value="0" calcext:value-type="float">
            <text:p>0</text:p>
          </table:table-cell>
          <table:table-cell table:formula="of:=IF([.J57]=&quot;&quot;;&quot;&quot;;[.J57]/[.B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50</text:p>
          </table:table-cell>
          <table:table-cell table:number-columns-repeated="3" office:value-type="float" office:value="0.0413634438470341" calcext:value-type="float">
            <text:p>0.0413634438470341</text:p>
          </table:table-cell>
          <table:table-cell office:value-type="float" office:value="0.00018310546875" calcext:value-type="float">
            <text:p>0.00018310546875</text:p>
          </table:table-cell>
          <table:table-cell office:value-type="float" office:value="0.000122308731079102" calcext:value-type="float">
            <text:p>0.000122308731079102</text:p>
          </table:table-cell>
          <table:table-cell office:value-type="float" office:value="0.00121498107910156" calcext:value-type="float">
            <text:p>0.00121498107910156</text:p>
          </table:table-cell>
          <table:table-cell/>
          <table:table-cell table:formula="of:=IF([.D58]&gt;0;1;0)" office:value-type="float" office:value="1" calcext:value-type="float">
            <text:p>1</text:p>
          </table:table-cell>
          <table:table-cell table:formula="of:=IF([.D58]&gt;0;[.D58]-[.B58];&quot;&quot;)" office:value-type="float" office:value="0" calcext:value-type="float">
            <text:p>0</text:p>
          </table:table-cell>
          <table:table-cell table:formula="of:=IF([.J58]=&quot;&quot;;&quot;&quot;;[.J58]/[.B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-12</text:p>
          </table:table-cell>
          <table:table-cell table:number-columns-repeated="3" office:value-type="float" office:value="0.247991619118684" calcext:value-type="float">
            <text:p>0.247991619118684</text:p>
          </table:table-cell>
          <table:table-cell office:value-type="float" office:value="0.000457048416137695" calcext:value-type="float">
            <text:p>0.000457048416137695</text:p>
          </table:table-cell>
          <table:table-cell office:value-type="float" office:value="0.000694036483764648" calcext:value-type="float">
            <text:p>0.000694036483764648</text:p>
          </table:table-cell>
          <table:table-cell office:value-type="float" office:value="0.00138378143310547" calcext:value-type="float">
            <text:p>0.00138378143310547</text:p>
          </table:table-cell>
          <table:table-cell/>
          <table:table-cell table:formula="of:=IF([.D59]&gt;0;1;0)" office:value-type="float" office:value="1" calcext:value-type="float">
            <text:p>1</text:p>
          </table:table-cell>
          <table:table-cell table:formula="of:=IF([.D59]&gt;0;[.D59]-[.B59];&quot;&quot;)" office:value-type="float" office:value="0" calcext:value-type="float">
            <text:p>0</text:p>
          </table:table-cell>
          <table:table-cell table:formula="of:=IF([.J59]=&quot;&quot;;&quot;&quot;;[.J59]/[.B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-23</text:p>
          </table:table-cell>
          <table:table-cell table:number-columns-repeated="3" office:value-type="float" office:value="0.123403255905468" calcext:value-type="float">
            <text:p>0.123403255905468</text:p>
          </table:table-cell>
          <table:table-cell office:value-type="float" office:value="0.000276327133178711" calcext:value-type="float">
            <text:p>0.000276327133178711</text:p>
          </table:table-cell>
          <table:table-cell office:value-type="float" office:value="0.000240087509155273" calcext:value-type="float">
            <text:p>0.000240087509155273</text:p>
          </table:table-cell>
          <table:table-cell office:value-type="float" office:value="0.00102543830871582" calcext:value-type="float">
            <text:p>0.00102543830871582</text:p>
          </table:table-cell>
          <table:table-cell/>
          <table:table-cell table:formula="of:=IF([.D60]&gt;0;1;0)" office:value-type="float" office:value="1" calcext:value-type="float">
            <text:p>1</text:p>
          </table:table-cell>
          <table:table-cell table:formula="of:=IF([.D60]&gt;0;[.D60]-[.B60];&quot;&quot;)" office:value-type="float" office:value="0" calcext:value-type="float">
            <text:p>0</text:p>
          </table:table-cell>
          <table:table-cell table:formula="of:=IF([.J60]=&quot;&quot;;&quot;&quot;;[.J60]/[.B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-37</text:p>
          </table:table-cell>
          <table:table-cell table:number-columns-repeated="2" office:value-type="float" office:value="0.0873960802971192" calcext:value-type="float">
            <text:p>0.0873960802971192</text:p>
          </table:table-cell>
          <table:table-cell office:value-type="float" office:value="0.127241624895847" calcext:value-type="float">
            <text:p>0.127241624895847</text:p>
          </table:table-cell>
          <table:table-cell office:value-type="float" office:value="0.000179767608642578" calcext:value-type="float">
            <text:p>0.000179767608642578</text:p>
          </table:table-cell>
          <table:table-cell office:value-type="float" office:value="0.0000836849212646484" calcext:value-type="float">
            <text:p>8.36849212646484E-05</text:p>
          </table:table-cell>
          <table:table-cell office:value-type="float" office:value="0.0027320384979248" calcext:value-type="float">
            <text:p>0.0027320384979248</text:p>
          </table:table-cell>
          <table:table-cell/>
          <table:table-cell table:formula="of:=IF([.D61]&gt;0;1;0)" office:value-type="float" office:value="1" calcext:value-type="float">
            <text:p>1</text:p>
          </table:table-cell>
          <table:table-cell table:formula="of:=IF([.D61]&gt;0;[.D61]-[.B61];&quot;&quot;)" office:value-type="float" office:value="0.0398455445987277" calcext:value-type="float">
            <text:p>0.0398455445987277</text:p>
          </table:table-cell>
          <table:table-cell table:formula="of:=IF([.J61]=&quot;&quot;;&quot;&quot;;[.J61]/[.B61])" office:value-type="float" office:value="0.455919126616038" calcext:value-type="float">
            <text:p>0.455919126616038</text:p>
          </table:table-cell>
        </table:table-row>
        <table:table-row table:style-name="ro1">
          <table:table-cell office:value-type="string" calcext:value-type="string">
            <text:p>43-14</text:p>
          </table:table-cell>
          <table:table-cell table:number-columns-repeated="3" office:value-type="float" office:value="0.124948716817185" calcext:value-type="float">
            <text:p>0.124948716817185</text:p>
          </table:table-cell>
          <table:table-cell office:value-type="float" office:value="0.000174999237060547" calcext:value-type="float">
            <text:p>0.000174999237060547</text:p>
          </table:table-cell>
          <table:table-cell office:value-type="float" office:value="0.000327587127685547" calcext:value-type="float">
            <text:p>0.000327587127685547</text:p>
          </table:table-cell>
          <table:table-cell office:value-type="float" office:value="0.000797748565673828" calcext:value-type="float">
            <text:p>0.000797748565673828</text:p>
          </table:table-cell>
          <table:table-cell/>
          <table:table-cell table:formula="of:=IF([.D62]&gt;0;1;0)" office:value-type="float" office:value="1" calcext:value-type="float">
            <text:p>1</text:p>
          </table:table-cell>
          <table:table-cell table:formula="of:=IF([.D62]&gt;0;[.D62]-[.B62];&quot;&quot;)" office:value-type="float" office:value="0" calcext:value-type="float">
            <text:p>0</text:p>
          </table:table-cell>
          <table:table-cell table:formula="of:=IF([.J62]=&quot;&quot;;&quot;&quot;;[.J62]/[.B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-50</text:p>
          </table:table-cell>
          <table:table-cell table:number-columns-repeated="3" office:value-type="float" office:value="0.0860145071945754" calcext:value-type="float">
            <text:p>0.0860145071945754</text:p>
          </table:table-cell>
          <table:table-cell office:value-type="float" office:value="0.000130891799926758" calcext:value-type="float">
            <text:p>0.000130891799926758</text:p>
          </table:table-cell>
          <table:table-cell office:value-type="float" office:value="0.000158309936523438" calcext:value-type="float">
            <text:p>0.000158309936523438</text:p>
          </table:table-cell>
          <table:table-cell office:value-type="float" office:value="0.000806570053100586" calcext:value-type="float">
            <text:p>0.000806570053100586</text:p>
          </table:table-cell>
          <table:table-cell/>
          <table:table-cell table:formula="of:=IF([.D63]&gt;0;1;0)" office:value-type="float" office:value="1" calcext:value-type="float">
            <text:p>1</text:p>
          </table:table-cell>
          <table:table-cell table:formula="of:=IF([.D63]&gt;0;[.D63]-[.B63];&quot;&quot;)" office:value-type="float" office:value="0" calcext:value-type="float">
            <text:p>0</text:p>
          </table:table-cell>
          <table:table-cell table:formula="of:=IF([.J63]=&quot;&quot;;&quot;&quot;;[.J63]/[.B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18</text:p>
          </table:table-cell>
          <table:table-cell table:number-columns-repeated="3" office:value-type="float" office:value="0.1774790108717" calcext:value-type="float">
            <text:p>0.1774790108717</text:p>
          </table:table-cell>
          <table:table-cell office:value-type="float" office:value="0.000447511672973633" calcext:value-type="float">
            <text:p>0.000447511672973633</text:p>
          </table:table-cell>
          <table:table-cell office:value-type="float" office:value="0.000460624694824219" calcext:value-type="float">
            <text:p>0.000460624694824219</text:p>
          </table:table-cell>
          <table:table-cell office:value-type="float" office:value="0.00110101699829102" calcext:value-type="float">
            <text:p>0.00110101699829102</text:p>
          </table:table-cell>
          <table:table-cell/>
          <table:table-cell table:formula="of:=IF([.D64]&gt;0;1;0)" office:value-type="float" office:value="1" calcext:value-type="float">
            <text:p>1</text:p>
          </table:table-cell>
          <table:table-cell table:formula="of:=IF([.D64]&gt;0;[.D64]-[.B64];&quot;&quot;)" office:value-type="float" office:value="0" calcext:value-type="float">
            <text:p>0</text:p>
          </table:table-cell>
          <table:table-cell table:formula="of:=IF([.J64]=&quot;&quot;;&quot;&quot;;[.J64]/[.B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-17</text:p>
          </table:table-cell>
          <table:table-cell table:number-columns-repeated="3" office:value-type="float" office:value="0.197944242126507" calcext:value-type="float">
            <text:p>0.197944242126507</text:p>
          </table:table-cell>
          <table:table-cell office:value-type="float" office:value="0.000156402587890625" calcext:value-type="float">
            <text:p>0.000156402587890625</text:p>
          </table:table-cell>
          <table:table-cell office:value-type="float" office:value="0.000326871871948242" calcext:value-type="float">
            <text:p>0.000326871871948242</text:p>
          </table:table-cell>
          <table:table-cell office:value-type="float" office:value="0.000753879547119141" calcext:value-type="float">
            <text:p>0.000753879547119141</text:p>
          </table:table-cell>
          <table:table-cell/>
          <table:table-cell table:formula="of:=IF([.D65]&gt;0;1;0)" office:value-type="float" office:value="1" calcext:value-type="float">
            <text:p>1</text:p>
          </table:table-cell>
          <table:table-cell table:formula="of:=IF([.D65]&gt;0;[.D65]-[.B65];&quot;&quot;)" office:value-type="float" office:value="0" calcext:value-type="float">
            <text:p>0</text:p>
          </table:table-cell>
          <table:table-cell table:formula="of:=IF([.J65]=&quot;&quot;;&quot;&quot;;[.J65]/[.B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-12</text:p>
          </table:table-cell>
          <table:table-cell table:number-columns-repeated="3" office:value-type="float" office:value="0.202556511337726" calcext:value-type="float">
            <text:p>0.202556511337726</text:p>
          </table:table-cell>
          <table:table-cell office:value-type="float" office:value="0.000337362289428711" calcext:value-type="float">
            <text:p>0.000337362289428711</text:p>
          </table:table-cell>
          <table:table-cell office:value-type="float" office:value="0.000660419464111328" calcext:value-type="float">
            <text:p>0.000660419464111328</text:p>
          </table:table-cell>
          <table:table-cell office:value-type="float" office:value="0.0013725757598877" calcext:value-type="float">
            <text:p>0.0013725757598877</text:p>
          </table:table-cell>
          <table:table-cell/>
          <table:table-cell table:formula="of:=IF([.D66]&gt;0;1;0)" office:value-type="float" office:value="1" calcext:value-type="float">
            <text:p>1</text:p>
          </table:table-cell>
          <table:table-cell table:formula="of:=IF([.D66]&gt;0;[.D66]-[.B66];&quot;&quot;)" office:value-type="float" office:value="0" calcext:value-type="float">
            <text:p>0</text:p>
          </table:table-cell>
          <table:table-cell table:formula="of:=IF([.J66]=&quot;&quot;;&quot;&quot;;[.J66]/[.B6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-23</text:p>
          </table:table-cell>
          <table:table-cell table:number-columns-repeated="3" office:value-type="float" office:value="0.310846055256155" calcext:value-type="float">
            <text:p>0.310846055256155</text:p>
          </table:table-cell>
          <table:table-cell office:value-type="float" office:value="0.000367641448974609" calcext:value-type="float">
            <text:p>0.000367641448974609</text:p>
          </table:table-cell>
          <table:table-cell office:value-type="float" office:value="0.000557422637939453" calcext:value-type="float">
            <text:p>0.000557422637939453</text:p>
          </table:table-cell>
          <table:table-cell office:value-type="float" office:value="0.000921726226806641" calcext:value-type="float">
            <text:p>0.000921726226806641</text:p>
          </table:table-cell>
          <table:table-cell/>
          <table:table-cell table:formula="of:=IF([.D67]&gt;0;1;0)" office:value-type="float" office:value="1" calcext:value-type="float">
            <text:p>1</text:p>
          </table:table-cell>
          <table:table-cell table:formula="of:=IF([.D67]&gt;0;[.D67]-[.B67];&quot;&quot;)" office:value-type="float" office:value="0" calcext:value-type="float">
            <text:p>0</text:p>
          </table:table-cell>
          <table:table-cell table:formula="of:=IF([.J67]=&quot;&quot;;&quot;&quot;;[.J67]/[.B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-44</text:p>
          </table:table-cell>
          <table:table-cell table:number-columns-repeated="3" office:value-type="float" office:value="0.172278021763444" calcext:value-type="float">
            <text:p>0.172278021763444</text:p>
          </table:table-cell>
          <table:table-cell office:value-type="float" office:value="0.000293731689453125" calcext:value-type="float">
            <text:p>0.000293731689453125</text:p>
          </table:table-cell>
          <table:table-cell office:value-type="float" office:value="0.000250816345214844" calcext:value-type="float">
            <text:p>0.000250816345214844</text:p>
          </table:table-cell>
          <table:table-cell office:value-type="float" office:value="0.000922203063964844" calcext:value-type="float">
            <text:p>0.000922203063964844</text:p>
          </table:table-cell>
          <table:table-cell/>
          <table:table-cell table:formula="of:=IF([.D68]&gt;0;1;0)" office:value-type="float" office:value="1" calcext:value-type="float">
            <text:p>1</text:p>
          </table:table-cell>
          <table:table-cell table:formula="of:=IF([.D68]&gt;0;[.D68]-[.B68];&quot;&quot;)" office:value-type="float" office:value="0" calcext:value-type="float">
            <text:p>0</text:p>
          </table:table-cell>
          <table:table-cell table:formula="of:=IF([.J68]=&quot;&quot;;&quot;&quot;;[.J68]/[.B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-17</text:p>
          </table:table-cell>
          <table:table-cell table:number-columns-repeated="3" office:value-type="float" office:value="0.110972889700173" calcext:value-type="float">
            <text:p>0.110972889700173</text:p>
          </table:table-cell>
          <table:table-cell office:value-type="float" office:value="0.000169754028320313" calcext:value-type="float">
            <text:p>0.000169754028320313</text:p>
          </table:table-cell>
          <table:table-cell office:value-type="float" office:value="0.000257968902587891" calcext:value-type="float">
            <text:p>0.000257968902587891</text:p>
          </table:table-cell>
          <table:table-cell office:value-type="float" office:value="0.00139832496643066" calcext:value-type="float">
            <text:p>0.00139832496643066</text:p>
          </table:table-cell>
          <table:table-cell/>
          <table:table-cell table:formula="of:=IF([.D69]&gt;0;1;0)" office:value-type="float" office:value="1" calcext:value-type="float">
            <text:p>1</text:p>
          </table:table-cell>
          <table:table-cell table:formula="of:=IF([.D69]&gt;0;[.D69]-[.B69];&quot;&quot;)" office:value-type="float" office:value="0" calcext:value-type="float">
            <text:p>0</text:p>
          </table:table-cell>
          <table:table-cell table:formula="of:=IF([.J69]=&quot;&quot;;&quot;&quot;;[.J69]/[.B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-61</text:p>
          </table:table-cell>
          <table:table-cell table:number-columns-repeated="3" office:value-type="float" office:value="0.128508020532071" calcext:value-type="float">
            <text:p>0.128508020532071</text:p>
          </table:table-cell>
          <table:table-cell office:value-type="float" office:value="0.000236034393310547" calcext:value-type="float">
            <text:p>0.000236034393310547</text:p>
          </table:table-cell>
          <table:table-cell office:value-type="float" office:value="0.000449180603027344" calcext:value-type="float">
            <text:p>0.000449180603027344</text:p>
          </table:table-cell>
          <table:table-cell office:value-type="float" office:value="0.000797033309936523" calcext:value-type="float">
            <text:p>0.000797033309936523</text:p>
          </table:table-cell>
          <table:table-cell/>
          <table:table-cell table:formula="of:=IF([.D70]&gt;0;1;0)" office:value-type="float" office:value="1" calcext:value-type="float">
            <text:p>1</text:p>
          </table:table-cell>
          <table:table-cell table:formula="of:=IF([.D70]&gt;0;[.D70]-[.B70];&quot;&quot;)" office:value-type="float" office:value="0" calcext:value-type="float">
            <text:p>0</text:p>
          </table:table-cell>
          <table:table-cell table:formula="of:=IF([.J70]=&quot;&quot;;&quot;&quot;;[.J70]/[.B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14</text:p>
          </table:table-cell>
          <table:table-cell table:number-columns-repeated="3" office:value-type="float" office:value="0.186331251150253" calcext:value-type="float">
            <text:p>0.186331251150253</text:p>
          </table:table-cell>
          <table:table-cell office:value-type="float" office:value="0.000458002090454102" calcext:value-type="float">
            <text:p>0.000458002090454102</text:p>
          </table:table-cell>
          <table:table-cell office:value-type="float" office:value="0.000408649444580078" calcext:value-type="float">
            <text:p>0.000408649444580078</text:p>
          </table:table-cell>
          <table:table-cell office:value-type="float" office:value="0.000952720642089844" calcext:value-type="float">
            <text:p>0.000952720642089844</text:p>
          </table:table-cell>
          <table:table-cell/>
          <table:table-cell table:formula="of:=IF([.D71]&gt;0;1;0)" office:value-type="float" office:value="1" calcext:value-type="float">
            <text:p>1</text:p>
          </table:table-cell>
          <table:table-cell table:formula="of:=IF([.D71]&gt;0;[.D71]-[.B71];&quot;&quot;)" office:value-type="float" office:value="0" calcext:value-type="float">
            <text:p>0</text:p>
          </table:table-cell>
          <table:table-cell table:formula="of:=IF([.J71]=&quot;&quot;;&quot;&quot;;[.J71]/[.B7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8</text:p>
          </table:table-cell>
          <table:table-cell table:number-columns-repeated="3" office:value-type="float" office:value="0.0353896227585128" calcext:value-type="float">
            <text:p>0.0353896227585128</text:p>
          </table:table-cell>
          <table:table-cell office:value-type="float" office:value="0.0000565052032470703" calcext:value-type="float">
            <text:p>5.65052032470703E-05</text:p>
          </table:table-cell>
          <table:table-cell office:value-type="float" office:value="0.000113725662231445" calcext:value-type="float">
            <text:p>0.000113725662231445</text:p>
          </table:table-cell>
          <table:table-cell office:value-type="float" office:value="0.000693798065185547" calcext:value-type="float">
            <text:p>0.000693798065185547</text:p>
          </table:table-cell>
          <table:table-cell/>
          <table:table-cell table:formula="of:=IF([.D72]&gt;0;1;0)" office:value-type="float" office:value="1" calcext:value-type="float">
            <text:p>1</text:p>
          </table:table-cell>
          <table:table-cell table:formula="of:=IF([.D72]&gt;0;[.D72]-[.B72];&quot;&quot;)" office:value-type="float" office:value="0" calcext:value-type="float">
            <text:p>0</text:p>
          </table:table-cell>
          <table:table-cell table:formula="of:=IF([.J72]=&quot;&quot;;&quot;&quot;;[.J72]/[.B7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54</text:p>
          </table:table-cell>
          <table:table-cell table:number-columns-repeated="3" office:value-type="float" office:value="0.0678802317307176" calcext:value-type="float">
            <text:p>0.0678802317307176</text:p>
          </table:table-cell>
          <table:table-cell office:value-type="float" office:value="0.000141620635986328" calcext:value-type="float">
            <text:p>0.000141620635986328</text:p>
          </table:table-cell>
          <table:table-cell office:value-type="float" office:value="0.0000624656677246094" calcext:value-type="float">
            <text:p>6.24656677246094E-05</text:p>
          </table:table-cell>
          <table:table-cell office:value-type="float" office:value="0.000838041305541992" calcext:value-type="float">
            <text:p>0.000838041305541992</text:p>
          </table:table-cell>
          <table:table-cell/>
          <table:table-cell table:formula="of:=IF([.D73]&gt;0;1;0)" office:value-type="float" office:value="1" calcext:value-type="float">
            <text:p>1</text:p>
          </table:table-cell>
          <table:table-cell table:formula="of:=IF([.D73]&gt;0;[.D73]-[.B73];&quot;&quot;)" office:value-type="float" office:value="0" calcext:value-type="float">
            <text:p>0</text:p>
          </table:table-cell>
          <table:table-cell table:formula="of:=IF([.J73]=&quot;&quot;;&quot;&quot;;[.J73]/[.B7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-60</text:p>
          </table:table-cell>
          <table:table-cell table:number-columns-repeated="3" office:value-type="float" office:value="0.168422695744824" calcext:value-type="float">
            <text:p>0.168422695744824</text:p>
          </table:table-cell>
          <table:table-cell office:value-type="float" office:value="0.000174760818481445" calcext:value-type="float">
            <text:p>0.000174760818481445</text:p>
          </table:table-cell>
          <table:table-cell office:value-type="float" office:value="0.000286102294921875" calcext:value-type="float">
            <text:p>0.000286102294921875</text:p>
          </table:table-cell>
          <table:table-cell office:value-type="float" office:value="0.000914096832275391" calcext:value-type="float">
            <text:p>0.000914096832275391</text:p>
          </table:table-cell>
          <table:table-cell/>
          <table:table-cell table:formula="of:=IF([.D74]&gt;0;1;0)" office:value-type="float" office:value="1" calcext:value-type="float">
            <text:p>1</text:p>
          </table:table-cell>
          <table:table-cell table:style-name="ce2" table:formula="of:=IF([.D74]&gt;0;[.D74]-[.B74];&quot;&quot;)" office:value-type="float" office:value="0" calcext:value-type="float">
            <text:p>0</text:p>
          </table:table-cell>
          <table:table-cell table:style-name="ce2" table:formula="of:=IF([.J74]=&quot;&quot;;&quot;&quot;;[.J74]/[.B7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54</text:p>
          </table:table-cell>
          <table:table-cell table:number-columns-repeated="3" office:value-type="float" office:value="0.133575128130353" calcext:value-type="float">
            <text:p>0.133575128130353</text:p>
          </table:table-cell>
          <table:table-cell office:value-type="float" office:value="0.000461339950561523" calcext:value-type="float">
            <text:p>0.000461339950561523</text:p>
          </table:table-cell>
          <table:table-cell office:value-type="float" office:value="0.000485897064208984" calcext:value-type="float">
            <text:p>0.000485897064208984</text:p>
          </table:table-cell>
          <table:table-cell office:value-type="float" office:value="0.00095820426940918" calcext:value-type="float">
            <text:p>0.00095820426940918</text:p>
          </table:table-cell>
          <table:table-cell/>
          <table:table-cell table:formula="of:=IF([.D75]&gt;0;1;0)" office:value-type="float" office:value="1" calcext:value-type="float">
            <text:p>1</text:p>
          </table:table-cell>
          <table:table-cell table:formula="of:=IF([.D75]&gt;0;[.D75]-[.B75];&quot;&quot;)" office:value-type="float" office:value="0" calcext:value-type="float">
            <text:p>0</text:p>
          </table:table-cell>
          <table:table-cell table:formula="of:=IF([.J75]=&quot;&quot;;&quot;&quot;;[.J75]/[.B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-43</text:p>
          </table:table-cell>
          <table:table-cell table:number-columns-repeated="3" office:value-type="float" office:value="0.182538668727103" calcext:value-type="float">
            <text:p>0.182538668727103</text:p>
          </table:table-cell>
          <table:table-cell office:value-type="float" office:value="0.0000817775726318359" calcext:value-type="float">
            <text:p>8.17775726318359E-05</text:p>
          </table:table-cell>
          <table:table-cell office:value-type="float" office:value="0.000288724899291992" calcext:value-type="float">
            <text:p>0.000288724899291992</text:p>
          </table:table-cell>
          <table:table-cell office:value-type="float" office:value="0.000744342803955078" calcext:value-type="float">
            <text:p>0.000744342803955078</text:p>
          </table:table-cell>
          <table:table-cell/>
          <table:table-cell table:formula="of:=IF([.D76]&gt;0;1;0)" office:value-type="float" office:value="1" calcext:value-type="float">
            <text:p>1</text:p>
          </table:table-cell>
          <table:table-cell table:formula="of:=IF([.D76]&gt;0;[.D76]-[.B76];&quot;&quot;)" office:value-type="float" office:value="0" calcext:value-type="float">
            <text:p>0</text:p>
          </table:table-cell>
          <table:table-cell table:formula="of:=IF([.J76]=&quot;&quot;;&quot;&quot;;[.J76]/[.B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-14</text:p>
          </table:table-cell>
          <table:table-cell table:number-columns-repeated="3" office:value-type="float" office:value="0.134298668312999" calcext:value-type="float">
            <text:p>0.134298668312999</text:p>
          </table:table-cell>
          <table:table-cell office:value-type="float" office:value="0.000310897827148438" calcext:value-type="float">
            <text:p>0.000310897827148438</text:p>
          </table:table-cell>
          <table:table-cell office:value-type="float" office:value="0.000461101531982422" calcext:value-type="float">
            <text:p>0.000461101531982422</text:p>
          </table:table-cell>
          <table:table-cell office:value-type="float" office:value="0.000947237014770508" calcext:value-type="float">
            <text:p>0.000947237014770508</text:p>
          </table:table-cell>
          <table:table-cell/>
          <table:table-cell table:formula="of:=IF([.D77]&gt;0;1;0)" office:value-type="float" office:value="1" calcext:value-type="float">
            <text:p>1</text:p>
          </table:table-cell>
          <table:table-cell table:formula="of:=IF([.D77]&gt;0;[.D77]-[.B77];&quot;&quot;)" office:value-type="float" office:value="0" calcext:value-type="float">
            <text:p>0</text:p>
          </table:table-cell>
          <table:table-cell table:formula="of:=IF([.J77]=&quot;&quot;;&quot;&quot;;[.J77]/[.B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-56</text:p>
          </table:table-cell>
          <table:table-cell table:number-columns-repeated="3" office:value-type="float" office:value="0.191341476368789" calcext:value-type="float">
            <text:p>0.191341476368789</text:p>
          </table:table-cell>
          <table:table-cell office:value-type="float" office:value="0.000264167785644531" calcext:value-type="float">
            <text:p>0.000264167785644531</text:p>
          </table:table-cell>
          <table:table-cell office:value-type="float" office:value="0.000336170196533203" calcext:value-type="float">
            <text:p>0.000336170196533203</text:p>
          </table:table-cell>
          <table:table-cell office:value-type="float" office:value="0.000899314880371094" calcext:value-type="float">
            <text:p>0.000899314880371094</text:p>
          </table:table-cell>
          <table:table-cell/>
          <table:table-cell table:formula="of:=IF([.D78]&gt;0;1;0)" office:value-type="float" office:value="1" calcext:value-type="float">
            <text:p>1</text:p>
          </table:table-cell>
          <table:table-cell table:formula="of:=IF([.D78]&gt;0;[.D78]-[.B78];&quot;&quot;)" office:value-type="float" office:value="0" calcext:value-type="float">
            <text:p>0</text:p>
          </table:table-cell>
          <table:table-cell table:formula="of:=IF([.J78]=&quot;&quot;;&quot;&quot;;[.J78]/[.B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56</text:p>
          </table:table-cell>
          <table:table-cell table:number-columns-repeated="3" office:value-type="float" office:value="0.181061756147193" calcext:value-type="float">
            <text:p>0.181061756147193</text:p>
          </table:table-cell>
          <table:table-cell office:value-type="float" office:value="0.000186443328857422" calcext:value-type="float">
            <text:p>0.000186443328857422</text:p>
          </table:table-cell>
          <table:table-cell office:value-type="float" office:value="0.00024104118347168" calcext:value-type="float">
            <text:p>0.00024104118347168</text:p>
          </table:table-cell>
          <table:table-cell office:value-type="float" office:value="0.000762224197387695" calcext:value-type="float">
            <text:p>0.000762224197387695</text:p>
          </table:table-cell>
          <table:table-cell/>
          <table:table-cell table:formula="of:=IF([.D79]&gt;0;1;0)" office:value-type="float" office:value="1" calcext:value-type="float">
            <text:p>1</text:p>
          </table:table-cell>
          <table:table-cell table:formula="of:=IF([.D79]&gt;0;[.D79]-[.B79];&quot;&quot;)" office:value-type="float" office:value="0" calcext:value-type="float">
            <text:p>0</text:p>
          </table:table-cell>
          <table:table-cell table:formula="of:=IF([.J79]=&quot;&quot;;&quot;&quot;;[.J79]/[.B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-31</text:p>
          </table:table-cell>
          <table:table-cell table:number-columns-repeated="3" office:value-type="float" office:value="0.149365033143213" calcext:value-type="float">
            <text:p>0.149365033143213</text:p>
          </table:table-cell>
          <table:table-cell office:value-type="float" office:value="0.000220775604248047" calcext:value-type="float">
            <text:p>0.000220775604248047</text:p>
          </table:table-cell>
          <table:table-cell office:value-type="float" office:value="0.000367879867553711" calcext:value-type="float">
            <text:p>0.000367879867553711</text:p>
          </table:table-cell>
          <table:table-cell office:value-type="float" office:value="0.00145292282104492" calcext:value-type="float">
            <text:p>0.00145292282104492</text:p>
          </table:table-cell>
          <table:table-cell/>
          <table:table-cell table:formula="of:=IF([.D80]&gt;0;1;0)" office:value-type="float" office:value="1" calcext:value-type="float">
            <text:p>1</text:p>
          </table:table-cell>
          <table:table-cell table:formula="of:=IF([.D80]&gt;0;[.D80]-[.B80];&quot;&quot;)" office:value-type="float" office:value="0" calcext:value-type="float">
            <text:p>0</text:p>
          </table:table-cell>
          <table:table-cell table:formula="of:=IF([.J80]=&quot;&quot;;&quot;&quot;;[.J80]/[.B8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-44</text:p>
          </table:table-cell>
          <table:table-cell table:number-columns-repeated="3" office:value-type="float" office:value="0.122150044635307" calcext:value-type="float">
            <text:p>0.122150044635307</text:p>
          </table:table-cell>
          <table:table-cell office:value-type="float" office:value="0.00025629997253418" calcext:value-type="float">
            <text:p>0.00025629997253418</text:p>
          </table:table-cell>
          <table:table-cell office:value-type="float" office:value="0.000196218490600586" calcext:value-type="float">
            <text:p>0.000196218490600586</text:p>
          </table:table-cell>
          <table:table-cell office:value-type="float" office:value="0.00100398063659668" calcext:value-type="float">
            <text:p>0.00100398063659668</text:p>
          </table:table-cell>
          <table:table-cell/>
          <table:table-cell table:formula="of:=IF([.D81]&gt;0;1;0)" office:value-type="float" office:value="1" calcext:value-type="float">
            <text:p>1</text:p>
          </table:table-cell>
          <table:table-cell table:formula="of:=IF([.D81]&gt;0;[.D81]-[.B81];&quot;&quot;)" office:value-type="float" office:value="0" calcext:value-type="float">
            <text:p>0</text:p>
          </table:table-cell>
          <table:table-cell table:formula="of:=IF([.J81]=&quot;&quot;;&quot;&quot;;[.J81]/[.B8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32</text:p>
          </table:table-cell>
          <table:table-cell table:number-columns-repeated="3" office:value-type="float" office:value="0.0488957300689997" calcext:value-type="float">
            <text:p>0.0488957300689997</text:p>
          </table:table-cell>
          <table:table-cell office:value-type="float" office:value="0.000126838684082031" calcext:value-type="float">
            <text:p>0.000126838684082031</text:p>
          </table:table-cell>
          <table:table-cell office:value-type="float" office:value="0.00012660026550293" calcext:value-type="float">
            <text:p>0.00012660026550293</text:p>
          </table:table-cell>
          <table:table-cell office:value-type="float" office:value="0.000772714614868164" calcext:value-type="float">
            <text:p>0.000772714614868164</text:p>
          </table:table-cell>
          <table:table-cell/>
          <table:table-cell table:formula="of:=IF([.D82]&gt;0;1;0)" office:value-type="float" office:value="1" calcext:value-type="float">
            <text:p>1</text:p>
          </table:table-cell>
          <table:table-cell table:formula="of:=IF([.D82]&gt;0;[.D82]-[.B82];&quot;&quot;)" office:value-type="float" office:value="0" calcext:value-type="float">
            <text:p>0</text:p>
          </table:table-cell>
          <table:table-cell table:formula="of:=IF([.J82]=&quot;&quot;;&quot;&quot;;[.J82]/[.B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49</text:p>
          </table:table-cell>
          <table:table-cell table:number-columns-repeated="3" office:value-type="float" office:value="0.00167303850374567" calcext:value-type="float">
            <text:p>0.00167303850374567</text:p>
          </table:table-cell>
          <table:table-cell office:value-type="float" office:value="0.0000531673431396484" calcext:value-type="float">
            <text:p>5.31673431396484E-05</text:p>
          </table:table-cell>
          <table:table-cell office:value-type="float" office:value="0.0000185966491699219" calcext:value-type="float">
            <text:p>1.85966491699219E-05</text:p>
          </table:table-cell>
          <table:table-cell office:value-type="float" office:value="0.000627040863037109" calcext:value-type="float">
            <text:p>0.000627040863037109</text:p>
          </table:table-cell>
          <table:table-cell/>
          <table:table-cell table:formula="of:=IF([.D83]&gt;0;1;0)" office:value-type="float" office:value="1" calcext:value-type="float">
            <text:p>1</text:p>
          </table:table-cell>
          <table:table-cell table:formula="of:=IF([.D83]&gt;0;[.D83]-[.B83];&quot;&quot;)" office:value-type="float" office:value="0" calcext:value-type="float">
            <text:p>0</text:p>
          </table:table-cell>
          <table:table-cell table:formula="of:=IF([.J83]=&quot;&quot;;&quot;&quot;;[.J83]/[.B8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-17</text:p>
          </table:table-cell>
          <table:table-cell table:number-columns-repeated="3" office:value-type="float" office:value="0.214096947948479" calcext:value-type="float">
            <text:p>0.214096947948479</text:p>
          </table:table-cell>
          <table:table-cell office:value-type="float" office:value="0.000264167785644531" calcext:value-type="float">
            <text:p>0.000264167785644531</text:p>
          </table:table-cell>
          <table:table-cell office:value-type="float" office:value="0.000490665435791016" calcext:value-type="float">
            <text:p>0.000490665435791016</text:p>
          </table:table-cell>
          <table:table-cell office:value-type="float" office:value="0.00138115882873535" calcext:value-type="float">
            <text:p>0.00138115882873535</text:p>
          </table:table-cell>
          <table:table-cell/>
          <table:table-cell table:formula="of:=IF([.D84]&gt;0;1;0)" office:value-type="float" office:value="1" calcext:value-type="float">
            <text:p>1</text:p>
          </table:table-cell>
          <table:table-cell table:formula="of:=IF([.D84]&gt;0;[.D84]-[.B84];&quot;&quot;)" office:value-type="float" office:value="0" calcext:value-type="float">
            <text:p>0</text:p>
          </table:table-cell>
          <table:table-cell table:formula="of:=IF([.J84]=&quot;&quot;;&quot;&quot;;[.J84]/[.B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-48</text:p>
          </table:table-cell>
          <table:table-cell table:number-columns-repeated="3" office:value-type="float" office:value="0.0769586681171449" calcext:value-type="float">
            <text:p>0.0769586681171449</text:p>
          </table:table-cell>
          <table:table-cell office:value-type="float" office:value="0.0000901222229003906" calcext:value-type="float">
            <text:p>9.01222229003906E-05</text:p>
          </table:table-cell>
          <table:table-cell office:value-type="float" office:value="0.0000314712524414063" calcext:value-type="float">
            <text:p>3.14712524414063E-05</text:p>
          </table:table-cell>
          <table:table-cell office:value-type="float" office:value="0.000665903091430664" calcext:value-type="float">
            <text:p>0.000665903091430664</text:p>
          </table:table-cell>
          <table:table-cell/>
          <table:table-cell table:formula="of:=IF([.D85]&gt;0;1;0)" office:value-type="float" office:value="1" calcext:value-type="float">
            <text:p>1</text:p>
          </table:table-cell>
          <table:table-cell table:style-name="ce2" table:formula="of:=IF([.D85]&gt;0;[.D85]-[.B85];&quot;&quot;)" office:value-type="float" office:value="0" calcext:value-type="float">
            <text:p>0</text:p>
          </table:table-cell>
          <table:table-cell table:style-name="ce2" table:formula="of:=IF([.J85]=&quot;&quot;;&quot;&quot;;[.J85]/[.B8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43</text:p>
          </table:table-cell>
          <table:table-cell table:number-columns-repeated="3" office:value-type="float" office:value="0.220092698171402" calcext:value-type="float">
            <text:p>0.220092698171402</text:p>
          </table:table-cell>
          <table:table-cell office:value-type="float" office:value="0.000322818756103516" calcext:value-type="float">
            <text:p>0.000322818756103516</text:p>
          </table:table-cell>
          <table:table-cell office:value-type="float" office:value="0.000525474548339844" calcext:value-type="float">
            <text:p>0.000525474548339844</text:p>
          </table:table-cell>
          <table:table-cell office:value-type="float" office:value="0.00095677375793457" calcext:value-type="float">
            <text:p>0.00095677375793457</text:p>
          </table:table-cell>
          <table:table-cell/>
          <table:table-cell table:formula="of:=IF([.D86]&gt;0;1;0)" office:value-type="float" office:value="1" calcext:value-type="float">
            <text:p>1</text:p>
          </table:table-cell>
          <table:table-cell table:formula="of:=IF([.D86]&gt;0;[.D86]-[.B86];&quot;&quot;)" office:value-type="float" office:value="0" calcext:value-type="float">
            <text:p>0</text:p>
          </table:table-cell>
          <table:table-cell table:formula="of:=IF([.J86]=&quot;&quot;;&quot;&quot;;[.J86]/[.B8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-58</text:p>
          </table:table-cell>
          <table:table-cell table:number-columns-repeated="3" office:value-type="float" office:value="0.175502873827521" calcext:value-type="float">
            <text:p>0.175502873827521</text:p>
          </table:table-cell>
          <table:table-cell office:value-type="float" office:value="0.000215053558349609" calcext:value-type="float">
            <text:p>0.000215053558349609</text:p>
          </table:table-cell>
          <table:table-cell office:value-type="float" office:value="0.000550508499145508" calcext:value-type="float">
            <text:p>0.000550508499145508</text:p>
          </table:table-cell>
          <table:table-cell office:value-type="float" office:value="0.00083160400390625" calcext:value-type="float">
            <text:p>0.00083160400390625</text:p>
          </table:table-cell>
          <table:table-cell/>
          <table:table-cell table:formula="of:=IF([.D87]&gt;0;1;0)" office:value-type="float" office:value="1" calcext:value-type="float">
            <text:p>1</text:p>
          </table:table-cell>
          <table:table-cell table:formula="of:=IF([.D87]&gt;0;[.D87]-[.B87];&quot;&quot;)" office:value-type="float" office:value="0" calcext:value-type="float">
            <text:p>0</text:p>
          </table:table-cell>
          <table:table-cell table:formula="of:=IF([.J87]=&quot;&quot;;&quot;&quot;;[.J87]/[.B8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24</text:p>
          </table:table-cell>
          <table:table-cell table:number-columns-repeated="3" office:value-type="float" office:value="0.147880800903145" calcext:value-type="float">
            <text:p>0.147880800903145</text:p>
          </table:table-cell>
          <table:table-cell office:value-type="float" office:value="0.000181198120117188" calcext:value-type="float">
            <text:p>0.000181198120117188</text:p>
          </table:table-cell>
          <table:table-cell office:value-type="float" office:value="0.000308513641357422" calcext:value-type="float">
            <text:p>0.000308513641357422</text:p>
          </table:table-cell>
          <table:table-cell office:value-type="float" office:value="0.000861167907714844" calcext:value-type="float">
            <text:p>0.000861167907714844</text:p>
          </table:table-cell>
          <table:table-cell/>
          <table:table-cell table:formula="of:=IF([.D88]&gt;0;1;0)" office:value-type="float" office:value="1" calcext:value-type="float">
            <text:p>1</text:p>
          </table:table-cell>
          <table:table-cell table:formula="of:=IF([.D88]&gt;0;[.D88]-[.B88];&quot;&quot;)" office:value-type="float" office:value="0" calcext:value-type="float">
            <text:p>0</text:p>
          </table:table-cell>
          <table:table-cell table:formula="of:=IF([.J88]=&quot;&quot;;&quot;&quot;;[.J88]/[.B8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5-48</text:p>
          </table:table-cell>
          <table:table-cell table:number-columns-repeated="3" office:value-type="float" office:value="0.0968933595921128" calcext:value-type="float">
            <text:p>0.0968933595921128</text:p>
          </table:table-cell>
          <table:table-cell office:value-type="float" office:value="0.000121593475341797" calcext:value-type="float">
            <text:p>0.000121593475341797</text:p>
          </table:table-cell>
          <table:table-cell office:value-type="float" office:value="0.0000669956207275391" calcext:value-type="float">
            <text:p>6.69956207275391E-05</text:p>
          </table:table-cell>
          <table:table-cell office:value-type="float" office:value="0.000794649124145508" calcext:value-type="float">
            <text:p>0.000794649124145508</text:p>
          </table:table-cell>
          <table:table-cell/>
          <table:table-cell table:formula="of:=IF([.D89]&gt;0;1;0)" office:value-type="float" office:value="1" calcext:value-type="float">
            <text:p>1</text:p>
          </table:table-cell>
          <table:table-cell table:formula="of:=IF([.D89]&gt;0;[.D89]-[.B89];&quot;&quot;)" office:value-type="float" office:value="0" calcext:value-type="float">
            <text:p>0</text:p>
          </table:table-cell>
          <table:table-cell table:formula="of:=IF([.J89]=&quot;&quot;;&quot;&quot;;[.J89]/[.B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35</text:p>
          </table:table-cell>
          <table:table-cell table:number-columns-repeated="3" office:value-type="float" office:value="0.135192270543784" calcext:value-type="float">
            <text:p>0.135192270543784</text:p>
          </table:table-cell>
          <table:table-cell office:value-type="float" office:value="0.000204563140869141" calcext:value-type="float">
            <text:p>0.000204563140869141</text:p>
          </table:table-cell>
          <table:table-cell office:value-type="float" office:value="0.000329732894897461" calcext:value-type="float">
            <text:p>0.000329732894897461</text:p>
          </table:table-cell>
          <table:table-cell office:value-type="float" office:value="0.000936508178710938" calcext:value-type="float">
            <text:p>0.000936508178710938</text:p>
          </table:table-cell>
          <table:table-cell/>
          <table:table-cell table:formula="of:=IF([.D90]&gt;0;1;0)" office:value-type="float" office:value="1" calcext:value-type="float">
            <text:p>1</text:p>
          </table:table-cell>
          <table:table-cell table:formula="of:=IF([.D90]&gt;0;[.D90]-[.B90];&quot;&quot;)" office:value-type="float" office:value="0" calcext:value-type="float">
            <text:p>0</text:p>
          </table:table-cell>
          <table:table-cell table:formula="of:=IF([.J90]=&quot;&quot;;&quot;&quot;;[.J90]/[.B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54</text:p>
          </table:table-cell>
          <table:table-cell table:number-columns-repeated="3" office:value-type="float" office:value="0.17411352663502" calcext:value-type="float">
            <text:p>0.17411352663502</text:p>
          </table:table-cell>
          <table:table-cell office:value-type="float" office:value="0.000395536422729492" calcext:value-type="float">
            <text:p>0.000395536422729492</text:p>
          </table:table-cell>
          <table:table-cell office:value-type="float" office:value="0.000414848327636719" calcext:value-type="float">
            <text:p>0.000414848327636719</text:p>
          </table:table-cell>
          <table:table-cell office:value-type="float" office:value="0.00104594230651855" calcext:value-type="float">
            <text:p>0.00104594230651855</text:p>
          </table:table-cell>
          <table:table-cell/>
          <table:table-cell table:formula="of:=IF([.D91]&gt;0;1;0)" office:value-type="float" office:value="1" calcext:value-type="float">
            <text:p>1</text:p>
          </table:table-cell>
          <table:table-cell table:formula="of:=IF([.D91]&gt;0;[.D91]-[.B91];&quot;&quot;)" office:value-type="float" office:value="0" calcext:value-type="float">
            <text:p>0</text:p>
          </table:table-cell>
          <table:table-cell table:formula="of:=IF([.J91]=&quot;&quot;;&quot;&quot;;[.J91]/[.B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-14</text:p>
          </table:table-cell>
          <table:table-cell table:number-columns-repeated="3" office:value-type="float" office:value="0.144922089793367" calcext:value-type="float">
            <text:p>0.144922089793367</text:p>
          </table:table-cell>
          <table:table-cell office:value-type="float" office:value="0.000397920608520508" calcext:value-type="float">
            <text:p>0.000397920608520508</text:p>
          </table:table-cell>
          <table:table-cell office:value-type="float" office:value="0.000377178192138672" calcext:value-type="float">
            <text:p>0.000377178192138672</text:p>
          </table:table-cell>
          <table:table-cell office:value-type="float" office:value="0.00100898742675781" calcext:value-type="float">
            <text:p>0.00100898742675781</text:p>
          </table:table-cell>
          <table:table-cell/>
          <table:table-cell table:formula="of:=IF([.D92]&gt;0;1;0)" office:value-type="float" office:value="1" calcext:value-type="float">
            <text:p>1</text:p>
          </table:table-cell>
          <table:table-cell table:formula="of:=IF([.D92]&gt;0;[.D92]-[.B92];&quot;&quot;)" office:value-type="float" office:value="0" calcext:value-type="float">
            <text:p>0</text:p>
          </table:table-cell>
          <table:table-cell table:formula="of:=IF([.J92]=&quot;&quot;;&quot;&quot;;[.J92]/[.B9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52</text:p>
          </table:table-cell>
          <table:table-cell table:number-columns-repeated="3" office:value-type="float" office:value="0.0975016207340783" calcext:value-type="float">
            <text:p>0.0975016207340783</text:p>
          </table:table-cell>
          <table:table-cell office:value-type="float" office:value="0.000185728073120117" calcext:value-type="float">
            <text:p>0.000185728073120117</text:p>
          </table:table-cell>
          <table:table-cell office:value-type="float" office:value="0.000268697738647461" calcext:value-type="float">
            <text:p>0.000268697738647461</text:p>
          </table:table-cell>
          <table:table-cell office:value-type="float" office:value="0.000768184661865234" calcext:value-type="float">
            <text:p>0.000768184661865234</text:p>
          </table:table-cell>
          <table:table-cell/>
          <table:table-cell table:formula="of:=IF([.D93]&gt;0;1;0)" office:value-type="float" office:value="1" calcext:value-type="float">
            <text:p>1</text:p>
          </table:table-cell>
          <table:table-cell table:formula="of:=IF([.D93]&gt;0;[.D93]-[.B93];&quot;&quot;)" office:value-type="float" office:value="0" calcext:value-type="float">
            <text:p>0</text:p>
          </table:table-cell>
          <table:table-cell table:formula="of:=IF([.J93]=&quot;&quot;;&quot;&quot;;[.J93]/[.B9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-31</text:p>
          </table:table-cell>
          <table:table-cell table:number-columns-repeated="3" office:value-type="float" office:value="0.139531039010323" calcext:value-type="float">
            <text:p>0.139531039010323</text:p>
          </table:table-cell>
          <table:table-cell office:value-type="float" office:value="0.000576257705688477" calcext:value-type="float">
            <text:p>0.000576257705688477</text:p>
          </table:table-cell>
          <table:table-cell office:value-type="float" office:value="0.000520229339599609" calcext:value-type="float">
            <text:p>0.000520229339599609</text:p>
          </table:table-cell>
          <table:table-cell office:value-type="float" office:value="0.000757217407226563" calcext:value-type="float">
            <text:p>0.000757217407226563</text:p>
          </table:table-cell>
          <table:table-cell/>
          <table:table-cell table:formula="of:=IF([.D94]&gt;0;1;0)" office:value-type="float" office:value="1" calcext:value-type="float">
            <text:p>1</text:p>
          </table:table-cell>
          <table:table-cell table:formula="of:=IF([.D94]&gt;0;[.D94]-[.B94];&quot;&quot;)" office:value-type="float" office:value="0" calcext:value-type="float">
            <text:p>0</text:p>
          </table:table-cell>
          <table:table-cell table:formula="of:=IF([.J94]=&quot;&quot;;&quot;&quot;;[.J94]/[.B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23</text:p>
          </table:table-cell>
          <table:table-cell table:number-columns-repeated="3" office:value-type="float" office:value="0.213294254281546" calcext:value-type="float">
            <text:p>0.213294254281546</text:p>
          </table:table-cell>
          <table:table-cell office:value-type="float" office:value="0.000497817993164063" calcext:value-type="float">
            <text:p>0.000497817993164063</text:p>
          </table:table-cell>
          <table:table-cell office:value-type="float" office:value="0.000787258148193359" calcext:value-type="float">
            <text:p>0.000787258148193359</text:p>
          </table:table-cell>
          <table:table-cell office:value-type="float" office:value="0.000859260559082031" calcext:value-type="float">
            <text:p>0.000859260559082031</text:p>
          </table:table-cell>
          <table:table-cell/>
          <table:table-cell table:formula="of:=IF([.D95]&gt;0;1;0)" office:value-type="float" office:value="1" calcext:value-type="float">
            <text:p>1</text:p>
          </table:table-cell>
          <table:table-cell table:formula="of:=IF([.D95]&gt;0;[.D95]-[.B95];&quot;&quot;)" office:value-type="float" office:value="0" calcext:value-type="float">
            <text:p>0</text:p>
          </table:table-cell>
          <table:table-cell table:formula="of:=IF([.J95]=&quot;&quot;;&quot;&quot;;[.J95]/[.B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51</text:p>
          </table:table-cell>
          <table:table-cell table:number-columns-repeated="3" office:value-type="float" office:value="0.192925828760023" calcext:value-type="float">
            <text:p>0.192925828760023</text:p>
          </table:table-cell>
          <table:table-cell office:value-type="float" office:value="0.000412464141845703" calcext:value-type="float">
            <text:p>0.000412464141845703</text:p>
          </table:table-cell>
          <table:table-cell office:value-type="float" office:value="0.000623464584350586" calcext:value-type="float">
            <text:p>0.000623464584350586</text:p>
          </table:table-cell>
          <table:table-cell office:value-type="float" office:value="0.000996112823486328" calcext:value-type="float">
            <text:p>0.000996112823486328</text:p>
          </table:table-cell>
          <table:table-cell/>
          <table:table-cell table:formula="of:=IF([.D96]&gt;0;1;0)" office:value-type="float" office:value="1" calcext:value-type="float">
            <text:p>1</text:p>
          </table:table-cell>
          <table:table-cell table:formula="of:=IF([.D96]&gt;0;[.D96]-[.B96];&quot;&quot;)" office:value-type="float" office:value="0" calcext:value-type="float">
            <text:p>0</text:p>
          </table:table-cell>
          <table:table-cell table:formula="of:=IF([.J96]=&quot;&quot;;&quot;&quot;;[.J96]/[.B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61</text:p>
          </table:table-cell>
          <table:table-cell table:number-columns-repeated="3" office:value-type="float" office:value="0.107143886125383" calcext:value-type="float">
            <text:p>0.107143886125383</text:p>
          </table:table-cell>
          <table:table-cell office:value-type="float" office:value="0.000204324722290039" calcext:value-type="float">
            <text:p>0.000204324722290039</text:p>
          </table:table-cell>
          <table:table-cell office:value-type="float" office:value="0.000410795211791992" calcext:value-type="float">
            <text:p>0.000410795211791992</text:p>
          </table:table-cell>
          <table:table-cell office:value-type="float" office:value="0.000966310501098633" calcext:value-type="float">
            <text:p>0.000966310501098633</text:p>
          </table:table-cell>
          <table:table-cell/>
          <table:table-cell table:formula="of:=IF([.D97]&gt;0;1;0)" office:value-type="float" office:value="1" calcext:value-type="float">
            <text:p>1</text:p>
          </table:table-cell>
          <table:table-cell table:formula="of:=IF([.D97]&gt;0;[.D97]-[.B97];&quot;&quot;)" office:value-type="float" office:value="0" calcext:value-type="float">
            <text:p>0</text:p>
          </table:table-cell>
          <table:table-cell table:formula="of:=IF([.J97]=&quot;&quot;;&quot;&quot;;[.J97]/[.B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8</text:p>
          </table:table-cell>
          <table:table-cell table:number-columns-repeated="3" office:value-type="float" office:value="0.0937203896609788" calcext:value-type="float">
            <text:p>0.0937203896609788</text:p>
          </table:table-cell>
          <table:table-cell office:value-type="float" office:value="0.000191211700439453" calcext:value-type="float">
            <text:p>0.000191211700439453</text:p>
          </table:table-cell>
          <table:table-cell office:value-type="float" office:value="0.000166654586791992" calcext:value-type="float">
            <text:p>0.000166654586791992</text:p>
          </table:table-cell>
          <table:table-cell office:value-type="float" office:value="0.000896692276000977" calcext:value-type="float">
            <text:p>0.000896692276000977</text:p>
          </table:table-cell>
          <table:table-cell/>
          <table:table-cell table:formula="of:=IF([.D98]&gt;0;1;0)" office:value-type="float" office:value="1" calcext:value-type="float">
            <text:p>1</text:p>
          </table:table-cell>
          <table:table-cell table:formula="of:=IF([.D98]&gt;0;[.D98]-[.B98];&quot;&quot;)" office:value-type="float" office:value="0" calcext:value-type="float">
            <text:p>0</text:p>
          </table:table-cell>
          <table:table-cell table:formula="of:=IF([.J98]=&quot;&quot;;&quot;&quot;;[.J98]/[.B9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52</text:p>
          </table:table-cell>
          <table:table-cell table:number-columns-repeated="3" office:value-type="float" office:value="0.0894064617902751" calcext:value-type="float">
            <text:p>0.0894064617902751</text:p>
          </table:table-cell>
          <table:table-cell office:value-type="float" office:value="0.0000684261322021484" calcext:value-type="float">
            <text:p>6.84261322021484E-05</text:p>
          </table:table-cell>
          <table:table-cell office:value-type="float" office:value="0.000140905380249023" calcext:value-type="float">
            <text:p>0.000140905380249023</text:p>
          </table:table-cell>
          <table:table-cell office:value-type="float" office:value="0.00133657455444336" calcext:value-type="float">
            <text:p>0.00133657455444336</text:p>
          </table:table-cell>
          <table:table-cell/>
          <table:table-cell table:formula="of:=IF([.D99]&gt;0;1;0)" office:value-type="float" office:value="1" calcext:value-type="float">
            <text:p>1</text:p>
          </table:table-cell>
          <table:table-cell table:formula="of:=IF([.D99]&gt;0;[.D99]-[.B99];&quot;&quot;)" office:value-type="float" office:value="0" calcext:value-type="float">
            <text:p>0</text:p>
          </table:table-cell>
          <table:table-cell table:formula="of:=IF([.J99]=&quot;&quot;;&quot;&quot;;[.J99]/[.B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-49</text:p>
          </table:table-cell>
          <table:table-cell table:number-columns-repeated="3" office:value-type="float" office:value="0.0629803149782706" calcext:value-type="float">
            <text:p>0.0629803149782706</text:p>
          </table:table-cell>
          <table:table-cell office:value-type="float" office:value="0.000151634216308594" calcext:value-type="float">
            <text:p>0.000151634216308594</text:p>
          </table:table-cell>
          <table:table-cell office:value-type="float" office:value="0.0000898838043212891" calcext:value-type="float">
            <text:p>8.98838043212891E-05</text:p>
          </table:table-cell>
          <table:table-cell office:value-type="float" office:value="0.00080418586730957" calcext:value-type="float">
            <text:p>0.00080418586730957</text:p>
          </table:table-cell>
          <table:table-cell/>
          <table:table-cell table:formula="of:=IF([.D100]&gt;0;1;0)" office:value-type="float" office:value="1" calcext:value-type="float">
            <text:p>1</text:p>
          </table:table-cell>
          <table:table-cell table:formula="of:=IF([.D100]&gt;0;[.D100]-[.B100];&quot;&quot;)" office:value-type="float" office:value="0" calcext:value-type="float">
            <text:p>0</text:p>
          </table:table-cell>
          <table:table-cell table:formula="of:=IF([.J100]=&quot;&quot;;&quot;&quot;;[.J100]/[.B1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4</text:p>
          </table:table-cell>
          <table:table-cell table:number-columns-repeated="3" office:value-type="float" office:value="0.192123490162635" calcext:value-type="float">
            <text:p>0.192123490162635</text:p>
          </table:table-cell>
          <table:table-cell office:value-type="float" office:value="0.000160694122314453" calcext:value-type="float">
            <text:p>0.000160694122314453</text:p>
          </table:table-cell>
          <table:table-cell office:value-type="float" office:value="0.000569343566894531" calcext:value-type="float">
            <text:p>0.000569343566894531</text:p>
          </table:table-cell>
          <table:table-cell office:value-type="float" office:value="0.000841617584228516" calcext:value-type="float">
            <text:p>0.000841617584228516</text:p>
          </table:table-cell>
          <table:table-cell/>
          <table:table-cell table:formula="of:=IF([.D101]&gt;0;1;0)" office:value-type="float" office:value="1" calcext:value-type="float">
            <text:p>1</text:p>
          </table:table-cell>
          <table:table-cell table:formula="of:=IF([.D101]&gt;0;[.D101]-[.B101];&quot;&quot;)" office:value-type="float" office:value="0" calcext:value-type="float">
            <text:p>0</text:p>
          </table:table-cell>
          <table:table-cell table:formula="of:=IF([.J101]=&quot;&quot;;&quot;&quot;;[.J101]/[.B101])" office:value-type="float" office:value="0" calcext:value-type="float">
            <text:p>0</text:p>
          </table:table-cell>
        </table:table-row>
      </table:table>
      <table:table table:name="results_128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-47</text:p>
          </table:table-cell>
          <table:table-cell table:number-columns-repeated="3" office:value-type="float" office:value="0.0512708151020678" calcext:value-type="float">
            <text:p>0.0512708151020678</text:p>
          </table:table-cell>
          <table:table-cell office:value-type="float" office:value="0.000478267669677734" calcext:value-type="float">
            <text:p>0.000478267669677734</text:p>
          </table:table-cell>
          <table:table-cell office:value-type="float" office:value="0.000297307968139648" calcext:value-type="float">
            <text:p>0.000297307968139648</text:p>
          </table:table-cell>
          <table:table-cell office:value-type="float" office:value="0.00335001945495605" calcext:value-type="float">
            <text:p>0.00335001945495605</text:p>
          </table:table-cell>
          <table:table-cell/>
          <table:table-cell table:formula="of:=IF([.D2]&gt;0;1;0)" office:value-type="float" office:value="1" calcext:value-type="float">
            <text:p>1</text:p>
          </table:table-cell>
          <table:table-cell table:formula="of:=IF([.D2]&gt;0;[.D2]-[.B2];&quot;&quot;)" office:value-type="float" office:value="0" calcext:value-type="float">
            <text:p>0</text:p>
          </table:table-cell>
          <table:table-cell table:formula="of:=IF([.J2]=&quot;&quot;;&quot;&quot;;[.J2]/[.B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8-70</text:p>
          </table:table-cell>
          <table:table-cell table:number-columns-repeated="3" office:value-type="float" office:value="0.126785857202918" calcext:value-type="float">
            <text:p>0.126785857202918</text:p>
          </table:table-cell>
          <table:table-cell office:value-type="float" office:value="0.000639200210571289" calcext:value-type="float">
            <text:p>0.000639200210571289</text:p>
          </table:table-cell>
          <table:table-cell office:value-type="float" office:value="0.00205588340759277" calcext:value-type="float">
            <text:p>0.00205588340759277</text:p>
          </table:table-cell>
          <table:table-cell office:value-type="float" office:value="0.00444889068603516" calcext:value-type="float">
            <text:p>0.00444889068603516</text:p>
          </table:table-cell>
          <table:table-cell/>
          <table:table-cell table:formula="of:=IF([.D3]&gt;0;1;0)" office:value-type="float" office:value="1" calcext:value-type="float">
            <text:p>1</text:p>
          </table:table-cell>
          <table:table-cell table:formula="of:=IF([.D3]&gt;0;[.D3]-[.B3];&quot;&quot;)" office:value-type="float" office:value="0" calcext:value-type="float">
            <text:p>0</text:p>
          </table:table-cell>
          <table:table-cell table:formula="of:=IF([.J3]=&quot;&quot;;&quot;&quot;;[.J3]/[.B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-119</text:p>
          </table:table-cell>
          <table:table-cell table:number-columns-repeated="2" office:value-type="float" office:value="0.108169790893618" calcext:value-type="float">
            <text:p>0.108169790893618</text:p>
          </table:table-cell>
          <table:table-cell office:value-type="float" office:value="0.185301531480689" calcext:value-type="float">
            <text:p>0.185301531480689</text:p>
          </table:table-cell>
          <table:table-cell office:value-type="float" office:value="0.000909090042114258" calcext:value-type="float">
            <text:p>0.000909090042114258</text:p>
          </table:table-cell>
          <table:table-cell office:value-type="float" office:value="0.0016791820526123" calcext:value-type="float">
            <text:p>0.0016791820526123</text:p>
          </table:table-cell>
          <table:table-cell office:value-type="float" office:value="0.00658535957336426" calcext:value-type="float">
            <text:p>0.00658535957336426</text:p>
          </table:table-cell>
          <table:table-cell/>
          <table:table-cell table:formula="of:=IF([.D4]&gt;0;1;0)" office:value-type="float" office:value="1" calcext:value-type="float">
            <text:p>1</text:p>
          </table:table-cell>
          <table:table-cell table:formula="of:=IF([.D4]&gt;0;[.D4]-[.B4];&quot;&quot;)" office:value-type="float" office:value="0.077131740587071" calcext:value-type="float">
            <text:p>0.077131740587071</text:p>
          </table:table-cell>
          <table:table-cell table:formula="of:=IF([.J4]=&quot;&quot;;&quot;&quot;;[.J4]/[.B4])" office:value-type="float" office:value="0.713061751805806" calcext:value-type="float">
            <text:p>0.713061751805806</text:p>
          </table:table-cell>
        </table:table-row>
        <table:table-row table:style-name="ro1">
          <table:table-cell office:value-type="string" calcext:value-type="string">
            <text:p>103-40</text:p>
          </table:table-cell>
          <table:table-cell table:number-columns-repeated="3" office:value-type="float" office:value="0.111918246995485" calcext:value-type="float">
            <text:p>0.111918246995485</text:p>
          </table:table-cell>
          <table:table-cell office:value-type="float" office:value="0.000774383544921875" calcext:value-type="float">
            <text:p>0.000774383544921875</text:p>
          </table:table-cell>
          <table:table-cell office:value-type="float" office:value="0.00156402587890625" calcext:value-type="float">
            <text:p>0.00156402587890625</text:p>
          </table:table-cell>
          <table:table-cell office:value-type="float" office:value="0.00345921516418457" calcext:value-type="float">
            <text:p>0.00345921516418457</text:p>
          </table:table-cell>
          <table:table-cell/>
          <table:table-cell table:formula="of:=IF([.D5]&gt;0;1;0)" office:value-type="float" office:value="1" calcext:value-type="float">
            <text:p>1</text:p>
          </table:table-cell>
          <table:table-cell table:formula="of:=IF([.D5]&gt;0;[.D5]-[.B5];&quot;&quot;)" office:value-type="float" office:value="0" calcext:value-type="float">
            <text:p>0</text:p>
          </table:table-cell>
          <table:table-cell table:formula="of:=IF([.J5]=&quot;&quot;;&quot;&quot;;[.J5]/[.B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69</text:p>
          </table:table-cell>
          <table:table-cell table:number-columns-repeated="3" office:value-type="float" office:value="0.107217491085548" calcext:value-type="float">
            <text:p>0.107217491085548</text:p>
          </table:table-cell>
          <table:table-cell office:value-type="float" office:value="0.000740528106689453" calcext:value-type="float">
            <text:p>0.000740528106689453</text:p>
          </table:table-cell>
          <table:table-cell office:value-type="float" office:value="0.00180363655090332" calcext:value-type="float">
            <text:p>0.00180363655090332</text:p>
          </table:table-cell>
          <table:table-cell office:value-type="float" office:value="0.00215935707092285" calcext:value-type="float">
            <text:p>0.00215935707092285</text:p>
          </table:table-cell>
          <table:table-cell/>
          <table:table-cell table:formula="of:=IF([.D6]&gt;0;1;0)" office:value-type="float" office:value="1" calcext:value-type="float">
            <text:p>1</text:p>
          </table:table-cell>
          <table:table-cell table:formula="of:=IF([.D6]&gt;0;[.D6]-[.B6];&quot;&quot;)" office:value-type="float" office:value="0" calcext:value-type="float">
            <text:p>0</text:p>
          </table:table-cell>
          <table:table-cell table:formula="of:=IF([.J6]=&quot;&quot;;&quot;&quot;;[.J6]/[.B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6-46</text:p>
          </table:table-cell>
          <table:table-cell table:number-columns-repeated="3" office:value-type="float" office:value="0.151553712048139" calcext:value-type="float">
            <text:p>0.151553712048139</text:p>
          </table:table-cell>
          <table:table-cell office:value-type="float" office:value="0.000551462173461914" calcext:value-type="float">
            <text:p>0.000551462173461914</text:p>
          </table:table-cell>
          <table:table-cell office:value-type="float" office:value="0.00205373764038086" calcext:value-type="float">
            <text:p>0.00205373764038086</text:p>
          </table:table-cell>
          <table:table-cell office:value-type="float" office:value="0.00215697288513184" calcext:value-type="float">
            <text:p>0.00215697288513184</text:p>
          </table:table-cell>
          <table:table-cell/>
          <table:table-cell table:formula="of:=IF([.D7]&gt;0;1;0)" office:value-type="float" office:value="1" calcext:value-type="float">
            <text:p>1</text:p>
          </table:table-cell>
          <table:table-cell table:style-name="ce2" table:formula="of:=IF([.D7]&gt;0;[.D7]-[.B7];&quot;&quot;)" office:value-type="float" office:value="0" calcext:value-type="float">
            <text:p>0</text:p>
          </table:table-cell>
          <table:table-cell table:style-name="ce2" table:formula="of:=IF([.J7]=&quot;&quot;;&quot;&quot;;[.J7]/[.B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1-37</text:p>
          </table:table-cell>
          <table:table-cell table:number-columns-repeated="3" office:value-type="float" office:value="0.113810952318577" calcext:value-type="float">
            <text:p>0.113810952318577</text:p>
          </table:table-cell>
          <table:table-cell office:value-type="float" office:value="0.000128030776977539" calcext:value-type="float">
            <text:p>0.000128030776977539</text:p>
          </table:table-cell>
          <table:table-cell office:value-type="float" office:value="0.0019533634185791" calcext:value-type="float">
            <text:p>0.0019533634185791</text:p>
          </table:table-cell>
          <table:table-cell office:value-type="float" office:value="0.00109148025512695" calcext:value-type="float">
            <text:p>0.00109148025512695</text:p>
          </table:table-cell>
          <table:table-cell/>
          <table:table-cell table:formula="of:=IF([.D8]&gt;0;1;0)" office:value-type="float" office:value="1" calcext:value-type="float">
            <text:p>1</text:p>
          </table:table-cell>
          <table:table-cell table:style-name="ce2" table:formula="of:=IF([.D8]&gt;0;[.D8]-[.B8];&quot;&quot;)" office:value-type="float" office:value="0" calcext:value-type="float">
            <text:p>0</text:p>
          </table:table-cell>
          <table:table-cell table:style-name="ce2" table:formula="of:=IF([.J8]=&quot;&quot;;&quot;&quot;;[.J8]/[.B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-46</text:p>
          </table:table-cell>
          <table:table-cell table:number-columns-repeated="3" office:value-type="float" office:value="0.116191730269952" calcext:value-type="float">
            <text:p>0.116191730269952</text:p>
          </table:table-cell>
          <table:table-cell office:value-type="float" office:value="0.000537872314453125" calcext:value-type="float">
            <text:p>0.000537872314453125</text:p>
          </table:table-cell>
          <table:table-cell office:value-type="float" office:value="0.00203227996826172" calcext:value-type="float">
            <text:p>0.00203227996826172</text:p>
          </table:table-cell>
          <table:table-cell office:value-type="float" office:value="0.00265192985534668" calcext:value-type="float">
            <text:p>0.00265192985534668</text:p>
          </table:table-cell>
          <table:table-cell/>
          <table:table-cell table:formula="of:=IF([.D9]&gt;0;1;0)" office:value-type="float" office:value="1" calcext:value-type="float">
            <text:p>1</text:p>
          </table:table-cell>
          <table:table-cell table:formula="of:=IF([.D9]&gt;0;[.D9]-[.B9];&quot;&quot;)" office:value-type="float" office:value="0" calcext:value-type="float">
            <text:p>0</text:p>
          </table:table-cell>
          <table:table-cell table:formula="of:=IF([.J9]=&quot;&quot;;&quot;&quot;;[.J9]/[.B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5-2</text:p>
          </table:table-cell>
          <table:table-cell table:number-columns-repeated="3" office:value-type="float" office:value="0.0684598847242778" calcext:value-type="float">
            <text:p>0.0684598847242778</text:p>
          </table:table-cell>
          <table:table-cell office:value-type="float" office:value="0.000991582870483398" calcext:value-type="float">
            <text:p>0.000991582870483398</text:p>
          </table:table-cell>
          <table:table-cell office:value-type="float" office:value="0.00128674507141113" calcext:value-type="float">
            <text:p>0.00128674507141113</text:p>
          </table:table-cell>
          <table:table-cell office:value-type="float" office:value="0.0038905143737793" calcext:value-type="float">
            <text:p>0.0038905143737793</text:p>
          </table:table-cell>
          <table:table-cell/>
          <table:table-cell table:formula="of:=IF([.D10]&gt;0;1;0)" office:value-type="float" office:value="1" calcext:value-type="float">
            <text:p>1</text:p>
          </table:table-cell>
          <table:table-cell table:formula="of:=IF([.D10]&gt;0;[.D10]-[.B10];&quot;&quot;)" office:value-type="float" office:value="0" calcext:value-type="float">
            <text:p>0</text:p>
          </table:table-cell>
          <table:table-cell table:formula="of:=IF([.J10]=&quot;&quot;;&quot;&quot;;[.J10]/[.B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-89</text:p>
          </table:table-cell>
          <table:table-cell table:number-columns-repeated="3" office:value-type="float" office:value="0.0830959149950552" calcext:value-type="float">
            <text:p>0.0830959149950552</text:p>
          </table:table-cell>
          <table:table-cell office:value-type="float" office:value="0.00071406364440918" calcext:value-type="float">
            <text:p>0.00071406364440918</text:p>
          </table:table-cell>
          <table:table-cell office:value-type="float" office:value="0.00124573707580566" calcext:value-type="float">
            <text:p>0.00124573707580566</text:p>
          </table:table-cell>
          <table:table-cell office:value-type="float" office:value="0.00135684013366699" calcext:value-type="float">
            <text:p>0.00135684013366699</text:p>
          </table:table-cell>
          <table:table-cell/>
          <table:table-cell table:formula="of:=IF([.D11]&gt;0;1;0)" office:value-type="float" office:value="1" calcext:value-type="float">
            <text:p>1</text:p>
          </table:table-cell>
          <table:table-cell table:formula="of:=IF([.D11]&gt;0;[.D11]-[.B11];&quot;&quot;)" office:value-type="float" office:value="0" calcext:value-type="float">
            <text:p>0</text:p>
          </table:table-cell>
          <table:table-cell table:formula="of:=IF([.J11]=&quot;&quot;;&quot;&quot;;[.J11]/[.B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-59</text:p>
          </table:table-cell>
          <table:table-cell table:number-columns-repeated="3" office:value-type="float" office:value="0.0172035461727932" calcext:value-type="float">
            <text:p>0.0172035461727932</text:p>
          </table:table-cell>
          <table:table-cell office:value-type="float" office:value="0.000185251235961914" calcext:value-type="float">
            <text:p>0.000185251235961914</text:p>
          </table:table-cell>
          <table:table-cell office:value-type="float" office:value="0.0000708103179931641" calcext:value-type="float">
            <text:p>7.08103179931641E-05</text:p>
          </table:table-cell>
          <table:table-cell office:value-type="float" office:value="0.000825643539428711" calcext:value-type="float">
            <text:p>0.000825643539428711</text:p>
          </table:table-cell>
          <table:table-cell/>
          <table:table-cell table:formula="of:=IF([.D12]&gt;0;1;0)" office:value-type="float" office:value="1" calcext:value-type="float">
            <text:p>1</text:p>
          </table:table-cell>
          <table:table-cell table:formula="of:=IF([.D12]&gt;0;[.D12]-[.B12];&quot;&quot;)" office:value-type="float" office:value="0" calcext:value-type="float">
            <text:p>0</text:p>
          </table:table-cell>
          <table:table-cell table:formula="of:=IF([.J12]=&quot;&quot;;&quot;&quot;;[.J12]/[.B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-31</text:p>
          </table:table-cell>
          <table:table-cell table:number-columns-repeated="3" office:value-type="float" office:value="0.0876100442170793" calcext:value-type="float">
            <text:p>0.0876100442170793</text:p>
          </table:table-cell>
          <table:table-cell office:value-type="float" office:value="0.000662326812744141" calcext:value-type="float">
            <text:p>0.000662326812744141</text:p>
          </table:table-cell>
          <table:table-cell office:value-type="float" office:value="0.00086212158203125" calcext:value-type="float">
            <text:p>0.00086212158203125</text:p>
          </table:table-cell>
          <table:table-cell office:value-type="float" office:value="0.00216889381408691" calcext:value-type="float">
            <text:p>0.00216889381408691</text:p>
          </table:table-cell>
          <table:table-cell/>
          <table:table-cell table:formula="of:=IF([.D13]&gt;0;1;0)" office:value-type="float" office:value="1" calcext:value-type="float">
            <text:p>1</text:p>
          </table:table-cell>
          <table:table-cell table:formula="of:=IF([.D13]&gt;0;[.D13]-[.B13];&quot;&quot;)" office:value-type="float" office:value="0" calcext:value-type="float">
            <text:p>0</text:p>
          </table:table-cell>
          <table:table-cell table:formula="of:=IF([.J13]=&quot;&quot;;&quot;&quot;;[.J13]/[.B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-39</text:p>
          </table:table-cell>
          <table:table-cell table:number-columns-repeated="3" office:value-type="float" office:value="0.0973620452942311" calcext:value-type="float">
            <text:p>0.0973620452942311</text:p>
          </table:table-cell>
          <table:table-cell office:value-type="float" office:value="0.00049901008605957" calcext:value-type="float">
            <text:p>0.00049901008605957</text:p>
          </table:table-cell>
          <table:table-cell office:value-type="float" office:value="0.00157380104064941" calcext:value-type="float">
            <text:p>0.00157380104064941</text:p>
          </table:table-cell>
          <table:table-cell office:value-type="float" office:value="0.00130176544189453" calcext:value-type="float">
            <text:p>0.00130176544189453</text:p>
          </table:table-cell>
          <table:table-cell/>
          <table:table-cell table:formula="of:=IF([.D14]&gt;0;1;0)" office:value-type="float" office:value="1" calcext:value-type="float">
            <text:p>1</text:p>
          </table:table-cell>
          <table:table-cell table:formula="of:=IF([.D14]&gt;0;[.D14]-[.B14];&quot;&quot;)" office:value-type="float" office:value="0" calcext:value-type="float">
            <text:p>0</text:p>
          </table:table-cell>
          <table:table-cell table:formula="of:=IF([.J14]=&quot;&quot;;&quot;&quot;;[.J14]/[.B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-13</text:p>
          </table:table-cell>
          <table:table-cell table:number-columns-repeated="3" office:value-type="float" office:value="0.114904473903435" calcext:value-type="float">
            <text:p>0.114904473903435</text:p>
          </table:table-cell>
          <table:table-cell office:value-type="float" office:value="0.00090336799621582" calcext:value-type="float">
            <text:p>0.00090336799621582</text:p>
          </table:table-cell>
          <table:table-cell office:value-type="float" office:value="0.00151872634887695" calcext:value-type="float">
            <text:p>0.00151872634887695</text:p>
          </table:table-cell>
          <table:table-cell office:value-type="float" office:value="0.00168538093566895" calcext:value-type="float">
            <text:p>0.00168538093566895</text:p>
          </table:table-cell>
          <table:table-cell/>
          <table:table-cell table:formula="of:=IF([.D15]&gt;0;1;0)" office:value-type="float" office:value="1" calcext:value-type="float">
            <text:p>1</text:p>
          </table:table-cell>
          <table:table-cell table:style-name="ce2" table:formula="of:=IF([.D15]&gt;0;[.D15]-[.B15];&quot;&quot;)" office:value-type="float" office:value="0" calcext:value-type="float">
            <text:p>0</text:p>
          </table:table-cell>
          <table:table-cell table:style-name="ce2" table:formula="of:=IF([.J15]=&quot;&quot;;&quot;&quot;;[.J15]/[.B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-29</text:p>
          </table:table-cell>
          <table:table-cell table:number-columns-repeated="3" office:value-type="float" office:value="0.0464830026959232" calcext:value-type="float">
            <text:p>0.0464830026959232</text:p>
          </table:table-cell>
          <table:table-cell office:value-type="float" office:value="0.000470876693725586" calcext:value-type="float">
            <text:p>0.000470876693725586</text:p>
          </table:table-cell>
          <table:table-cell office:value-type="float" office:value="0.000218868255615234" calcext:value-type="float">
            <text:p>0.000218868255615234</text:p>
          </table:table-cell>
          <table:table-cell office:value-type="float" office:value="0.00131344795227051" calcext:value-type="float">
            <text:p>0.00131344795227051</text:p>
          </table:table-cell>
          <table:table-cell/>
          <table:table-cell table:formula="of:=IF([.D16]&gt;0;1;0)" office:value-type="float" office:value="1" calcext:value-type="float">
            <text:p>1</text:p>
          </table:table-cell>
          <table:table-cell table:style-name="ce2" table:formula="of:=IF([.D16]&gt;0;[.D16]-[.B16];&quot;&quot;)" office:value-type="float" office:value="0" calcext:value-type="float">
            <text:p>0</text:p>
          </table:table-cell>
          <table:table-cell table:style-name="ce2" table:formula="of:=IF([.J16]=&quot;&quot;;&quot;&quot;;[.J16]/[.B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56</text:p>
          </table:table-cell>
          <table:table-cell table:number-columns-repeated="3" office:value-type="float" office:value="0.114563022194797" calcext:value-type="float">
            <text:p>0.114563022194797</text:p>
          </table:table-cell>
          <table:table-cell office:value-type="float" office:value="0.000560760498046875" calcext:value-type="float">
            <text:p>0.000560760498046875</text:p>
          </table:table-cell>
          <table:table-cell office:value-type="float" office:value="0.000658035278320313" calcext:value-type="float">
            <text:p>0.000658035278320313</text:p>
          </table:table-cell>
          <table:table-cell office:value-type="float" office:value="0.00487208366394043" calcext:value-type="float">
            <text:p>0.00487208366394043</text:p>
          </table:table-cell>
          <table:table-cell/>
          <table:table-cell table:formula="of:=IF([.D17]&gt;0;1;0)" office:value-type="float" office:value="1" calcext:value-type="float">
            <text:p>1</text:p>
          </table:table-cell>
          <table:table-cell table:style-name="ce2" table:formula="of:=IF([.D17]&gt;0;[.D17]-[.B17];&quot;&quot;)" office:value-type="float" office:value="0" calcext:value-type="float">
            <text:p>0</text:p>
          </table:table-cell>
          <table:table-cell table:style-name="ce2" table:formula="of:=IF([.J17]=&quot;&quot;;&quot;&quot;;[.J17]/[.B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-34</text:p>
          </table:table-cell>
          <table:table-cell table:number-columns-repeated="3" office:value-type="float" office:value="0.118677428301076" calcext:value-type="float">
            <text:p>0.118677428301076</text:p>
          </table:table-cell>
          <table:table-cell office:value-type="float" office:value="0.00109362602233887" calcext:value-type="float">
            <text:p>0.00109362602233887</text:p>
          </table:table-cell>
          <table:table-cell office:value-type="float" office:value="0.00203847885131836" calcext:value-type="float">
            <text:p>0.00203847885131836</text:p>
          </table:table-cell>
          <table:table-cell office:value-type="float" office:value="0.00207638740539551" calcext:value-type="float">
            <text:p>0.00207638740539551</text:p>
          </table:table-cell>
          <table:table-cell/>
          <table:table-cell table:formula="of:=IF([.D18]&gt;0;1;0)" office:value-type="float" office:value="1" calcext:value-type="float">
            <text:p>1</text:p>
          </table:table-cell>
          <table:table-cell table:style-name="ce2" table:formula="of:=IF([.D18]&gt;0;[.D18]-[.B18];&quot;&quot;)" office:value-type="float" office:value="0" calcext:value-type="float">
            <text:p>0</text:p>
          </table:table-cell>
          <table:table-cell table:style-name="ce2" table:formula="of:=IF([.J18]=&quot;&quot;;&quot;&quot;;[.J18]/[.B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9-127</text:p>
          </table:table-cell>
          <table:table-cell table:number-columns-repeated="3" office:value-type="float" office:value="0.0370936434455746" calcext:value-type="float">
            <text:p>0.0370936434455746</text:p>
          </table:table-cell>
          <table:table-cell office:value-type="float" office:value="0.000587224960327148" calcext:value-type="float">
            <text:p>0.000587224960327148</text:p>
          </table:table-cell>
          <table:table-cell office:value-type="float" office:value="0.000334024429321289" calcext:value-type="float">
            <text:p>0.000334024429321289</text:p>
          </table:table-cell>
          <table:table-cell office:value-type="float" office:value="0.00133442878723145" calcext:value-type="float">
            <text:p>0.00133442878723145</text:p>
          </table:table-cell>
          <table:table-cell/>
          <table:table-cell table:formula="of:=IF([.D19]&gt;0;1;0)" office:value-type="float" office:value="1" calcext:value-type="float">
            <text:p>1</text:p>
          </table:table-cell>
          <table:table-cell table:formula="of:=IF([.D19]&gt;0;[.D19]-[.B19];&quot;&quot;)" office:value-type="float" office:value="0" calcext:value-type="float">
            <text:p>0</text:p>
          </table:table-cell>
          <table:table-cell table:formula="of:=IF([.J19]=&quot;&quot;;&quot;&quot;;[.J19]/[.B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-89</text:p>
          </table:table-cell>
          <table:table-cell table:number-columns-repeated="3" office:value-type="float" office:value="0.0622201541806535" calcext:value-type="float">
            <text:p>0.0622201541806535</text:p>
          </table:table-cell>
          <table:table-cell office:value-type="float" office:value="0.000945329666137695" calcext:value-type="float">
            <text:p>0.000945329666137695</text:p>
          </table:table-cell>
          <table:table-cell office:value-type="float" office:value="0.000515222549438477" calcext:value-type="float">
            <text:p>0.000515222549438477</text:p>
          </table:table-cell>
          <table:table-cell office:value-type="float" office:value="0.00172662734985352" calcext:value-type="float">
            <text:p>0.00172662734985352</text:p>
          </table:table-cell>
          <table:table-cell/>
          <table:table-cell table:formula="of:=IF([.D20]&gt;0;1;0)" office:value-type="float" office:value="1" calcext:value-type="float">
            <text:p>1</text:p>
          </table:table-cell>
          <table:table-cell table:style-name="ce2" table:formula="of:=IF([.D20]&gt;0;[.D20]-[.B20];&quot;&quot;)" office:value-type="float" office:value="0" calcext:value-type="float">
            <text:p>0</text:p>
          </table:table-cell>
          <table:table-cell table:style-name="ce2" table:formula="of:=IF([.J20]=&quot;&quot;;&quot;&quot;;[.J20]/[.B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102</text:p>
          </table:table-cell>
          <table:table-cell table:number-columns-repeated="3" office:value-type="float" office:value="0.10440404108577" calcext:value-type="float">
            <text:p>0.10440404108577</text:p>
          </table:table-cell>
          <table:table-cell office:value-type="float" office:value="0.00046229362487793" calcext:value-type="float">
            <text:p>0.00046229362487793</text:p>
          </table:table-cell>
          <table:table-cell office:value-type="float" office:value="0.00172972679138184" calcext:value-type="float">
            <text:p>0.00172972679138184</text:p>
          </table:table-cell>
          <table:table-cell office:value-type="float" office:value="0.00147247314453125" calcext:value-type="float">
            <text:p>0.00147247314453125</text:p>
          </table:table-cell>
          <table:table-cell/>
          <table:table-cell table:formula="of:=IF([.D21]&gt;0;1;0)" office:value-type="float" office:value="1" calcext:value-type="float">
            <text:p>1</text:p>
          </table:table-cell>
          <table:table-cell table:formula="of:=IF([.D21]&gt;0;[.D21]-[.B21];&quot;&quot;)" office:value-type="float" office:value="0" calcext:value-type="float">
            <text:p>0</text:p>
          </table:table-cell>
          <table:table-cell table:formula="of:=IF([.J21]=&quot;&quot;;&quot;&quot;;[.J21]/[.B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-114</text:p>
          </table:table-cell>
          <table:table-cell table:number-columns-repeated="3" office:value-type="float" office:value="0.113328458579738" calcext:value-type="float">
            <text:p>0.113328458579738</text:p>
          </table:table-cell>
          <table:table-cell office:value-type="float" office:value="0.000633716583251953" calcext:value-type="float">
            <text:p>0.000633716583251953</text:p>
          </table:table-cell>
          <table:table-cell office:value-type="float" office:value="0.0015265941619873" calcext:value-type="float">
            <text:p>0.0015265941619873</text:p>
          </table:table-cell>
          <table:table-cell office:value-type="float" office:value="0.00473475456237793" calcext:value-type="float">
            <text:p>0.00473475456237793</text:p>
          </table:table-cell>
          <table:table-cell/>
          <table:table-cell table:formula="of:=IF([.D22]&gt;0;1;0)" office:value-type="float" office:value="1" calcext:value-type="float">
            <text:p>1</text:p>
          </table:table-cell>
          <table:table-cell table:formula="of:=IF([.D22]&gt;0;[.D22]-[.B22];&quot;&quot;)" office:value-type="float" office:value="0" calcext:value-type="float">
            <text:p>0</text:p>
          </table:table-cell>
          <table:table-cell table:formula="of:=IF([.J22]=&quot;&quot;;&quot;&quot;;[.J22]/[.B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5-39</text:p>
          </table:table-cell>
          <table:table-cell table:number-columns-repeated="3" office:value-type="float" office:value="0.0545853501923315" calcext:value-type="float">
            <text:p>0.0545853501923315</text:p>
          </table:table-cell>
          <table:table-cell office:value-type="float" office:value="0.000647068023681641" calcext:value-type="float">
            <text:p>0.000647068023681641</text:p>
          </table:table-cell>
          <table:table-cell office:value-type="float" office:value="0.000926971435546875" calcext:value-type="float">
            <text:p>0.000926971435546875</text:p>
          </table:table-cell>
          <table:table-cell office:value-type="float" office:value="0.00132989883422852" calcext:value-type="float">
            <text:p>0.00132989883422852</text:p>
          </table:table-cell>
          <table:table-cell/>
          <table:table-cell table:formula="of:=IF([.D23]&gt;0;1;0)" office:value-type="float" office:value="1" calcext:value-type="float">
            <text:p>1</text:p>
          </table:table-cell>
          <table:table-cell table:formula="of:=IF([.D23]&gt;0;[.D23]-[.B23];&quot;&quot;)" office:value-type="float" office:value="0" calcext:value-type="float">
            <text:p>0</text:p>
          </table:table-cell>
          <table:table-cell table:formula="of:=IF([.J23]=&quot;&quot;;&quot;&quot;;[.J23]/[.B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41</text:p>
          </table:table-cell>
          <table:table-cell table:number-columns-repeated="3" office:value-type="float" office:value="0.045286408689637" calcext:value-type="float">
            <text:p>0.045286408689637</text:p>
          </table:table-cell>
          <table:table-cell office:value-type="float" office:value="0.000835895538330078" calcext:value-type="float">
            <text:p>0.000835895538330078</text:p>
          </table:table-cell>
          <table:table-cell office:value-type="float" office:value="0.000922203063964844" calcext:value-type="float">
            <text:p>0.000922203063964844</text:p>
          </table:table-cell>
          <table:table-cell office:value-type="float" office:value="0.00136089324951172" calcext:value-type="float">
            <text:p>0.00136089324951172</text:p>
          </table:table-cell>
          <table:table-cell/>
          <table:table-cell table:formula="of:=IF([.D24]&gt;0;1;0)" office:value-type="float" office:value="1" calcext:value-type="float">
            <text:p>1</text:p>
          </table:table-cell>
          <table:table-cell table:formula="of:=IF([.D24]&gt;0;[.D24]-[.B24];&quot;&quot;)" office:value-type="float" office:value="0" calcext:value-type="float">
            <text:p>0</text:p>
          </table:table-cell>
          <table:table-cell table:formula="of:=IF([.J24]=&quot;&quot;;&quot;&quot;;[.J24]/[.B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100</text:p>
          </table:table-cell>
          <table:table-cell table:number-columns-repeated="3" office:value-type="float" office:value="0.0593466621768175" calcext:value-type="float">
            <text:p>0.0593466621768175</text:p>
          </table:table-cell>
          <table:table-cell office:value-type="float" office:value="0.000591754913330078" calcext:value-type="float">
            <text:p>0.000591754913330078</text:p>
          </table:table-cell>
          <table:table-cell office:value-type="float" office:value="0.000873804092407227" calcext:value-type="float">
            <text:p>0.000873804092407227</text:p>
          </table:table-cell>
          <table:table-cell office:value-type="float" office:value="0.00302648544311523" calcext:value-type="float">
            <text:p>0.00302648544311523</text:p>
          </table:table-cell>
          <table:table-cell/>
          <table:table-cell table:formula="of:=IF([.D25]&gt;0;1;0)" office:value-type="float" office:value="1" calcext:value-type="float">
            <text:p>1</text:p>
          </table:table-cell>
          <table:table-cell table:style-name="ce2" table:formula="of:=IF([.D25]&gt;0;[.D25]-[.B25];&quot;&quot;)" office:value-type="float" office:value="0" calcext:value-type="float">
            <text:p>0</text:p>
          </table:table-cell>
          <table:table-cell table:style-name="ce2" table:formula="of:=IF([.J25]=&quot;&quot;;&quot;&quot;;[.J25]/[.B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3-128</text:p>
          </table:table-cell>
          <table:table-cell table:number-columns-repeated="3" office:value-type="float" office:value="0.119782727290748" calcext:value-type="float">
            <text:p>0.119782727290748</text:p>
          </table:table-cell>
          <table:table-cell office:value-type="float" office:value="0.000648975372314453" calcext:value-type="float">
            <text:p>0.000648975372314453</text:p>
          </table:table-cell>
          <table:table-cell office:value-type="float" office:value="0.00260639190673828" calcext:value-type="float">
            <text:p>0.00260639190673828</text:p>
          </table:table-cell>
          <table:table-cell office:value-type="float" office:value="0.00475335121154785" calcext:value-type="float">
            <text:p>0.00475335121154785</text:p>
          </table:table-cell>
          <table:table-cell/>
          <table:table-cell table:formula="of:=IF([.D26]&gt;0;1;0)" office:value-type="float" office:value="1" calcext:value-type="float">
            <text:p>1</text:p>
          </table:table-cell>
          <table:table-cell table:style-name="ce2" table:formula="of:=IF([.D26]&gt;0;[.D26]-[.B26];&quot;&quot;)" office:value-type="float" office:value="0" calcext:value-type="float">
            <text:p>0</text:p>
          </table:table-cell>
          <table:table-cell table:style-name="ce2" table:formula="of:=IF([.J26]=&quot;&quot;;&quot;&quot;;[.J26]/[.B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-84</text:p>
          </table:table-cell>
          <table:table-cell table:number-columns-repeated="3" office:value-type="float" office:value="0.0525525704734954" calcext:value-type="float">
            <text:p>0.0525525704734954</text:p>
          </table:table-cell>
          <table:table-cell office:value-type="float" office:value="0.000407934188842773" calcext:value-type="float">
            <text:p>0.000407934188842773</text:p>
          </table:table-cell>
          <table:table-cell office:value-type="float" office:value="0.00030064582824707" calcext:value-type="float">
            <text:p>0.00030064582824707</text:p>
          </table:table-cell>
          <table:table-cell office:value-type="float" office:value="0.00120210647583008" calcext:value-type="float">
            <text:p>0.00120210647583008</text:p>
          </table:table-cell>
          <table:table-cell/>
          <table:table-cell table:formula="of:=IF([.D27]&gt;0;1;0)" office:value-type="float" office:value="1" calcext:value-type="float">
            <text:p>1</text:p>
          </table:table-cell>
          <table:table-cell table:formula="of:=IF([.D27]&gt;0;[.D27]-[.B27];&quot;&quot;)" office:value-type="float" office:value="0" calcext:value-type="float">
            <text:p>0</text:p>
          </table:table-cell>
          <table:table-cell table:formula="of:=IF([.J27]=&quot;&quot;;&quot;&quot;;[.J27]/[.B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83</text:p>
          </table:table-cell>
          <table:table-cell table:number-columns-repeated="3" office:value-type="float" office:value="0.14195146294729" calcext:value-type="float">
            <text:p>0.14195146294729</text:p>
          </table:table-cell>
          <table:table-cell office:value-type="float" office:value="0.0012962818145752" calcext:value-type="float">
            <text:p>0.0012962818145752</text:p>
          </table:table-cell>
          <table:table-cell office:value-type="float" office:value="0.00300073623657227" calcext:value-type="float">
            <text:p>0.00300073623657227</text:p>
          </table:table-cell>
          <table:table-cell office:value-type="float" office:value="0.00163030624389648" calcext:value-type="float">
            <text:p>0.00163030624389648</text:p>
          </table:table-cell>
          <table:table-cell/>
          <table:table-cell table:formula="of:=IF([.D28]&gt;0;1;0)" office:value-type="float" office:value="1" calcext:value-type="float">
            <text:p>1</text:p>
          </table:table-cell>
          <table:table-cell table:formula="of:=IF([.D28]&gt;0;[.D28]-[.B28];&quot;&quot;)" office:value-type="float" office:value="0" calcext:value-type="float">
            <text:p>0</text:p>
          </table:table-cell>
          <table:table-cell table:formula="of:=IF([.J28]=&quot;&quot;;&quot;&quot;;[.J28]/[.B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29</text:p>
          </table:table-cell>
          <table:table-cell table:number-columns-repeated="3" office:value-type="float" office:value="0.0838219549085877" calcext:value-type="float">
            <text:p>0.0838219549085877</text:p>
          </table:table-cell>
          <table:table-cell office:value-type="float" office:value="0.00113463401794434" calcext:value-type="float">
            <text:p>0.00113463401794434</text:p>
          </table:table-cell>
          <table:table-cell office:value-type="float" office:value="0.00130081176757813" calcext:value-type="float">
            <text:p>0.00130081176757813</text:p>
          </table:table-cell>
          <table:table-cell office:value-type="float" office:value="0.00229859352111816" calcext:value-type="float">
            <text:p>0.00229859352111816</text:p>
          </table:table-cell>
          <table:table-cell/>
          <table:table-cell table:formula="of:=IF([.D29]&gt;0;1;0)" office:value-type="float" office:value="1" calcext:value-type="float">
            <text:p>1</text:p>
          </table:table-cell>
          <table:table-cell table:style-name="ce2" table:formula="of:=IF([.D29]&gt;0;[.D29]-[.B29];&quot;&quot;)" office:value-type="float" office:value="0" calcext:value-type="float">
            <text:p>0</text:p>
          </table:table-cell>
          <table:table-cell table:style-name="ce2" table:formula="of:=IF([.J29]=&quot;&quot;;&quot;&quot;;[.J29]/[.B2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7-19</text:p>
          </table:table-cell>
          <table:table-cell table:number-columns-repeated="3" office:value-type="float" office:value="0.0632048176883916" calcext:value-type="float">
            <text:p>0.0632048176883916</text:p>
          </table:table-cell>
          <table:table-cell office:value-type="float" office:value="0.000248193740844727" calcext:value-type="float">
            <text:p>0.000248193740844727</text:p>
          </table:table-cell>
          <table:table-cell office:value-type="float" office:value="0.00127577781677246" calcext:value-type="float">
            <text:p>0.00127577781677246</text:p>
          </table:table-cell>
          <table:table-cell office:value-type="float" office:value="0.000962972640991211" calcext:value-type="float">
            <text:p>0.000962972640991211</text:p>
          </table:table-cell>
          <table:table-cell/>
          <table:table-cell table:formula="of:=IF([.D30]&gt;0;1;0)" office:value-type="float" office:value="1" calcext:value-type="float">
            <text:p>1</text:p>
          </table:table-cell>
          <table:table-cell table:formula="of:=IF([.D30]&gt;0;[.D30]-[.B30];&quot;&quot;)" office:value-type="float" office:value="0" calcext:value-type="float">
            <text:p>0</text:p>
          </table:table-cell>
          <table:table-cell table:formula="of:=IF([.J30]=&quot;&quot;;&quot;&quot;;[.J30]/[.B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-113</text:p>
          </table:table-cell>
          <table:table-cell table:number-columns-repeated="3" office:value-type="float" office:value="0.0644891621828327" calcext:value-type="float">
            <text:p>0.0644891621828327</text:p>
          </table:table-cell>
          <table:table-cell office:value-type="float" office:value="0.000910520553588867" calcext:value-type="float">
            <text:p>0.000910520553588867</text:p>
          </table:table-cell>
          <table:table-cell office:value-type="float" office:value="0.00161957740783691" calcext:value-type="float">
            <text:p>0.00161957740783691</text:p>
          </table:table-cell>
          <table:table-cell office:value-type="float" office:value="0.00153326988220215" calcext:value-type="float">
            <text:p>0.00153326988220215</text:p>
          </table:table-cell>
          <table:table-cell/>
          <table:table-cell table:formula="of:=IF([.D31]&gt;0;1;0)" office:value-type="float" office:value="1" calcext:value-type="float">
            <text:p>1</text:p>
          </table:table-cell>
          <table:table-cell table:formula="of:=IF([.D31]&gt;0;[.D31]-[.B31];&quot;&quot;)" office:value-type="float" office:value="0" calcext:value-type="float">
            <text:p>0</text:p>
          </table:table-cell>
          <table:table-cell table:formula="of:=IF([.J31]=&quot;&quot;;&quot;&quot;;[.J31]/[.B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-113</text:p>
          </table:table-cell>
          <table:table-cell table:number-columns-repeated="3" office:value-type="float" office:value="0.0724710106417423" calcext:value-type="float">
            <text:p>0.0724710106417423</text:p>
          </table:table-cell>
          <table:table-cell office:value-type="float" office:value="0.000643014907836914" calcext:value-type="float">
            <text:p>0.000643014907836914</text:p>
          </table:table-cell>
          <table:table-cell office:value-type="float" office:value="0.00056910514831543" calcext:value-type="float">
            <text:p>0.00056910514831543</text:p>
          </table:table-cell>
          <table:table-cell office:value-type="float" office:value="0.00117611885070801" calcext:value-type="float">
            <text:p>0.00117611885070801</text:p>
          </table:table-cell>
          <table:table-cell/>
          <table:table-cell table:formula="of:=IF([.D32]&gt;0;1;0)" office:value-type="float" office:value="1" calcext:value-type="float">
            <text:p>1</text:p>
          </table:table-cell>
          <table:table-cell table:formula="of:=IF([.D32]&gt;0;[.D32]-[.B32];&quot;&quot;)" office:value-type="float" office:value="0" calcext:value-type="float">
            <text:p>0</text:p>
          </table:table-cell>
          <table:table-cell table:formula="of:=IF([.J32]=&quot;&quot;;&quot;&quot;;[.J32]/[.B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-36</text:p>
          </table:table-cell>
          <table:table-cell table:number-columns-repeated="3" office:value-type="float" office:value="0.0882780440667237" calcext:value-type="float">
            <text:p>0.0882780440667237</text:p>
          </table:table-cell>
          <table:table-cell office:value-type="float" office:value="0.000604629516601563" calcext:value-type="float">
            <text:p>0.000604629516601563</text:p>
          </table:table-cell>
          <table:table-cell office:value-type="float" office:value="0.000794172286987305" calcext:value-type="float">
            <text:p>0.000794172286987305</text:p>
          </table:table-cell>
          <table:table-cell office:value-type="float" office:value="0.00131320953369141" calcext:value-type="float">
            <text:p>0.00131320953369141</text:p>
          </table:table-cell>
          <table:table-cell/>
          <table:table-cell table:formula="of:=IF([.D33]&gt;0;1;0)" office:value-type="float" office:value="1" calcext:value-type="float">
            <text:p>1</text:p>
          </table:table-cell>
          <table:table-cell table:formula="of:=IF([.D33]&gt;0;[.D33]-[.B33];&quot;&quot;)" office:value-type="float" office:value="0" calcext:value-type="float">
            <text:p>0</text:p>
          </table:table-cell>
          <table:table-cell table:formula="of:=IF([.J33]=&quot;&quot;;&quot;&quot;;[.J33]/[.B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5-19</text:p>
          </table:table-cell>
          <table:table-cell table:number-columns-repeated="3" office:value-type="float" office:value="0.064409504201099" calcext:value-type="float">
            <text:p>0.064409504201099</text:p>
          </table:table-cell>
          <table:table-cell office:value-type="float" office:value="0.000304222106933594" calcext:value-type="float">
            <text:p>0.000304222106933594</text:p>
          </table:table-cell>
          <table:table-cell office:value-type="float" office:value="0.00119304656982422" calcext:value-type="float">
            <text:p>0.00119304656982422</text:p>
          </table:table-cell>
          <table:table-cell office:value-type="float" office:value="0.00101971626281738" calcext:value-type="float">
            <text:p>0.00101971626281738</text:p>
          </table:table-cell>
          <table:table-cell/>
          <table:table-cell table:formula="of:=IF([.D34]&gt;0;1;0)" office:value-type="float" office:value="1" calcext:value-type="float">
            <text:p>1</text:p>
          </table:table-cell>
          <table:table-cell table:style-name="ce2" table:formula="of:=IF([.D34]&gt;0;[.D34]-[.B34];&quot;&quot;)" office:value-type="float" office:value="0" calcext:value-type="float">
            <text:p>0</text:p>
          </table:table-cell>
          <table:table-cell table:style-name="ce2" table:formula="of:=IF([.J34]=&quot;&quot;;&quot;&quot;;[.J34]/[.B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94</text:p>
          </table:table-cell>
          <table:table-cell table:number-columns-repeated="3" office:value-type="float" office:value="0.0741635540218999" calcext:value-type="float">
            <text:p>0.0741635540218999</text:p>
          </table:table-cell>
          <table:table-cell office:value-type="float" office:value="0.000434398651123047" calcext:value-type="float">
            <text:p>0.000434398651123047</text:p>
          </table:table-cell>
          <table:table-cell office:value-type="float" office:value="0.00148129463195801" calcext:value-type="float">
            <text:p>0.00148129463195801</text:p>
          </table:table-cell>
          <table:table-cell office:value-type="float" office:value="0.00099492073059082" calcext:value-type="float">
            <text:p>0.00099492073059082</text:p>
          </table:table-cell>
          <table:table-cell/>
          <table:table-cell table:formula="of:=IF([.D35]&gt;0;1;0)" office:value-type="float" office:value="1" calcext:value-type="float">
            <text:p>1</text:p>
          </table:table-cell>
          <table:table-cell table:formula="of:=IF([.D35]&gt;0;[.D35]-[.B35];&quot;&quot;)" office:value-type="float" office:value="0" calcext:value-type="float">
            <text:p>0</text:p>
          </table:table-cell>
          <table:table-cell table:formula="of:=IF([.J35]=&quot;&quot;;&quot;&quot;;[.J35]/[.B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-93</text:p>
          </table:table-cell>
          <table:table-cell table:number-columns-repeated="3" office:value-type="float" office:value="0.0803134751834623" calcext:value-type="float">
            <text:p>0.0803134751834623</text:p>
          </table:table-cell>
          <table:table-cell office:value-type="float" office:value="0.000748157501220703" calcext:value-type="float">
            <text:p>0.000748157501220703</text:p>
          </table:table-cell>
          <table:table-cell office:value-type="float" office:value="0.000548124313354492" calcext:value-type="float">
            <text:p>0.000548124313354492</text:p>
          </table:table-cell>
          <table:table-cell office:value-type="float" office:value="0.00123953819274902" calcext:value-type="float">
            <text:p>0.00123953819274902</text:p>
          </table:table-cell>
          <table:table-cell/>
          <table:table-cell table:formula="of:=IF([.D36]&gt;0;1;0)" office:value-type="float" office:value="1" calcext:value-type="float">
            <text:p>1</text:p>
          </table:table-cell>
          <table:table-cell table:style-name="ce2" table:formula="of:=IF([.D36]&gt;0;[.D36]-[.B36];&quot;&quot;)" office:value-type="float" office:value="0" calcext:value-type="float">
            <text:p>0</text:p>
          </table:table-cell>
          <table:table-cell table:style-name="ce2" table:formula="of:=IF([.J36]=&quot;&quot;;&quot;&quot;;[.J36]/[.B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-26</text:p>
          </table:table-cell>
          <table:table-cell table:number-columns-repeated="3" office:value-type="float" office:value="0.0599754432511581" calcext:value-type="float">
            <text:p>0.0599754432511581</text:p>
          </table:table-cell>
          <table:table-cell office:value-type="float" office:value="0.000708580017089844" calcext:value-type="float">
            <text:p>0.000708580017089844</text:p>
          </table:table-cell>
          <table:table-cell office:value-type="float" office:value="0.00091242790222168" calcext:value-type="float">
            <text:p>0.00091242790222168</text:p>
          </table:table-cell>
          <table:table-cell office:value-type="float" office:value="0.00112175941467285" calcext:value-type="float">
            <text:p>0.00112175941467285</text:p>
          </table:table-cell>
          <table:table-cell/>
          <table:table-cell table:formula="of:=IF([.D37]&gt;0;1;0)" office:value-type="float" office:value="1" calcext:value-type="float">
            <text:p>1</text:p>
          </table:table-cell>
          <table:table-cell table:formula="of:=IF([.D37]&gt;0;[.D37]-[.B37];&quot;&quot;)" office:value-type="float" office:value="0" calcext:value-type="float">
            <text:p>0</text:p>
          </table:table-cell>
          <table:table-cell table:formula="of:=IF([.J37]=&quot;&quot;;&quot;&quot;;[.J37]/[.B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-60</text:p>
          </table:table-cell>
          <table:table-cell table:number-columns-repeated="3" office:value-type="float" office:value="0.0873934613522611" calcext:value-type="float">
            <text:p>0.0873934613522611</text:p>
          </table:table-cell>
          <table:table-cell office:value-type="float" office:value="0.000429391860961914" calcext:value-type="float">
            <text:p>0.000429391860961914</text:p>
          </table:table-cell>
          <table:table-cell office:value-type="float" office:value="0.000984430313110352" calcext:value-type="float">
            <text:p>0.000984430313110352</text:p>
          </table:table-cell>
          <table:table-cell office:value-type="float" office:value="0.00121188163757324" calcext:value-type="float">
            <text:p>0.00121188163757324</text:p>
          </table:table-cell>
          <table:table-cell/>
          <table:table-cell table:formula="of:=IF([.D38]&gt;0;1;0)" office:value-type="float" office:value="1" calcext:value-type="float">
            <text:p>1</text:p>
          </table:table-cell>
          <table:table-cell table:formula="of:=IF([.D38]&gt;0;[.D38]-[.B38];&quot;&quot;)" office:value-type="float" office:value="0" calcext:value-type="float">
            <text:p>0</text:p>
          </table:table-cell>
          <table:table-cell table:formula="of:=IF([.J38]=&quot;&quot;;&quot;&quot;;[.J38]/[.B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42</text:p>
          </table:table-cell>
          <table:table-cell table:number-columns-repeated="3" office:value-type="float" office:value="0.0810755522951185" calcext:value-type="float">
            <text:p>0.0810755522951185</text:p>
          </table:table-cell>
          <table:table-cell office:value-type="float" office:value="0.000830888748168945" calcext:value-type="float">
            <text:p>0.000830888748168945</text:p>
          </table:table-cell>
          <table:table-cell office:value-type="float" office:value="0.00142574310302734" calcext:value-type="float">
            <text:p>0.00142574310302734</text:p>
          </table:table-cell>
          <table:table-cell office:value-type="float" office:value="0.00170421600341797" calcext:value-type="float">
            <text:p>0.00170421600341797</text:p>
          </table:table-cell>
          <table:table-cell/>
          <table:table-cell table:formula="of:=IF([.D39]&gt;0;1;0)" office:value-type="float" office:value="1" calcext:value-type="float">
            <text:p>1</text:p>
          </table:table-cell>
          <table:table-cell table:formula="of:=IF([.D39]&gt;0;[.D39]-[.B39];&quot;&quot;)" office:value-type="float" office:value="0" calcext:value-type="float">
            <text:p>0</text:p>
          </table:table-cell>
          <table:table-cell table:formula="of:=IF([.J39]=&quot;&quot;;&quot;&quot;;[.J39]/[.B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3</text:p>
          </table:table-cell>
          <table:table-cell table:number-columns-repeated="3" office:value-type="float" office:value="0.0793873754939455" calcext:value-type="float">
            <text:p>0.0793873754939455</text:p>
          </table:table-cell>
          <table:table-cell office:value-type="float" office:value="0.000776767730712891" calcext:value-type="float">
            <text:p>0.000776767730712891</text:p>
          </table:table-cell>
          <table:table-cell office:value-type="float" office:value="0.000736236572265625" calcext:value-type="float">
            <text:p>0.000736236572265625</text:p>
          </table:table-cell>
          <table:table-cell office:value-type="float" office:value="0.00194907188415527" calcext:value-type="float">
            <text:p>0.00194907188415527</text:p>
          </table:table-cell>
          <table:table-cell/>
          <table:table-cell table:formula="of:=IF([.D40]&gt;0;1;0)" office:value-type="float" office:value="1" calcext:value-type="float">
            <text:p>1</text:p>
          </table:table-cell>
          <table:table-cell table:style-name="ce2" table:formula="of:=IF([.D40]&gt;0;[.D40]-[.B40];&quot;&quot;)" office:value-type="float" office:value="0" calcext:value-type="float">
            <text:p>0</text:p>
          </table:table-cell>
          <table:table-cell table:style-name="ce2" table:formula="of:=IF([.J40]=&quot;&quot;;&quot;&quot;;[.J40]/[.B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4-122</text:p>
          </table:table-cell>
          <table:table-cell table:number-columns-repeated="3" office:value-type="float" office:value="0.0878505950573951" calcext:value-type="float">
            <text:p>0.0878505950573951</text:p>
          </table:table-cell>
          <table:table-cell office:value-type="float" office:value="0.00108957290649414" calcext:value-type="float">
            <text:p>0.00108957290649414</text:p>
          </table:table-cell>
          <table:table-cell office:value-type="float" office:value="0.00162959098815918" calcext:value-type="float">
            <text:p>0.00162959098815918</text:p>
          </table:table-cell>
          <table:table-cell office:value-type="float" office:value="0.00287437438964844" calcext:value-type="float">
            <text:p>0.00287437438964844</text:p>
          </table:table-cell>
          <table:table-cell/>
          <table:table-cell table:formula="of:=IF([.D41]&gt;0;1;0)" office:value-type="float" office:value="1" calcext:value-type="float">
            <text:p>1</text:p>
          </table:table-cell>
          <table:table-cell table:formula="of:=IF([.D41]&gt;0;[.D41]-[.B41];&quot;&quot;)" office:value-type="float" office:value="0" calcext:value-type="float">
            <text:p>0</text:p>
          </table:table-cell>
          <table:table-cell table:formula="of:=IF([.J41]=&quot;&quot;;&quot;&quot;;[.J41]/[.B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7-73</text:p>
          </table:table-cell>
          <table:table-cell table:number-columns-repeated="3" office:value-type="float" office:value="0.13816724517344" calcext:value-type="float">
            <text:p>0.13816724517344</text:p>
          </table:table-cell>
          <table:table-cell office:value-type="float" office:value="0.000681877136230469" calcext:value-type="float">
            <text:p>0.000681877136230469</text:p>
          </table:table-cell>
          <table:table-cell office:value-type="float" office:value="0.00186967849731445" calcext:value-type="float">
            <text:p>0.00186967849731445</text:p>
          </table:table-cell>
          <table:table-cell office:value-type="float" office:value="0.00207328796386719" calcext:value-type="float">
            <text:p>0.00207328796386719</text:p>
          </table:table-cell>
          <table:table-cell/>
          <table:table-cell table:formula="of:=IF([.D42]&gt;0;1;0)" office:value-type="float" office:value="1" calcext:value-type="float">
            <text:p>1</text:p>
          </table:table-cell>
          <table:table-cell table:style-name="ce2" table:formula="of:=IF([.D42]&gt;0;[.D42]-[.B42];&quot;&quot;)" office:value-type="float" office:value="0" calcext:value-type="float">
            <text:p>0</text:p>
          </table:table-cell>
          <table:table-cell table:style-name="ce2" table:formula="of:=IF([.J42]=&quot;&quot;;&quot;&quot;;[.J42]/[.B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49</text:p>
          </table:table-cell>
          <table:table-cell table:number-columns-repeated="3" office:value-type="float" office:value="0.108229763866034" calcext:value-type="float">
            <text:p>0.108229763866034</text:p>
          </table:table-cell>
          <table:table-cell office:value-type="float" office:value="0.000401735305786133" calcext:value-type="float">
            <text:p>0.000401735305786133</text:p>
          </table:table-cell>
          <table:table-cell office:value-type="float" office:value="0.000450611114501953" calcext:value-type="float">
            <text:p>0.000450611114501953</text:p>
          </table:table-cell>
          <table:table-cell office:value-type="float" office:value="0.00103235244750977" calcext:value-type="float">
            <text:p>0.00103235244750977</text:p>
          </table:table-cell>
          <table:table-cell/>
          <table:table-cell table:formula="of:=IF([.D43]&gt;0;1;0)" office:value-type="float" office:value="1" calcext:value-type="float">
            <text:p>1</text:p>
          </table:table-cell>
          <table:table-cell table:style-name="ce2" table:formula="of:=IF([.D43]&gt;0;[.D43]-[.B43];&quot;&quot;)" office:value-type="float" office:value="0" calcext:value-type="float">
            <text:p>0</text:p>
          </table:table-cell>
          <table:table-cell table:style-name="ce2" table:formula="of:=IF([.J43]=&quot;&quot;;&quot;&quot;;[.J43]/[.B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4-50</text:p>
          </table:table-cell>
          <table:table-cell table:number-columns-repeated="3" office:value-type="float" office:value="0.0631465073474461" calcext:value-type="float">
            <text:p>0.0631465073474461</text:p>
          </table:table-cell>
          <table:table-cell office:value-type="float" office:value="0.00073552131652832" calcext:value-type="float">
            <text:p>0.00073552131652832</text:p>
          </table:table-cell>
          <table:table-cell office:value-type="float" office:value="0.000880241394042969" calcext:value-type="float">
            <text:p>0.000880241394042969</text:p>
          </table:table-cell>
          <table:table-cell office:value-type="float" office:value="0.00199317932128906" calcext:value-type="float">
            <text:p>0.00199317932128906</text:p>
          </table:table-cell>
          <table:table-cell/>
          <table:table-cell table:formula="of:=IF([.D44]&gt;0;1;0)" office:value-type="float" office:value="1" calcext:value-type="float">
            <text:p>1</text:p>
          </table:table-cell>
          <table:table-cell table:style-name="ce2" table:formula="of:=IF([.D44]&gt;0;[.D44]-[.B44];&quot;&quot;)" office:value-type="float" office:value="0" calcext:value-type="float">
            <text:p>0</text:p>
          </table:table-cell>
          <table:table-cell table:style-name="ce2" table:formula="of:=IF([.J44]=&quot;&quot;;&quot;&quot;;[.J44]/[.B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33</text:p>
          </table:table-cell>
          <table:table-cell table:number-columns-repeated="3" office:value-type="float" office:value="0.0445613169565349" calcext:value-type="float">
            <text:p>0.0445613169565349</text:p>
          </table:table-cell>
          <table:table-cell office:value-type="float" office:value="0.000126123428344727" calcext:value-type="float">
            <text:p>0.000126123428344727</text:p>
          </table:table-cell>
          <table:table-cell office:value-type="float" office:value="0.000132322311401367" calcext:value-type="float">
            <text:p>0.000132322311401367</text:p>
          </table:table-cell>
          <table:table-cell office:value-type="float" office:value="0.000730276107788086" calcext:value-type="float">
            <text:p>0.000730276107788086</text:p>
          </table:table-cell>
          <table:table-cell/>
          <table:table-cell table:formula="of:=IF([.D45]&gt;0;1;0)" office:value-type="float" office:value="1" calcext:value-type="float">
            <text:p>1</text:p>
          </table:table-cell>
          <table:table-cell table:formula="of:=IF([.D45]&gt;0;[.D45]-[.B45];&quot;&quot;)" office:value-type="float" office:value="0" calcext:value-type="float">
            <text:p>0</text:p>
          </table:table-cell>
          <table:table-cell table:formula="of:=IF([.J45]=&quot;&quot;;&quot;&quot;;[.J45]/[.B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-23</text:p>
          </table:table-cell>
          <table:table-cell table:number-columns-repeated="3" office:value-type="float" office:value="0.103421804341734" calcext:value-type="float">
            <text:p>0.103421804341734</text:p>
          </table:table-cell>
          <table:table-cell office:value-type="float" office:value="0.000783443450927734" calcext:value-type="float">
            <text:p>0.000783443450927734</text:p>
          </table:table-cell>
          <table:table-cell office:value-type="float" office:value="0.00136923789978027" calcext:value-type="float">
            <text:p>0.00136923789978027</text:p>
          </table:table-cell>
          <table:table-cell office:value-type="float" office:value="0.00127768516540527" calcext:value-type="float">
            <text:p>0.00127768516540527</text:p>
          </table:table-cell>
          <table:table-cell/>
          <table:table-cell table:formula="of:=IF([.D46]&gt;0;1;0)" office:value-type="float" office:value="1" calcext:value-type="float">
            <text:p>1</text:p>
          </table:table-cell>
          <table:table-cell table:style-name="ce2" table:formula="of:=IF([.D46]&gt;0;[.D46]-[.B46];&quot;&quot;)" office:value-type="float" office:value="0" calcext:value-type="float">
            <text:p>0</text:p>
          </table:table-cell>
          <table:table-cell table:style-name="ce2" table:formula="of:=IF([.J46]=&quot;&quot;;&quot;&quot;;[.J46]/[.B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3-81</text:p>
          </table:table-cell>
          <table:table-cell table:number-columns-repeated="3" office:value-type="float" office:value="0.0978539804979185" calcext:value-type="float">
            <text:p>0.0978539804979185</text:p>
          </table:table-cell>
          <table:table-cell office:value-type="float" office:value="0.00086212158203125" calcext:value-type="float">
            <text:p>0.00086212158203125</text:p>
          </table:table-cell>
          <table:table-cell office:value-type="float" office:value="0.00191736221313477" calcext:value-type="float">
            <text:p>0.00191736221313477</text:p>
          </table:table-cell>
          <table:table-cell office:value-type="float" office:value="0.00343608856201172" calcext:value-type="float">
            <text:p>0.00343608856201172</text:p>
          </table:table-cell>
          <table:table-cell/>
          <table:table-cell table:formula="of:=IF([.D47]&gt;0;1;0)" office:value-type="float" office:value="1" calcext:value-type="float">
            <text:p>1</text:p>
          </table:table-cell>
          <table:table-cell table:formula="of:=IF([.D47]&gt;0;[.D47]-[.B47];&quot;&quot;)" office:value-type="float" office:value="0" calcext:value-type="float">
            <text:p>0</text:p>
          </table:table-cell>
          <table:table-cell table:formula="of:=IF([.J47]=&quot;&quot;;&quot;&quot;;[.J47]/[.B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4-10</text:p>
          </table:table-cell>
          <table:table-cell table:number-columns-repeated="3" office:value-type="float" office:value="0.0878398312374998" calcext:value-type="float">
            <text:p>0.0878398312374998</text:p>
          </table:table-cell>
          <table:table-cell office:value-type="float" office:value="0.000828742980957031" calcext:value-type="float">
            <text:p>0.000828742980957031</text:p>
          </table:table-cell>
          <table:table-cell office:value-type="float" office:value="0.00157928466796875" calcext:value-type="float">
            <text:p>0.00157928466796875</text:p>
          </table:table-cell>
          <table:table-cell office:value-type="float" office:value="0.00211930274963379" calcext:value-type="float">
            <text:p>0.00211930274963379</text:p>
          </table:table-cell>
          <table:table-cell/>
          <table:table-cell table:formula="of:=IF([.D48]&gt;0;1;0)" office:value-type="float" office:value="1" calcext:value-type="float">
            <text:p>1</text:p>
          </table:table-cell>
          <table:table-cell table:style-name="ce2" table:formula="of:=IF([.D48]&gt;0;[.D48]-[.B48];&quot;&quot;)" office:value-type="float" office:value="0" calcext:value-type="float">
            <text:p>0</text:p>
          </table:table-cell>
          <table:table-cell table:style-name="ce2" table:formula="of:=IF([.J48]=&quot;&quot;;&quot;&quot;;[.J48]/[.B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70</text:p>
          </table:table-cell>
          <table:table-cell table:number-columns-repeated="3" office:value-type="float" office:value="0.114756923405329" calcext:value-type="float">
            <text:p>0.114756923405329</text:p>
          </table:table-cell>
          <table:table-cell office:value-type="float" office:value="0.00125336647033691" calcext:value-type="float">
            <text:p>0.00125336647033691</text:p>
          </table:table-cell>
          <table:table-cell office:value-type="float" office:value="0.00193881988525391" calcext:value-type="float">
            <text:p>0.00193881988525391</text:p>
          </table:table-cell>
          <table:table-cell office:value-type="float" office:value="0.00278186798095703" calcext:value-type="float">
            <text:p>0.00278186798095703</text:p>
          </table:table-cell>
          <table:table-cell/>
          <table:table-cell table:formula="of:=IF([.D49]&gt;0;1;0)" office:value-type="float" office:value="1" calcext:value-type="float">
            <text:p>1</text:p>
          </table:table-cell>
          <table:table-cell table:formula="of:=IF([.D49]&gt;0;[.D49]-[.B49];&quot;&quot;)" office:value-type="float" office:value="0" calcext:value-type="float">
            <text:p>0</text:p>
          </table:table-cell>
          <table:table-cell table:formula="of:=IF([.J49]=&quot;&quot;;&quot;&quot;;[.J49]/[.B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-13</text:p>
          </table:table-cell>
          <table:table-cell table:number-columns-repeated="3" office:value-type="float" office:value="0.0910253135108275" calcext:value-type="float">
            <text:p>0.0910253135108275</text:p>
          </table:table-cell>
          <table:table-cell office:value-type="float" office:value="0.000727653503417969" calcext:value-type="float">
            <text:p>0.000727653503417969</text:p>
          </table:table-cell>
          <table:table-cell office:value-type="float" office:value="0.00125765800476074" calcext:value-type="float">
            <text:p>0.00125765800476074</text:p>
          </table:table-cell>
          <table:table-cell office:value-type="float" office:value="0.00164890289306641" calcext:value-type="float">
            <text:p>0.00164890289306641</text:p>
          </table:table-cell>
          <table:table-cell/>
          <table:table-cell table:formula="of:=IF([.D50]&gt;0;1;0)" office:value-type="float" office:value="1" calcext:value-type="float">
            <text:p>1</text:p>
          </table:table-cell>
          <table:table-cell table:style-name="ce2" table:formula="of:=IF([.D50]&gt;0;[.D50]-[.B50];&quot;&quot;)" office:value-type="float" office:value="0" calcext:value-type="float">
            <text:p>0</text:p>
          </table:table-cell>
          <table:table-cell table:style-name="ce2" table:formula="of:=IF([.J50]=&quot;&quot;;&quot;&quot;;[.J50]/[.B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-93</text:p>
          </table:table-cell>
          <table:table-cell table:number-columns-repeated="3" office:value-type="float" office:value="0.00225086634434435" calcext:value-type="float">
            <text:p>0.00225086634434435</text:p>
          </table:table-cell>
          <table:table-cell office:value-type="float" office:value="0.0001068115234375" calcext:value-type="float">
            <text:p>0.0001068115234375</text:p>
          </table:table-cell>
          <table:table-cell office:value-type="float" office:value="0.0000593662261962891" calcext:value-type="float">
            <text:p>5.93662261962891E-05</text:p>
          </table:table-cell>
          <table:table-cell office:value-type="float" office:value="0.000814914703369141" calcext:value-type="float">
            <text:p>0.000814914703369141</text:p>
          </table:table-cell>
          <table:table-cell/>
          <table:table-cell table:formula="of:=IF([.D51]&gt;0;1;0)" office:value-type="float" office:value="1" calcext:value-type="float">
            <text:p>1</text:p>
          </table:table-cell>
          <table:table-cell table:formula="of:=IF([.D51]&gt;0;[.D51]-[.B51];&quot;&quot;)" office:value-type="float" office:value="0" calcext:value-type="float">
            <text:p>0</text:p>
          </table:table-cell>
          <table:table-cell table:formula="of:=IF([.J51]=&quot;&quot;;&quot;&quot;;[.J51]/[.B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-76</text:p>
          </table:table-cell>
          <table:table-cell table:number-columns-repeated="3" office:value-type="float" office:value="0.12304793572328" calcext:value-type="float">
            <text:p>0.12304793572328</text:p>
          </table:table-cell>
          <table:table-cell office:value-type="float" office:value="0.001068115234375" calcext:value-type="float">
            <text:p>0.001068115234375</text:p>
          </table:table-cell>
          <table:table-cell office:value-type="float" office:value="0.00229072570800781" calcext:value-type="float">
            <text:p>0.00229072570800781</text:p>
          </table:table-cell>
          <table:table-cell office:value-type="float" office:value="0.00193452835083008" calcext:value-type="float">
            <text:p>0.00193452835083008</text:p>
          </table:table-cell>
          <table:table-cell/>
          <table:table-cell table:formula="of:=IF([.D52]&gt;0;1;0)" office:value-type="float" office:value="1" calcext:value-type="float">
            <text:p>1</text:p>
          </table:table-cell>
          <table:table-cell table:formula="of:=IF([.D52]&gt;0;[.D52]-[.B52];&quot;&quot;)" office:value-type="float" office:value="0" calcext:value-type="float">
            <text:p>0</text:p>
          </table:table-cell>
          <table:table-cell table:formula="of:=IF([.J52]=&quot;&quot;;&quot;&quot;;[.J52]/[.B5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-33</text:p>
          </table:table-cell>
          <table:table-cell table:number-columns-repeated="3" office:value-type="float" office:value="0.0848429470131457" calcext:value-type="float">
            <text:p>0.0848429470131457</text:p>
          </table:table-cell>
          <table:table-cell office:value-type="float" office:value="0.000533342361450195" calcext:value-type="float">
            <text:p>0.000533342361450195</text:p>
          </table:table-cell>
          <table:table-cell office:value-type="float" office:value="0.00151920318603516" calcext:value-type="float">
            <text:p>0.00151920318603516</text:p>
          </table:table-cell>
          <table:table-cell office:value-type="float" office:value="0.00122380256652832" calcext:value-type="float">
            <text:p>0.00122380256652832</text:p>
          </table:table-cell>
          <table:table-cell/>
          <table:table-cell table:formula="of:=IF([.D53]&gt;0;1;0)" office:value-type="float" office:value="1" calcext:value-type="float">
            <text:p>1</text:p>
          </table:table-cell>
          <table:table-cell table:formula="of:=IF([.D53]&gt;0;[.D53]-[.B53];&quot;&quot;)" office:value-type="float" office:value="0" calcext:value-type="float">
            <text:p>0</text:p>
          </table:table-cell>
          <table:table-cell table:formula="of:=IF([.J53]=&quot;&quot;;&quot;&quot;;[.J53]/[.B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5-101</text:p>
          </table:table-cell>
          <table:table-cell table:number-columns-repeated="3" office:value-type="float" office:value="0.00626717731576476" calcext:value-type="float">
            <text:p>0.00626717731576476</text:p>
          </table:table-cell>
          <table:table-cell office:value-type="float" office:value="0.000264167785644531" calcext:value-type="float">
            <text:p>0.000264167785644531</text:p>
          </table:table-cell>
          <table:table-cell office:value-type="float" office:value="0.00008392333984375" calcext:value-type="float">
            <text:p>8.392333984375E-05</text:p>
          </table:table-cell>
          <table:table-cell office:value-type="float" office:value="0.000833988189697266" calcext:value-type="float">
            <text:p>0.000833988189697266</text:p>
          </table:table-cell>
          <table:table-cell/>
          <table:table-cell table:formula="of:=IF([.D54]&gt;0;1;0)" office:value-type="float" office:value="1" calcext:value-type="float">
            <text:p>1</text:p>
          </table:table-cell>
          <table:table-cell table:formula="of:=IF([.D54]&gt;0;[.D54]-[.B54];&quot;&quot;)" office:value-type="float" office:value="0" calcext:value-type="float">
            <text:p>0</text:p>
          </table:table-cell>
          <table:table-cell table:formula="of:=IF([.J54]=&quot;&quot;;&quot;&quot;;[.J54]/[.B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8-116</text:p>
          </table:table-cell>
          <table:table-cell table:number-columns-repeated="3" office:value-type="float" office:value="0.0931443959340333" calcext:value-type="float">
            <text:p>0.0931443959340333</text:p>
          </table:table-cell>
          <table:table-cell office:value-type="float" office:value="0.000835418701171875" calcext:value-type="float">
            <text:p>0.000835418701171875</text:p>
          </table:table-cell>
          <table:table-cell office:value-type="float" office:value="0.00179004669189453" calcext:value-type="float">
            <text:p>0.00179004669189453</text:p>
          </table:table-cell>
          <table:table-cell office:value-type="float" office:value="0.00150227546691895" calcext:value-type="float">
            <text:p>0.00150227546691895</text:p>
          </table:table-cell>
          <table:table-cell/>
          <table:table-cell table:formula="of:=IF([.D55]&gt;0;1;0)" office:value-type="float" office:value="1" calcext:value-type="float">
            <text:p>1</text:p>
          </table:table-cell>
          <table:table-cell table:formula="of:=IF([.D55]&gt;0;[.D55]-[.B55];&quot;&quot;)" office:value-type="float" office:value="0" calcext:value-type="float">
            <text:p>0</text:p>
          </table:table-cell>
          <table:table-cell table:formula="of:=IF([.J55]=&quot;&quot;;&quot;&quot;;[.J55]/[.B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-30</text:p>
          </table:table-cell>
          <table:table-cell table:number-columns-repeated="3" office:value-type="float" office:value="0.0912906381677221" calcext:value-type="float">
            <text:p>0.0912906381677221</text:p>
          </table:table-cell>
          <table:table-cell office:value-type="float" office:value="0.000644445419311523" calcext:value-type="float">
            <text:p>0.000644445419311523</text:p>
          </table:table-cell>
          <table:table-cell office:value-type="float" office:value="0.00173807144165039" calcext:value-type="float">
            <text:p>0.00173807144165039</text:p>
          </table:table-cell>
          <table:table-cell office:value-type="float" office:value="0.00139403343200684" calcext:value-type="float">
            <text:p>0.00139403343200684</text:p>
          </table:table-cell>
          <table:table-cell/>
          <table:table-cell table:formula="of:=IF([.D56]&gt;0;1;0)" office:value-type="float" office:value="1" calcext:value-type="float">
            <text:p>1</text:p>
          </table:table-cell>
          <table:table-cell table:formula="of:=IF([.D56]&gt;0;[.D56]-[.B56];&quot;&quot;)" office:value-type="float" office:value="0" calcext:value-type="float">
            <text:p>0</text:p>
          </table:table-cell>
          <table:table-cell table:formula="of:=IF([.J56]=&quot;&quot;;&quot;&quot;;[.J56]/[.B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2-92</text:p>
          </table:table-cell>
          <table:table-cell table:number-columns-repeated="3" office:value-type="float" office:value="0.0996672134644073" calcext:value-type="float">
            <text:p>0.0996672134644073</text:p>
          </table:table-cell>
          <table:table-cell office:value-type="float" office:value="0.000513076782226563" calcext:value-type="float">
            <text:p>0.000513076782226563</text:p>
          </table:table-cell>
          <table:table-cell office:value-type="float" office:value="0.00103378295898438" calcext:value-type="float">
            <text:p>0.00103378295898438</text:p>
          </table:table-cell>
          <table:table-cell office:value-type="float" office:value="0.00192403793334961" calcext:value-type="float">
            <text:p>0.00192403793334961</text:p>
          </table:table-cell>
          <table:table-cell/>
          <table:table-cell table:formula="of:=IF([.D57]&gt;0;1;0)" office:value-type="float" office:value="1" calcext:value-type="float">
            <text:p>1</text:p>
          </table:table-cell>
          <table:table-cell table:formula="of:=IF([.D57]&gt;0;[.D57]-[.B57];&quot;&quot;)" office:value-type="float" office:value="0" calcext:value-type="float">
            <text:p>0</text:p>
          </table:table-cell>
          <table:table-cell table:formula="of:=IF([.J57]=&quot;&quot;;&quot;&quot;;[.J57]/[.B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1-73</text:p>
          </table:table-cell>
          <table:table-cell table:number-columns-repeated="3" office:value-type="float" office:value="0.103535530537897" calcext:value-type="float">
            <text:p>0.103535530537897</text:p>
          </table:table-cell>
          <table:table-cell office:value-type="float" office:value="0.000570297241210938" calcext:value-type="float">
            <text:p>0.000570297241210938</text:p>
          </table:table-cell>
          <table:table-cell office:value-type="float" office:value="0.00157070159912109" calcext:value-type="float">
            <text:p>0.00157070159912109</text:p>
          </table:table-cell>
          <table:table-cell office:value-type="float" office:value="0.00156545639038086" calcext:value-type="float">
            <text:p>0.00156545639038086</text:p>
          </table:table-cell>
          <table:table-cell/>
          <table:table-cell table:formula="of:=IF([.D58]&gt;0;1;0)" office:value-type="float" office:value="1" calcext:value-type="float">
            <text:p>1</text:p>
          </table:table-cell>
          <table:table-cell table:formula="of:=IF([.D58]&gt;0;[.D58]-[.B58];&quot;&quot;)" office:value-type="float" office:value="0" calcext:value-type="float">
            <text:p>0</text:p>
          </table:table-cell>
          <table:table-cell table:formula="of:=IF([.J58]=&quot;&quot;;&quot;&quot;;[.J58]/[.B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-46</text:p>
          </table:table-cell>
          <table:table-cell table:number-columns-repeated="3" office:value-type="float" office:value="0.0790388136793162" calcext:value-type="float">
            <text:p>0.0790388136793162</text:p>
          </table:table-cell>
          <table:table-cell office:value-type="float" office:value="0.00034022331237793" calcext:value-type="float">
            <text:p>0.00034022331237793</text:p>
          </table:table-cell>
          <table:table-cell office:value-type="float" office:value="0.000875949859619141" calcext:value-type="float">
            <text:p>0.000875949859619141</text:p>
          </table:table-cell>
          <table:table-cell office:value-type="float" office:value="0.00131368637084961" calcext:value-type="float">
            <text:p>0.00131368637084961</text:p>
          </table:table-cell>
          <table:table-cell/>
          <table:table-cell table:formula="of:=IF([.D59]&gt;0;1;0)" office:value-type="float" office:value="1" calcext:value-type="float">
            <text:p>1</text:p>
          </table:table-cell>
          <table:table-cell table:formula="of:=IF([.D59]&gt;0;[.D59]-[.B59];&quot;&quot;)" office:value-type="float" office:value="0" calcext:value-type="float">
            <text:p>0</text:p>
          </table:table-cell>
          <table:table-cell table:formula="of:=IF([.J59]=&quot;&quot;;&quot;&quot;;[.J59]/[.B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2-104</text:p>
          </table:table-cell>
          <table:table-cell table:number-columns-repeated="3" office:value-type="float" office:value="0.0537506680154934" calcext:value-type="float">
            <text:p>0.0537506680154934</text:p>
          </table:table-cell>
          <table:table-cell office:value-type="float" office:value="0.000540494918823242" calcext:value-type="float">
            <text:p>0.000540494918823242</text:p>
          </table:table-cell>
          <table:table-cell office:value-type="float" office:value="0.00146341323852539" calcext:value-type="float">
            <text:p>0.00146341323852539</text:p>
          </table:table-cell>
          <table:table-cell office:value-type="float" office:value="0.00160384178161621" calcext:value-type="float">
            <text:p>0.00160384178161621</text:p>
          </table:table-cell>
          <table:table-cell/>
          <table:table-cell table:formula="of:=IF([.D60]&gt;0;1;0)" office:value-type="float" office:value="1" calcext:value-type="float">
            <text:p>1</text:p>
          </table:table-cell>
          <table:table-cell table:formula="of:=IF([.D60]&gt;0;[.D60]-[.B60];&quot;&quot;)" office:value-type="float" office:value="0" calcext:value-type="float">
            <text:p>0</text:p>
          </table:table-cell>
          <table:table-cell table:formula="of:=IF([.J60]=&quot;&quot;;&quot;&quot;;[.J60]/[.B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3-10</text:p>
          </table:table-cell>
          <table:table-cell table:number-columns-repeated="3" office:value-type="float" office:value="0.0422017999934271" calcext:value-type="float">
            <text:p>0.0422017999934271</text:p>
          </table:table-cell>
          <table:table-cell office:value-type="float" office:value="0.000391244888305664" calcext:value-type="float">
            <text:p>0.000391244888305664</text:p>
          </table:table-cell>
          <table:table-cell office:value-type="float" office:value="0.000290155410766602" calcext:value-type="float">
            <text:p>0.000290155410766602</text:p>
          </table:table-cell>
          <table:table-cell office:value-type="float" office:value="0.00112247467041016" calcext:value-type="float">
            <text:p>0.00112247467041016</text:p>
          </table:table-cell>
          <table:table-cell/>
          <table:table-cell table:formula="of:=IF([.D61]&gt;0;1;0)" office:value-type="float" office:value="1" calcext:value-type="float">
            <text:p>1</text:p>
          </table:table-cell>
          <table:table-cell table:formula="of:=IF([.D61]&gt;0;[.D61]-[.B61];&quot;&quot;)" office:value-type="float" office:value="0" calcext:value-type="float">
            <text:p>0</text:p>
          </table:table-cell>
          <table:table-cell table:formula="of:=IF([.J61]=&quot;&quot;;&quot;&quot;;[.J61]/[.B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118</text:p>
          </table:table-cell>
          <table:table-cell table:number-columns-repeated="3" office:value-type="float" office:value="0.0866962505193806" calcext:value-type="float">
            <text:p>0.0866962505193806</text:p>
          </table:table-cell>
          <table:table-cell office:value-type="float" office:value="0.000798463821411133" calcext:value-type="float">
            <text:p>0.000798463821411133</text:p>
          </table:table-cell>
          <table:table-cell office:value-type="float" office:value="0.00162386894226074" calcext:value-type="float">
            <text:p>0.00162386894226074</text:p>
          </table:table-cell>
          <table:table-cell office:value-type="float" office:value="0.00144219398498535" calcext:value-type="float">
            <text:p>0.00144219398498535</text:p>
          </table:table-cell>
          <table:table-cell/>
          <table:table-cell table:formula="of:=IF([.D62]&gt;0;1;0)" office:value-type="float" office:value="1" calcext:value-type="float">
            <text:p>1</text:p>
          </table:table-cell>
          <table:table-cell table:style-name="ce2" table:formula="of:=IF([.D62]&gt;0;[.D62]-[.B62];&quot;&quot;)" office:value-type="float" office:value="0" calcext:value-type="float">
            <text:p>0</text:p>
          </table:table-cell>
          <table:table-cell table:style-name="ce2" table:formula="of:=IF([.J62]=&quot;&quot;;&quot;&quot;;[.J62]/[.B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-7</text:p>
          </table:table-cell>
          <table:table-cell table:number-columns-repeated="3" office:value-type="float" office:value="0.103689346459388" calcext:value-type="float">
            <text:p>0.103689346459388</text:p>
          </table:table-cell>
          <table:table-cell office:value-type="float" office:value="0.000938653945922852" calcext:value-type="float">
            <text:p>0.000938653945922852</text:p>
          </table:table-cell>
          <table:table-cell office:value-type="float" office:value="0.00208926200866699" calcext:value-type="float">
            <text:p>0.00208926200866699</text:p>
          </table:table-cell>
          <table:table-cell office:value-type="float" office:value="0.00163531303405762" calcext:value-type="float">
            <text:p>0.00163531303405762</text:p>
          </table:table-cell>
          <table:table-cell/>
          <table:table-cell table:formula="of:=IF([.D63]&gt;0;1;0)" office:value-type="float" office:value="1" calcext:value-type="float">
            <text:p>1</text:p>
          </table:table-cell>
          <table:table-cell table:formula="of:=IF([.D63]&gt;0;[.D63]-[.B63];&quot;&quot;)" office:value-type="float" office:value="0" calcext:value-type="float">
            <text:p>0</text:p>
          </table:table-cell>
          <table:table-cell table:formula="of:=IF([.J63]=&quot;&quot;;&quot;&quot;;[.J63]/[.B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6-67</text:p>
          </table:table-cell>
          <table:table-cell table:number-columns-repeated="3" office:value-type="float" office:value="0.0721370021535019" calcext:value-type="float">
            <text:p>0.0721370021535019</text:p>
          </table:table-cell>
          <table:table-cell office:value-type="float" office:value="0.000869512557983398" calcext:value-type="float">
            <text:p>0.000869512557983398</text:p>
          </table:table-cell>
          <table:table-cell office:value-type="float" office:value="0.00131678581237793" calcext:value-type="float">
            <text:p>0.00131678581237793</text:p>
          </table:table-cell>
          <table:table-cell office:value-type="float" office:value="0.00252628326416016" calcext:value-type="float">
            <text:p>0.00252628326416016</text:p>
          </table:table-cell>
          <table:table-cell/>
          <table:table-cell table:formula="of:=IF([.D64]&gt;0;1;0)" office:value-type="float" office:value="1" calcext:value-type="float">
            <text:p>1</text:p>
          </table:table-cell>
          <table:table-cell table:formula="of:=IF([.D64]&gt;0;[.D64]-[.B64];&quot;&quot;)" office:value-type="float" office:value="0" calcext:value-type="float">
            <text:p>0</text:p>
          </table:table-cell>
          <table:table-cell table:formula="of:=IF([.J64]=&quot;&quot;;&quot;&quot;;[.J64]/[.B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4-77</text:p>
          </table:table-cell>
          <table:table-cell table:number-columns-repeated="3" office:value-type="float" office:value="0.124094887305654" calcext:value-type="float">
            <text:p>0.124094887305654</text:p>
          </table:table-cell>
          <table:table-cell office:value-type="float" office:value="0.000562429428100586" calcext:value-type="float">
            <text:p>0.000562429428100586</text:p>
          </table:table-cell>
          <table:table-cell office:value-type="float" office:value="0.00220608711242676" calcext:value-type="float">
            <text:p>0.00220608711242676</text:p>
          </table:table-cell>
          <table:table-cell office:value-type="float" office:value="0.00146698951721191" calcext:value-type="float">
            <text:p>0.00146698951721191</text:p>
          </table:table-cell>
          <table:table-cell/>
          <table:table-cell table:formula="of:=IF([.D65]&gt;0;1;0)" office:value-type="float" office:value="1" calcext:value-type="float">
            <text:p>1</text:p>
          </table:table-cell>
          <table:table-cell table:formula="of:=IF([.D65]&gt;0;[.D65]-[.B65];&quot;&quot;)" office:value-type="float" office:value="0" calcext:value-type="float">
            <text:p>0</text:p>
          </table:table-cell>
          <table:table-cell table:formula="of:=IF([.J65]=&quot;&quot;;&quot;&quot;;[.J65]/[.B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9-21</text:p>
          </table:table-cell>
          <table:table-cell table:number-columns-repeated="3" office:value-type="float" office:value="0.0977818020729641" calcext:value-type="float">
            <text:p>0.0977818020729641</text:p>
          </table:table-cell>
          <table:table-cell office:value-type="float" office:value="0.000520229339599609" calcext:value-type="float">
            <text:p>0.000520229339599609</text:p>
          </table:table-cell>
          <table:table-cell office:value-type="float" office:value="0.00137972831726074" calcext:value-type="float">
            <text:p>0.00137972831726074</text:p>
          </table:table-cell>
          <table:table-cell office:value-type="float" office:value="0.0013282299041748" calcext:value-type="float">
            <text:p>0.0013282299041748</text:p>
          </table:table-cell>
          <table:table-cell/>
          <table:table-cell table:formula="of:=IF([.D66]&gt;0;1;0)" office:value-type="float" office:value="1" calcext:value-type="float">
            <text:p>1</text:p>
          </table:table-cell>
          <table:table-cell table:formula="of:=IF([.D66]&gt;0;[.D66]-[.B66];&quot;&quot;)" office:value-type="float" office:value="0" calcext:value-type="float">
            <text:p>0</text:p>
          </table:table-cell>
          <table:table-cell table:formula="of:=IF([.J66]=&quot;&quot;;&quot;&quot;;[.J66]/[.B6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-7</text:p>
          </table:table-cell>
          <table:table-cell table:number-columns-repeated="3" office:value-type="float" office:value="0.150404918393152" calcext:value-type="float">
            <text:p>0.150404918393152</text:p>
          </table:table-cell>
          <table:table-cell office:value-type="float" office:value="0.000837087631225586" calcext:value-type="float">
            <text:p>0.000837087631225586</text:p>
          </table:table-cell>
          <table:table-cell office:value-type="float" office:value="0.00204825401306152" calcext:value-type="float">
            <text:p>0.00204825401306152</text:p>
          </table:table-cell>
          <table:table-cell office:value-type="float" office:value="0.00346112251281738" calcext:value-type="float">
            <text:p>0.00346112251281738</text:p>
          </table:table-cell>
          <table:table-cell/>
          <table:table-cell table:formula="of:=IF([.D67]&gt;0;1;0)" office:value-type="float" office:value="1" calcext:value-type="float">
            <text:p>1</text:p>
          </table:table-cell>
          <table:table-cell table:formula="of:=IF([.D67]&gt;0;[.D67]-[.B67];&quot;&quot;)" office:value-type="float" office:value="0" calcext:value-type="float">
            <text:p>0</text:p>
          </table:table-cell>
          <table:table-cell table:formula="of:=IF([.J67]=&quot;&quot;;&quot;&quot;;[.J67]/[.B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7-14</text:p>
          </table:table-cell>
          <table:table-cell table:number-columns-repeated="3" office:value-type="float" office:value="0.0691211324192445" calcext:value-type="float">
            <text:p>0.0691211324192445</text:p>
          </table:table-cell>
          <table:table-cell office:value-type="float" office:value="0.00046229362487793" calcext:value-type="float">
            <text:p>0.00046229362487793</text:p>
          </table:table-cell>
          <table:table-cell office:value-type="float" office:value="0.00171422958374023" calcext:value-type="float">
            <text:p>0.00171422958374023</text:p>
          </table:table-cell>
          <table:table-cell office:value-type="float" office:value="0.0011591911315918" calcext:value-type="float">
            <text:p>0.0011591911315918</text:p>
          </table:table-cell>
          <table:table-cell/>
          <table:table-cell table:formula="of:=IF([.D68]&gt;0;1;0)" office:value-type="float" office:value="1" calcext:value-type="float">
            <text:p>1</text:p>
          </table:table-cell>
          <table:table-cell table:formula="of:=IF([.D68]&gt;0;[.D68]-[.B68];&quot;&quot;)" office:value-type="float" office:value="0" calcext:value-type="float">
            <text:p>0</text:p>
          </table:table-cell>
          <table:table-cell table:formula="of:=IF([.J68]=&quot;&quot;;&quot;&quot;;[.J68]/[.B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-119</text:p>
          </table:table-cell>
          <table:table-cell table:number-columns-repeated="3" office:value-type="float" office:value="0.0667055303396169" calcext:value-type="float">
            <text:p>0.0667055303396169</text:p>
          </table:table-cell>
          <table:table-cell office:value-type="float" office:value="0.000487565994262695" calcext:value-type="float">
            <text:p>0.000487565994262695</text:p>
          </table:table-cell>
          <table:table-cell office:value-type="float" office:value="0.000465869903564453" calcext:value-type="float">
            <text:p>0.000465869903564453</text:p>
          </table:table-cell>
          <table:table-cell office:value-type="float" office:value="0.00109171867370605" calcext:value-type="float">
            <text:p>0.00109171867370605</text:p>
          </table:table-cell>
          <table:table-cell/>
          <table:table-cell table:formula="of:=IF([.D69]&gt;0;1;0)" office:value-type="float" office:value="1" calcext:value-type="float">
            <text:p>1</text:p>
          </table:table-cell>
          <table:table-cell table:formula="of:=IF([.D69]&gt;0;[.D69]-[.B69];&quot;&quot;)" office:value-type="float" office:value="0" calcext:value-type="float">
            <text:p>0</text:p>
          </table:table-cell>
          <table:table-cell table:formula="of:=IF([.J69]=&quot;&quot;;&quot;&quot;;[.J69]/[.B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34</text:p>
          </table:table-cell>
          <table:table-cell table:number-columns-repeated="3" office:value-type="float" office:value="0.0946572317513745" calcext:value-type="float">
            <text:p>0.0946572317513745</text:p>
          </table:table-cell>
          <table:table-cell office:value-type="float" office:value="0.000838756561279297" calcext:value-type="float">
            <text:p>0.000838756561279297</text:p>
          </table:table-cell>
          <table:table-cell office:value-type="float" office:value="0.00176882743835449" calcext:value-type="float">
            <text:p>0.00176882743835449</text:p>
          </table:table-cell>
          <table:table-cell office:value-type="float" office:value="0.0015099048614502" calcext:value-type="float">
            <text:p>0.0015099048614502</text:p>
          </table:table-cell>
          <table:table-cell/>
          <table:table-cell table:formula="of:=IF([.D70]&gt;0;1;0)" office:value-type="float" office:value="1" calcext:value-type="float">
            <text:p>1</text:p>
          </table:table-cell>
          <table:table-cell table:formula="of:=IF([.D70]&gt;0;[.D70]-[.B70];&quot;&quot;)" office:value-type="float" office:value="0" calcext:value-type="float">
            <text:p>0</text:p>
          </table:table-cell>
          <table:table-cell table:formula="of:=IF([.J70]=&quot;&quot;;&quot;&quot;;[.J70]/[.B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14</text:p>
          </table:table-cell>
          <table:table-cell table:number-columns-repeated="3" office:value-type="float" office:value="0.0596502512273881" calcext:value-type="float">
            <text:p>0.0596502512273881</text:p>
          </table:table-cell>
          <table:table-cell office:value-type="float" office:value="0.000301361083984375" calcext:value-type="float">
            <text:p>0.000301361083984375</text:p>
          </table:table-cell>
          <table:table-cell office:value-type="float" office:value="0.000690460205078125" calcext:value-type="float">
            <text:p>0.000690460205078125</text:p>
          </table:table-cell>
          <table:table-cell office:value-type="float" office:value="0.0009307861328125" calcext:value-type="float">
            <text:p>0.0009307861328125</text:p>
          </table:table-cell>
          <table:table-cell/>
          <table:table-cell table:formula="of:=IF([.D71]&gt;0;1;0)" office:value-type="float" office:value="1" calcext:value-type="float">
            <text:p>1</text:p>
          </table:table-cell>
          <table:table-cell table:formula="of:=IF([.D71]&gt;0;[.D71]-[.B71];&quot;&quot;)" office:value-type="float" office:value="0" calcext:value-type="float">
            <text:p>0</text:p>
          </table:table-cell>
          <table:table-cell table:formula="of:=IF([.J71]=&quot;&quot;;&quot;&quot;;[.J71]/[.B7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-8</text:p>
          </table:table-cell>
          <table:table-cell table:number-columns-repeated="3" office:value-type="float" office:value="0.0755620829813611" calcext:value-type="float">
            <text:p>0.0755620829813611</text:p>
          </table:table-cell>
          <table:table-cell office:value-type="float" office:value="0.000770092010498047" calcext:value-type="float">
            <text:p>0.000770092010498047</text:p>
          </table:table-cell>
          <table:table-cell office:value-type="float" office:value="0.000740528106689453" calcext:value-type="float">
            <text:p>0.000740528106689453</text:p>
          </table:table-cell>
          <table:table-cell office:value-type="float" office:value="0.00201964378356934" calcext:value-type="float">
            <text:p>0.00201964378356934</text:p>
          </table:table-cell>
          <table:table-cell/>
          <table:table-cell table:formula="of:=IF([.D72]&gt;0;1;0)" office:value-type="float" office:value="1" calcext:value-type="float">
            <text:p>1</text:p>
          </table:table-cell>
          <table:table-cell table:formula="of:=IF([.D72]&gt;0;[.D72]-[.B72];&quot;&quot;)" office:value-type="float" office:value="0" calcext:value-type="float">
            <text:p>0</text:p>
          </table:table-cell>
          <table:table-cell table:formula="of:=IF([.J72]=&quot;&quot;;&quot;&quot;;[.J72]/[.B7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121</text:p>
          </table:table-cell>
          <table:table-cell table:number-columns-repeated="3" office:value-type="float" office:value="0.118271247345863" calcext:value-type="float">
            <text:p>0.118271247345863</text:p>
          </table:table-cell>
          <table:table-cell office:value-type="float" office:value="0.000777721405029297" calcext:value-type="float">
            <text:p>0.000777721405029297</text:p>
          </table:table-cell>
          <table:table-cell office:value-type="float" office:value="0.00145769119262695" calcext:value-type="float">
            <text:p>0.00145769119262695</text:p>
          </table:table-cell>
          <table:table-cell office:value-type="float" office:value="0.00160789489746094" calcext:value-type="float">
            <text:p>0.00160789489746094</text:p>
          </table:table-cell>
          <table:table-cell/>
          <table:table-cell table:formula="of:=IF([.D73]&gt;0;1;0)" office:value-type="float" office:value="1" calcext:value-type="float">
            <text:p>1</text:p>
          </table:table-cell>
          <table:table-cell table:formula="of:=IF([.D73]&gt;0;[.D73]-[.B73];&quot;&quot;)" office:value-type="float" office:value="0" calcext:value-type="float">
            <text:p>0</text:p>
          </table:table-cell>
          <table:table-cell table:formula="of:=IF([.J73]=&quot;&quot;;&quot;&quot;;[.J73]/[.B7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-94</text:p>
          </table:table-cell>
          <table:table-cell table:number-columns-repeated="3" office:value-type="float" office:value="0.0828846910432161" calcext:value-type="float">
            <text:p>0.0828846910432161</text:p>
          </table:table-cell>
          <table:table-cell office:value-type="float" office:value="0.000381231307983398" calcext:value-type="float">
            <text:p>0.000381231307983398</text:p>
          </table:table-cell>
          <table:table-cell office:value-type="float" office:value="0.00173830986022949" calcext:value-type="float">
            <text:p>0.00173830986022949</text:p>
          </table:table-cell>
          <table:table-cell office:value-type="float" office:value="0.00136756896972656" calcext:value-type="float">
            <text:p>0.00136756896972656</text:p>
          </table:table-cell>
          <table:table-cell/>
          <table:table-cell table:formula="of:=IF([.D74]&gt;0;1;0)" office:value-type="float" office:value="1" calcext:value-type="float">
            <text:p>1</text:p>
          </table:table-cell>
          <table:table-cell table:formula="of:=IF([.D74]&gt;0;[.D74]-[.B74];&quot;&quot;)" office:value-type="float" office:value="0" calcext:value-type="float">
            <text:p>0</text:p>
          </table:table-cell>
          <table:table-cell table:formula="of:=IF([.J74]=&quot;&quot;;&quot;&quot;;[.J74]/[.B7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-44</text:p>
          </table:table-cell>
          <table:table-cell table:number-columns-repeated="3" office:value-type="float" office:value="0.0725756115842027" calcext:value-type="float">
            <text:p>0.0725756115842027</text:p>
          </table:table-cell>
          <table:table-cell office:value-type="float" office:value="0.000583887100219727" calcext:value-type="float">
            <text:p>0.000583887100219727</text:p>
          </table:table-cell>
          <table:table-cell office:value-type="float" office:value="0.000628232955932617" calcext:value-type="float">
            <text:p>0.000628232955932617</text:p>
          </table:table-cell>
          <table:table-cell office:value-type="float" office:value="0.00212311744689941" calcext:value-type="float">
            <text:p>0.00212311744689941</text:p>
          </table:table-cell>
          <table:table-cell/>
          <table:table-cell table:formula="of:=IF([.D75]&gt;0;1;0)" office:value-type="float" office:value="1" calcext:value-type="float">
            <text:p>1</text:p>
          </table:table-cell>
          <table:table-cell table:formula="of:=IF([.D75]&gt;0;[.D75]-[.B75];&quot;&quot;)" office:value-type="float" office:value="0" calcext:value-type="float">
            <text:p>0</text:p>
          </table:table-cell>
          <table:table-cell table:formula="of:=IF([.J75]=&quot;&quot;;&quot;&quot;;[.J75]/[.B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-70</text:p>
          </table:table-cell>
          <table:table-cell table:number-columns-repeated="3" office:value-type="float" office:value="0.0849800155133081" calcext:value-type="float">
            <text:p>0.0849800155133081</text:p>
          </table:table-cell>
          <table:table-cell office:value-type="float" office:value="0.000615119934082031" calcext:value-type="float">
            <text:p>0.000615119934082031</text:p>
          </table:table-cell>
          <table:table-cell office:value-type="float" office:value="0.00161981582641602" calcext:value-type="float">
            <text:p>0.00161981582641602</text:p>
          </table:table-cell>
          <table:table-cell office:value-type="float" office:value="0.00151252746582031" calcext:value-type="float">
            <text:p>0.00151252746582031</text:p>
          </table:table-cell>
          <table:table-cell/>
          <table:table-cell table:formula="of:=IF([.D76]&gt;0;1;0)" office:value-type="float" office:value="1" calcext:value-type="float">
            <text:p>1</text:p>
          </table:table-cell>
          <table:table-cell table:formula="of:=IF([.D76]&gt;0;[.D76]-[.B76];&quot;&quot;)" office:value-type="float" office:value="0" calcext:value-type="float">
            <text:p>0</text:p>
          </table:table-cell>
          <table:table-cell table:formula="of:=IF([.J76]=&quot;&quot;;&quot;&quot;;[.J76]/[.B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4-114</text:p>
          </table:table-cell>
          <table:table-cell table:number-columns-repeated="3" office:value-type="float" office:value="0.111402816210602" calcext:value-type="float">
            <text:p>0.111402816210602</text:p>
          </table:table-cell>
          <table:table-cell office:value-type="float" office:value="0.000670909881591797" calcext:value-type="float">
            <text:p>0.000670909881591797</text:p>
          </table:table-cell>
          <table:table-cell office:value-type="float" office:value="0.00207233428955078" calcext:value-type="float">
            <text:p>0.00207233428955078</text:p>
          </table:table-cell>
          <table:table-cell office:value-type="float" office:value="0.00174999237060547" calcext:value-type="float">
            <text:p>0.00174999237060547</text:p>
          </table:table-cell>
          <table:table-cell/>
          <table:table-cell table:formula="of:=IF([.D77]&gt;0;1;0)" office:value-type="float" office:value="1" calcext:value-type="float">
            <text:p>1</text:p>
          </table:table-cell>
          <table:table-cell table:formula="of:=IF([.D77]&gt;0;[.D77]-[.B77];&quot;&quot;)" office:value-type="float" office:value="0" calcext:value-type="float">
            <text:p>0</text:p>
          </table:table-cell>
          <table:table-cell table:formula="of:=IF([.J77]=&quot;&quot;;&quot;&quot;;[.J77]/[.B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3-104</text:p>
          </table:table-cell>
          <table:table-cell table:number-columns-repeated="3" office:value-type="float" office:value="0.0925070093218378" calcext:value-type="float">
            <text:p>0.0925070093218378</text:p>
          </table:table-cell>
          <table:table-cell office:value-type="float" office:value="0.00109386444091797" calcext:value-type="float">
            <text:p>0.00109386444091797</text:p>
          </table:table-cell>
          <table:table-cell office:value-type="float" office:value="0.00175809860229492" calcext:value-type="float">
            <text:p>0.00175809860229492</text:p>
          </table:table-cell>
          <table:table-cell office:value-type="float" office:value="0.00195550918579102" calcext:value-type="float">
            <text:p>0.00195550918579102</text:p>
          </table:table-cell>
          <table:table-cell/>
          <table:table-cell table:formula="of:=IF([.D78]&gt;0;1;0)" office:value-type="float" office:value="1" calcext:value-type="float">
            <text:p>1</text:p>
          </table:table-cell>
          <table:table-cell table:formula="of:=IF([.D78]&gt;0;[.D78]-[.B78];&quot;&quot;)" office:value-type="float" office:value="0" calcext:value-type="float">
            <text:p>0</text:p>
          </table:table-cell>
          <table:table-cell table:formula="of:=IF([.J78]=&quot;&quot;;&quot;&quot;;[.J78]/[.B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9-15</text:p>
          </table:table-cell>
          <table:table-cell table:number-columns-repeated="3" office:value-type="float" office:value="0.0751072528179491" calcext:value-type="float">
            <text:p>0.0751072528179491</text:p>
          </table:table-cell>
          <table:table-cell office:value-type="float" office:value="0.000497579574584961" calcext:value-type="float">
            <text:p>0.000497579574584961</text:p>
          </table:table-cell>
          <table:table-cell office:value-type="float" office:value="0.000509500503540039" calcext:value-type="float">
            <text:p>0.000509500503540039</text:p>
          </table:table-cell>
          <table:table-cell office:value-type="float" office:value="0.00121521949768066" calcext:value-type="float">
            <text:p>0.00121521949768066</text:p>
          </table:table-cell>
          <table:table-cell/>
          <table:table-cell table:formula="of:=IF([.D79]&gt;0;1;0)" office:value-type="float" office:value="1" calcext:value-type="float">
            <text:p>1</text:p>
          </table:table-cell>
          <table:table-cell table:formula="of:=IF([.D79]&gt;0;[.D79]-[.B79];&quot;&quot;)" office:value-type="float" office:value="0" calcext:value-type="float">
            <text:p>0</text:p>
          </table:table-cell>
          <table:table-cell table:formula="of:=IF([.J79]=&quot;&quot;;&quot;&quot;;[.J79]/[.B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-66</text:p>
          </table:table-cell>
          <table:table-cell table:number-columns-repeated="3" office:value-type="float" office:value="0.140287221903379" calcext:value-type="float">
            <text:p>0.140287221903379</text:p>
          </table:table-cell>
          <table:table-cell office:value-type="float" office:value="0.000971555709838867" calcext:value-type="float">
            <text:p>0.000971555709838867</text:p>
          </table:table-cell>
          <table:table-cell office:value-type="float" office:value="0.00252413749694824" calcext:value-type="float">
            <text:p>0.00252413749694824</text:p>
          </table:table-cell>
          <table:table-cell office:value-type="float" office:value="0.00209975242614746" calcext:value-type="float">
            <text:p>0.00209975242614746</text:p>
          </table:table-cell>
          <table:table-cell/>
          <table:table-cell table:formula="of:=IF([.D80]&gt;0;1;0)" office:value-type="float" office:value="1" calcext:value-type="float">
            <text:p>1</text:p>
          </table:table-cell>
          <table:table-cell table:formula="of:=IF([.D80]&gt;0;[.D80]-[.B80];&quot;&quot;)" office:value-type="float" office:value="0" calcext:value-type="float">
            <text:p>0</text:p>
          </table:table-cell>
          <table:table-cell table:formula="of:=IF([.J80]=&quot;&quot;;&quot;&quot;;[.J80]/[.B8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-90</text:p>
          </table:table-cell>
          <table:table-cell table:number-columns-repeated="3" office:value-type="float" office:value="0.046939913870104" calcext:value-type="float">
            <text:p>0.046939913870104</text:p>
          </table:table-cell>
          <table:table-cell office:value-type="float" office:value="0.000389337539672852" calcext:value-type="float">
            <text:p>0.000389337539672852</text:p>
          </table:table-cell>
          <table:table-cell office:value-type="float" office:value="0.000452756881713867" calcext:value-type="float">
            <text:p>0.000452756881713867</text:p>
          </table:table-cell>
          <table:table-cell office:value-type="float" office:value="0.00182986259460449" calcext:value-type="float">
            <text:p>0.00182986259460449</text:p>
          </table:table-cell>
          <table:table-cell/>
          <table:table-cell table:formula="of:=IF([.D81]&gt;0;1;0)" office:value-type="float" office:value="1" calcext:value-type="float">
            <text:p>1</text:p>
          </table:table-cell>
          <table:table-cell table:formula="of:=IF([.D81]&gt;0;[.D81]-[.B81];&quot;&quot;)" office:value-type="float" office:value="0" calcext:value-type="float">
            <text:p>0</text:p>
          </table:table-cell>
          <table:table-cell table:formula="of:=IF([.J81]=&quot;&quot;;&quot;&quot;;[.J81]/[.B8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-74</text:p>
          </table:table-cell>
          <table:table-cell table:number-columns-repeated="3" office:value-type="float" office:value="0.0789628270837889" calcext:value-type="float">
            <text:p>0.0789628270837889</text:p>
          </table:table-cell>
          <table:table-cell office:value-type="float" office:value="0.000754117965698242" calcext:value-type="float">
            <text:p>0.000754117965698242</text:p>
          </table:table-cell>
          <table:table-cell office:value-type="float" office:value="0.00173330307006836" calcext:value-type="float">
            <text:p>0.00173330307006836</text:p>
          </table:table-cell>
          <table:table-cell office:value-type="float" office:value="0.00147461891174316" calcext:value-type="float">
            <text:p>0.00147461891174316</text:p>
          </table:table-cell>
          <table:table-cell/>
          <table:table-cell table:formula="of:=IF([.D82]&gt;0;1;0)" office:value-type="float" office:value="1" calcext:value-type="float">
            <text:p>1</text:p>
          </table:table-cell>
          <table:table-cell table:style-name="ce2" table:formula="of:=IF([.D82]&gt;0;[.D82]-[.B82];&quot;&quot;)" office:value-type="float" office:value="0" calcext:value-type="float">
            <text:p>0</text:p>
          </table:table-cell>
          <table:table-cell table:style-name="ce2" table:formula="of:=IF([.J82]=&quot;&quot;;&quot;&quot;;[.J82]/[.B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11</text:p>
          </table:table-cell>
          <table:table-cell table:number-columns-repeated="3" office:value-type="float" office:value="0.0586940223060594" calcext:value-type="float">
            <text:p>0.0586940223060594</text:p>
          </table:table-cell>
          <table:table-cell office:value-type="float" office:value="0.000538825988769531" calcext:value-type="float">
            <text:p>0.000538825988769531</text:p>
          </table:table-cell>
          <table:table-cell office:value-type="float" office:value="0.000919103622436523" calcext:value-type="float">
            <text:p>0.000919103622436523</text:p>
          </table:table-cell>
          <table:table-cell office:value-type="float" office:value="0.00110125541687012" calcext:value-type="float">
            <text:p>0.00110125541687012</text:p>
          </table:table-cell>
          <table:table-cell/>
          <table:table-cell table:formula="of:=IF([.D83]&gt;0;1;0)" office:value-type="float" office:value="1" calcext:value-type="float">
            <text:p>1</text:p>
          </table:table-cell>
          <table:table-cell table:formula="of:=IF([.D83]&gt;0;[.D83]-[.B83];&quot;&quot;)" office:value-type="float" office:value="0" calcext:value-type="float">
            <text:p>0</text:p>
          </table:table-cell>
          <table:table-cell table:formula="of:=IF([.J83]=&quot;&quot;;&quot;&quot;;[.J83]/[.B8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3-2</text:p>
          </table:table-cell>
          <table:table-cell table:number-columns-repeated="3" office:value-type="float" office:value="0.048755156934101" calcext:value-type="float">
            <text:p>0.048755156934101</text:p>
          </table:table-cell>
          <table:table-cell office:value-type="float" office:value="0.000168323516845703" calcext:value-type="float">
            <text:p>0.000168323516845703</text:p>
          </table:table-cell>
          <table:table-cell office:value-type="float" office:value="0.000437021255493164" calcext:value-type="float">
            <text:p>0.000437021255493164</text:p>
          </table:table-cell>
          <table:table-cell office:value-type="float" office:value="0.000794410705566406" calcext:value-type="float">
            <text:p>0.000794410705566406</text:p>
          </table:table-cell>
          <table:table-cell/>
          <table:table-cell table:formula="of:=IF([.D84]&gt;0;1;0)" office:value-type="float" office:value="1" calcext:value-type="float">
            <text:p>1</text:p>
          </table:table-cell>
          <table:table-cell table:formula="of:=IF([.D84]&gt;0;[.D84]-[.B84];&quot;&quot;)" office:value-type="float" office:value="0" calcext:value-type="float">
            <text:p>0</text:p>
          </table:table-cell>
          <table:table-cell table:formula="of:=IF([.J84]=&quot;&quot;;&quot;&quot;;[.J84]/[.B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-8</text:p>
          </table:table-cell>
          <table:table-cell table:number-columns-repeated="3" office:value-type="float" office:value="0.0791890195494569" calcext:value-type="float">
            <text:p>0.0791890195494569</text:p>
          </table:table-cell>
          <table:table-cell office:value-type="float" office:value="0.000801563262939453" calcext:value-type="float">
            <text:p>0.000801563262939453</text:p>
          </table:table-cell>
          <table:table-cell office:value-type="float" office:value="0.00155782699584961" calcext:value-type="float">
            <text:p>0.00155782699584961</text:p>
          </table:table-cell>
          <table:table-cell office:value-type="float" office:value="0.00155282020568848" calcext:value-type="float">
            <text:p>0.00155282020568848</text:p>
          </table:table-cell>
          <table:table-cell/>
          <table:table-cell table:formula="of:=IF([.D85]&gt;0;1;0)" office:value-type="float" office:value="1" calcext:value-type="float">
            <text:p>1</text:p>
          </table:table-cell>
          <table:table-cell table:formula="of:=IF([.D85]&gt;0;[.D85]-[.B85];&quot;&quot;)" office:value-type="float" office:value="0" calcext:value-type="float">
            <text:p>0</text:p>
          </table:table-cell>
          <table:table-cell table:formula="of:=IF([.J85]=&quot;&quot;;&quot;&quot;;[.J85]/[.B8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-67</text:p>
          </table:table-cell>
          <table:table-cell table:number-columns-repeated="3" office:value-type="float" office:value="0.105736735435928" calcext:value-type="float">
            <text:p>0.105736735435928</text:p>
          </table:table-cell>
          <table:table-cell office:value-type="float" office:value="0.000989198684692383" calcext:value-type="float">
            <text:p>0.000989198684692383</text:p>
          </table:table-cell>
          <table:table-cell office:value-type="float" office:value="0.00134420394897461" calcext:value-type="float">
            <text:p>0.00134420394897461</text:p>
          </table:table-cell>
          <table:table-cell office:value-type="float" office:value="0.0014345645904541" calcext:value-type="float">
            <text:p>0.0014345645904541</text:p>
          </table:table-cell>
          <table:table-cell/>
          <table:table-cell table:formula="of:=IF([.D86]&gt;0;1;0)" office:value-type="float" office:value="1" calcext:value-type="float">
            <text:p>1</text:p>
          </table:table-cell>
          <table:table-cell table:formula="of:=IF([.D86]&gt;0;[.D86]-[.B86];&quot;&quot;)" office:value-type="float" office:value="0" calcext:value-type="float">
            <text:p>0</text:p>
          </table:table-cell>
          <table:table-cell table:formula="of:=IF([.J86]=&quot;&quot;;&quot;&quot;;[.J86]/[.B8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5-13</text:p>
          </table:table-cell>
          <table:table-cell table:number-columns-repeated="3" office:value-type="float" office:value="0.0129253995365665" calcext:value-type="float">
            <text:p>0.0129253995365665</text:p>
          </table:table-cell>
          <table:table-cell office:value-type="float" office:value="0.000158786773681641" calcext:value-type="float">
            <text:p>0.000158786773681641</text:p>
          </table:table-cell>
          <table:table-cell office:value-type="float" office:value="0.000181198120117188" calcext:value-type="float">
            <text:p>0.000181198120117188</text:p>
          </table:table-cell>
          <table:table-cell office:value-type="float" office:value="0.00130677223205566" calcext:value-type="float">
            <text:p>0.00130677223205566</text:p>
          </table:table-cell>
          <table:table-cell/>
          <table:table-cell table:formula="of:=IF([.D87]&gt;0;1;0)" office:value-type="float" office:value="1" calcext:value-type="float">
            <text:p>1</text:p>
          </table:table-cell>
          <table:table-cell table:formula="of:=IF([.D87]&gt;0;[.D87]-[.B87];&quot;&quot;)" office:value-type="float" office:value="0" calcext:value-type="float">
            <text:p>0</text:p>
          </table:table-cell>
          <table:table-cell table:formula="of:=IF([.J87]=&quot;&quot;;&quot;&quot;;[.J87]/[.B8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15</text:p>
          </table:table-cell>
          <table:table-cell table:number-columns-repeated="3" office:value-type="float" office:value="0.0398391596908814" calcext:value-type="float">
            <text:p>0.0398391596908814</text:p>
          </table:table-cell>
          <table:table-cell office:value-type="float" office:value="0.000733137130737305" calcext:value-type="float">
            <text:p>0.000733137130737305</text:p>
          </table:table-cell>
          <table:table-cell office:value-type="float" office:value="0.000295877456665039" calcext:value-type="float">
            <text:p>0.000295877456665039</text:p>
          </table:table-cell>
          <table:table-cell office:value-type="float" office:value="0.00120735168457031" calcext:value-type="float">
            <text:p>0.00120735168457031</text:p>
          </table:table-cell>
          <table:table-cell/>
          <table:table-cell table:formula="of:=IF([.D88]&gt;0;1;0)" office:value-type="float" office:value="1" calcext:value-type="float">
            <text:p>1</text:p>
          </table:table-cell>
          <table:table-cell table:formula="of:=IF([.D88]&gt;0;[.D88]-[.B88];&quot;&quot;)" office:value-type="float" office:value="0" calcext:value-type="float">
            <text:p>0</text:p>
          </table:table-cell>
          <table:table-cell table:formula="of:=IF([.J88]=&quot;&quot;;&quot;&quot;;[.J88]/[.B8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-66</text:p>
          </table:table-cell>
          <table:table-cell table:number-columns-repeated="3" office:value-type="float" office:value="0.12414970084545" calcext:value-type="float">
            <text:p>0.12414970084545</text:p>
          </table:table-cell>
          <table:table-cell office:value-type="float" office:value="0.000430822372436523" calcext:value-type="float">
            <text:p>0.000430822372436523</text:p>
          </table:table-cell>
          <table:table-cell office:value-type="float" office:value="0.00205397605895996" calcext:value-type="float">
            <text:p>0.00205397605895996</text:p>
          </table:table-cell>
          <table:table-cell office:value-type="float" office:value="0.00117802619934082" calcext:value-type="float">
            <text:p>0.00117802619934082</text:p>
          </table:table-cell>
          <table:table-cell/>
          <table:table-cell table:formula="of:=IF([.D89]&gt;0;1;0)" office:value-type="float" office:value="1" calcext:value-type="float">
            <text:p>1</text:p>
          </table:table-cell>
          <table:table-cell table:formula="of:=IF([.D89]&gt;0;[.D89]-[.B89];&quot;&quot;)" office:value-type="float" office:value="0" calcext:value-type="float">
            <text:p>0</text:p>
          </table:table-cell>
          <table:table-cell table:formula="of:=IF([.J89]=&quot;&quot;;&quot;&quot;;[.J89]/[.B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110</text:p>
          </table:table-cell>
          <table:table-cell table:number-columns-repeated="3" office:value-type="float" office:value="0.0726087923962432" calcext:value-type="float">
            <text:p>0.0726087923962432</text:p>
          </table:table-cell>
          <table:table-cell office:value-type="float" office:value="0.000786304473876953" calcext:value-type="float">
            <text:p>0.000786304473876953</text:p>
          </table:table-cell>
          <table:table-cell office:value-type="float" office:value="0.00121259689331055" calcext:value-type="float">
            <text:p>0.00121259689331055</text:p>
          </table:table-cell>
          <table:table-cell office:value-type="float" office:value="0.00142884254455566" calcext:value-type="float">
            <text:p>0.00142884254455566</text:p>
          </table:table-cell>
          <table:table-cell/>
          <table:table-cell table:formula="of:=IF([.D90]&gt;0;1;0)" office:value-type="float" office:value="1" calcext:value-type="float">
            <text:p>1</text:p>
          </table:table-cell>
          <table:table-cell table:formula="of:=IF([.D90]&gt;0;[.D90]-[.B90];&quot;&quot;)" office:value-type="float" office:value="0" calcext:value-type="float">
            <text:p>0</text:p>
          </table:table-cell>
          <table:table-cell table:formula="of:=IF([.J90]=&quot;&quot;;&quot;&quot;;[.J90]/[.B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-83</text:p>
          </table:table-cell>
          <table:table-cell table:number-columns-repeated="3" office:value-type="float" office:value="0.100177359521281" calcext:value-type="float">
            <text:p>0.100177359521281</text:p>
          </table:table-cell>
          <table:table-cell office:value-type="float" office:value="0.000581264495849609" calcext:value-type="float">
            <text:p>0.000581264495849609</text:p>
          </table:table-cell>
          <table:table-cell office:value-type="float" office:value="0.0019066333770752" calcext:value-type="float">
            <text:p>0.0019066333770752</text:p>
          </table:table-cell>
          <table:table-cell office:value-type="float" office:value="0.00118064880371094" calcext:value-type="float">
            <text:p>0.00118064880371094</text:p>
          </table:table-cell>
          <table:table-cell/>
          <table:table-cell table:formula="of:=IF([.D91]&gt;0;1;0)" office:value-type="float" office:value="1" calcext:value-type="float">
            <text:p>1</text:p>
          </table:table-cell>
          <table:table-cell table:formula="of:=IF([.D91]&gt;0;[.D91]-[.B91];&quot;&quot;)" office:value-type="float" office:value="0" calcext:value-type="float">
            <text:p>0</text:p>
          </table:table-cell>
          <table:table-cell table:formula="of:=IF([.J91]=&quot;&quot;;&quot;&quot;;[.J91]/[.B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-90</text:p>
          </table:table-cell>
          <table:table-cell table:number-columns-repeated="3" office:value-type="float" office:value="0.0552987734730123" calcext:value-type="float">
            <text:p>0.0552987734730123</text:p>
          </table:table-cell>
          <table:table-cell office:value-type="float" office:value="0.000378608703613281" calcext:value-type="float">
            <text:p>0.000378608703613281</text:p>
          </table:table-cell>
          <table:table-cell office:value-type="float" office:value="0.000524044036865234" calcext:value-type="float">
            <text:p>0.000524044036865234</text:p>
          </table:table-cell>
          <table:table-cell office:value-type="float" office:value="0.00118470191955566" calcext:value-type="float">
            <text:p>0.00118470191955566</text:p>
          </table:table-cell>
          <table:table-cell/>
          <table:table-cell table:formula="of:=IF([.D92]&gt;0;1;0)" office:value-type="float" office:value="1" calcext:value-type="float">
            <text:p>1</text:p>
          </table:table-cell>
          <table:table-cell table:formula="of:=IF([.D92]&gt;0;[.D92]-[.B92];&quot;&quot;)" office:value-type="float" office:value="0" calcext:value-type="float">
            <text:p>0</text:p>
          </table:table-cell>
          <table:table-cell table:formula="of:=IF([.J92]=&quot;&quot;;&quot;&quot;;[.J92]/[.B9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4-89</text:p>
          </table:table-cell>
          <table:table-cell table:number-columns-repeated="3" office:value-type="float" office:value="0.0360538195920528" calcext:value-type="float">
            <text:p>0.0360538195920528</text:p>
          </table:table-cell>
          <table:table-cell office:value-type="float" office:value="0.00017237663269043" calcext:value-type="float">
            <text:p>0.00017237663269043</text:p>
          </table:table-cell>
          <table:table-cell office:value-type="float" office:value="0.000342607498168945" calcext:value-type="float">
            <text:p>0.000342607498168945</text:p>
          </table:table-cell>
          <table:table-cell office:value-type="float" office:value="0.000841617584228516" calcext:value-type="float">
            <text:p>0.000841617584228516</text:p>
          </table:table-cell>
          <table:table-cell/>
          <table:table-cell table:formula="of:=IF([.D93]&gt;0;1;0)" office:value-type="float" office:value="1" calcext:value-type="float">
            <text:p>1</text:p>
          </table:table-cell>
          <table:table-cell table:formula="of:=IF([.D93]&gt;0;[.D93]-[.B93];&quot;&quot;)" office:value-type="float" office:value="0" calcext:value-type="float">
            <text:p>0</text:p>
          </table:table-cell>
          <table:table-cell table:formula="of:=IF([.J93]=&quot;&quot;;&quot;&quot;;[.J93]/[.B9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7-88</text:p>
          </table:table-cell>
          <table:table-cell table:number-columns-repeated="3" office:value-type="float" office:value="0.102543912575559" calcext:value-type="float">
            <text:p>0.102543912575559</text:p>
          </table:table-cell>
          <table:table-cell office:value-type="float" office:value="0.000833988189697266" calcext:value-type="float">
            <text:p>0.000833988189697266</text:p>
          </table:table-cell>
          <table:table-cell office:value-type="float" office:value="0.00113844871520996" calcext:value-type="float">
            <text:p>0.00113844871520996</text:p>
          </table:table-cell>
          <table:table-cell office:value-type="float" office:value="0.00150418281555176" calcext:value-type="float">
            <text:p>0.00150418281555176</text:p>
          </table:table-cell>
          <table:table-cell/>
          <table:table-cell table:formula="of:=IF([.D94]&gt;0;1;0)" office:value-type="float" office:value="1" calcext:value-type="float">
            <text:p>1</text:p>
          </table:table-cell>
          <table:table-cell table:formula="of:=IF([.D94]&gt;0;[.D94]-[.B94];&quot;&quot;)" office:value-type="float" office:value="0" calcext:value-type="float">
            <text:p>0</text:p>
          </table:table-cell>
          <table:table-cell table:formula="of:=IF([.J94]=&quot;&quot;;&quot;&quot;;[.J94]/[.B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8-49</text:p>
          </table:table-cell>
          <table:table-cell table:number-columns-repeated="3" office:value-type="float" office:value="0.0599509305603471" calcext:value-type="float">
            <text:p>0.0599509305603471</text:p>
          </table:table-cell>
          <table:table-cell office:value-type="float" office:value="0.000737190246582031" calcext:value-type="float">
            <text:p>0.000737190246582031</text:p>
          </table:table-cell>
          <table:table-cell office:value-type="float" office:value="0.000723123550415039" calcext:value-type="float">
            <text:p>0.000723123550415039</text:p>
          </table:table-cell>
          <table:table-cell office:value-type="float" office:value="0.0023500919342041" calcext:value-type="float">
            <text:p>0.0023500919342041</text:p>
          </table:table-cell>
          <table:table-cell/>
          <table:table-cell table:formula="of:=IF([.D95]&gt;0;1;0)" office:value-type="float" office:value="1" calcext:value-type="float">
            <text:p>1</text:p>
          </table:table-cell>
          <table:table-cell table:style-name="ce2" table:formula="of:=IF([.D95]&gt;0;[.D95]-[.B95];&quot;&quot;)" office:value-type="float" office:value="0" calcext:value-type="float">
            <text:p>0</text:p>
          </table:table-cell>
          <table:table-cell table:style-name="ce2" table:formula="of:=IF([.J95]=&quot;&quot;;&quot;&quot;;[.J95]/[.B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8-112</text:p>
          </table:table-cell>
          <table:table-cell table:number-columns-repeated="3" office:value-type="float" office:value="0.0850172148280568" calcext:value-type="float">
            <text:p>0.0850172148280568</text:p>
          </table:table-cell>
          <table:table-cell office:value-type="float" office:value="0.00156283378601074" calcext:value-type="float">
            <text:p>0.00156283378601074</text:p>
          </table:table-cell>
          <table:table-cell office:value-type="float" office:value="0.00112485885620117" calcext:value-type="float">
            <text:p>0.00112485885620117</text:p>
          </table:table-cell>
          <table:table-cell office:value-type="float" office:value="0.00211906433105469" calcext:value-type="float">
            <text:p>0.00211906433105469</text:p>
          </table:table-cell>
          <table:table-cell/>
          <table:table-cell table:formula="of:=IF([.D96]&gt;0;1;0)" office:value-type="float" office:value="1" calcext:value-type="float">
            <text:p>1</text:p>
          </table:table-cell>
          <table:table-cell table:formula="of:=IF([.D96]&gt;0;[.D96]-[.B96];&quot;&quot;)" office:value-type="float" office:value="0" calcext:value-type="float">
            <text:p>0</text:p>
          </table:table-cell>
          <table:table-cell table:formula="of:=IF([.J96]=&quot;&quot;;&quot;&quot;;[.J96]/[.B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-16</text:p>
          </table:table-cell>
          <table:table-cell table:number-columns-repeated="3" office:value-type="float" office:value="0.0856312935703291" calcext:value-type="float">
            <text:p>0.0856312935703291</text:p>
          </table:table-cell>
          <table:table-cell office:value-type="float" office:value="0.000506162643432617" calcext:value-type="float">
            <text:p>0.000506162643432617</text:p>
          </table:table-cell>
          <table:table-cell office:value-type="float" office:value="0.00101423263549805" calcext:value-type="float">
            <text:p>0.00101423263549805</text:p>
          </table:table-cell>
          <table:table-cell office:value-type="float" office:value="0.00110793113708496" calcext:value-type="float">
            <text:p>0.00110793113708496</text:p>
          </table:table-cell>
          <table:table-cell/>
          <table:table-cell table:formula="of:=IF([.D97]&gt;0;1;0)" office:value-type="float" office:value="1" calcext:value-type="float">
            <text:p>1</text:p>
          </table:table-cell>
          <table:table-cell table:formula="of:=IF([.D97]&gt;0;[.D97]-[.B97];&quot;&quot;)" office:value-type="float" office:value="0" calcext:value-type="float">
            <text:p>0</text:p>
          </table:table-cell>
          <table:table-cell table:formula="of:=IF([.J97]=&quot;&quot;;&quot;&quot;;[.J97]/[.B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0-12</text:p>
          </table:table-cell>
          <table:table-cell table:number-columns-repeated="3" office:value-type="float" office:value="0.0499231317866863" calcext:value-type="float">
            <text:p>0.0499231317866863</text:p>
          </table:table-cell>
          <table:table-cell office:value-type="float" office:value="0.000774383544921875" calcext:value-type="float">
            <text:p>0.000774383544921875</text:p>
          </table:table-cell>
          <table:table-cell office:value-type="float" office:value="0.000380992889404297" calcext:value-type="float">
            <text:p>0.000380992889404297</text:p>
          </table:table-cell>
          <table:table-cell office:value-type="float" office:value="0.00214076042175293" calcext:value-type="float">
            <text:p>0.00214076042175293</text:p>
          </table:table-cell>
          <table:table-cell/>
          <table:table-cell table:formula="of:=IF([.D98]&gt;0;1;0)" office:value-type="float" office:value="1" calcext:value-type="float">
            <text:p>1</text:p>
          </table:table-cell>
          <table:table-cell table:formula="of:=IF([.D98]&gt;0;[.D98]-[.B98];&quot;&quot;)" office:value-type="float" office:value="0" calcext:value-type="float">
            <text:p>0</text:p>
          </table:table-cell>
          <table:table-cell table:formula="of:=IF([.J98]=&quot;&quot;;&quot;&quot;;[.J98]/[.B9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-76</text:p>
          </table:table-cell>
          <table:table-cell table:number-columns-repeated="3" office:value-type="float" office:value="0.0851498445852504" calcext:value-type="float">
            <text:p>0.0851498445852504</text:p>
          </table:table-cell>
          <table:table-cell office:value-type="float" office:value="0.000705480575561523" calcext:value-type="float">
            <text:p>0.000705480575561523</text:p>
          </table:table-cell>
          <table:table-cell office:value-type="float" office:value="0.00162124633789063" calcext:value-type="float">
            <text:p>0.00162124633789063</text:p>
          </table:table-cell>
          <table:table-cell office:value-type="float" office:value="0.00151443481445313" calcext:value-type="float">
            <text:p>0.00151443481445313</text:p>
          </table:table-cell>
          <table:table-cell/>
          <table:table-cell table:formula="of:=IF([.D99]&gt;0;1;0)" office:value-type="float" office:value="1" calcext:value-type="float">
            <text:p>1</text:p>
          </table:table-cell>
          <table:table-cell table:formula="of:=IF([.D99]&gt;0;[.D99]-[.B99];&quot;&quot;)" office:value-type="float" office:value="0" calcext:value-type="float">
            <text:p>0</text:p>
          </table:table-cell>
          <table:table-cell table:formula="of:=IF([.J99]=&quot;&quot;;&quot;&quot;;[.J99]/[.B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9-14</text:p>
          </table:table-cell>
          <table:table-cell table:number-columns-repeated="3" office:value-type="float" office:value="0.0873722141105463" calcext:value-type="float">
            <text:p>0.0873722141105463</text:p>
          </table:table-cell>
          <table:table-cell office:value-type="float" office:value="0.000635147094726563" calcext:value-type="float">
            <text:p>0.000635147094726563</text:p>
          </table:table-cell>
          <table:table-cell office:value-type="float" office:value="0.00178027153015137" calcext:value-type="float">
            <text:p>0.00178027153015137</text:p>
          </table:table-cell>
          <table:table-cell office:value-type="float" office:value="0.00129413604736328" calcext:value-type="float">
            <text:p>0.00129413604736328</text:p>
          </table:table-cell>
          <table:table-cell/>
          <table:table-cell table:formula="of:=IF([.D100]&gt;0;1;0)" office:value-type="float" office:value="1" calcext:value-type="float">
            <text:p>1</text:p>
          </table:table-cell>
          <table:table-cell table:formula="of:=IF([.D100]&gt;0;[.D100]-[.B100];&quot;&quot;)" office:value-type="float" office:value="0" calcext:value-type="float">
            <text:p>0</text:p>
          </table:table-cell>
          <table:table-cell table:formula="of:=IF([.J100]=&quot;&quot;;&quot;&quot;;[.J100]/[.B1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14</text:p>
          </table:table-cell>
          <table:table-cell table:number-columns-repeated="3" office:value-type="float" office:value="0.0810283090461504" calcext:value-type="float">
            <text:p>0.0810283090461504</text:p>
          </table:table-cell>
          <table:table-cell office:value-type="float" office:value="0.000657320022583008" calcext:value-type="float">
            <text:p>0.000657320022583008</text:p>
          </table:table-cell>
          <table:table-cell office:value-type="float" office:value="0.00135469436645508" calcext:value-type="float">
            <text:p>0.00135469436645508</text:p>
          </table:table-cell>
          <table:table-cell office:value-type="float" office:value="0.00130391120910645" calcext:value-type="float">
            <text:p>0.00130391120910645</text:p>
          </table:table-cell>
          <table:table-cell/>
          <table:table-cell table:formula="of:=IF([.D101]&gt;0;1;0)" office:value-type="float" office:value="1" calcext:value-type="float">
            <text:p>1</text:p>
          </table:table-cell>
          <table:table-cell table:formula="of:=IF([.D101]&gt;0;[.D101]-[.B101];&quot;&quot;)" office:value-type="float" office:value="0" calcext:value-type="float">
            <text:p>0</text:p>
          </table:table-cell>
          <table:table-cell table:formula="of:=IF([.J101]=&quot;&quot;;&quot;&quot;;[.J101]/[.B101])" office:value-type="float" office:value="0" calcext:value-type="float">
            <text:p>0</text:p>
          </table:table-cell>
        </table:table-row>
      </table:table>
      <table:table table:name="results_256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81</text:p>
          </table:table-cell>
          <table:table-cell table:number-columns-repeated="2" office:value-type="float" office:value="0.0737145034279559" calcext:value-type="float">
            <text:p>0.0737145034279559</text:p>
          </table:table-cell>
          <table:table-cell office:value-type="float" office:value="0.0772439591173334" calcext:value-type="float">
            <text:p>0.0772439591173334</text:p>
          </table:table-cell>
          <table:table-cell office:value-type="float" office:value="0.00300955772399902" calcext:value-type="float">
            <text:p>0.00300955772399902</text:p>
          </table:table-cell>
          <table:table-cell office:value-type="float" office:value="0.00403118133544922" calcext:value-type="float">
            <text:p>0.00403118133544922</text:p>
          </table:table-cell>
          <table:table-cell office:value-type="float" office:value="0.00342559814453125" calcext:value-type="float">
            <text:p>0.00342559814453125</text:p>
          </table:table-cell>
          <table:table-cell/>
          <table:table-cell table:formula="of:=IF([.D2]&gt;0;1;0)" office:value-type="float" office:value="1" calcext:value-type="float">
            <text:p>1</text:p>
          </table:table-cell>
          <table:table-cell table:formula="of:=IF([.D2]&gt;0;[.D2]-[.B2];&quot;&quot;)" office:value-type="float" office:value="0.00352945568937746" calcext:value-type="float">
            <text:p>0.00352945568937746</text:p>
          </table:table-cell>
          <table:table-cell table:formula="of:=IF([.J2]=&quot;&quot;;&quot;&quot;;[.J2]/[.B2])" office:value-type="float" office:value="0.0478800714275575" calcext:value-type="float">
            <text:p>0.0478800714275575</text:p>
          </table:table-cell>
        </table:table-row>
        <table:table-row table:style-name="ro1">
          <table:table-cell office:value-type="string" calcext:value-type="string">
            <text:p>87-77</text:p>
          </table:table-cell>
          <table:table-cell table:number-columns-repeated="2" office:value-type="float" office:value="0.0679469390382281" calcext:value-type="float">
            <text:p>0.0679469390382281</text:p>
          </table:table-cell>
          <table:table-cell office:value-type="float" office:value="0.0828281653372835" calcext:value-type="float">
            <text:p>0.0828281653372835</text:p>
          </table:table-cell>
          <table:table-cell office:value-type="float" office:value="0.00423049926757813" calcext:value-type="float">
            <text:p>0.00423049926757813</text:p>
          </table:table-cell>
          <table:table-cell office:value-type="float" office:value="0.00912332534790039" calcext:value-type="float">
            <text:p>0.00912332534790039</text:p>
          </table:table-cell>
          <table:table-cell office:value-type="float" office:value="0.0100317001342773" calcext:value-type="float">
            <text:p>0.0100317001342773</text:p>
          </table:table-cell>
          <table:table-cell/>
          <table:table-cell table:formula="of:=IF([.D3]&gt;0;1;0)" office:value-type="float" office:value="1" calcext:value-type="float">
            <text:p>1</text:p>
          </table:table-cell>
          <table:table-cell table:formula="of:=IF([.D3]&gt;0;[.D3]-[.B3];&quot;&quot;)" office:value-type="float" office:value="0.0148812262990554" calcext:value-type="float">
            <text:p>0.0148812262990554</text:p>
          </table:table-cell>
          <table:table-cell table:formula="of:=IF([.J3]=&quot;&quot;;&quot;&quot;;[.J3]/[.B3])" office:value-type="float" office:value="0.219012460453634" calcext:value-type="float">
            <text:p>0.219012460453634</text:p>
          </table:table-cell>
        </table:table-row>
        <table:table-row table:style-name="ro1">
          <table:table-cell office:value-type="string" calcext:value-type="string">
            <text:p>52-66</text:p>
          </table:table-cell>
          <table:table-cell table:number-columns-repeated="3" office:value-type="float" office:value="0.00877757247274846" calcext:value-type="float">
            <text:p>0.00877757247274846</text:p>
          </table:table-cell>
          <table:table-cell office:value-type="float" office:value="0.000406980514526367" calcext:value-type="float">
            <text:p>0.000406980514526367</text:p>
          </table:table-cell>
          <table:table-cell office:value-type="float" office:value="0.000425100326538086" calcext:value-type="float">
            <text:p>0.000425100326538086</text:p>
          </table:table-cell>
          <table:table-cell office:value-type="float" office:value="0.00126123428344727" calcext:value-type="float">
            <text:p>0.00126123428344727</text:p>
          </table:table-cell>
          <table:table-cell/>
          <table:table-cell table:formula="of:=IF([.D4]&gt;0;1;0)" office:value-type="float" office:value="1" calcext:value-type="float">
            <text:p>1</text:p>
          </table:table-cell>
          <table:table-cell table:style-name="ce2" table:formula="of:=IF([.D4]&gt;0;[.D4]-[.B4];&quot;&quot;)" office:value-type="float" office:value="0" calcext:value-type="float">
            <text:p>0</text:p>
          </table:table-cell>
          <table:table-cell table:style-name="ce2" table:formula="of:=IF([.J4]=&quot;&quot;;&quot;&quot;;[.J4]/[.B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0-211</text:p>
          </table:table-cell>
          <table:table-cell table:number-columns-repeated="3" office:value-type="float" office:value="0.0461843634082338" calcext:value-type="float">
            <text:p>0.0461843634082338</text:p>
          </table:table-cell>
          <table:table-cell office:value-type="float" office:value="0.00194334983825684" calcext:value-type="float">
            <text:p>0.00194334983825684</text:p>
          </table:table-cell>
          <table:table-cell office:value-type="float" office:value="0.00737357139587402" calcext:value-type="float">
            <text:p>0.00737357139587402</text:p>
          </table:table-cell>
          <table:table-cell office:value-type="float" office:value="0.00536870956420898" calcext:value-type="float">
            <text:p>0.00536870956420898</text:p>
          </table:table-cell>
          <table:table-cell/>
          <table:table-cell table:formula="of:=IF([.D5]&gt;0;1;0)" office:value-type="float" office:value="1" calcext:value-type="float">
            <text:p>1</text:p>
          </table:table-cell>
          <table:table-cell table:style-name="ce2" table:formula="of:=IF([.D5]&gt;0;[.D5]-[.B5];&quot;&quot;)" office:value-type="float" office:value="0" calcext:value-type="float">
            <text:p>0</text:p>
          </table:table-cell>
          <table:table-cell table:style-name="ce2" table:formula="of:=IF([.J5]=&quot;&quot;;&quot;&quot;;[.J5]/[.B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21</text:p>
          </table:table-cell>
          <table:table-cell table:number-columns-repeated="2" office:value-type="float" office:value="0.0531744116441952" calcext:value-type="float">
            <text:p>0.0531744116441952</text:p>
          </table:table-cell>
          <table:table-cell office:value-type="float" office:value="0.0556943171062166" calcext:value-type="float">
            <text:p>0.0556943171062166</text:p>
          </table:table-cell>
          <table:table-cell office:value-type="float" office:value="0.00308585166931152" calcext:value-type="float">
            <text:p>0.00308585166931152</text:p>
          </table:table-cell>
          <table:table-cell office:value-type="float" office:value="0.00866794586181641" calcext:value-type="float">
            <text:p>0.00866794586181641</text:p>
          </table:table-cell>
          <table:table-cell office:value-type="float" office:value="0.00850725173950195" calcext:value-type="float">
            <text:p>0.00850725173950195</text:p>
          </table:table-cell>
          <table:table-cell/>
          <table:table-cell table:formula="of:=IF([.D6]&gt;0;1;0)" office:value-type="float" office:value="1" calcext:value-type="float">
            <text:p>1</text:p>
          </table:table-cell>
          <table:table-cell table:formula="of:=IF([.D6]&gt;0;[.D6]-[.B6];&quot;&quot;)" office:value-type="float" office:value="0.00251990546202141" calcext:value-type="float">
            <text:p>0.00251990546202141</text:p>
          </table:table-cell>
          <table:table-cell table:formula="of:=IF([.J6]=&quot;&quot;;&quot;&quot;;[.J6]/[.B6])" office:value-type="float" office:value="0.0473894375904485" calcext:value-type="float">
            <text:p>0.0473894375904485</text:p>
          </table:table-cell>
        </table:table-row>
        <table:table-row table:style-name="ro1">
          <table:table-cell office:value-type="string" calcext:value-type="string">
            <text:p>200-18</text:p>
          </table:table-cell>
          <table:table-cell table:number-columns-repeated="3" office:value-type="float" office:value="0.0270528108605101" calcext:value-type="float">
            <text:p>0.0270528108605101</text:p>
          </table:table-cell>
          <table:table-cell office:value-type="float" office:value="0.00224065780639648" calcext:value-type="float">
            <text:p>0.00224065780639648</text:p>
          </table:table-cell>
          <table:table-cell office:value-type="float" office:value="0.00251936912536621" calcext:value-type="float">
            <text:p>0.00251936912536621</text:p>
          </table:table-cell>
          <table:table-cell office:value-type="float" office:value="0.0571742057800293" calcext:value-type="float">
            <text:p>0.0571742057800293</text:p>
          </table:table-cell>
          <table:table-cell/>
          <table:table-cell table:formula="of:=IF([.D7]&gt;0;1;0)" office:value-type="float" office:value="1" calcext:value-type="float">
            <text:p>1</text:p>
          </table:table-cell>
          <table:table-cell table:style-name="ce2" table:formula="of:=IF([.D7]&gt;0;[.D7]-[.B7];&quot;&quot;)" office:value-type="float" office:value="0" calcext:value-type="float">
            <text:p>0</text:p>
          </table:table-cell>
          <table:table-cell table:style-name="ce2" table:formula="of:=IF([.J7]=&quot;&quot;;&quot;&quot;;[.J7]/[.B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0-9</text:p>
          </table:table-cell>
          <table:table-cell table:number-columns-repeated="3" office:value-type="float" office:value="0.0332946212253745" calcext:value-type="float">
            <text:p>0.0332946212253745</text:p>
          </table:table-cell>
          <table:table-cell office:value-type="float" office:value="0.000616550445556641" calcext:value-type="float">
            <text:p>0.000616550445556641</text:p>
          </table:table-cell>
          <table:table-cell office:value-type="float" office:value="0.00261712074279785" calcext:value-type="float">
            <text:p>0.00261712074279785</text:p>
          </table:table-cell>
          <table:table-cell office:value-type="float" office:value="0.00155401229858398" calcext:value-type="float">
            <text:p>0.00155401229858398</text:p>
          </table:table-cell>
          <table:table-cell/>
          <table:table-cell table:formula="of:=IF([.D8]&gt;0;1;0)" office:value-type="float" office:value="1" calcext:value-type="float">
            <text:p>1</text:p>
          </table:table-cell>
          <table:table-cell table:style-name="ce2" table:formula="of:=IF([.D8]&gt;0;[.D8]-[.B8];&quot;&quot;)" office:value-type="float" office:value="0" calcext:value-type="float">
            <text:p>0</text:p>
          </table:table-cell>
          <table:table-cell table:style-name="ce2" table:formula="of:=IF([.J8]=&quot;&quot;;&quot;&quot;;[.J8]/[.B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1-145</text:p>
          </table:table-cell>
          <table:table-cell table:number-columns-repeated="3" office:value-type="float" office:value="0.0469293996794694" calcext:value-type="float">
            <text:p>0.0469293996794694</text:p>
          </table:table-cell>
          <table:table-cell office:value-type="float" office:value="0.00268173217773438" calcext:value-type="float">
            <text:p>0.00268173217773438</text:p>
          </table:table-cell>
          <table:table-cell office:value-type="float" office:value="0.00825929641723633" calcext:value-type="float">
            <text:p>0.00825929641723633</text:p>
          </table:table-cell>
          <table:table-cell office:value-type="float" office:value="0.00336551666259766" calcext:value-type="float">
            <text:p>0.00336551666259766</text:p>
          </table:table-cell>
          <table:table-cell/>
          <table:table-cell table:formula="of:=IF([.D9]&gt;0;1;0)" office:value-type="float" office:value="1" calcext:value-type="float">
            <text:p>1</text:p>
          </table:table-cell>
          <table:table-cell table:formula="of:=IF([.D9]&gt;0;[.D9]-[.B9];&quot;&quot;)" office:value-type="float" office:value="0" calcext:value-type="float">
            <text:p>0</text:p>
          </table:table-cell>
          <table:table-cell table:formula="of:=IF([.J9]=&quot;&quot;;&quot;&quot;;[.J9]/[.B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4-81</text:p>
          </table:table-cell>
          <table:table-cell table:number-columns-repeated="3" office:value-type="float" office:value="0.0342648658008705" calcext:value-type="float">
            <text:p>0.0342648658008705</text:p>
          </table:table-cell>
          <table:table-cell office:value-type="float" office:value="0.00266480445861816" calcext:value-type="float">
            <text:p>0.00266480445861816</text:p>
          </table:table-cell>
          <table:table-cell office:value-type="float" office:value="0.0031125545501709" calcext:value-type="float">
            <text:p>0.0031125545501709</text:p>
          </table:table-cell>
          <table:table-cell office:value-type="float" office:value="0.00425958633422852" calcext:value-type="float">
            <text:p>0.00425958633422852</text:p>
          </table:table-cell>
          <table:table-cell/>
          <table:table-cell table:formula="of:=IF([.D10]&gt;0;1;0)" office:value-type="float" office:value="1" calcext:value-type="float">
            <text:p>1</text:p>
          </table:table-cell>
          <table:table-cell table:formula="of:=IF([.D10]&gt;0;[.D10]-[.B10];&quot;&quot;)" office:value-type="float" office:value="0" calcext:value-type="float">
            <text:p>0</text:p>
          </table:table-cell>
          <table:table-cell table:formula="of:=IF([.J10]=&quot;&quot;;&quot;&quot;;[.J10]/[.B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8-130</text:p>
          </table:table-cell>
          <table:table-cell table:number-columns-repeated="3" office:value-type="float" office:value="0.0444085129137307" calcext:value-type="float">
            <text:p>0.0444085129137307</text:p>
          </table:table-cell>
          <table:table-cell office:value-type="float" office:value="0.00382804870605469" calcext:value-type="float">
            <text:p>0.00382804870605469</text:p>
          </table:table-cell>
          <table:table-cell office:value-type="float" office:value="0.00796103477478027" calcext:value-type="float">
            <text:p>0.00796103477478027</text:p>
          </table:table-cell>
          <table:table-cell office:value-type="float" office:value="0.0049591064453125" calcext:value-type="float">
            <text:p>0.0049591064453125</text:p>
          </table:table-cell>
          <table:table-cell/>
          <table:table-cell table:formula="of:=IF([.D11]&gt;0;1;0)" office:value-type="float" office:value="1" calcext:value-type="float">
            <text:p>1</text:p>
          </table:table-cell>
          <table:table-cell table:style-name="ce2" table:formula="of:=IF([.D11]&gt;0;[.D11]-[.B11];&quot;&quot;)" office:value-type="float" office:value="0" calcext:value-type="float">
            <text:p>0</text:p>
          </table:table-cell>
          <table:table-cell table:style-name="ce2" table:formula="of:=IF([.J11]=&quot;&quot;;&quot;&quot;;[.J11]/[.B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8-194</text:p>
          </table:table-cell>
          <table:table-cell table:number-columns-repeated="3" office:value-type="float" office:value="0.0348256800014266" calcext:value-type="float">
            <text:p>0.0348256800014266</text:p>
          </table:table-cell>
          <table:table-cell office:value-type="float" office:value="0.00173616409301758" calcext:value-type="float">
            <text:p>0.00173616409301758</text:p>
          </table:table-cell>
          <table:table-cell office:value-type="float" office:value="0.00207090377807617" calcext:value-type="float">
            <text:p>0.00207090377807617</text:p>
          </table:table-cell>
          <table:table-cell office:value-type="float" office:value="0.00281310081481934" calcext:value-type="float">
            <text:p>0.00281310081481934</text:p>
          </table:table-cell>
          <table:table-cell/>
          <table:table-cell table:formula="of:=IF([.D12]&gt;0;1;0)" office:value-type="float" office:value="1" calcext:value-type="float">
            <text:p>1</text:p>
          </table:table-cell>
          <table:table-cell table:formula="of:=IF([.D12]&gt;0;[.D12]-[.B12];&quot;&quot;)" office:value-type="float" office:value="0" calcext:value-type="float">
            <text:p>0</text:p>
          </table:table-cell>
          <table:table-cell table:formula="of:=IF([.J12]=&quot;&quot;;&quot;&quot;;[.J12]/[.B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-195</text:p>
          </table:table-cell>
          <table:table-cell table:number-columns-repeated="3" office:value-type="float" office:value="0.0406561485706135" calcext:value-type="float">
            <text:p>0.0406561485706135</text:p>
          </table:table-cell>
          <table:table-cell office:value-type="float" office:value="0.00326180458068848" calcext:value-type="float">
            <text:p>0.00326180458068848</text:p>
          </table:table-cell>
          <table:table-cell office:value-type="float" office:value="0.00524377822875977" calcext:value-type="float">
            <text:p>0.00524377822875977</text:p>
          </table:table-cell>
          <table:table-cell office:value-type="float" office:value="0.00214958190917969" calcext:value-type="float">
            <text:p>0.00214958190917969</text:p>
          </table:table-cell>
          <table:table-cell/>
          <table:table-cell table:formula="of:=IF([.D13]&gt;0;1;0)" office:value-type="float" office:value="1" calcext:value-type="float">
            <text:p>1</text:p>
          </table:table-cell>
          <table:table-cell table:formula="of:=IF([.D13]&gt;0;[.D13]-[.B13];&quot;&quot;)" office:value-type="float" office:value="0" calcext:value-type="float">
            <text:p>0</text:p>
          </table:table-cell>
          <table:table-cell table:formula="of:=IF([.J13]=&quot;&quot;;&quot;&quot;;[.J13]/[.B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9-163</text:p>
          </table:table-cell>
          <table:table-cell table:number-columns-repeated="3" office:value-type="float" office:value="0.021529870279418" calcext:value-type="float">
            <text:p>0.021529870279418</text:p>
          </table:table-cell>
          <table:table-cell office:value-type="float" office:value="0.0024254322052002" calcext:value-type="float">
            <text:p>0.0024254322052002</text:p>
          </table:table-cell>
          <table:table-cell office:value-type="float" office:value="0.00198268890380859" calcext:value-type="float">
            <text:p>0.00198268890380859</text:p>
          </table:table-cell>
          <table:table-cell office:value-type="float" office:value="0.00275826454162598" calcext:value-type="float">
            <text:p>0.00275826454162598</text:p>
          </table:table-cell>
          <table:table-cell/>
          <table:table-cell table:formula="of:=IF([.D14]&gt;0;1;0)" office:value-type="float" office:value="1" calcext:value-type="float">
            <text:p>1</text:p>
          </table:table-cell>
          <table:table-cell table:style-name="ce2" table:formula="of:=IF([.D14]&gt;0;[.D14]-[.B14];&quot;&quot;)" office:value-type="float" office:value="0" calcext:value-type="float">
            <text:p>0</text:p>
          </table:table-cell>
          <table:table-cell table:style-name="ce2" table:formula="of:=IF([.J14]=&quot;&quot;;&quot;&quot;;[.J14]/[.B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-167</text:p>
          </table:table-cell>
          <table:table-cell table:number-columns-repeated="3" office:value-type="float" office:value="0.0230306023343742" calcext:value-type="float">
            <text:p>0.0230306023343742</text:p>
          </table:table-cell>
          <table:table-cell office:value-type="float" office:value="0.00164294242858887" calcext:value-type="float">
            <text:p>0.00164294242858887</text:p>
          </table:table-cell>
          <table:table-cell office:value-type="float" office:value="0.00144577026367188" calcext:value-type="float">
            <text:p>0.00144577026367188</text:p>
          </table:table-cell>
          <table:table-cell office:value-type="float" office:value="0.00239753723144531" calcext:value-type="float">
            <text:p>0.00239753723144531</text:p>
          </table:table-cell>
          <table:table-cell/>
          <table:table-cell table:formula="of:=IF([.D15]&gt;0;1;0)" office:value-type="float" office:value="1" calcext:value-type="float">
            <text:p>1</text:p>
          </table:table-cell>
          <table:table-cell table:formula="of:=IF([.D15]&gt;0;[.D15]-[.B15];&quot;&quot;)" office:value-type="float" office:value="0" calcext:value-type="float">
            <text:p>0</text:p>
          </table:table-cell>
          <table:table-cell table:formula="of:=IF([.J15]=&quot;&quot;;&quot;&quot;;[.J15]/[.B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3-58</text:p>
          </table:table-cell>
          <table:table-cell table:number-columns-repeated="3" office:value-type="float" office:value="0.0450983347278541" calcext:value-type="float">
            <text:p>0.0450983347278541</text:p>
          </table:table-cell>
          <table:table-cell office:value-type="float" office:value="0.00183987617492676" calcext:value-type="float">
            <text:p>0.00183987617492676</text:p>
          </table:table-cell>
          <table:table-cell office:value-type="float" office:value="0.0026085376739502" calcext:value-type="float">
            <text:p>0.0026085376739502</text:p>
          </table:table-cell>
          <table:table-cell office:value-type="float" office:value="0.0032658576965332" calcext:value-type="float">
            <text:p>0.0032658576965332</text:p>
          </table:table-cell>
          <table:table-cell/>
          <table:table-cell table:formula="of:=IF([.D16]&gt;0;1;0)" office:value-type="float" office:value="1" calcext:value-type="float">
            <text:p>1</text:p>
          </table:table-cell>
          <table:table-cell table:formula="of:=IF([.D16]&gt;0;[.D16]-[.B16];&quot;&quot;)" office:value-type="float" office:value="0" calcext:value-type="float">
            <text:p>0</text:p>
          </table:table-cell>
          <table:table-cell table:formula="of:=IF([.J16]=&quot;&quot;;&quot;&quot;;[.J16]/[.B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-252</text:p>
          </table:table-cell>
          <table:table-cell table:number-columns-repeated="3" office:value-type="float" office:value="0.0924763047666587" calcext:value-type="float">
            <text:p>0.0924763047666587</text:p>
          </table:table-cell>
          <table:table-cell office:value-type="float" office:value="0.00412058830261231" calcext:value-type="float">
            <text:p>0.00412058830261231</text:p>
          </table:table-cell>
          <table:table-cell office:value-type="float" office:value="0.0102381706237793" calcext:value-type="float">
            <text:p>0.0102381706237793</text:p>
          </table:table-cell>
          <table:table-cell office:value-type="float" office:value="0.00379037857055664" calcext:value-type="float">
            <text:p>0.00379037857055664</text:p>
          </table:table-cell>
          <table:table-cell/>
          <table:table-cell table:formula="of:=IF([.D17]&gt;0;1;0)" office:value-type="float" office:value="1" calcext:value-type="float">
            <text:p>1</text:p>
          </table:table-cell>
          <table:table-cell table:formula="of:=IF([.D17]&gt;0;[.D17]-[.B17];&quot;&quot;)" office:value-type="float" office:value="0" calcext:value-type="float">
            <text:p>0</text:p>
          </table:table-cell>
          <table:table-cell table:formula="of:=IF([.J17]=&quot;&quot;;&quot;&quot;;[.J17]/[.B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-4</text:p>
          </table:table-cell>
          <table:table-cell table:number-columns-repeated="3" office:value-type="float" office:value="0.0333421789117132" calcext:value-type="float">
            <text:p>0.0333421789117132</text:p>
          </table:table-cell>
          <table:table-cell office:value-type="float" office:value="0.00036311149597168" calcext:value-type="float">
            <text:p>0.00036311149597168</text:p>
          </table:table-cell>
          <table:table-cell office:value-type="float" office:value="0.00066375732421875" calcext:value-type="float">
            <text:p>0.00066375732421875</text:p>
          </table:table-cell>
          <table:table-cell office:value-type="float" office:value="0.00180602073669434" calcext:value-type="float">
            <text:p>0.00180602073669434</text:p>
          </table:table-cell>
          <table:table-cell/>
          <table:table-cell table:formula="of:=IF([.D18]&gt;0;1;0)" office:value-type="float" office:value="1" calcext:value-type="float">
            <text:p>1</text:p>
          </table:table-cell>
          <table:table-cell table:formula="of:=IF([.D18]&gt;0;[.D18]-[.B18];&quot;&quot;)" office:value-type="float" office:value="0" calcext:value-type="float">
            <text:p>0</text:p>
          </table:table-cell>
          <table:table-cell table:formula="of:=IF([.J18]=&quot;&quot;;&quot;&quot;;[.J18]/[.B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4-176</text:p>
          </table:table-cell>
          <table:table-cell table:number-columns-repeated="3" office:value-type="float" office:value="0.0746021426819831" calcext:value-type="float">
            <text:p>0.0746021426819831</text:p>
          </table:table-cell>
          <table:table-cell office:value-type="float" office:value="0.00356912612915039" calcext:value-type="float">
            <text:p>0.00356912612915039</text:p>
          </table:table-cell>
          <table:table-cell office:value-type="float" office:value="0.00617170333862305" calcext:value-type="float">
            <text:p>0.00617170333862305</text:p>
          </table:table-cell>
          <table:table-cell office:value-type="float" office:value="0.0093989372253418" calcext:value-type="float">
            <text:p>0.0093989372253418</text:p>
          </table:table-cell>
          <table:table-cell/>
          <table:table-cell table:formula="of:=IF([.D19]&gt;0;1;0)" office:value-type="float" office:value="1" calcext:value-type="float">
            <text:p>1</text:p>
          </table:table-cell>
          <table:table-cell table:style-name="ce2" table:formula="of:=IF([.D19]&gt;0;[.D19]-[.B19];&quot;&quot;)" office:value-type="float" office:value="0" calcext:value-type="float">
            <text:p>0</text:p>
          </table:table-cell>
          <table:table-cell table:style-name="ce2" table:formula="of:=IF([.J19]=&quot;&quot;;&quot;&quot;;[.J19]/[.B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-101</text:p>
          </table:table-cell>
          <table:table-cell table:number-columns-repeated="3" office:value-type="float" office:value="0.0816540066550167" calcext:value-type="float">
            <text:p>0.0816540066550167</text:p>
          </table:table-cell>
          <table:table-cell office:value-type="float" office:value="0.0015711784362793" calcext:value-type="float">
            <text:p>0.0015711784362793</text:p>
          </table:table-cell>
          <table:table-cell office:value-type="float" office:value="0.00734281539916992" calcext:value-type="float">
            <text:p>0.00734281539916992</text:p>
          </table:table-cell>
          <table:table-cell office:value-type="float" office:value="0.00234818458557129" calcext:value-type="float">
            <text:p>0.00234818458557129</text:p>
          </table:table-cell>
          <table:table-cell/>
          <table:table-cell table:formula="of:=IF([.D20]&gt;0;1;0)" office:value-type="float" office:value="1" calcext:value-type="float">
            <text:p>1</text:p>
          </table:table-cell>
          <table:table-cell table:formula="of:=IF([.D20]&gt;0;[.D20]-[.B20];&quot;&quot;)" office:value-type="float" office:value="0" calcext:value-type="float">
            <text:p>0</text:p>
          </table:table-cell>
          <table:table-cell table:formula="of:=IF([.J20]=&quot;&quot;;&quot;&quot;;[.J20]/[.B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8-33</text:p>
          </table:table-cell>
          <table:table-cell table:number-columns-repeated="3" office:value-type="float" office:value="0.0244013007940961" calcext:value-type="float">
            <text:p>0.0244013007940961</text:p>
          </table:table-cell>
          <table:table-cell office:value-type="float" office:value="0.00107741355895996" calcext:value-type="float">
            <text:p>0.00107741355895996</text:p>
          </table:table-cell>
          <table:table-cell office:value-type="float" office:value="0.000811576843261719" calcext:value-type="float">
            <text:p>0.000811576843261719</text:p>
          </table:table-cell>
          <table:table-cell office:value-type="float" office:value="0.00199460983276367" calcext:value-type="float">
            <text:p>0.00199460983276367</text:p>
          </table:table-cell>
          <table:table-cell/>
          <table:table-cell table:formula="of:=IF([.D21]&gt;0;1;0)" office:value-type="float" office:value="1" calcext:value-type="float">
            <text:p>1</text:p>
          </table:table-cell>
          <table:table-cell table:formula="of:=IF([.D21]&gt;0;[.D21]-[.B21];&quot;&quot;)" office:value-type="float" office:value="0" calcext:value-type="float">
            <text:p>0</text:p>
          </table:table-cell>
          <table:table-cell table:formula="of:=IF([.J21]=&quot;&quot;;&quot;&quot;;[.J21]/[.B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-44</text:p>
          </table:table-cell>
          <table:table-cell table:number-columns-repeated="3" office:value-type="float" office:value="0.0694675593040458" calcext:value-type="float">
            <text:p>0.0694675593040458</text:p>
          </table:table-cell>
          <table:table-cell office:value-type="float" office:value="0.00176000595092773" calcext:value-type="float">
            <text:p>0.00176000595092773</text:p>
          </table:table-cell>
          <table:table-cell office:value-type="float" office:value="0.00831317901611328" calcext:value-type="float">
            <text:p>0.00831317901611328</text:p>
          </table:table-cell>
          <table:table-cell office:value-type="float" office:value="0.00340151786804199" calcext:value-type="float">
            <text:p>0.00340151786804199</text:p>
          </table:table-cell>
          <table:table-cell/>
          <table:table-cell table:formula="of:=IF([.D22]&gt;0;1;0)" office:value-type="float" office:value="1" calcext:value-type="float">
            <text:p>1</text:p>
          </table:table-cell>
          <table:table-cell table:formula="of:=IF([.D22]&gt;0;[.D22]-[.B22];&quot;&quot;)" office:value-type="float" office:value="0" calcext:value-type="float">
            <text:p>0</text:p>
          </table:table-cell>
          <table:table-cell table:formula="of:=IF([.J22]=&quot;&quot;;&quot;&quot;;[.J22]/[.B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8-143</text:p>
          </table:table-cell>
          <table:table-cell table:number-columns-repeated="3" office:value-type="float" office:value="0.0512902979797332" calcext:value-type="float">
            <text:p>0.0512902979797332</text:p>
          </table:table-cell>
          <table:table-cell office:value-type="float" office:value="0.00229501724243164" calcext:value-type="float">
            <text:p>0.00229501724243164</text:p>
          </table:table-cell>
          <table:table-cell office:value-type="float" office:value="0.00390958786010742" calcext:value-type="float">
            <text:p>0.00390958786010742</text:p>
          </table:table-cell>
          <table:table-cell office:value-type="float" office:value="0.00519514083862305" calcext:value-type="float">
            <text:p>0.00519514083862305</text:p>
          </table:table-cell>
          <table:table-cell/>
          <table:table-cell table:formula="of:=IF([.D23]&gt;0;1;0)" office:value-type="float" office:value="1" calcext:value-type="float">
            <text:p>1</text:p>
          </table:table-cell>
          <table:table-cell table:style-name="ce2" table:formula="of:=IF([.D23]&gt;0;[.D23]-[.B23];&quot;&quot;)" office:value-type="float" office:value="0" calcext:value-type="float">
            <text:p>0</text:p>
          </table:table-cell>
          <table:table-cell table:style-name="ce2" table:formula="of:=IF([.J23]=&quot;&quot;;&quot;&quot;;[.J23]/[.B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3-11</text:p>
          </table:table-cell>
          <table:table-cell table:number-columns-repeated="3" office:value-type="float" office:value="0.0741392439497947" calcext:value-type="float">
            <text:p>0.0741392439497947</text:p>
          </table:table-cell>
          <table:table-cell office:value-type="float" office:value="0.00205588340759277" calcext:value-type="float">
            <text:p>0.00205588340759277</text:p>
          </table:table-cell>
          <table:table-cell office:value-type="float" office:value="0.00923252105712891" calcext:value-type="float">
            <text:p>0.00923252105712891</text:p>
          </table:table-cell>
          <table:table-cell office:value-type="float" office:value="0.00336647033691406" calcext:value-type="float">
            <text:p>0.00336647033691406</text:p>
          </table:table-cell>
          <table:table-cell/>
          <table:table-cell table:formula="of:=IF([.D24]&gt;0;1;0)" office:value-type="float" office:value="1" calcext:value-type="float">
            <text:p>1</text:p>
          </table:table-cell>
          <table:table-cell table:style-name="ce2" table:formula="of:=IF([.D24]&gt;0;[.D24]-[.B24];&quot;&quot;)" office:value-type="float" office:value="0" calcext:value-type="float">
            <text:p>0</text:p>
          </table:table-cell>
          <table:table-cell table:style-name="ce2" table:formula="of:=IF([.J24]=&quot;&quot;;&quot;&quot;;[.J24]/[.B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7-169</text:p>
          </table:table-cell>
          <table:table-cell table:number-columns-repeated="3" office:value-type="float" office:value="0.0330244420899637" calcext:value-type="float">
            <text:p>0.0330244420899637</text:p>
          </table:table-cell>
          <table:table-cell office:value-type="float" office:value="0.0010673999786377" calcext:value-type="float">
            <text:p>0.0010673999786377</text:p>
          </table:table-cell>
          <table:table-cell office:value-type="float" office:value="0.00476670265197754" calcext:value-type="float">
            <text:p>0.00476670265197754</text:p>
          </table:table-cell>
          <table:table-cell office:value-type="float" office:value="0.002349853515625" calcext:value-type="float">
            <text:p>0.002349853515625</text:p>
          </table:table-cell>
          <table:table-cell/>
          <table:table-cell table:formula="of:=IF([.D25]&gt;0;1;0)" office:value-type="float" office:value="1" calcext:value-type="float">
            <text:p>1</text:p>
          </table:table-cell>
          <table:table-cell table:style-name="ce2" table:formula="of:=IF([.D25]&gt;0;[.D25]-[.B25];&quot;&quot;)" office:value-type="float" office:value="0" calcext:value-type="float">
            <text:p>0</text:p>
          </table:table-cell>
          <table:table-cell table:style-name="ce2" table:formula="of:=IF([.J25]=&quot;&quot;;&quot;&quot;;[.J25]/[.B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132</text:p>
          </table:table-cell>
          <table:table-cell table:number-columns-repeated="3" office:value-type="float" office:value="0.020009461860701" calcext:value-type="float">
            <text:p>0.020009461860701</text:p>
          </table:table-cell>
          <table:table-cell office:value-type="float" office:value="0.0014493465423584" calcext:value-type="float">
            <text:p>0.0014493465423584</text:p>
          </table:table-cell>
          <table:table-cell office:value-type="float" office:value="0.000833272933959961" calcext:value-type="float">
            <text:p>0.000833272933959961</text:p>
          </table:table-cell>
          <table:table-cell office:value-type="float" office:value="0.00190091133117676" calcext:value-type="float">
            <text:p>0.00190091133117676</text:p>
          </table:table-cell>
          <table:table-cell/>
          <table:table-cell table:formula="of:=IF([.D26]&gt;0;1;0)" office:value-type="float" office:value="1" calcext:value-type="float">
            <text:p>1</text:p>
          </table:table-cell>
          <table:table-cell table:style-name="ce2" table:formula="of:=IF([.D26]&gt;0;[.D26]-[.B26];&quot;&quot;)" office:value-type="float" office:value="0" calcext:value-type="float">
            <text:p>0</text:p>
          </table:table-cell>
          <table:table-cell table:style-name="ce2" table:formula="of:=IF([.J26]=&quot;&quot;;&quot;&quot;;[.J26]/[.B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5-178</text:p>
          </table:table-cell>
          <table:table-cell table:number-columns-repeated="3" office:value-type="float" office:value="0.0352668135882647" calcext:value-type="float">
            <text:p>0.0352668135882647</text:p>
          </table:table-cell>
          <table:table-cell office:value-type="float" office:value="0.00109267234802246" calcext:value-type="float">
            <text:p>0.00109267234802246</text:p>
          </table:table-cell>
          <table:table-cell office:value-type="float" office:value="0.0011143684387207" calcext:value-type="float">
            <text:p>0.0011143684387207</text:p>
          </table:table-cell>
          <table:table-cell office:value-type="float" office:value="0.00176692008972168" calcext:value-type="float">
            <text:p>0.00176692008972168</text:p>
          </table:table-cell>
          <table:table-cell/>
          <table:table-cell table:formula="of:=IF([.D27]&gt;0;1;0)" office:value-type="float" office:value="1" calcext:value-type="float">
            <text:p>1</text:p>
          </table:table-cell>
          <table:table-cell table:style-name="ce2" table:formula="of:=IF([.D27]&gt;0;[.D27]-[.B27];&quot;&quot;)" office:value-type="float" office:value="0" calcext:value-type="float">
            <text:p>0</text:p>
          </table:table-cell>
          <table:table-cell table:style-name="ce2" table:formula="of:=IF([.J27]=&quot;&quot;;&quot;&quot;;[.J27]/[.B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9-244</text:p>
          </table:table-cell>
          <table:table-cell table:number-columns-repeated="3" office:value-type="float" office:value="0.0489156635676463" calcext:value-type="float">
            <text:p>0.0489156635676463</text:p>
          </table:table-cell>
          <table:table-cell office:value-type="float" office:value="0.00259876251220703" calcext:value-type="float">
            <text:p>0.00259876251220703</text:p>
          </table:table-cell>
          <table:table-cell office:value-type="float" office:value="0.00839948654174805" calcext:value-type="float">
            <text:p>0.00839948654174805</text:p>
          </table:table-cell>
          <table:table-cell office:value-type="float" office:value="0.00324177742004395" calcext:value-type="float">
            <text:p>0.00324177742004395</text:p>
          </table:table-cell>
          <table:table-cell/>
          <table:table-cell table:formula="of:=IF([.D28]&gt;0;1;0)" office:value-type="float" office:value="1" calcext:value-type="float">
            <text:p>1</text:p>
          </table:table-cell>
          <table:table-cell table:formula="of:=IF([.D28]&gt;0;[.D28]-[.B28];&quot;&quot;)" office:value-type="float" office:value="0" calcext:value-type="float">
            <text:p>0</text:p>
          </table:table-cell>
          <table:table-cell table:formula="of:=IF([.J28]=&quot;&quot;;&quot;&quot;;[.J28]/[.B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7-136</text:p>
          </table:table-cell>
          <table:table-cell table:number-columns-repeated="3" office:value-type="float" office:value="0.045429897231598" calcext:value-type="float">
            <text:p>0.045429897231598</text:p>
          </table:table-cell>
          <table:table-cell office:value-type="float" office:value="0.000916004180908203" calcext:value-type="float">
            <text:p>0.000916004180908203</text:p>
          </table:table-cell>
          <table:table-cell office:value-type="float" office:value="0.00176239013671875" calcext:value-type="float">
            <text:p>0.00176239013671875</text:p>
          </table:table-cell>
          <table:table-cell office:value-type="float" office:value="0.00301742553710938" calcext:value-type="float">
            <text:p>0.00301742553710938</text:p>
          </table:table-cell>
          <table:table-cell/>
          <table:table-cell table:formula="of:=IF([.D29]&gt;0;1;0)" office:value-type="float" office:value="1" calcext:value-type="float">
            <text:p>1</text:p>
          </table:table-cell>
          <table:table-cell table:formula="of:=IF([.D29]&gt;0;[.D29]-[.B29];&quot;&quot;)" office:value-type="float" office:value="0" calcext:value-type="float">
            <text:p>0</text:p>
          </table:table-cell>
          <table:table-cell table:formula="of:=IF([.J29]=&quot;&quot;;&quot;&quot;;[.J29]/[.B2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8-139</text:p>
          </table:table-cell>
          <table:table-cell table:number-columns-repeated="3" office:value-type="float" office:value="0.0216646346662823" calcext:value-type="float">
            <text:p>0.0216646346662823</text:p>
          </table:table-cell>
          <table:table-cell office:value-type="float" office:value="0.00124096870422363" calcext:value-type="float">
            <text:p>0.00124096870422363</text:p>
          </table:table-cell>
          <table:table-cell office:value-type="float" office:value="0.0018162727355957" calcext:value-type="float">
            <text:p>0.0018162727355957</text:p>
          </table:table-cell>
          <table:table-cell office:value-type="float" office:value="0.00308442115783691" calcext:value-type="float">
            <text:p>0.00308442115783691</text:p>
          </table:table-cell>
          <table:table-cell/>
          <table:table-cell table:formula="of:=IF([.D30]&gt;0;1;0)" office:value-type="float" office:value="1" calcext:value-type="float">
            <text:p>1</text:p>
          </table:table-cell>
          <table:table-cell table:formula="of:=IF([.D30]&gt;0;[.D30]-[.B30];&quot;&quot;)" office:value-type="float" office:value="0" calcext:value-type="float">
            <text:p>0</text:p>
          </table:table-cell>
          <table:table-cell table:formula="of:=IF([.J30]=&quot;&quot;;&quot;&quot;;[.J30]/[.B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3-21</text:p>
          </table:table-cell>
          <table:table-cell table:number-columns-repeated="3" office:value-type="float" office:value="0.04308836641365" calcext:value-type="float">
            <text:p>0.04308836641365</text:p>
          </table:table-cell>
          <table:table-cell office:value-type="float" office:value="0.00317287445068359" calcext:value-type="float">
            <text:p>0.00317287445068359</text:p>
          </table:table-cell>
          <table:table-cell office:value-type="float" office:value="0.00787615776062012" calcext:value-type="float">
            <text:p>0.00787615776062012</text:p>
          </table:table-cell>
          <table:table-cell office:value-type="float" office:value="0.00384974479675293" calcext:value-type="float">
            <text:p>0.00384974479675293</text:p>
          </table:table-cell>
          <table:table-cell/>
          <table:table-cell table:formula="of:=IF([.D31]&gt;0;1;0)" office:value-type="float" office:value="1" calcext:value-type="float">
            <text:p>1</text:p>
          </table:table-cell>
          <table:table-cell table:formula="of:=IF([.D31]&gt;0;[.D31]-[.B31];&quot;&quot;)" office:value-type="float" office:value="0" calcext:value-type="float">
            <text:p>0</text:p>
          </table:table-cell>
          <table:table-cell table:formula="of:=IF([.J31]=&quot;&quot;;&quot;&quot;;[.J31]/[.B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1-57</text:p>
          </table:table-cell>
          <table:table-cell table:number-columns-repeated="3" office:value-type="float" office:value="0.0384380340787617" calcext:value-type="float">
            <text:p>0.0384380340787617</text:p>
          </table:table-cell>
          <table:table-cell office:value-type="float" office:value="0.00386452674865723" calcext:value-type="float">
            <text:p>0.00386452674865723</text:p>
          </table:table-cell>
          <table:table-cell office:value-type="float" office:value="0.00615882873535156" calcext:value-type="float">
            <text:p>0.00615882873535156</text:p>
          </table:table-cell>
          <table:table-cell office:value-type="float" office:value="0.00356268882751465" calcext:value-type="float">
            <text:p>0.00356268882751465</text:p>
          </table:table-cell>
          <table:table-cell/>
          <table:table-cell table:formula="of:=IF([.D32]&gt;0;1;0)" office:value-type="float" office:value="1" calcext:value-type="float">
            <text:p>1</text:p>
          </table:table-cell>
          <table:table-cell table:style-name="ce2" table:formula="of:=IF([.D32]&gt;0;[.D32]-[.B32];&quot;&quot;)" office:value-type="float" office:value="0" calcext:value-type="float">
            <text:p>0</text:p>
          </table:table-cell>
          <table:table-cell table:style-name="ce2" table:formula="of:=IF([.J32]=&quot;&quot;;&quot;&quot;;[.J32]/[.B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3-83</text:p>
          </table:table-cell>
          <table:table-cell table:number-columns-repeated="3" office:value-type="float" office:value="0.0468325745255178" calcext:value-type="float">
            <text:p>0.0468325745255178</text:p>
          </table:table-cell>
          <table:table-cell office:value-type="float" office:value="0.00241327285766602" calcext:value-type="float">
            <text:p>0.00241327285766602</text:p>
          </table:table-cell>
          <table:table-cell office:value-type="float" office:value="0.0067601203918457" calcext:value-type="float">
            <text:p>0.0067601203918457</text:p>
          </table:table-cell>
          <table:table-cell office:value-type="float" office:value="0.00368499755859375" calcext:value-type="float">
            <text:p>0.00368499755859375</text:p>
          </table:table-cell>
          <table:table-cell/>
          <table:table-cell table:formula="of:=IF([.D33]&gt;0;1;0)" office:value-type="float" office:value="1" calcext:value-type="float">
            <text:p>1</text:p>
          </table:table-cell>
          <table:table-cell table:style-name="ce2" table:formula="of:=IF([.D33]&gt;0;[.D33]-[.B33];&quot;&quot;)" office:value-type="float" office:value="0" calcext:value-type="float">
            <text:p>0</text:p>
          </table:table-cell>
          <table:table-cell table:style-name="ce2" table:formula="of:=IF([.J33]=&quot;&quot;;&quot;&quot;;[.J33]/[.B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9-110</text:p>
          </table:table-cell>
          <table:table-cell table:number-columns-repeated="3" office:value-type="float" office:value="0.0319881062883417" calcext:value-type="float">
            <text:p>0.0319881062883417</text:p>
          </table:table-cell>
          <table:table-cell office:value-type="float" office:value="0.00416278839111328" calcext:value-type="float">
            <text:p>0.00416278839111328</text:p>
          </table:table-cell>
          <table:table-cell office:value-type="float" office:value="0.00479865074157715" calcext:value-type="float">
            <text:p>0.00479865074157715</text:p>
          </table:table-cell>
          <table:table-cell office:value-type="float" office:value="0.0048515796661377" calcext:value-type="float">
            <text:p>0.0048515796661377</text:p>
          </table:table-cell>
          <table:table-cell/>
          <table:table-cell table:formula="of:=IF([.D34]&gt;0;1;0)" office:value-type="float" office:value="1" calcext:value-type="float">
            <text:p>1</text:p>
          </table:table-cell>
          <table:table-cell table:formula="of:=IF([.D34]&gt;0;[.D34]-[.B34];&quot;&quot;)" office:value-type="float" office:value="0" calcext:value-type="float">
            <text:p>0</text:p>
          </table:table-cell>
          <table:table-cell table:formula="of:=IF([.J34]=&quot;&quot;;&quot;&quot;;[.J34]/[.B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8-51</text:p>
          </table:table-cell>
          <table:table-cell table:number-columns-repeated="3" office:value-type="float" office:value="0.0680891530282285" calcext:value-type="float">
            <text:p>0.0680891530282285</text:p>
          </table:table-cell>
          <table:table-cell office:value-type="float" office:value="0.00267410278320313" calcext:value-type="float">
            <text:p>0.00267410278320313</text:p>
          </table:table-cell>
          <table:table-cell office:value-type="float" office:value="0.00884675979614258" calcext:value-type="float">
            <text:p>0.00884675979614258</text:p>
          </table:table-cell>
          <table:table-cell office:value-type="float" office:value="0.0037989616394043" calcext:value-type="float">
            <text:p>0.0037989616394043</text:p>
          </table:table-cell>
          <table:table-cell/>
          <table:table-cell table:formula="of:=IF([.D35]&gt;0;1;0)" office:value-type="float" office:value="1" calcext:value-type="float">
            <text:p>1</text:p>
          </table:table-cell>
          <table:table-cell table:formula="of:=IF([.D35]&gt;0;[.D35]-[.B35];&quot;&quot;)" office:value-type="float" office:value="0" calcext:value-type="float">
            <text:p>0</text:p>
          </table:table-cell>
          <table:table-cell table:formula="of:=IF([.J35]=&quot;&quot;;&quot;&quot;;[.J35]/[.B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7-43</text:p>
          </table:table-cell>
          <table:table-cell table:number-columns-repeated="2" office:value-type="float" office:value="0.0186781559281057" calcext:value-type="float">
            <text:p>0.0186781559281057</text:p>
          </table:table-cell>
          <table:table-cell office:value-type="float" office:value="0.0217318615530931" calcext:value-type="float">
            <text:p>0.0217318615530931</text:p>
          </table:table-cell>
          <table:table-cell office:value-type="float" office:value="0.00111794471740723" calcext:value-type="float">
            <text:p>0.00111794471740723</text:p>
          </table:table-cell>
          <table:table-cell office:value-type="float" office:value="0.000982761383056641" calcext:value-type="float">
            <text:p>0.000982761383056641</text:p>
          </table:table-cell>
          <table:table-cell office:value-type="float" office:value="0.00254344940185547" calcext:value-type="float">
            <text:p>0.00254344940185547</text:p>
          </table:table-cell>
          <table:table-cell/>
          <table:table-cell table:formula="of:=IF([.D36]&gt;0;1;0)" office:value-type="float" office:value="1" calcext:value-type="float">
            <text:p>1</text:p>
          </table:table-cell>
          <table:table-cell table:formula="of:=IF([.D36]&gt;0;[.D36]-[.B36];&quot;&quot;)" office:value-type="float" office:value="0.00305370562498741" calcext:value-type="float">
            <text:p>0.00305370562498741</text:p>
          </table:table-cell>
          <table:table-cell table:formula="of:=IF([.J36]=&quot;&quot;;&quot;&quot;;[.J36]/[.B36])" office:value-type="float" office:value="0.163490744843413" calcext:value-type="float">
            <text:p>0.163490744843413</text:p>
          </table:table-cell>
        </table:table-row>
        <table:table-row table:style-name="ro1">
          <table:table-cell office:value-type="string" calcext:value-type="string">
            <text:p>81-78</text:p>
          </table:table-cell>
          <table:table-cell table:number-columns-repeated="3" office:value-type="float" office:value="0.0379586393373615" calcext:value-type="float">
            <text:p>0.0379586393373615</text:p>
          </table:table-cell>
          <table:table-cell office:value-type="float" office:value="0.000982761383056641" calcext:value-type="float">
            <text:p>0.000982761383056641</text:p>
          </table:table-cell>
          <table:table-cell office:value-type="float" office:value="0.00420165061950684" calcext:value-type="float">
            <text:p>0.00420165061950684</text:p>
          </table:table-cell>
          <table:table-cell office:value-type="float" office:value="0.00190567970275879" calcext:value-type="float">
            <text:p>0.00190567970275879</text:p>
          </table:table-cell>
          <table:table-cell/>
          <table:table-cell table:formula="of:=IF([.D37]&gt;0;1;0)" office:value-type="float" office:value="1" calcext:value-type="float">
            <text:p>1</text:p>
          </table:table-cell>
          <table:table-cell table:style-name="ce2" table:formula="of:=IF([.D37]&gt;0;[.D37]-[.B37];&quot;&quot;)" office:value-type="float" office:value="0" calcext:value-type="float">
            <text:p>0</text:p>
          </table:table-cell>
          <table:table-cell table:style-name="ce2" table:formula="of:=IF([.J37]=&quot;&quot;;&quot;&quot;;[.J37]/[.B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7-200</text:p>
          </table:table-cell>
          <table:table-cell table:number-columns-repeated="3" office:value-type="float" office:value="0.0472108906761064" calcext:value-type="float">
            <text:p>0.0472108906761064</text:p>
          </table:table-cell>
          <table:table-cell office:value-type="float" office:value="0.00306582450866699" calcext:value-type="float">
            <text:p>0.00306582450866699</text:p>
          </table:table-cell>
          <table:table-cell office:value-type="float" office:value="0.00730490684509277" calcext:value-type="float">
            <text:p>0.00730490684509277</text:p>
          </table:table-cell>
          <table:table-cell office:value-type="float" office:value="0.00380229949951172" calcext:value-type="float">
            <text:p>0.00380229949951172</text:p>
          </table:table-cell>
          <table:table-cell/>
          <table:table-cell table:formula="of:=IF([.D38]&gt;0;1;0)" office:value-type="float" office:value="1" calcext:value-type="float">
            <text:p>1</text:p>
          </table:table-cell>
          <table:table-cell table:formula="of:=IF([.D38]&gt;0;[.D38]-[.B38];&quot;&quot;)" office:value-type="float" office:value="0" calcext:value-type="float">
            <text:p>0</text:p>
          </table:table-cell>
          <table:table-cell table:formula="of:=IF([.J38]=&quot;&quot;;&quot;&quot;;[.J38]/[.B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2-178</text:p>
          </table:table-cell>
          <table:table-cell table:number-columns-repeated="3" office:value-type="float" office:value="0.03750333836898" calcext:value-type="float">
            <text:p>0.03750333836898</text:p>
          </table:table-cell>
          <table:table-cell office:value-type="float" office:value="0.00345611572265625" calcext:value-type="float">
            <text:p>0.00345611572265625</text:p>
          </table:table-cell>
          <table:table-cell office:value-type="float" office:value="0.00418543815612793" calcext:value-type="float">
            <text:p>0.00418543815612793</text:p>
          </table:table-cell>
          <table:table-cell office:value-type="float" office:value="0.00527000427246094" calcext:value-type="float">
            <text:p>0.00527000427246094</text:p>
          </table:table-cell>
          <table:table-cell/>
          <table:table-cell table:formula="of:=IF([.D39]&gt;0;1;0)" office:value-type="float" office:value="1" calcext:value-type="float">
            <text:p>1</text:p>
          </table:table-cell>
          <table:table-cell table:formula="of:=IF([.D39]&gt;0;[.D39]-[.B39];&quot;&quot;)" office:value-type="float" office:value="0" calcext:value-type="float">
            <text:p>0</text:p>
          </table:table-cell>
          <table:table-cell table:formula="of:=IF([.J39]=&quot;&quot;;&quot;&quot;;[.J39]/[.B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3-18</text:p>
          </table:table-cell>
          <table:table-cell table:number-columns-repeated="3" office:value-type="float" office:value="0.0416484372291249" calcext:value-type="float">
            <text:p>0.0416484372291249</text:p>
          </table:table-cell>
          <table:table-cell office:value-type="float" office:value="0.00453257560729981" calcext:value-type="float">
            <text:p>0.00453257560729981</text:p>
          </table:table-cell>
          <table:table-cell office:value-type="float" office:value="0.00547266006469727" calcext:value-type="float">
            <text:p>0.00547266006469727</text:p>
          </table:table-cell>
          <table:table-cell office:value-type="float" office:value="0.00658178329467773" calcext:value-type="float">
            <text:p>0.00658178329467773</text:p>
          </table:table-cell>
          <table:table-cell/>
          <table:table-cell table:formula="of:=IF([.D40]&gt;0;1;0)" office:value-type="float" office:value="1" calcext:value-type="float">
            <text:p>1</text:p>
          </table:table-cell>
          <table:table-cell table:style-name="ce2" table:formula="of:=IF([.D40]&gt;0;[.D40]-[.B40];&quot;&quot;)" office:value-type="float" office:value="0" calcext:value-type="float">
            <text:p>0</text:p>
          </table:table-cell>
          <table:table-cell table:style-name="ce2" table:formula="of:=IF([.J40]=&quot;&quot;;&quot;&quot;;[.J40]/[.B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-248</text:p>
          </table:table-cell>
          <table:table-cell table:number-columns-repeated="3" office:value-type="float" office:value="0.0339409822794781" calcext:value-type="float">
            <text:p>0.0339409822794781</text:p>
          </table:table-cell>
          <table:table-cell office:value-type="float" office:value="0.00160646438598633" calcext:value-type="float">
            <text:p>0.00160646438598633</text:p>
          </table:table-cell>
          <table:table-cell office:value-type="float" office:value="0.00247097015380859" calcext:value-type="float">
            <text:p>0.00247097015380859</text:p>
          </table:table-cell>
          <table:table-cell office:value-type="float" office:value="0.00342822074890137" calcext:value-type="float">
            <text:p>0.00342822074890137</text:p>
          </table:table-cell>
          <table:table-cell/>
          <table:table-cell table:formula="of:=IF([.D41]&gt;0;1;0)" office:value-type="float" office:value="1" calcext:value-type="float">
            <text:p>1</text:p>
          </table:table-cell>
          <table:table-cell table:formula="of:=IF([.D41]&gt;0;[.D41]-[.B41];&quot;&quot;)" office:value-type="float" office:value="0" calcext:value-type="float">
            <text:p>0</text:p>
          </table:table-cell>
          <table:table-cell table:formula="of:=IF([.J41]=&quot;&quot;;&quot;&quot;;[.J41]/[.B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-90</text:p>
          </table:table-cell>
          <table:table-cell table:number-columns-repeated="3" office:value-type="float" office:value="0.0867417921472231" calcext:value-type="float">
            <text:p>0.0867417921472231</text:p>
          </table:table-cell>
          <table:table-cell office:value-type="float" office:value="0.00212311744689941" calcext:value-type="float">
            <text:p>0.00212311744689941</text:p>
          </table:table-cell>
          <table:table-cell office:value-type="float" office:value="0.00925230979919434" calcext:value-type="float">
            <text:p>0.00925230979919434</text:p>
          </table:table-cell>
          <table:table-cell office:value-type="float" office:value="0.0028998851776123" calcext:value-type="float">
            <text:p>0.0028998851776123</text:p>
          </table:table-cell>
          <table:table-cell/>
          <table:table-cell table:formula="of:=IF([.D42]&gt;0;1;0)" office:value-type="float" office:value="1" calcext:value-type="float">
            <text:p>1</text:p>
          </table:table-cell>
          <table:table-cell table:formula="of:=IF([.D42]&gt;0;[.D42]-[.B42];&quot;&quot;)" office:value-type="float" office:value="0" calcext:value-type="float">
            <text:p>0</text:p>
          </table:table-cell>
          <table:table-cell table:formula="of:=IF([.J42]=&quot;&quot;;&quot;&quot;;[.J42]/[.B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5-253</text:p>
          </table:table-cell>
          <table:table-cell table:number-columns-repeated="3" office:value-type="float" office:value="0.0557939449011167" calcext:value-type="float">
            <text:p>0.0557939449011167</text:p>
          </table:table-cell>
          <table:table-cell office:value-type="float" office:value="0.00397562980651856" calcext:value-type="float">
            <text:p>0.00397562980651856</text:p>
          </table:table-cell>
          <table:table-cell office:value-type="float" office:value="0.00844120979309082" calcext:value-type="float">
            <text:p>0.00844120979309082</text:p>
          </table:table-cell>
          <table:table-cell office:value-type="float" office:value="0.00519037246704102" calcext:value-type="float">
            <text:p>0.00519037246704102</text:p>
          </table:table-cell>
          <table:table-cell/>
          <table:table-cell table:formula="of:=IF([.D43]&gt;0;1;0)" office:value-type="float" office:value="1" calcext:value-type="float">
            <text:p>1</text:p>
          </table:table-cell>
          <table:table-cell table:style-name="ce2" table:formula="of:=IF([.D43]&gt;0;[.D43]-[.B43];&quot;&quot;)" office:value-type="float" office:value="0" calcext:value-type="float">
            <text:p>0</text:p>
          </table:table-cell>
          <table:table-cell table:style-name="ce2" table:formula="of:=IF([.J43]=&quot;&quot;;&quot;&quot;;[.J43]/[.B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3-137</text:p>
          </table:table-cell>
          <table:table-cell table:number-columns-repeated="3" office:value-type="float" office:value="0.087530487349888" calcext:value-type="float">
            <text:p>0.087530487349888</text:p>
          </table:table-cell>
          <table:table-cell office:value-type="float" office:value="0.00243759155273438" calcext:value-type="float">
            <text:p>0.00243759155273438</text:p>
          </table:table-cell>
          <table:table-cell office:value-type="float" office:value="0.00941061973571777" calcext:value-type="float">
            <text:p>0.00941061973571777</text:p>
          </table:table-cell>
          <table:table-cell office:value-type="float" office:value="0.00319719314575195" calcext:value-type="float">
            <text:p>0.00319719314575195</text:p>
          </table:table-cell>
          <table:table-cell/>
          <table:table-cell table:formula="of:=IF([.D44]&gt;0;1;0)" office:value-type="float" office:value="1" calcext:value-type="float">
            <text:p>1</text:p>
          </table:table-cell>
          <table:table-cell table:style-name="ce2" table:formula="of:=IF([.D44]&gt;0;[.D44]-[.B44];&quot;&quot;)" office:value-type="float" office:value="0" calcext:value-type="float">
            <text:p>0</text:p>
          </table:table-cell>
          <table:table-cell table:style-name="ce2" table:formula="of:=IF([.J44]=&quot;&quot;;&quot;&quot;;[.J44]/[.B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-105</text:p>
          </table:table-cell>
          <table:table-cell table:number-columns-repeated="3" office:value-type="float" office:value="0.061305272725527" calcext:value-type="float">
            <text:p>0.061305272725527</text:p>
          </table:table-cell>
          <table:table-cell office:value-type="float" office:value="0.00445675849914551" calcext:value-type="float">
            <text:p>0.00445675849914551</text:p>
          </table:table-cell>
          <table:table-cell office:value-type="float" office:value="0.00868487358093262" calcext:value-type="float">
            <text:p>0.00868487358093262</text:p>
          </table:table-cell>
          <table:table-cell office:value-type="float" office:value="0.00505733489990234" calcext:value-type="float">
            <text:p>0.00505733489990234</text:p>
          </table:table-cell>
          <table:table-cell/>
          <table:table-cell table:formula="of:=IF([.D45]&gt;0;1;0)" office:value-type="float" office:value="1" calcext:value-type="float">
            <text:p>1</text:p>
          </table:table-cell>
          <table:table-cell table:formula="of:=IF([.D45]&gt;0;[.D45]-[.B45];&quot;&quot;)" office:value-type="float" office:value="0" calcext:value-type="float">
            <text:p>0</text:p>
          </table:table-cell>
          <table:table-cell table:formula="of:=IF([.J45]=&quot;&quot;;&quot;&quot;;[.J45]/[.B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0-100</text:p>
          </table:table-cell>
          <table:table-cell table:number-columns-repeated="3" office:value-type="float" office:value="0.0235275832980888" calcext:value-type="float">
            <text:p>0.0235275832980888</text:p>
          </table:table-cell>
          <table:table-cell office:value-type="float" office:value="0.000648260116577148" calcext:value-type="float">
            <text:p>0.000648260116577148</text:p>
          </table:table-cell>
          <table:table-cell office:value-type="float" office:value="0.000371932983398438" calcext:value-type="float">
            <text:p>0.000371932983398438</text:p>
          </table:table-cell>
          <table:table-cell office:value-type="float" office:value="0.00326728820800781" calcext:value-type="float">
            <text:p>0.00326728820800781</text:p>
          </table:table-cell>
          <table:table-cell/>
          <table:table-cell table:formula="of:=IF([.D46]&gt;0;1;0)" office:value-type="float" office:value="1" calcext:value-type="float">
            <text:p>1</text:p>
          </table:table-cell>
          <table:table-cell table:style-name="ce2" table:formula="of:=IF([.D46]&gt;0;[.D46]-[.B46];&quot;&quot;)" office:value-type="float" office:value="0" calcext:value-type="float">
            <text:p>0</text:p>
          </table:table-cell>
          <table:table-cell table:style-name="ce2" table:formula="of:=IF([.J46]=&quot;&quot;;&quot;&quot;;[.J46]/[.B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4-125</text:p>
          </table:table-cell>
          <table:table-cell table:number-columns-repeated="3" office:value-type="float" office:value="0.0766952518467337" calcext:value-type="float">
            <text:p>0.0766952518467337</text:p>
          </table:table-cell>
          <table:table-cell office:value-type="float" office:value="0.0041658878326416" calcext:value-type="float">
            <text:p>0.0041658878326416</text:p>
          </table:table-cell>
          <table:table-cell office:value-type="float" office:value="0.0089566707611084" calcext:value-type="float">
            <text:p>0.0089566707611084</text:p>
          </table:table-cell>
          <table:table-cell office:value-type="float" office:value="0.00437688827514648" calcext:value-type="float">
            <text:p>0.00437688827514648</text:p>
          </table:table-cell>
          <table:table-cell/>
          <table:table-cell table:formula="of:=IF([.D47]&gt;0;1;0)" office:value-type="float" office:value="1" calcext:value-type="float">
            <text:p>1</text:p>
          </table:table-cell>
          <table:table-cell table:style-name="ce2" table:formula="of:=IF([.D47]&gt;0;[.D47]-[.B47];&quot;&quot;)" office:value-type="float" office:value="0" calcext:value-type="float">
            <text:p>0</text:p>
          </table:table-cell>
          <table:table-cell table:style-name="ce2" table:formula="of:=IF([.J47]=&quot;&quot;;&quot;&quot;;[.J47]/[.B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-168</text:p>
          </table:table-cell>
          <table:table-cell table:number-columns-repeated="3" office:value-type="float" office:value="0.0767822335967902" calcext:value-type="float">
            <text:p>0.0767822335967902</text:p>
          </table:table-cell>
          <table:table-cell office:value-type="float" office:value="0.0024864673614502" calcext:value-type="float">
            <text:p>0.0024864673614502</text:p>
          </table:table-cell>
          <table:table-cell office:value-type="float" office:value="0.00830626487731934" calcext:value-type="float">
            <text:p>0.00830626487731934</text:p>
          </table:table-cell>
          <table:table-cell office:value-type="float" office:value="0.0032966136932373" calcext:value-type="float">
            <text:p>0.0032966136932373</text:p>
          </table:table-cell>
          <table:table-cell/>
          <table:table-cell table:formula="of:=IF([.D48]&gt;0;1;0)" office:value-type="float" office:value="1" calcext:value-type="float">
            <text:p>1</text:p>
          </table:table-cell>
          <table:table-cell table:formula="of:=IF([.D48]&gt;0;[.D48]-[.B48];&quot;&quot;)" office:value-type="float" office:value="0" calcext:value-type="float">
            <text:p>0</text:p>
          </table:table-cell>
          <table:table-cell table:formula="of:=IF([.J48]=&quot;&quot;;&quot;&quot;;[.J48]/[.B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192</text:p>
          </table:table-cell>
          <table:table-cell table:number-columns-repeated="3" office:value-type="float" office:value="0.0708688227392315" calcext:value-type="float">
            <text:p>0.0708688227392315</text:p>
          </table:table-cell>
          <table:table-cell office:value-type="float" office:value="0.000707149505615234" calcext:value-type="float">
            <text:p>0.000707149505615234</text:p>
          </table:table-cell>
          <table:table-cell office:value-type="float" office:value="0.00258088111877441" calcext:value-type="float">
            <text:p>0.00258088111877441</text:p>
          </table:table-cell>
          <table:table-cell office:value-type="float" office:value="0.00149154663085938" calcext:value-type="float">
            <text:p>0.00149154663085938</text:p>
          </table:table-cell>
          <table:table-cell/>
          <table:table-cell table:formula="of:=IF([.D49]&gt;0;1;0)" office:value-type="float" office:value="1" calcext:value-type="float">
            <text:p>1</text:p>
          </table:table-cell>
          <table:table-cell table:formula="of:=IF([.D49]&gt;0;[.D49]-[.B49];&quot;&quot;)" office:value-type="float" office:value="0" calcext:value-type="float">
            <text:p>0</text:p>
          </table:table-cell>
          <table:table-cell table:formula="of:=IF([.J49]=&quot;&quot;;&quot;&quot;;[.J49]/[.B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27</text:p>
          </table:table-cell>
          <table:table-cell table:number-columns-repeated="3" office:value-type="float" office:value="0.0410006820415891" calcext:value-type="float">
            <text:p>0.0410006820415891</text:p>
          </table:table-cell>
          <table:table-cell office:value-type="float" office:value="0.00249814987182617" calcext:value-type="float">
            <text:p>0.00249814987182617</text:p>
          </table:table-cell>
          <table:table-cell office:value-type="float" office:value="0.00567007064819336" calcext:value-type="float">
            <text:p>0.00567007064819336</text:p>
          </table:table-cell>
          <table:table-cell office:value-type="float" office:value="0.00351142883300781" calcext:value-type="float">
            <text:p>0.00351142883300781</text:p>
          </table:table-cell>
          <table:table-cell/>
          <table:table-cell table:formula="of:=IF([.D50]&gt;0;1;0)" office:value-type="float" office:value="1" calcext:value-type="float">
            <text:p>1</text:p>
          </table:table-cell>
          <table:table-cell table:style-name="ce2" table:formula="of:=IF([.D50]&gt;0;[.D50]-[.B50];&quot;&quot;)" office:value-type="float" office:value="0" calcext:value-type="float">
            <text:p>0</text:p>
          </table:table-cell>
          <table:table-cell table:style-name="ce2" table:formula="of:=IF([.J50]=&quot;&quot;;&quot;&quot;;[.J50]/[.B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1-189</text:p>
          </table:table-cell>
          <table:table-cell table:number-columns-repeated="3" office:value-type="float" office:value="0.0409674147704383" calcext:value-type="float">
            <text:p>0.0409674147704383</text:p>
          </table:table-cell>
          <table:table-cell office:value-type="float" office:value="0.00605964660644531" calcext:value-type="float">
            <text:p>0.00605964660644531</text:p>
          </table:table-cell>
          <table:table-cell office:value-type="float" office:value="0.00706148147583008" calcext:value-type="float">
            <text:p>0.00706148147583008</text:p>
          </table:table-cell>
          <table:table-cell office:value-type="float" office:value="0.00571155548095703" calcext:value-type="float">
            <text:p>0.00571155548095703</text:p>
          </table:table-cell>
          <table:table-cell/>
          <table:table-cell table:formula="of:=IF([.D51]&gt;0;1;0)" office:value-type="float" office:value="1" calcext:value-type="float">
            <text:p>1</text:p>
          </table:table-cell>
          <table:table-cell table:style-name="ce2" table:formula="of:=IF([.D51]&gt;0;[.D51]-[.B51];&quot;&quot;)" office:value-type="float" office:value="0" calcext:value-type="float">
            <text:p>0</text:p>
          </table:table-cell>
          <table:table-cell table:style-name="ce2" table:formula="of:=IF([.J51]=&quot;&quot;;&quot;&quot;;[.J51]/[.B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5-88</text:p>
          </table:table-cell>
          <table:table-cell table:number-columns-repeated="3" office:value-type="float" office:value="0.0379186519410562" calcext:value-type="float">
            <text:p>0.0379186519410562</text:p>
          </table:table-cell>
          <table:table-cell office:value-type="float" office:value="0.0016930103302002" calcext:value-type="float">
            <text:p>0.0016930103302002</text:p>
          </table:table-cell>
          <table:table-cell office:value-type="float" office:value="0.00318336486816406" calcext:value-type="float">
            <text:p>0.00318336486816406</text:p>
          </table:table-cell>
          <table:table-cell office:value-type="float" office:value="0.00254201889038086" calcext:value-type="float">
            <text:p>0.00254201889038086</text:p>
          </table:table-cell>
          <table:table-cell/>
          <table:table-cell table:formula="of:=IF([.D52]&gt;0;1;0)" office:value-type="float" office:value="1" calcext:value-type="float">
            <text:p>1</text:p>
          </table:table-cell>
          <table:table-cell table:formula="of:=IF([.D52]&gt;0;[.D52]-[.B52];&quot;&quot;)" office:value-type="float" office:value="0" calcext:value-type="float">
            <text:p>0</text:p>
          </table:table-cell>
          <table:table-cell table:formula="of:=IF([.J52]=&quot;&quot;;&quot;&quot;;[.J52]/[.B5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7-49</text:p>
          </table:table-cell>
          <table:table-cell table:number-columns-repeated="3" office:value-type="float" office:value="0.0208279977877386" calcext:value-type="float">
            <text:p>0.0208279977877386</text:p>
          </table:table-cell>
          <table:table-cell office:value-type="float" office:value="0.00220584869384766" calcext:value-type="float">
            <text:p>0.00220584869384766</text:p>
          </table:table-cell>
          <table:table-cell office:value-type="float" office:value="0.00143098831176758" calcext:value-type="float">
            <text:p>0.00143098831176758</text:p>
          </table:table-cell>
          <table:table-cell office:value-type="float" office:value="0.00183892250061035" calcext:value-type="float">
            <text:p>0.00183892250061035</text:p>
          </table:table-cell>
          <table:table-cell/>
          <table:table-cell table:formula="of:=IF([.D53]&gt;0;1;0)" office:value-type="float" office:value="1" calcext:value-type="float">
            <text:p>1</text:p>
          </table:table-cell>
          <table:table-cell table:style-name="ce2" table:formula="of:=IF([.D53]&gt;0;[.D53]-[.B53];&quot;&quot;)" office:value-type="float" office:value="0" calcext:value-type="float">
            <text:p>0</text:p>
          </table:table-cell>
          <table:table-cell table:style-name="ce2" table:formula="of:=IF([.J53]=&quot;&quot;;&quot;&quot;;[.J53]/[.B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-44</text:p>
          </table:table-cell>
          <table:table-cell table:number-columns-repeated="3" office:value-type="float" office:value="0.0752172798308859" calcext:value-type="float">
            <text:p>0.0752172798308859</text:p>
          </table:table-cell>
          <table:table-cell office:value-type="float" office:value="0.00250959396362305" calcext:value-type="float">
            <text:p>0.00250959396362305</text:p>
          </table:table-cell>
          <table:table-cell office:value-type="float" office:value="0.00894284248352051" calcext:value-type="float">
            <text:p>0.00894284248352051</text:p>
          </table:table-cell>
          <table:table-cell office:value-type="float" office:value="0.0032963752746582" calcext:value-type="float">
            <text:p>0.0032963752746582</text:p>
          </table:table-cell>
          <table:table-cell/>
          <table:table-cell table:formula="of:=IF([.D54]&gt;0;1;0)" office:value-type="float" office:value="1" calcext:value-type="float">
            <text:p>1</text:p>
          </table:table-cell>
          <table:table-cell table:formula="of:=IF([.D54]&gt;0;[.D54]-[.B54];&quot;&quot;)" office:value-type="float" office:value="0" calcext:value-type="float">
            <text:p>0</text:p>
          </table:table-cell>
          <table:table-cell table:formula="of:=IF([.J54]=&quot;&quot;;&quot;&quot;;[.J54]/[.B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7-77</text:p>
          </table:table-cell>
          <table:table-cell table:number-columns-repeated="3" office:value-type="float" office:value="0.0703869098610293" calcext:value-type="float">
            <text:p>0.0703869098610293</text:p>
          </table:table-cell>
          <table:table-cell office:value-type="float" office:value="0.00461626052856445" calcext:value-type="float">
            <text:p>0.00461626052856445</text:p>
          </table:table-cell>
          <table:table-cell office:value-type="float" office:value="0.00901651382446289" calcext:value-type="float">
            <text:p>0.00901651382446289</text:p>
          </table:table-cell>
          <table:table-cell office:value-type="float" office:value="0.00487303733825684" calcext:value-type="float">
            <text:p>0.00487303733825684</text:p>
          </table:table-cell>
          <table:table-cell/>
          <table:table-cell table:formula="of:=IF([.D55]&gt;0;1;0)" office:value-type="float" office:value="1" calcext:value-type="float">
            <text:p>1</text:p>
          </table:table-cell>
          <table:table-cell table:formula="of:=IF([.D55]&gt;0;[.D55]-[.B55];&quot;&quot;)" office:value-type="float" office:value="0" calcext:value-type="float">
            <text:p>0</text:p>
          </table:table-cell>
          <table:table-cell table:formula="of:=IF([.J55]=&quot;&quot;;&quot;&quot;;[.J55]/[.B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-13</text:p>
          </table:table-cell>
          <table:table-cell table:number-columns-repeated="3" office:value-type="float" office:value="0.0715070534792225" calcext:value-type="float">
            <text:p>0.0715070534792225</text:p>
          </table:table-cell>
          <table:table-cell office:value-type="float" office:value="0.00309991836547852" calcext:value-type="float">
            <text:p>0.00309991836547852</text:p>
          </table:table-cell>
          <table:table-cell office:value-type="float" office:value="0.0100932121276855" calcext:value-type="float">
            <text:p>0.0100932121276855</text:p>
          </table:table-cell>
          <table:table-cell office:value-type="float" office:value="0.0041801929473877" calcext:value-type="float">
            <text:p>0.0041801929473877</text:p>
          </table:table-cell>
          <table:table-cell/>
          <table:table-cell table:formula="of:=IF([.D56]&gt;0;1;0)" office:value-type="float" office:value="1" calcext:value-type="float">
            <text:p>1</text:p>
          </table:table-cell>
          <table:table-cell table:style-name="ce2" table:formula="of:=IF([.D56]&gt;0;[.D56]-[.B56];&quot;&quot;)" office:value-type="float" office:value="0" calcext:value-type="float">
            <text:p>0</text:p>
          </table:table-cell>
          <table:table-cell table:style-name="ce2" table:formula="of:=IF([.J56]=&quot;&quot;;&quot;&quot;;[.J56]/[.B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2-88</text:p>
          </table:table-cell>
          <table:table-cell table:number-columns-repeated="3" office:value-type="float" office:value="0.0287259644944106" calcext:value-type="float">
            <text:p>0.0287259644944106</text:p>
          </table:table-cell>
          <table:table-cell office:value-type="float" office:value="0.00140237808227539" calcext:value-type="float">
            <text:p>0.00140237808227539</text:p>
          </table:table-cell>
          <table:table-cell office:value-type="float" office:value="0.00230312347412109" calcext:value-type="float">
            <text:p>0.00230312347412109</text:p>
          </table:table-cell>
          <table:table-cell office:value-type="float" office:value="0.00318408012390137" calcext:value-type="float">
            <text:p>0.00318408012390137</text:p>
          </table:table-cell>
          <table:table-cell/>
          <table:table-cell table:formula="of:=IF([.D57]&gt;0;1;0)" office:value-type="float" office:value="1" calcext:value-type="float">
            <text:p>1</text:p>
          </table:table-cell>
          <table:table-cell table:style-name="ce2" table:formula="of:=IF([.D57]&gt;0;[.D57]-[.B57];&quot;&quot;)" office:value-type="float" office:value="0" calcext:value-type="float">
            <text:p>0</text:p>
          </table:table-cell>
          <table:table-cell table:style-name="ce2" table:formula="of:=IF([.J57]=&quot;&quot;;&quot;&quot;;[.J57]/[.B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1-132</text:p>
          </table:table-cell>
          <table:table-cell table:number-columns-repeated="3" office:value-type="float" office:value="0.0371376526177886" calcext:value-type="float">
            <text:p>0.0371376526177886</text:p>
          </table:table-cell>
          <table:table-cell office:value-type="float" office:value="0.00147438049316406" calcext:value-type="float">
            <text:p>0.00147438049316406</text:p>
          </table:table-cell>
          <table:table-cell office:value-type="float" office:value="0.00423908233642578" calcext:value-type="float">
            <text:p>0.00423908233642578</text:p>
          </table:table-cell>
          <table:table-cell office:value-type="float" office:value="0.00278615951538086" calcext:value-type="float">
            <text:p>0.00278615951538086</text:p>
          </table:table-cell>
          <table:table-cell/>
          <table:table-cell table:formula="of:=IF([.D58]&gt;0;1;0)" office:value-type="float" office:value="1" calcext:value-type="float">
            <text:p>1</text:p>
          </table:table-cell>
          <table:table-cell table:formula="of:=IF([.D58]&gt;0;[.D58]-[.B58];&quot;&quot;)" office:value-type="float" office:value="0" calcext:value-type="float">
            <text:p>0</text:p>
          </table:table-cell>
          <table:table-cell table:formula="of:=IF([.J58]=&quot;&quot;;&quot;&quot;;[.J58]/[.B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5-230</text:p>
          </table:table-cell>
          <table:table-cell table:number-columns-repeated="3" office:value-type="float" office:value="0.0716364166232598" calcext:value-type="float">
            <text:p>0.0716364166232598</text:p>
          </table:table-cell>
          <table:table-cell office:value-type="float" office:value="0.00262713432312012" calcext:value-type="float">
            <text:p>0.00262713432312012</text:p>
          </table:table-cell>
          <table:table-cell office:value-type="float" office:value="0.00801873207092285" calcext:value-type="float">
            <text:p>0.00801873207092285</text:p>
          </table:table-cell>
          <table:table-cell office:value-type="float" office:value="0.00344729423522949" calcext:value-type="float">
            <text:p>0.00344729423522949</text:p>
          </table:table-cell>
          <table:table-cell/>
          <table:table-cell table:formula="of:=IF([.D59]&gt;0;1;0)" office:value-type="float" office:value="1" calcext:value-type="float">
            <text:p>1</text:p>
          </table:table-cell>
          <table:table-cell table:style-name="ce2" table:formula="of:=IF([.D59]&gt;0;[.D59]-[.B59];&quot;&quot;)" office:value-type="float" office:value="0" calcext:value-type="float">
            <text:p>0</text:p>
          </table:table-cell>
          <table:table-cell table:style-name="ce2" table:formula="of:=IF([.J59]=&quot;&quot;;&quot;&quot;;[.J59]/[.B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3-57</text:p>
          </table:table-cell>
          <table:table-cell table:number-columns-repeated="3" office:value-type="float" office:value="0.0419840592687475" calcext:value-type="float">
            <text:p>0.0419840592687475</text:p>
          </table:table-cell>
          <table:table-cell office:value-type="float" office:value="0.00187778472900391" calcext:value-type="float">
            <text:p>0.00187778472900391</text:p>
          </table:table-cell>
          <table:table-cell office:value-type="float" office:value="0.00479483604431152" calcext:value-type="float">
            <text:p>0.00479483604431152</text:p>
          </table:table-cell>
          <table:table-cell office:value-type="float" office:value="0.00269269943237305" calcext:value-type="float">
            <text:p>0.00269269943237305</text:p>
          </table:table-cell>
          <table:table-cell/>
          <table:table-cell table:formula="of:=IF([.D60]&gt;0;1;0)" office:value-type="float" office:value="1" calcext:value-type="float">
            <text:p>1</text:p>
          </table:table-cell>
          <table:table-cell table:formula="of:=IF([.D60]&gt;0;[.D60]-[.B60];&quot;&quot;)" office:value-type="float" office:value="0" calcext:value-type="float">
            <text:p>0</text:p>
          </table:table-cell>
          <table:table-cell table:formula="of:=IF([.J60]=&quot;&quot;;&quot;&quot;;[.J60]/[.B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-83</text:p>
          </table:table-cell>
          <table:table-cell table:number-columns-repeated="3" office:value-type="float" office:value="0.0468501834889554" calcext:value-type="float">
            <text:p>0.0468501834889554</text:p>
          </table:table-cell>
          <table:table-cell office:value-type="float" office:value="0.0021061897277832" calcext:value-type="float">
            <text:p>0.0021061897277832</text:p>
          </table:table-cell>
          <table:table-cell office:value-type="float" office:value="0.00378060340881348" calcext:value-type="float">
            <text:p>0.00378060340881348</text:p>
          </table:table-cell>
          <table:table-cell office:value-type="float" office:value="0.0028526782989502" calcext:value-type="float">
            <text:p>0.0028526782989502</text:p>
          </table:table-cell>
          <table:table-cell/>
          <table:table-cell table:formula="of:=IF([.D61]&gt;0;1;0)" office:value-type="float" office:value="1" calcext:value-type="float">
            <text:p>1</text:p>
          </table:table-cell>
          <table:table-cell table:style-name="ce2" table:formula="of:=IF([.D61]&gt;0;[.D61]-[.B61];&quot;&quot;)" office:value-type="float" office:value="0" calcext:value-type="float">
            <text:p>0</text:p>
          </table:table-cell>
          <table:table-cell table:style-name="ce2" table:formula="of:=IF([.J61]=&quot;&quot;;&quot;&quot;;[.J61]/[.B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-126</text:p>
          </table:table-cell>
          <table:table-cell table:number-columns-repeated="3" office:value-type="float" office:value="0.0329048576282356" calcext:value-type="float">
            <text:p>0.0329048576282356</text:p>
          </table:table-cell>
          <table:table-cell office:value-type="float" office:value="0.000982284545898438" calcext:value-type="float">
            <text:p>0.000982284545898438</text:p>
          </table:table-cell>
          <table:table-cell office:value-type="float" office:value="0.000901222229003906" calcext:value-type="float">
            <text:p>0.000901222229003906</text:p>
          </table:table-cell>
          <table:table-cell office:value-type="float" office:value="0.00169658660888672" calcext:value-type="float">
            <text:p>0.00169658660888672</text:p>
          </table:table-cell>
          <table:table-cell/>
          <table:table-cell table:formula="of:=IF([.D62]&gt;0;1;0)" office:value-type="float" office:value="1" calcext:value-type="float">
            <text:p>1</text:p>
          </table:table-cell>
          <table:table-cell table:formula="of:=IF([.D62]&gt;0;[.D62]-[.B62];&quot;&quot;)" office:value-type="float" office:value="0" calcext:value-type="float">
            <text:p>0</text:p>
          </table:table-cell>
          <table:table-cell table:formula="of:=IF([.J62]=&quot;&quot;;&quot;&quot;;[.J62]/[.B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4-10</text:p>
          </table:table-cell>
          <table:table-cell table:number-columns-repeated="3" office:value-type="float" office:value="0.0656488082104594" calcext:value-type="float">
            <text:p>0.0656488082104594</text:p>
          </table:table-cell>
          <table:table-cell office:value-type="float" office:value="0.00283002853393555" calcext:value-type="float">
            <text:p>0.00283002853393555</text:p>
          </table:table-cell>
          <table:table-cell office:value-type="float" office:value="0.00907516479492188" calcext:value-type="float">
            <text:p>0.00907516479492188</text:p>
          </table:table-cell>
          <table:table-cell office:value-type="float" office:value="0.0045011043548584" calcext:value-type="float">
            <text:p>0.0045011043548584</text:p>
          </table:table-cell>
          <table:table-cell/>
          <table:table-cell table:formula="of:=IF([.D63]&gt;0;1;0)" office:value-type="float" office:value="1" calcext:value-type="float">
            <text:p>1</text:p>
          </table:table-cell>
          <table:table-cell table:formula="of:=IF([.D63]&gt;0;[.D63]-[.B63];&quot;&quot;)" office:value-type="float" office:value="0" calcext:value-type="float">
            <text:p>0</text:p>
          </table:table-cell>
          <table:table-cell table:formula="of:=IF([.J63]=&quot;&quot;;&quot;&quot;;[.J63]/[.B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8-113</text:p>
          </table:table-cell>
          <table:table-cell table:number-columns-repeated="3" office:value-type="float" office:value="0.0360395427290918" calcext:value-type="float">
            <text:p>0.0360395427290918</text:p>
          </table:table-cell>
          <table:table-cell office:value-type="float" office:value="0.00192832946777344" calcext:value-type="float">
            <text:p>0.00192832946777344</text:p>
          </table:table-cell>
          <table:table-cell office:value-type="float" office:value="0.00422453880310059" calcext:value-type="float">
            <text:p>0.00422453880310059</text:p>
          </table:table-cell>
          <table:table-cell office:value-type="float" office:value="0.00284719467163086" calcext:value-type="float">
            <text:p>0.00284719467163086</text:p>
          </table:table-cell>
          <table:table-cell/>
          <table:table-cell table:formula="of:=IF([.D64]&gt;0;1;0)" office:value-type="float" office:value="1" calcext:value-type="float">
            <text:p>1</text:p>
          </table:table-cell>
          <table:table-cell table:formula="of:=IF([.D64]&gt;0;[.D64]-[.B64];&quot;&quot;)" office:value-type="float" office:value="0" calcext:value-type="float">
            <text:p>0</text:p>
          </table:table-cell>
          <table:table-cell table:formula="of:=IF([.J64]=&quot;&quot;;&quot;&quot;;[.J64]/[.B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211</text:p>
          </table:table-cell>
          <table:table-cell table:number-columns-repeated="3" office:value-type="float" office:value="0.0235829928361826" calcext:value-type="float">
            <text:p>0.0235829928361826</text:p>
          </table:table-cell>
          <table:table-cell office:value-type="float" office:value="0.000699043273925781" calcext:value-type="float">
            <text:p>0.000699043273925781</text:p>
          </table:table-cell>
          <table:table-cell office:value-type="float" office:value="0.00252318382263184" calcext:value-type="float">
            <text:p>0.00252318382263184</text:p>
          </table:table-cell>
          <table:table-cell office:value-type="float" office:value="0.00161981582641602" calcext:value-type="float">
            <text:p>0.00161981582641602</text:p>
          </table:table-cell>
          <table:table-cell/>
          <table:table-cell table:formula="of:=IF([.D65]&gt;0;1;0)" office:value-type="float" office:value="1" calcext:value-type="float">
            <text:p>1</text:p>
          </table:table-cell>
          <table:table-cell table:formula="of:=IF([.D65]&gt;0;[.D65]-[.B65];&quot;&quot;)" office:value-type="float" office:value="0" calcext:value-type="float">
            <text:p>0</text:p>
          </table:table-cell>
          <table:table-cell table:formula="of:=IF([.J65]=&quot;&quot;;&quot;&quot;;[.J65]/[.B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2-97</text:p>
          </table:table-cell>
          <table:table-cell table:number-columns-repeated="3" office:value-type="float" office:value="0.0419628693324863" calcext:value-type="float">
            <text:p>0.0419628693324863</text:p>
          </table:table-cell>
          <table:table-cell office:value-type="float" office:value="0.00388026237487793" calcext:value-type="float">
            <text:p>0.00388026237487793</text:p>
          </table:table-cell>
          <table:table-cell office:value-type="float" office:value="0.00746846199035645" calcext:value-type="float">
            <text:p>0.00746846199035645</text:p>
          </table:table-cell>
          <table:table-cell office:value-type="float" office:value="0.00376439094543457" calcext:value-type="float">
            <text:p>0.00376439094543457</text:p>
          </table:table-cell>
          <table:table-cell/>
          <table:table-cell table:formula="of:=IF([.D66]&gt;0;1;0)" office:value-type="float" office:value="1" calcext:value-type="float">
            <text:p>1</text:p>
          </table:table-cell>
          <table:table-cell table:style-name="ce2" table:formula="of:=IF([.D66]&gt;0;[.D66]-[.B66];&quot;&quot;)" office:value-type="float" office:value="0" calcext:value-type="float">
            <text:p>0</text:p>
          </table:table-cell>
          <table:table-cell table:style-name="ce2" table:formula="of:=IF([.J66]=&quot;&quot;;&quot;&quot;;[.J66]/[.B6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-32</text:p>
          </table:table-cell>
          <table:table-cell table:number-columns-repeated="3" office:value-type="float" office:value="0.0251333016391178" calcext:value-type="float">
            <text:p>0.0251333016391178</text:p>
          </table:table-cell>
          <table:table-cell office:value-type="float" office:value="0.00191259384155273" calcext:value-type="float">
            <text:p>0.00191259384155273</text:p>
          </table:table-cell>
          <table:table-cell office:value-type="float" office:value="0.00107002258300781" calcext:value-type="float">
            <text:p>0.00107002258300781</text:p>
          </table:table-cell>
          <table:table-cell office:value-type="float" office:value="0.00246405601501465" calcext:value-type="float">
            <text:p>0.00246405601501465</text:p>
          </table:table-cell>
          <table:table-cell/>
          <table:table-cell table:formula="of:=IF([.D67]&gt;0;1;0)" office:value-type="float" office:value="1" calcext:value-type="float">
            <text:p>1</text:p>
          </table:table-cell>
          <table:table-cell table:formula="of:=IF([.D67]&gt;0;[.D67]-[.B67];&quot;&quot;)" office:value-type="float" office:value="0" calcext:value-type="float">
            <text:p>0</text:p>
          </table:table-cell>
          <table:table-cell table:formula="of:=IF([.J67]=&quot;&quot;;&quot;&quot;;[.J67]/[.B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38</text:p>
          </table:table-cell>
          <table:table-cell table:number-columns-repeated="3" office:value-type="float" office:value="0.0585084262493517" calcext:value-type="float">
            <text:p>0.0585084262493517</text:p>
          </table:table-cell>
          <table:table-cell office:value-type="float" office:value="0.00178718566894531" calcext:value-type="float">
            <text:p>0.00178718566894531</text:p>
          </table:table-cell>
          <table:table-cell office:value-type="float" office:value="0.0082390308380127" calcext:value-type="float">
            <text:p>0.0082390308380127</text:p>
          </table:table-cell>
          <table:table-cell office:value-type="float" office:value="0.00299239158630371" calcext:value-type="float">
            <text:p>0.00299239158630371</text:p>
          </table:table-cell>
          <table:table-cell/>
          <table:table-cell table:formula="of:=IF([.D68]&gt;0;1;0)" office:value-type="float" office:value="1" calcext:value-type="float">
            <text:p>1</text:p>
          </table:table-cell>
          <table:table-cell table:formula="of:=IF([.D68]&gt;0;[.D68]-[.B68];&quot;&quot;)" office:value-type="float" office:value="0" calcext:value-type="float">
            <text:p>0</text:p>
          </table:table-cell>
          <table:table-cell table:formula="of:=IF([.J68]=&quot;&quot;;&quot;&quot;;[.J68]/[.B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1-215</text:p>
          </table:table-cell>
          <table:table-cell table:number-columns-repeated="3" office:value-type="float" office:value="0.0403613418471938" calcext:value-type="float">
            <text:p>0.0403613418471938</text:p>
          </table:table-cell>
          <table:table-cell office:value-type="float" office:value="0.00142097473144531" calcext:value-type="float">
            <text:p>0.00142097473144531</text:p>
          </table:table-cell>
          <table:table-cell office:value-type="float" office:value="0.00376796722412109" calcext:value-type="float">
            <text:p>0.00376796722412109</text:p>
          </table:table-cell>
          <table:table-cell office:value-type="float" office:value="0.00346946716308594" calcext:value-type="float">
            <text:p>0.00346946716308594</text:p>
          </table:table-cell>
          <table:table-cell/>
          <table:table-cell table:formula="of:=IF([.D69]&gt;0;1;0)" office:value-type="float" office:value="1" calcext:value-type="float">
            <text:p>1</text:p>
          </table:table-cell>
          <table:table-cell table:formula="of:=IF([.D69]&gt;0;[.D69]-[.B69];&quot;&quot;)" office:value-type="float" office:value="0" calcext:value-type="float">
            <text:p>0</text:p>
          </table:table-cell>
          <table:table-cell table:formula="of:=IF([.J69]=&quot;&quot;;&quot;&quot;;[.J69]/[.B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-194</text:p>
          </table:table-cell>
          <table:table-cell table:number-columns-repeated="3" office:value-type="float" office:value="0.055165784508417" calcext:value-type="float">
            <text:p>0.055165784508417</text:p>
          </table:table-cell>
          <table:table-cell office:value-type="float" office:value="0.0038144588470459" calcext:value-type="float">
            <text:p>0.0038144588470459</text:p>
          </table:table-cell>
          <table:table-cell office:value-type="float" office:value="0.00443768501281738" calcext:value-type="float">
            <text:p>0.00443768501281738</text:p>
          </table:table-cell>
          <table:table-cell office:value-type="float" office:value="0.00414180755615234" calcext:value-type="float">
            <text:p>0.00414180755615234</text:p>
          </table:table-cell>
          <table:table-cell/>
          <table:table-cell table:formula="of:=IF([.D70]&gt;0;1;0)" office:value-type="float" office:value="1" calcext:value-type="float">
            <text:p>1</text:p>
          </table:table-cell>
          <table:table-cell table:formula="of:=IF([.D70]&gt;0;[.D70]-[.B70];&quot;&quot;)" office:value-type="float" office:value="0" calcext:value-type="float">
            <text:p>0</text:p>
          </table:table-cell>
          <table:table-cell table:formula="of:=IF([.J70]=&quot;&quot;;&quot;&quot;;[.J70]/[.B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7-166</text:p>
          </table:table-cell>
          <table:table-cell table:number-columns-repeated="3" office:value-type="float" office:value="0.0288334416550031" calcext:value-type="float">
            <text:p>0.0288334416550031</text:p>
          </table:table-cell>
          <table:table-cell office:value-type="float" office:value="0.000935554504394531" calcext:value-type="float">
            <text:p>0.000935554504394531</text:p>
          </table:table-cell>
          <table:table-cell office:value-type="float" office:value="0.00325942039489746" calcext:value-type="float">
            <text:p>0.00325942039489746</text:p>
          </table:table-cell>
          <table:table-cell office:value-type="float" office:value="0.0020911693572998" calcext:value-type="float">
            <text:p>0.0020911693572998</text:p>
          </table:table-cell>
          <table:table-cell/>
          <table:table-cell table:formula="of:=IF([.D71]&gt;0;1;0)" office:value-type="float" office:value="1" calcext:value-type="float">
            <text:p>1</text:p>
          </table:table-cell>
          <table:table-cell table:formula="of:=IF([.D71]&gt;0;[.D71]-[.B71];&quot;&quot;)" office:value-type="float" office:value="0" calcext:value-type="float">
            <text:p>0</text:p>
          </table:table-cell>
          <table:table-cell table:formula="of:=IF([.J71]=&quot;&quot;;&quot;&quot;;[.J71]/[.B7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-158</text:p>
          </table:table-cell>
          <table:table-cell table:number-columns-repeated="3" office:value-type="float" office:value="0.0382992408966668" calcext:value-type="float">
            <text:p>0.0382992408966668</text:p>
          </table:table-cell>
          <table:table-cell office:value-type="float" office:value="0.0050346851348877" calcext:value-type="float">
            <text:p>0.0050346851348877</text:p>
          </table:table-cell>
          <table:table-cell office:value-type="float" office:value="0.00420737266540527" calcext:value-type="float">
            <text:p>0.00420737266540527</text:p>
          </table:table-cell>
          <table:table-cell office:value-type="float" office:value="0.00529956817626953" calcext:value-type="float">
            <text:p>0.00529956817626953</text:p>
          </table:table-cell>
          <table:table-cell/>
          <table:table-cell table:formula="of:=IF([.D72]&gt;0;1;0)" office:value-type="float" office:value="1" calcext:value-type="float">
            <text:p>1</text:p>
          </table:table-cell>
          <table:table-cell table:formula="of:=IF([.D72]&gt;0;[.D72]-[.B72];&quot;&quot;)" office:value-type="float" office:value="0" calcext:value-type="float">
            <text:p>0</text:p>
          </table:table-cell>
          <table:table-cell table:formula="of:=IF([.J72]=&quot;&quot;;&quot;&quot;;[.J72]/[.B7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-144</text:p>
          </table:table-cell>
          <table:table-cell table:number-columns-repeated="3" office:value-type="float" office:value="0.0330604582065943" calcext:value-type="float">
            <text:p>0.0330604582065943</text:p>
          </table:table-cell>
          <table:table-cell office:value-type="float" office:value="0.0030517578125" calcext:value-type="float">
            <text:p>0.0030517578125</text:p>
          </table:table-cell>
          <table:table-cell office:value-type="float" office:value="0.00278019905090332" calcext:value-type="float">
            <text:p>0.00278019905090332</text:p>
          </table:table-cell>
          <table:table-cell office:value-type="float" office:value="0.00349569320678711" calcext:value-type="float">
            <text:p>0.00349569320678711</text:p>
          </table:table-cell>
          <table:table-cell/>
          <table:table-cell table:formula="of:=IF([.D73]&gt;0;1;0)" office:value-type="float" office:value="1" calcext:value-type="float">
            <text:p>1</text:p>
          </table:table-cell>
          <table:table-cell table:formula="of:=IF([.D73]&gt;0;[.D73]-[.B73];&quot;&quot;)" office:value-type="float" office:value="0" calcext:value-type="float">
            <text:p>0</text:p>
          </table:table-cell>
          <table:table-cell table:formula="of:=IF([.J73]=&quot;&quot;;&quot;&quot;;[.J73]/[.B7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48</text:p>
          </table:table-cell>
          <table:table-cell table:number-columns-repeated="3" office:value-type="float" office:value="0.0420823468288569" calcext:value-type="float">
            <text:p>0.0420823468288569</text:p>
          </table:table-cell>
          <table:table-cell office:value-type="float" office:value="0.000855207443237305" calcext:value-type="float">
            <text:p>0.000855207443237305</text:p>
          </table:table-cell>
          <table:table-cell office:value-type="float" office:value="0.00865936279296875" calcext:value-type="float">
            <text:p>0.00865936279296875</text:p>
          </table:table-cell>
          <table:table-cell office:value-type="float" office:value="0.00201916694641113" calcext:value-type="float">
            <text:p>0.00201916694641113</text:p>
          </table:table-cell>
          <table:table-cell/>
          <table:table-cell table:formula="of:=IF([.D74]&gt;0;1;0)" office:value-type="float" office:value="1" calcext:value-type="float">
            <text:p>1</text:p>
          </table:table-cell>
          <table:table-cell table:formula="of:=IF([.D74]&gt;0;[.D74]-[.B74];&quot;&quot;)" office:value-type="float" office:value="0" calcext:value-type="float">
            <text:p>0</text:p>
          </table:table-cell>
          <table:table-cell table:formula="of:=IF([.J74]=&quot;&quot;;&quot;&quot;;[.J74]/[.B7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4-175</text:p>
          </table:table-cell>
          <table:table-cell table:number-columns-repeated="3" office:value-type="float" office:value="0.0540041687958015" calcext:value-type="float">
            <text:p>0.0540041687958015</text:p>
          </table:table-cell>
          <table:table-cell office:value-type="float" office:value="0.00385522842407227" calcext:value-type="float">
            <text:p>0.00385522842407227</text:p>
          </table:table-cell>
          <table:table-cell office:value-type="float" office:value="0.00744533538818359" calcext:value-type="float">
            <text:p>0.00744533538818359</text:p>
          </table:table-cell>
          <table:table-cell office:value-type="float" office:value="0.00285005569458008" calcext:value-type="float">
            <text:p>0.00285005569458008</text:p>
          </table:table-cell>
          <table:table-cell/>
          <table:table-cell table:formula="of:=IF([.D75]&gt;0;1;0)" office:value-type="float" office:value="1" calcext:value-type="float">
            <text:p>1</text:p>
          </table:table-cell>
          <table:table-cell table:formula="of:=IF([.D75]&gt;0;[.D75]-[.B75];&quot;&quot;)" office:value-type="float" office:value="0" calcext:value-type="float">
            <text:p>0</text:p>
          </table:table-cell>
          <table:table-cell table:formula="of:=IF([.J75]=&quot;&quot;;&quot;&quot;;[.J75]/[.B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4-52</text:p>
          </table:table-cell>
          <table:table-cell table:number-columns-repeated="3" office:value-type="float" office:value="0.0407069982149921" calcext:value-type="float">
            <text:p>0.0407069982149921</text:p>
          </table:table-cell>
          <table:table-cell office:value-type="float" office:value="0.00209331512451172" calcext:value-type="float">
            <text:p>0.00209331512451172</text:p>
          </table:table-cell>
          <table:table-cell office:value-type="float" office:value="0.00649619102478027" calcext:value-type="float">
            <text:p>0.00649619102478027</text:p>
          </table:table-cell>
          <table:table-cell office:value-type="float" office:value="0.00334000587463379" calcext:value-type="float">
            <text:p>0.00334000587463379</text:p>
          </table:table-cell>
          <table:table-cell/>
          <table:table-cell table:formula="of:=IF([.D76]&gt;0;1;0)" office:value-type="float" office:value="1" calcext:value-type="float">
            <text:p>1</text:p>
          </table:table-cell>
          <table:table-cell table:style-name="ce2" table:formula="of:=IF([.D76]&gt;0;[.D76]-[.B76];&quot;&quot;)" office:value-type="float" office:value="0" calcext:value-type="float">
            <text:p>0</text:p>
          </table:table-cell>
          <table:table-cell table:style-name="ce2" table:formula="of:=IF([.J76]=&quot;&quot;;&quot;&quot;;[.J76]/[.B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-144</text:p>
          </table:table-cell>
          <table:table-cell table:number-columns-repeated="3" office:value-type="float" office:value="0.0588513648626344" calcext:value-type="float">
            <text:p>0.0588513648626344</text:p>
          </table:table-cell>
          <table:table-cell office:value-type="float" office:value="0.0019683837890625" calcext:value-type="float">
            <text:p>0.0019683837890625</text:p>
          </table:table-cell>
          <table:table-cell office:value-type="float" office:value="0.0046849250793457" calcext:value-type="float">
            <text:p>0.0046849250793457</text:p>
          </table:table-cell>
          <table:table-cell office:value-type="float" office:value="0.00275707244873047" calcext:value-type="float">
            <text:p>0.00275707244873047</text:p>
          </table:table-cell>
          <table:table-cell/>
          <table:table-cell table:formula="of:=IF([.D77]&gt;0;1;0)" office:value-type="float" office:value="1" calcext:value-type="float">
            <text:p>1</text:p>
          </table:table-cell>
          <table:table-cell table:formula="of:=IF([.D77]&gt;0;[.D77]-[.B77];&quot;&quot;)" office:value-type="float" office:value="0" calcext:value-type="float">
            <text:p>0</text:p>
          </table:table-cell>
          <table:table-cell table:formula="of:=IF([.J77]=&quot;&quot;;&quot;&quot;;[.J77]/[.B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7-220</text:p>
          </table:table-cell>
          <table:table-cell table:number-columns-repeated="3" office:value-type="float" office:value="0.0323760661484483" calcext:value-type="float">
            <text:p>0.0323760661484483</text:p>
          </table:table-cell>
          <table:table-cell office:value-type="float" office:value="0.00197744369506836" calcext:value-type="float">
            <text:p>0.00197744369506836</text:p>
          </table:table-cell>
          <table:table-cell office:value-type="float" office:value="0.00257563591003418" calcext:value-type="float">
            <text:p>0.00257563591003418</text:p>
          </table:table-cell>
          <table:table-cell office:value-type="float" office:value="0.00225543975830078" calcext:value-type="float">
            <text:p>0.00225543975830078</text:p>
          </table:table-cell>
          <table:table-cell/>
          <table:table-cell table:formula="of:=IF([.D78]&gt;0;1;0)" office:value-type="float" office:value="1" calcext:value-type="float">
            <text:p>1</text:p>
          </table:table-cell>
          <table:table-cell table:formula="of:=IF([.D78]&gt;0;[.D78]-[.B78];&quot;&quot;)" office:value-type="float" office:value="0" calcext:value-type="float">
            <text:p>0</text:p>
          </table:table-cell>
          <table:table-cell table:formula="of:=IF([.J78]=&quot;&quot;;&quot;&quot;;[.J78]/[.B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0-175</text:p>
          </table:table-cell>
          <table:table-cell table:number-columns-repeated="3" office:value-type="float" office:value="0.0696908546100468" calcext:value-type="float">
            <text:p>0.0696908546100468</text:p>
          </table:table-cell>
          <table:table-cell office:value-type="float" office:value="0.00279569625854492" calcext:value-type="float">
            <text:p>0.00279569625854492</text:p>
          </table:table-cell>
          <table:table-cell office:value-type="float" office:value="0.00973248481750488" calcext:value-type="float">
            <text:p>0.00973248481750488</text:p>
          </table:table-cell>
          <table:table-cell office:value-type="float" office:value="0.00332379341125488" calcext:value-type="float">
            <text:p>0.00332379341125488</text:p>
          </table:table-cell>
          <table:table-cell/>
          <table:table-cell table:formula="of:=IF([.D79]&gt;0;1;0)" office:value-type="float" office:value="1" calcext:value-type="float">
            <text:p>1</text:p>
          </table:table-cell>
          <table:table-cell table:formula="of:=IF([.D79]&gt;0;[.D79]-[.B79];&quot;&quot;)" office:value-type="float" office:value="0" calcext:value-type="float">
            <text:p>0</text:p>
          </table:table-cell>
          <table:table-cell table:formula="of:=IF([.J79]=&quot;&quot;;&quot;&quot;;[.J79]/[.B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1-83</text:p>
          </table:table-cell>
          <table:table-cell table:number-columns-repeated="3" office:value-type="float" office:value="0.0317899113044428" calcext:value-type="float">
            <text:p>0.0317899113044428</text:p>
          </table:table-cell>
          <table:table-cell office:value-type="float" office:value="0.00137042999267578" calcext:value-type="float">
            <text:p>0.00137042999267578</text:p>
          </table:table-cell>
          <table:table-cell office:value-type="float" office:value="0.00278615951538086" calcext:value-type="float">
            <text:p>0.00278615951538086</text:p>
          </table:table-cell>
          <table:table-cell office:value-type="float" office:value="0.00196933746337891" calcext:value-type="float">
            <text:p>0.00196933746337891</text:p>
          </table:table-cell>
          <table:table-cell/>
          <table:table-cell table:formula="of:=IF([.D80]&gt;0;1;0)" office:value-type="float" office:value="1" calcext:value-type="float">
            <text:p>1</text:p>
          </table:table-cell>
          <table:table-cell table:formula="of:=IF([.D80]&gt;0;[.D80]-[.B80];&quot;&quot;)" office:value-type="float" office:value="0" calcext:value-type="float">
            <text:p>0</text:p>
          </table:table-cell>
          <table:table-cell table:formula="of:=IF([.J80]=&quot;&quot;;&quot;&quot;;[.J80]/[.B8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5-200</text:p>
          </table:table-cell>
          <table:table-cell table:number-columns-repeated="3" office:value-type="float" office:value="0.0364749309650595" calcext:value-type="float">
            <text:p>0.0364749309650595</text:p>
          </table:table-cell>
          <table:table-cell office:value-type="float" office:value="0.00353598594665527" calcext:value-type="float">
            <text:p>0.00353598594665527</text:p>
          </table:table-cell>
          <table:table-cell office:value-type="float" office:value="0.00284600257873535" calcext:value-type="float">
            <text:p>0.00284600257873535</text:p>
          </table:table-cell>
          <table:table-cell office:value-type="float" office:value="0.00476527214050293" calcext:value-type="float">
            <text:p>0.00476527214050293</text:p>
          </table:table-cell>
          <table:table-cell/>
          <table:table-cell table:formula="of:=IF([.D81]&gt;0;1;0)" office:value-type="float" office:value="1" calcext:value-type="float">
            <text:p>1</text:p>
          </table:table-cell>
          <table:table-cell table:style-name="ce2" table:formula="of:=IF([.D81]&gt;0;[.D81]-[.B81];&quot;&quot;)" office:value-type="float" office:value="0" calcext:value-type="float">
            <text:p>0</text:p>
          </table:table-cell>
          <table:table-cell table:style-name="ce2" table:formula="of:=IF([.J81]=&quot;&quot;;&quot;&quot;;[.J81]/[.B8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3-204</text:p>
          </table:table-cell>
          <table:table-cell table:number-columns-repeated="3" office:value-type="float" office:value="0.0748138602359035" calcext:value-type="float">
            <text:p>0.0748138602359035</text:p>
          </table:table-cell>
          <table:table-cell office:value-type="float" office:value="0.0030825138092041" calcext:value-type="float">
            <text:p>0.0030825138092041</text:p>
          </table:table-cell>
          <table:table-cell office:value-type="float" office:value="0.00870013236999512" calcext:value-type="float">
            <text:p>0.00870013236999512</text:p>
          </table:table-cell>
          <table:table-cell office:value-type="float" office:value="0.00710415840148926" calcext:value-type="float">
            <text:p>0.00710415840148926</text:p>
          </table:table-cell>
          <table:table-cell/>
          <table:table-cell table:formula="of:=IF([.D82]&gt;0;1;0)" office:value-type="float" office:value="1" calcext:value-type="float">
            <text:p>1</text:p>
          </table:table-cell>
          <table:table-cell table:formula="of:=IF([.D82]&gt;0;[.D82]-[.B82];&quot;&quot;)" office:value-type="float" office:value="0" calcext:value-type="float">
            <text:p>0</text:p>
          </table:table-cell>
          <table:table-cell table:formula="of:=IF([.J82]=&quot;&quot;;&quot;&quot;;[.J82]/[.B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-33</text:p>
          </table:table-cell>
          <table:table-cell table:number-columns-repeated="3" office:value-type="float" office:value="0.0378553485287654" calcext:value-type="float">
            <text:p>0.0378553485287654</text:p>
          </table:table-cell>
          <table:table-cell office:value-type="float" office:value="0.0024106502532959" calcext:value-type="float">
            <text:p>0.0024106502532959</text:p>
          </table:table-cell>
          <table:table-cell office:value-type="float" office:value="0.00350046157836914" calcext:value-type="float">
            <text:p>0.00350046157836914</text:p>
          </table:table-cell>
          <table:table-cell office:value-type="float" office:value="0.00397849082946777" calcext:value-type="float">
            <text:p>0.00397849082946777</text:p>
          </table:table-cell>
          <table:table-cell/>
          <table:table-cell table:formula="of:=IF([.D83]&gt;0;1;0)" office:value-type="float" office:value="1" calcext:value-type="float">
            <text:p>1</text:p>
          </table:table-cell>
          <table:table-cell table:formula="of:=IF([.D83]&gt;0;[.D83]-[.B83];&quot;&quot;)" office:value-type="float" office:value="0" calcext:value-type="float">
            <text:p>0</text:p>
          </table:table-cell>
          <table:table-cell table:formula="of:=IF([.J83]=&quot;&quot;;&quot;&quot;;[.J83]/[.B8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-1</text:p>
          </table:table-cell>
          <table:table-cell table:number-columns-repeated="3" office:value-type="float" office:value="0.037687394539076" calcext:value-type="float">
            <text:p>0.037687394539076</text:p>
          </table:table-cell>
          <table:table-cell office:value-type="float" office:value="0.00140118598937988" calcext:value-type="float">
            <text:p>0.00140118598937988</text:p>
          </table:table-cell>
          <table:table-cell office:value-type="float" office:value="0.00109672546386719" calcext:value-type="float">
            <text:p>0.00109672546386719</text:p>
          </table:table-cell>
          <table:table-cell office:value-type="float" office:value="0.00223016738891602" calcext:value-type="float">
            <text:p>0.00223016738891602</text:p>
          </table:table-cell>
          <table:table-cell/>
          <table:table-cell table:formula="of:=IF([.D84]&gt;0;1;0)" office:value-type="float" office:value="1" calcext:value-type="float">
            <text:p>1</text:p>
          </table:table-cell>
          <table:table-cell table:style-name="ce2" table:formula="of:=IF([.D84]&gt;0;[.D84]-[.B84];&quot;&quot;)" office:value-type="float" office:value="0" calcext:value-type="float">
            <text:p>0</text:p>
          </table:table-cell>
          <table:table-cell table:style-name="ce2" table:formula="of:=IF([.J84]=&quot;&quot;;&quot;&quot;;[.J84]/[.B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221</text:p>
          </table:table-cell>
          <table:table-cell table:number-columns-repeated="3" office:value-type="float" office:value="0.0321251057757772" calcext:value-type="float">
            <text:p>0.0321251057757772</text:p>
          </table:table-cell>
          <table:table-cell office:value-type="float" office:value="0.000899076461791992" calcext:value-type="float">
            <text:p>0.000899076461791992</text:p>
          </table:table-cell>
          <table:table-cell office:value-type="float" office:value="0.00667524337768555" calcext:value-type="float">
            <text:p>0.00667524337768555</text:p>
          </table:table-cell>
          <table:table-cell office:value-type="float" office:value="0.0015265941619873" calcext:value-type="float">
            <text:p>0.0015265941619873</text:p>
          </table:table-cell>
          <table:table-cell/>
          <table:table-cell table:formula="of:=IF([.D85]&gt;0;1;0)" office:value-type="float" office:value="1" calcext:value-type="float">
            <text:p>1</text:p>
          </table:table-cell>
          <table:table-cell table:formula="of:=IF([.D85]&gt;0;[.D85]-[.B85];&quot;&quot;)" office:value-type="float" office:value="0" calcext:value-type="float">
            <text:p>0</text:p>
          </table:table-cell>
          <table:table-cell table:formula="of:=IF([.J85]=&quot;&quot;;&quot;&quot;;[.J85]/[.B8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1-157</text:p>
          </table:table-cell>
          <table:table-cell table:number-columns-repeated="3" office:value-type="float" office:value="0.049699668444971" calcext:value-type="float">
            <text:p>0.049699668444971</text:p>
          </table:table-cell>
          <table:table-cell office:value-type="float" office:value="0.00390052795410156" calcext:value-type="float">
            <text:p>0.00390052795410156</text:p>
          </table:table-cell>
          <table:table-cell office:value-type="float" office:value="0.00720906257629395" calcext:value-type="float">
            <text:p>0.00720906257629395</text:p>
          </table:table-cell>
          <table:table-cell office:value-type="float" office:value="0.00323653221130371" calcext:value-type="float">
            <text:p>0.00323653221130371</text:p>
          </table:table-cell>
          <table:table-cell/>
          <table:table-cell table:formula="of:=IF([.D86]&gt;0;1;0)" office:value-type="float" office:value="1" calcext:value-type="float">
            <text:p>1</text:p>
          </table:table-cell>
          <table:table-cell table:formula="of:=IF([.D86]&gt;0;[.D86]-[.B86];&quot;&quot;)" office:value-type="float" office:value="0" calcext:value-type="float">
            <text:p>0</text:p>
          </table:table-cell>
          <table:table-cell table:formula="of:=IF([.J86]=&quot;&quot;;&quot;&quot;;[.J86]/[.B8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-219</text:p>
          </table:table-cell>
          <table:table-cell table:number-columns-repeated="3" office:value-type="float" office:value="0.0375143021578528" calcext:value-type="float">
            <text:p>0.0375143021578528</text:p>
          </table:table-cell>
          <table:table-cell office:value-type="float" office:value="0.00219440460205078" calcext:value-type="float">
            <text:p>0.00219440460205078</text:p>
          </table:table-cell>
          <table:table-cell office:value-type="float" office:value="0.00232768058776855" calcext:value-type="float">
            <text:p>0.00232768058776855</text:p>
          </table:table-cell>
          <table:table-cell office:value-type="float" office:value="0.00396108627319336" calcext:value-type="float">
            <text:p>0.00396108627319336</text:p>
          </table:table-cell>
          <table:table-cell/>
          <table:table-cell table:formula="of:=IF([.D87]&gt;0;1;0)" office:value-type="float" office:value="1" calcext:value-type="float">
            <text:p>1</text:p>
          </table:table-cell>
          <table:table-cell table:formula="of:=IF([.D87]&gt;0;[.D87]-[.B87];&quot;&quot;)" office:value-type="float" office:value="0" calcext:value-type="float">
            <text:p>0</text:p>
          </table:table-cell>
          <table:table-cell table:formula="of:=IF([.J87]=&quot;&quot;;&quot;&quot;;[.J87]/[.B8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-77</text:p>
          </table:table-cell>
          <table:table-cell table:number-columns-repeated="3" office:value-type="float" office:value="0.0552573679177582" calcext:value-type="float">
            <text:p>0.0552573679177582</text:p>
          </table:table-cell>
          <table:table-cell office:value-type="float" office:value="0.00222969055175781" calcext:value-type="float">
            <text:p>0.00222969055175781</text:p>
          </table:table-cell>
          <table:table-cell office:value-type="float" office:value="0.00951170921325684" calcext:value-type="float">
            <text:p>0.00951170921325684</text:p>
          </table:table-cell>
          <table:table-cell office:value-type="float" office:value="0.00231051445007324" calcext:value-type="float">
            <text:p>0.00231051445007324</text:p>
          </table:table-cell>
          <table:table-cell/>
          <table:table-cell table:formula="of:=IF([.D88]&gt;0;1;0)" office:value-type="float" office:value="1" calcext:value-type="float">
            <text:p>1</text:p>
          </table:table-cell>
          <table:table-cell table:style-name="ce2" table:formula="of:=IF([.D88]&gt;0;[.D88]-[.B88];&quot;&quot;)" office:value-type="float" office:value="0" calcext:value-type="float">
            <text:p>0</text:p>
          </table:table-cell>
          <table:table-cell table:style-name="ce2" table:formula="of:=IF([.J88]=&quot;&quot;;&quot;&quot;;[.J88]/[.B8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35</text:p>
          </table:table-cell>
          <table:table-cell table:number-columns-repeated="3" office:value-type="float" office:value="0.0267823873530474" calcext:value-type="float">
            <text:p>0.0267823873530474</text:p>
          </table:table-cell>
          <table:table-cell office:value-type="float" office:value="0.00244688987731934" calcext:value-type="float">
            <text:p>0.00244688987731934</text:p>
          </table:table-cell>
          <table:table-cell office:value-type="float" office:value="0.00206732749938965" calcext:value-type="float">
            <text:p>0.00206732749938965</text:p>
          </table:table-cell>
          <table:table-cell office:value-type="float" office:value="0.00303959846496582" calcext:value-type="float">
            <text:p>0.00303959846496582</text:p>
          </table:table-cell>
          <table:table-cell/>
          <table:table-cell table:formula="of:=IF([.D89]&gt;0;1;0)" office:value-type="float" office:value="1" calcext:value-type="float">
            <text:p>1</text:p>
          </table:table-cell>
          <table:table-cell table:formula="of:=IF([.D89]&gt;0;[.D89]-[.B89];&quot;&quot;)" office:value-type="float" office:value="0" calcext:value-type="float">
            <text:p>0</text:p>
          </table:table-cell>
          <table:table-cell table:formula="of:=IF([.J89]=&quot;&quot;;&quot;&quot;;[.J89]/[.B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-11</text:p>
          </table:table-cell>
          <table:table-cell table:number-columns-repeated="3" office:value-type="float" office:value="0.0678330616818546" calcext:value-type="float">
            <text:p>0.0678330616818546</text:p>
          </table:table-cell>
          <table:table-cell office:value-type="float" office:value="0.00287818908691406" calcext:value-type="float">
            <text:p>0.00287818908691406</text:p>
          </table:table-cell>
          <table:table-cell office:value-type="float" office:value="0.00949859619140625" calcext:value-type="float">
            <text:p>0.00949859619140625</text:p>
          </table:table-cell>
          <table:table-cell office:value-type="float" office:value="0.00364971160888672" calcext:value-type="float">
            <text:p>0.00364971160888672</text:p>
          </table:table-cell>
          <table:table-cell/>
          <table:table-cell table:formula="of:=IF([.D90]&gt;0;1;0)" office:value-type="float" office:value="1" calcext:value-type="float">
            <text:p>1</text:p>
          </table:table-cell>
          <table:table-cell table:formula="of:=IF([.D90]&gt;0;[.D90]-[.B90];&quot;&quot;)" office:value-type="float" office:value="0" calcext:value-type="float">
            <text:p>0</text:p>
          </table:table-cell>
          <table:table-cell table:formula="of:=IF([.J90]=&quot;&quot;;&quot;&quot;;[.J90]/[.B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6-121</text:p>
          </table:table-cell>
          <table:table-cell table:number-columns-repeated="3" office:value-type="float" office:value="0.0528969474605105" calcext:value-type="float">
            <text:p>0.0528969474605105</text:p>
          </table:table-cell>
          <table:table-cell office:value-type="float" office:value="0.00218725204467773" calcext:value-type="float">
            <text:p>0.00218725204467773</text:p>
          </table:table-cell>
          <table:table-cell office:value-type="float" office:value="0.00751590728759766" calcext:value-type="float">
            <text:p>0.00751590728759766</text:p>
          </table:table-cell>
          <table:table-cell office:value-type="float" office:value="0.00321078300476074" calcext:value-type="float">
            <text:p>0.00321078300476074</text:p>
          </table:table-cell>
          <table:table-cell/>
          <table:table-cell table:formula="of:=IF([.D91]&gt;0;1;0)" office:value-type="float" office:value="1" calcext:value-type="float">
            <text:p>1</text:p>
          </table:table-cell>
          <table:table-cell table:formula="of:=IF([.D91]&gt;0;[.D91]-[.B91];&quot;&quot;)" office:value-type="float" office:value="0" calcext:value-type="float">
            <text:p>0</text:p>
          </table:table-cell>
          <table:table-cell table:formula="of:=IF([.J91]=&quot;&quot;;&quot;&quot;;[.J91]/[.B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-197</text:p>
          </table:table-cell>
          <table:table-cell table:number-columns-repeated="3" office:value-type="float" office:value="0.0471429248655551" calcext:value-type="float">
            <text:p>0.0471429248655551</text:p>
          </table:table-cell>
          <table:table-cell office:value-type="float" office:value="0.00191378593444824" calcext:value-type="float">
            <text:p>0.00191378593444824</text:p>
          </table:table-cell>
          <table:table-cell office:value-type="float" office:value="0.00524377822875977" calcext:value-type="float">
            <text:p>0.00524377822875977</text:p>
          </table:table-cell>
          <table:table-cell office:value-type="float" office:value="0.00281810760498047" calcext:value-type="float">
            <text:p>0.00281810760498047</text:p>
          </table:table-cell>
          <table:table-cell/>
          <table:table-cell table:formula="of:=IF([.D92]&gt;0;1;0)" office:value-type="float" office:value="1" calcext:value-type="float">
            <text:p>1</text:p>
          </table:table-cell>
          <table:table-cell table:style-name="ce2" table:formula="of:=IF([.D92]&gt;0;[.D92]-[.B92];&quot;&quot;)" office:value-type="float" office:value="0" calcext:value-type="float">
            <text:p>0</text:p>
          </table:table-cell>
          <table:table-cell table:style-name="ce2" table:formula="of:=IF([.J92]=&quot;&quot;;&quot;&quot;;[.J92]/[.B9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145</text:p>
          </table:table-cell>
          <table:table-cell table:number-columns-repeated="3" office:value-type="float" office:value="0.0184772364834247" calcext:value-type="float">
            <text:p>0.0184772364834247</text:p>
          </table:table-cell>
          <table:table-cell office:value-type="float" office:value="0.000693082809448242" calcext:value-type="float">
            <text:p>0.000693082809448242</text:p>
          </table:table-cell>
          <table:table-cell office:value-type="float" office:value="0.000715255737304688" calcext:value-type="float">
            <text:p>0.000715255737304688</text:p>
          </table:table-cell>
          <table:table-cell office:value-type="float" office:value="0.00113892555236816" calcext:value-type="float">
            <text:p>0.00113892555236816</text:p>
          </table:table-cell>
          <table:table-cell/>
          <table:table-cell table:formula="of:=IF([.D93]&gt;0;1;0)" office:value-type="float" office:value="1" calcext:value-type="float">
            <text:p>1</text:p>
          </table:table-cell>
          <table:table-cell table:formula="of:=IF([.D93]&gt;0;[.D93]-[.B93];&quot;&quot;)" office:value-type="float" office:value="0" calcext:value-type="float">
            <text:p>0</text:p>
          </table:table-cell>
          <table:table-cell table:formula="of:=IF([.J93]=&quot;&quot;;&quot;&quot;;[.J93]/[.B9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0-20</text:p>
          </table:table-cell>
          <table:table-cell table:number-columns-repeated="3" office:value-type="float" office:value="0.0501647564613849" calcext:value-type="float">
            <text:p>0.0501647564613849</text:p>
          </table:table-cell>
          <table:table-cell office:value-type="float" office:value="0.00287151336669922" calcext:value-type="float">
            <text:p>0.00287151336669922</text:p>
          </table:table-cell>
          <table:table-cell office:value-type="float" office:value="0.00616908073425293" calcext:value-type="float">
            <text:p>0.00616908073425293</text:p>
          </table:table-cell>
          <table:table-cell office:value-type="float" office:value="0.00444793701171875" calcext:value-type="float">
            <text:p>0.00444793701171875</text:p>
          </table:table-cell>
          <table:table-cell/>
          <table:table-cell table:formula="of:=IF([.D94]&gt;0;1;0)" office:value-type="float" office:value="1" calcext:value-type="float">
            <text:p>1</text:p>
          </table:table-cell>
          <table:table-cell table:formula="of:=IF([.D94]&gt;0;[.D94]-[.B94];&quot;&quot;)" office:value-type="float" office:value="0" calcext:value-type="float">
            <text:p>0</text:p>
          </table:table-cell>
          <table:table-cell table:formula="of:=IF([.J94]=&quot;&quot;;&quot;&quot;;[.J94]/[.B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9-142</text:p>
          </table:table-cell>
          <table:table-cell table:number-columns-repeated="3" office:value-type="float" office:value="0.0282450818012017" calcext:value-type="float">
            <text:p>0.0282450818012017</text:p>
          </table:table-cell>
          <table:table-cell office:value-type="float" office:value="0.0016319751739502" calcext:value-type="float">
            <text:p>0.0016319751739502</text:p>
          </table:table-cell>
          <table:table-cell office:value-type="float" office:value="0.000497579574584961" calcext:value-type="float">
            <text:p>0.000497579574584961</text:p>
          </table:table-cell>
          <table:table-cell office:value-type="float" office:value="0.00297427177429199" calcext:value-type="float">
            <text:p>0.00297427177429199</text:p>
          </table:table-cell>
          <table:table-cell/>
          <table:table-cell table:formula="of:=IF([.D95]&gt;0;1;0)" office:value-type="float" office:value="1" calcext:value-type="float">
            <text:p>1</text:p>
          </table:table-cell>
          <table:table-cell table:formula="of:=IF([.D95]&gt;0;[.D95]-[.B95];&quot;&quot;)" office:value-type="float" office:value="0" calcext:value-type="float">
            <text:p>0</text:p>
          </table:table-cell>
          <table:table-cell table:formula="of:=IF([.J95]=&quot;&quot;;&quot;&quot;;[.J95]/[.B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-8</text:p>
          </table:table-cell>
          <table:table-cell table:number-columns-repeated="3" office:value-type="float" office:value="0.0364129342751869" calcext:value-type="float">
            <text:p>0.0364129342751869</text:p>
          </table:table-cell>
          <table:table-cell office:value-type="float" office:value="0.00159144401550293" calcext:value-type="float">
            <text:p>0.00159144401550293</text:p>
          </table:table-cell>
          <table:table-cell office:value-type="float" office:value="0.00150465965270996" calcext:value-type="float">
            <text:p>0.00150465965270996</text:p>
          </table:table-cell>
          <table:table-cell office:value-type="float" office:value="0.00289702415466309" calcext:value-type="float">
            <text:p>0.00289702415466309</text:p>
          </table:table-cell>
          <table:table-cell/>
          <table:table-cell table:formula="of:=IF([.D96]&gt;0;1;0)" office:value-type="float" office:value="1" calcext:value-type="float">
            <text:p>1</text:p>
          </table:table-cell>
          <table:table-cell table:formula="of:=IF([.D96]&gt;0;[.D96]-[.B96];&quot;&quot;)" office:value-type="float" office:value="0" calcext:value-type="float">
            <text:p>0</text:p>
          </table:table-cell>
          <table:table-cell table:formula="of:=IF([.J96]=&quot;&quot;;&quot;&quot;;[.J96]/[.B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-209</text:p>
          </table:table-cell>
          <table:table-cell table:number-columns-repeated="3" office:value-type="float" office:value="0.0471593695556" calcext:value-type="float">
            <text:p>0.0471593695556</text:p>
          </table:table-cell>
          <table:table-cell office:value-type="float" office:value="0.00197625160217285" calcext:value-type="float">
            <text:p>0.00197625160217285</text:p>
          </table:table-cell>
          <table:table-cell office:value-type="float" office:value="0.00284504890441895" calcext:value-type="float">
            <text:p>0.00284504890441895</text:p>
          </table:table-cell>
          <table:table-cell office:value-type="float" office:value="0.00238537788391113" calcext:value-type="float">
            <text:p>0.00238537788391113</text:p>
          </table:table-cell>
          <table:table-cell/>
          <table:table-cell table:formula="of:=IF([.D97]&gt;0;1;0)" office:value-type="float" office:value="1" calcext:value-type="float">
            <text:p>1</text:p>
          </table:table-cell>
          <table:table-cell table:formula="of:=IF([.D97]&gt;0;[.D97]-[.B97];&quot;&quot;)" office:value-type="float" office:value="0" calcext:value-type="float">
            <text:p>0</text:p>
          </table:table-cell>
          <table:table-cell table:formula="of:=IF([.J97]=&quot;&quot;;&quot;&quot;;[.J97]/[.B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-106</text:p>
          </table:table-cell>
          <table:table-cell table:number-columns-repeated="3" office:value-type="float" office:value="0.0249206339786812" calcext:value-type="float">
            <text:p>0.0249206339786812</text:p>
          </table:table-cell>
          <table:table-cell office:value-type="float" office:value="0.00164699554443359" calcext:value-type="float">
            <text:p>0.00164699554443359</text:p>
          </table:table-cell>
          <table:table-cell office:value-type="float" office:value="0.00137472152709961" calcext:value-type="float">
            <text:p>0.00137472152709961</text:p>
          </table:table-cell>
          <table:table-cell office:value-type="float" office:value="0.00223660469055176" calcext:value-type="float">
            <text:p>0.00223660469055176</text:p>
          </table:table-cell>
          <table:table-cell/>
          <table:table-cell table:formula="of:=IF([.D98]&gt;0;1;0)" office:value-type="float" office:value="1" calcext:value-type="float">
            <text:p>1</text:p>
          </table:table-cell>
          <table:table-cell table:formula="of:=IF([.D98]&gt;0;[.D98]-[.B98];&quot;&quot;)" office:value-type="float" office:value="0" calcext:value-type="float">
            <text:p>0</text:p>
          </table:table-cell>
          <table:table-cell table:formula="of:=IF([.J98]=&quot;&quot;;&quot;&quot;;[.J98]/[.B9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2-48</text:p>
          </table:table-cell>
          <table:table-cell table:number-columns-repeated="3" office:value-type="float" office:value="0.0729692462654427" calcext:value-type="float">
            <text:p>0.0729692462654427</text:p>
          </table:table-cell>
          <table:table-cell office:value-type="float" office:value="0.00275540351867676" calcext:value-type="float">
            <text:p>0.00275540351867676</text:p>
          </table:table-cell>
          <table:table-cell office:value-type="float" office:value="0.00881743431091309" calcext:value-type="float">
            <text:p>0.00881743431091309</text:p>
          </table:table-cell>
          <table:table-cell office:value-type="float" office:value="0.0030512809753418" calcext:value-type="float">
            <text:p>0.0030512809753418</text:p>
          </table:table-cell>
          <table:table-cell/>
          <table:table-cell table:formula="of:=IF([.D99]&gt;0;1;0)" office:value-type="float" office:value="1" calcext:value-type="float">
            <text:p>1</text:p>
          </table:table-cell>
          <table:table-cell table:formula="of:=IF([.D99]&gt;0;[.D99]-[.B99];&quot;&quot;)" office:value-type="float" office:value="0" calcext:value-type="float">
            <text:p>0</text:p>
          </table:table-cell>
          <table:table-cell table:formula="of:=IF([.J99]=&quot;&quot;;&quot;&quot;;[.J99]/[.B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4-169</text:p>
          </table:table-cell>
          <table:table-cell table:number-columns-repeated="3" office:value-type="float" office:value="0.0587298823137254" calcext:value-type="float">
            <text:p>0.0587298823137254</text:p>
          </table:table-cell>
          <table:table-cell office:value-type="float" office:value="0.00282454490661621" calcext:value-type="float">
            <text:p>0.00282454490661621</text:p>
          </table:table-cell>
          <table:table-cell office:value-type="float" office:value="0.00754642486572266" calcext:value-type="float">
            <text:p>0.00754642486572266</text:p>
          </table:table-cell>
          <table:table-cell office:value-type="float" office:value="0.003021240234375" calcext:value-type="float">
            <text:p>0.003021240234375</text:p>
          </table:table-cell>
          <table:table-cell/>
          <table:table-cell table:formula="of:=IF([.D100]&gt;0;1;0)" office:value-type="float" office:value="1" calcext:value-type="float">
            <text:p>1</text:p>
          </table:table-cell>
          <table:table-cell table:formula="of:=IF([.D100]&gt;0;[.D100]-[.B100];&quot;&quot;)" office:value-type="float" office:value="0" calcext:value-type="float">
            <text:p>0</text:p>
          </table:table-cell>
          <table:table-cell table:formula="of:=IF([.J100]=&quot;&quot;;&quot;&quot;;[.J100]/[.B1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6-112</text:p>
          </table:table-cell>
          <table:table-cell table:number-columns-repeated="3" office:value-type="float" office:value="0.046657405049277" calcext:value-type="float">
            <text:p>0.046657405049277</text:p>
          </table:table-cell>
          <table:table-cell office:value-type="float" office:value="0.00261473655700684" calcext:value-type="float">
            <text:p>0.00261473655700684</text:p>
          </table:table-cell>
          <table:table-cell office:value-type="float" office:value="0.00624966621398926" calcext:value-type="float">
            <text:p>0.00624966621398926</text:p>
          </table:table-cell>
          <table:table-cell office:value-type="float" office:value="0.00339627265930176" calcext:value-type="float">
            <text:p>0.00339627265930176</text:p>
          </table:table-cell>
          <table:table-cell/>
          <table:table-cell table:formula="of:=IF([.D101]&gt;0;1;0)" office:value-type="float" office:value="1" calcext:value-type="float">
            <text:p>1</text:p>
          </table:table-cell>
          <table:table-cell table:formula="of:=IF([.D101]&gt;0;[.D101]-[.B101];&quot;&quot;)" office:value-type="float" office:value="0" calcext:value-type="float">
            <text:p>0</text:p>
          </table:table-cell>
          <table:table-cell table:formula="of:=IF([.J101]=&quot;&quot;;&quot;&quot;;[.J101]/[.B101])" office:value-type="float" office:value="0" calcext:value-type="float">
            <text:p>0</text:p>
          </table:table-cell>
        </table:table-row>
      </table:table>
      <table:table table:name="results_512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72-238</text:p>
          </table:table-cell>
          <table:table-cell table:number-columns-repeated="2" office:value-type="float" office:value="0.0202985689659738" calcext:value-type="float">
            <text:p>0.0202985689659738</text:p>
          </table:table-cell>
          <table:table-cell office:value-type="float" office:value="0.054693817973367" calcext:value-type="float">
            <text:p>0.054693817973367</text:p>
          </table:table-cell>
          <table:table-cell office:value-type="float" office:value="0.00228548049926758" calcext:value-type="float">
            <text:p>0.00228548049926758</text:p>
          </table:table-cell>
          <table:table-cell office:value-type="float" office:value="0.00459551811218262" calcext:value-type="float">
            <text:p>0.00459551811218262</text:p>
          </table:table-cell>
          <table:table-cell office:value-type="float" office:value="0.011070728302002" calcext:value-type="float">
            <text:p>0.011070728302002</text:p>
          </table:table-cell>
          <table:table-cell/>
          <table:table-cell table:formula="of:=IF([.D2]&gt;0;1;0)" office:value-type="float" office:value="1" calcext:value-type="float">
            <text:p>1</text:p>
          </table:table-cell>
          <table:table-cell table:formula="of:=IF([.D2]&gt;0;[.D2]-[.B2];&quot;&quot;)" office:value-type="float" office:value="0.0343952490073932" calcext:value-type="float">
            <text:p>0.0343952490073932</text:p>
          </table:table-cell>
          <table:table-cell table:formula="of:=IF([.J2]=&quot;&quot;;&quot;&quot;;[.J2]/[.B2])" office:value-type="float" office:value="1.69446669196481" calcext:value-type="float">
            <text:p>1.69446669196481</text:p>
          </table:table-cell>
        </table:table-row>
        <table:table-row table:style-name="ro1">
          <table:table-cell office:value-type="string" calcext:value-type="string">
            <text:p>276-194</text:p>
          </table:table-cell>
          <table:table-cell table:number-columns-repeated="2" office:value-type="float" office:value="0.0339061693830307" calcext:value-type="float">
            <text:p>0.0339061693830307</text:p>
          </table:table-cell>
          <table:table-cell office:value-type="float" office:value="0.0483471638191078" calcext:value-type="float">
            <text:p>0.0483471638191078</text:p>
          </table:table-cell>
          <table:table-cell office:value-type="float" office:value="0.00800657272338867" calcext:value-type="float">
            <text:p>0.00800657272338867</text:p>
          </table:table-cell>
          <table:table-cell office:value-type="float" office:value="0.0267331600189209" calcext:value-type="float">
            <text:p>0.0267331600189209</text:p>
          </table:table-cell>
          <table:table-cell office:value-type="float" office:value="0.0103762149810791" calcext:value-type="float">
            <text:p>0.0103762149810791</text:p>
          </table:table-cell>
          <table:table-cell/>
          <table:table-cell table:formula="of:=IF([.D3]&gt;0;1;0)" office:value-type="float" office:value="1" calcext:value-type="float">
            <text:p>1</text:p>
          </table:table-cell>
          <table:table-cell table:style-name="ce2" table:formula="of:=IF([.D3]&gt;0;[.D3]-[.B3];&quot;&quot;)" office:value-type="float" office:value="0.014440994436077" calcext:value-type="float">
            <text:p>0.014440994436077</text:p>
          </table:table-cell>
          <table:table-cell table:style-name="ce2" table:formula="of:=IF([.J3]=&quot;&quot;;&quot;&quot;;[.J3]/[.B3])" office:value-type="float" office:value="0.425910525985411" calcext:value-type="float">
            <text:p>0.425910525985411</text:p>
          </table:table-cell>
        </table:table-row>
        <table:table-row table:style-name="ro1">
          <table:table-cell office:value-type="string" calcext:value-type="string">
            <text:p>242-28</text:p>
          </table:table-cell>
          <table:table-cell table:number-columns-repeated="3" office:value-type="float" office:value="0.0240129286287119" calcext:value-type="float">
            <text:p>0.0240129286287119</text:p>
          </table:table-cell>
          <table:table-cell office:value-type="float" office:value="0.00608086585998535" calcext:value-type="float">
            <text:p>0.00608086585998535</text:p>
          </table:table-cell>
          <table:table-cell office:value-type="float" office:value="0.023726224899292" calcext:value-type="float">
            <text:p>0.023726224899292</text:p>
          </table:table-cell>
          <table:table-cell office:value-type="float" office:value="0.00440430641174316" calcext:value-type="float">
            <text:p>0.00440430641174316</text:p>
          </table:table-cell>
          <table:table-cell/>
          <table:table-cell table:formula="of:=IF([.D4]&gt;0;1;0)" office:value-type="float" office:value="1" calcext:value-type="float">
            <text:p>1</text:p>
          </table:table-cell>
          <table:table-cell table:formula="of:=IF([.D4]&gt;0;[.D4]-[.B4];&quot;&quot;)" office:value-type="float" office:value="0" calcext:value-type="float">
            <text:p>0</text:p>
          </table:table-cell>
          <table:table-cell table:formula="of:=IF([.J4]=&quot;&quot;;&quot;&quot;;[.J4]/[.B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0-300</text:p>
          </table:table-cell>
          <table:table-cell table:number-columns-repeated="3" office:value-type="float" office:value="0.0283110187100413" calcext:value-type="float">
            <text:p>0.0283110187100413</text:p>
          </table:table-cell>
          <table:table-cell office:value-type="float" office:value="0.00635504722595215" calcext:value-type="float">
            <text:p>0.00635504722595215</text:p>
          </table:table-cell>
          <table:table-cell office:value-type="float" office:value="0.0247974395751953" calcext:value-type="float">
            <text:p>0.0247974395751953</text:p>
          </table:table-cell>
          <table:table-cell office:value-type="float" office:value="0.00766658782958984" calcext:value-type="float">
            <text:p>0.00766658782958984</text:p>
          </table:table-cell>
          <table:table-cell/>
          <table:table-cell table:formula="of:=IF([.D5]&gt;0;1;0)" office:value-type="float" office:value="1" calcext:value-type="float">
            <text:p>1</text:p>
          </table:table-cell>
          <table:table-cell table:formula="of:=IF([.D5]&gt;0;[.D5]-[.B5];&quot;&quot;)" office:value-type="float" office:value="0" calcext:value-type="float">
            <text:p>0</text:p>
          </table:table-cell>
          <table:table-cell table:formula="of:=IF([.J5]=&quot;&quot;;&quot;&quot;;[.J5]/[.B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-60</text:p>
          </table:table-cell>
          <table:table-cell table:number-columns-repeated="3" office:value-type="float" office:value="0.0291839057352186" calcext:value-type="float">
            <text:p>0.0291839057352186</text:p>
          </table:table-cell>
          <table:table-cell office:value-type="float" office:value="0.00996232032775879" calcext:value-type="float">
            <text:p>0.00996232032775879</text:p>
          </table:table-cell>
          <table:table-cell office:value-type="float" office:value="0.0253262519836426" calcext:value-type="float">
            <text:p>0.0253262519836426</text:p>
          </table:table-cell>
          <table:table-cell office:value-type="float" office:value="0.0123376846313477" calcext:value-type="float">
            <text:p>0.0123376846313477</text:p>
          </table:table-cell>
          <table:table-cell/>
          <table:table-cell table:formula="of:=IF([.D6]&gt;0;1;0)" office:value-type="float" office:value="1" calcext:value-type="float">
            <text:p>1</text:p>
          </table:table-cell>
          <table:table-cell table:style-name="ce2" table:formula="of:=IF([.D6]&gt;0;[.D6]-[.B6];&quot;&quot;)" office:value-type="float" office:value="0" calcext:value-type="float">
            <text:p>0</text:p>
          </table:table-cell>
          <table:table-cell table:style-name="ce2" table:formula="of:=IF([.J6]=&quot;&quot;;&quot;&quot;;[.J6]/[.B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0-327</text:p>
          </table:table-cell>
          <table:table-cell table:number-columns-repeated="3" office:value-type="float" office:value="0.0126853825650545" calcext:value-type="float">
            <text:p>0.0126853825650545</text:p>
          </table:table-cell>
          <table:table-cell office:value-type="float" office:value="0.00107264518737793" calcext:value-type="float">
            <text:p>0.00107264518737793</text:p>
          </table:table-cell>
          <table:table-cell office:value-type="float" office:value="0.00225710868835449" calcext:value-type="float">
            <text:p>0.00225710868835449</text:p>
          </table:table-cell>
          <table:table-cell office:value-type="float" office:value="0.00251078605651855" calcext:value-type="float">
            <text:p>0.00251078605651855</text:p>
          </table:table-cell>
          <table:table-cell/>
          <table:table-cell table:formula="of:=IF([.D7]&gt;0;1;0)" office:value-type="float" office:value="1" calcext:value-type="float">
            <text:p>1</text:p>
          </table:table-cell>
          <table:table-cell table:formula="of:=IF([.D7]&gt;0;[.D7]-[.B7];&quot;&quot;)" office:value-type="float" office:value="0" calcext:value-type="float">
            <text:p>0</text:p>
          </table:table-cell>
          <table:table-cell table:formula="of:=IF([.J7]=&quot;&quot;;&quot;&quot;;[.J7]/[.B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0-244</text:p>
          </table:table-cell>
          <table:table-cell table:number-columns-repeated="2" office:value-type="float" office:value="0.0292294027950394" calcext:value-type="float">
            <text:p>0.0292294027950394</text:p>
          </table:table-cell>
          <table:table-cell office:value-type="float" office:value="0.035683712468262" calcext:value-type="float">
            <text:p>0.035683712468262</text:p>
          </table:table-cell>
          <table:table-cell office:value-type="float" office:value="0.00771927833557129" calcext:value-type="float">
            <text:p>0.00771927833557129</text:p>
          </table:table-cell>
          <table:table-cell office:value-type="float" office:value="0.0240540504455566" calcext:value-type="float">
            <text:p>0.0240540504455566</text:p>
          </table:table-cell>
          <table:table-cell office:value-type="float" office:value="0.00713324546813965" calcext:value-type="float">
            <text:p>0.00713324546813965</text:p>
          </table:table-cell>
          <table:table-cell/>
          <table:table-cell table:formula="of:=IF([.D8]&gt;0;1;0)" office:value-type="float" office:value="1" calcext:value-type="float">
            <text:p>1</text:p>
          </table:table-cell>
          <table:table-cell table:style-name="ce2" table:formula="of:=IF([.D8]&gt;0;[.D8]-[.B8];&quot;&quot;)" office:value-type="float" office:value="0.00645430967322258" calcext:value-type="float">
            <text:p>0.00645430967322258</text:p>
          </table:table-cell>
          <table:table-cell table:style-name="ce2" table:formula="of:=IF([.J8]=&quot;&quot;;&quot;&quot;;[.J8]/[.B8])" office:value-type="float" office:value="0.220815653281769" calcext:value-type="float">
            <text:p>0.220815653281769</text:p>
          </table:table-cell>
        </table:table-row>
        <table:table-row table:style-name="ro1">
          <table:table-cell office:value-type="string" calcext:value-type="string">
            <text:p>389-212</text:p>
          </table:table-cell>
          <table:table-cell table:number-columns-repeated="3" office:value-type="float" office:value="0.0254175512217952" calcext:value-type="float">
            <text:p>0.0254175512217952</text:p>
          </table:table-cell>
          <table:table-cell office:value-type="float" office:value="0.00662088394165039" calcext:value-type="float">
            <text:p>0.00662088394165039</text:p>
          </table:table-cell>
          <table:table-cell office:value-type="float" office:value="0.00869464874267578" calcext:value-type="float">
            <text:p>0.00869464874267578</text:p>
          </table:table-cell>
          <table:table-cell office:value-type="float" office:value="0.0116105079650879" calcext:value-type="float">
            <text:p>0.0116105079650879</text:p>
          </table:table-cell>
          <table:table-cell/>
          <table:table-cell table:formula="of:=IF([.D9]&gt;0;1;0)" office:value-type="float" office:value="1" calcext:value-type="float">
            <text:p>1</text:p>
          </table:table-cell>
          <table:table-cell table:style-name="ce2" table:formula="of:=IF([.D9]&gt;0;[.D9]-[.B9];&quot;&quot;)" office:value-type="float" office:value="0" calcext:value-type="float">
            <text:p>0</text:p>
          </table:table-cell>
          <table:table-cell table:style-name="ce2" table:formula="of:=IF([.J9]=&quot;&quot;;&quot;&quot;;[.J9]/[.B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-504</text:p>
          </table:table-cell>
          <table:table-cell table:number-columns-repeated="3" office:value-type="float" office:value="0.0235484051811055" calcext:value-type="float">
            <text:p>0.0235484051811055</text:p>
          </table:table-cell>
          <table:table-cell office:value-type="float" office:value="0.00568103790283203" calcext:value-type="float">
            <text:p>0.00568103790283203</text:p>
          </table:table-cell>
          <table:table-cell office:value-type="float" office:value="0.00688004493713379" calcext:value-type="float">
            <text:p>0.00688004493713379</text:p>
          </table:table-cell>
          <table:table-cell office:value-type="float" office:value="0.00823116302490234" calcext:value-type="float">
            <text:p>0.00823116302490234</text:p>
          </table:table-cell>
          <table:table-cell/>
          <table:table-cell table:formula="of:=IF([.D10]&gt;0;1;0)" office:value-type="float" office:value="1" calcext:value-type="float">
            <text:p>1</text:p>
          </table:table-cell>
          <table:table-cell table:style-name="ce2" table:formula="of:=IF([.D10]&gt;0;[.D10]-[.B10];&quot;&quot;)" office:value-type="float" office:value="0" calcext:value-type="float">
            <text:p>0</text:p>
          </table:table-cell>
          <table:table-cell table:style-name="ce2" table:formula="of:=IF([.J10]=&quot;&quot;;&quot;&quot;;[.J10]/[.B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4-216</text:p>
          </table:table-cell>
          <table:table-cell table:number-columns-repeated="3" office:value-type="float" office:value="0.0327483171424956" calcext:value-type="float">
            <text:p>0.0327483171424956</text:p>
          </table:table-cell>
          <table:table-cell office:value-type="float" office:value="0.00673508644104004" calcext:value-type="float">
            <text:p>0.00673508644104004</text:p>
          </table:table-cell>
          <table:table-cell office:value-type="float" office:value="0.0266222953796387" calcext:value-type="float">
            <text:p>0.0266222953796387</text:p>
          </table:table-cell>
          <table:table-cell office:value-type="float" office:value="0.011066198348999" calcext:value-type="float">
            <text:p>0.011066198348999</text:p>
          </table:table-cell>
          <table:table-cell/>
          <table:table-cell table:formula="of:=IF([.D11]&gt;0;1;0)" office:value-type="float" office:value="1" calcext:value-type="float">
            <text:p>1</text:p>
          </table:table-cell>
          <table:table-cell table:formula="of:=IF([.D11]&gt;0;[.D11]-[.B11];&quot;&quot;)" office:value-type="float" office:value="0" calcext:value-type="float">
            <text:p>0</text:p>
          </table:table-cell>
          <table:table-cell table:formula="of:=IF([.J11]=&quot;&quot;;&quot;&quot;;[.J11]/[.B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5-131</text:p>
          </table:table-cell>
          <table:table-cell table:number-columns-repeated="3" office:value-type="float" office:value="0.0357188299313984" calcext:value-type="float">
            <text:p>0.0357188299313984</text:p>
          </table:table-cell>
          <table:table-cell office:value-type="float" office:value="0.00478148460388184" calcext:value-type="float">
            <text:p>0.00478148460388184</text:p>
          </table:table-cell>
          <table:table-cell office:value-type="float" office:value="0.0319850444793701" calcext:value-type="float">
            <text:p>0.0319850444793701</text:p>
          </table:table-cell>
          <table:table-cell office:value-type="float" office:value="0.0063621997833252" calcext:value-type="float">
            <text:p>0.0063621997833252</text:p>
          </table:table-cell>
          <table:table-cell/>
          <table:table-cell table:formula="of:=IF([.D12]&gt;0;1;0)" office:value-type="float" office:value="1" calcext:value-type="float">
            <text:p>1</text:p>
          </table:table-cell>
          <table:table-cell table:style-name="ce2" table:formula="of:=IF([.D12]&gt;0;[.D12]-[.B12];&quot;&quot;)" office:value-type="float" office:value="0" calcext:value-type="float">
            <text:p>0</text:p>
          </table:table-cell>
          <table:table-cell table:style-name="ce2" table:formula="of:=IF([.J12]=&quot;&quot;;&quot;&quot;;[.J12]/[.B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3-67</text:p>
          </table:table-cell>
          <table:table-cell table:number-columns-repeated="3" office:value-type="float" office:value="0.0295615451785324" calcext:value-type="float">
            <text:p>0.0295615451785324</text:p>
          </table:table-cell>
          <table:table-cell office:value-type="float" office:value="0.0108921527862549" calcext:value-type="float">
            <text:p>0.0108921527862549</text:p>
          </table:table-cell>
          <table:table-cell office:value-type="float" office:value="0.0245585441589355" calcext:value-type="float">
            <text:p>0.0245585441589355</text:p>
          </table:table-cell>
          <table:table-cell office:value-type="float" office:value="0.0132777690887451" calcext:value-type="float">
            <text:p>0.0132777690887451</text:p>
          </table:table-cell>
          <table:table-cell/>
          <table:table-cell table:formula="of:=IF([.D13]&gt;0;1;0)" office:value-type="float" office:value="1" calcext:value-type="float">
            <text:p>1</text:p>
          </table:table-cell>
          <table:table-cell table:formula="of:=IF([.D13]&gt;0;[.D13]-[.B13];&quot;&quot;)" office:value-type="float" office:value="0" calcext:value-type="float">
            <text:p>0</text:p>
          </table:table-cell>
          <table:table-cell table:formula="of:=IF([.J13]=&quot;&quot;;&quot;&quot;;[.J13]/[.B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9-460</text:p>
          </table:table-cell>
          <table:table-cell table:number-columns-repeated="3" office:value-type="float" office:value="0.031099918953141" calcext:value-type="float">
            <text:p>0.031099918953141</text:p>
          </table:table-cell>
          <table:table-cell office:value-type="float" office:value="0.00822067260742188" calcext:value-type="float">
            <text:p>0.00822067260742188</text:p>
          </table:table-cell>
          <table:table-cell office:value-type="float" office:value="0.0332660675048828" calcext:value-type="float">
            <text:p>0.0332660675048828</text:p>
          </table:table-cell>
          <table:table-cell office:value-type="float" office:value="0.0184099674224854" calcext:value-type="float">
            <text:p>0.0184099674224854</text:p>
          </table:table-cell>
          <table:table-cell/>
          <table:table-cell table:formula="of:=IF([.D14]&gt;0;1;0)" office:value-type="float" office:value="1" calcext:value-type="float">
            <text:p>1</text:p>
          </table:table-cell>
          <table:table-cell table:formula="of:=IF([.D14]&gt;0;[.D14]-[.B14];&quot;&quot;)" office:value-type="float" office:value="0" calcext:value-type="float">
            <text:p>0</text:p>
          </table:table-cell>
          <table:table-cell table:formula="of:=IF([.J14]=&quot;&quot;;&quot;&quot;;[.J14]/[.B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-81</text:p>
          </table:table-cell>
          <table:table-cell table:number-columns-repeated="3" office:value-type="float" office:value="0.0204450615119084" calcext:value-type="float">
            <text:p>0.0204450615119084</text:p>
          </table:table-cell>
          <table:table-cell office:value-type="float" office:value="0.0162050724029541" calcext:value-type="float">
            <text:p>0.0162050724029541</text:p>
          </table:table-cell>
          <table:table-cell office:value-type="float" office:value="0.0194857120513916" calcext:value-type="float">
            <text:p>0.0194857120513916</text:p>
          </table:table-cell>
          <table:table-cell office:value-type="float" office:value="0.0144088268280029" calcext:value-type="float">
            <text:p>0.0144088268280029</text:p>
          </table:table-cell>
          <table:table-cell/>
          <table:table-cell table:formula="of:=IF([.D15]&gt;0;1;0)" office:value-type="float" office:value="1" calcext:value-type="float">
            <text:p>1</text:p>
          </table:table-cell>
          <table:table-cell table:style-name="ce2" table:formula="of:=IF([.D15]&gt;0;[.D15]-[.B15];&quot;&quot;)" office:value-type="float" office:value="0" calcext:value-type="float">
            <text:p>0</text:p>
          </table:table-cell>
          <table:table-cell table:style-name="ce2" table:formula="of:=IF([.J15]=&quot;&quot;;&quot;&quot;;[.J15]/[.B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8-329</text:p>
          </table:table-cell>
          <table:table-cell table:number-columns-repeated="3" office:value-type="float" office:value="0.0265724798269306" calcext:value-type="float">
            <text:p>0.0265724798269306</text:p>
          </table:table-cell>
          <table:table-cell office:value-type="float" office:value="0.00652027130126953" calcext:value-type="float">
            <text:p>0.00652027130126953</text:p>
          </table:table-cell>
          <table:table-cell office:value-type="float" office:value="0.0247900485992432" calcext:value-type="float">
            <text:p>0.0247900485992432</text:p>
          </table:table-cell>
          <table:table-cell office:value-type="float" office:value="0.0106792449951172" calcext:value-type="float">
            <text:p>0.0106792449951172</text:p>
          </table:table-cell>
          <table:table-cell/>
          <table:table-cell table:formula="of:=IF([.D16]&gt;0;1;0)" office:value-type="float" office:value="1" calcext:value-type="float">
            <text:p>1</text:p>
          </table:table-cell>
          <table:table-cell table:style-name="ce2" table:formula="of:=IF([.D16]&gt;0;[.D16]-[.B16];&quot;&quot;)" office:value-type="float" office:value="0" calcext:value-type="float">
            <text:p>0</text:p>
          </table:table-cell>
          <table:table-cell table:style-name="ce2" table:formula="of:=IF([.J16]=&quot;&quot;;&quot;&quot;;[.J16]/[.B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-155</text:p>
          </table:table-cell>
          <table:table-cell table:number-columns-repeated="3" office:value-type="float" office:value="0.0129811868107699" calcext:value-type="float">
            <text:p>0.0129811868107699</text:p>
          </table:table-cell>
          <table:table-cell office:value-type="float" office:value="0.0031430721282959" calcext:value-type="float">
            <text:p>0.0031430721282959</text:p>
          </table:table-cell>
          <table:table-cell office:value-type="float" office:value="0.00476980209350586" calcext:value-type="float">
            <text:p>0.00476980209350586</text:p>
          </table:table-cell>
          <table:table-cell office:value-type="float" office:value="0.00423812866210938" calcext:value-type="float">
            <text:p>0.00423812866210938</text:p>
          </table:table-cell>
          <table:table-cell/>
          <table:table-cell table:formula="of:=IF([.D17]&gt;0;1;0)" office:value-type="float" office:value="1" calcext:value-type="float">
            <text:p>1</text:p>
          </table:table-cell>
          <table:table-cell table:formula="of:=IF([.D17]&gt;0;[.D17]-[.B17];&quot;&quot;)" office:value-type="float" office:value="0" calcext:value-type="float">
            <text:p>0</text:p>
          </table:table-cell>
          <table:table-cell table:formula="of:=IF([.J17]=&quot;&quot;;&quot;&quot;;[.J17]/[.B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1-398</text:p>
          </table:table-cell>
          <table:table-cell table:number-columns-repeated="3" office:value-type="float" office:value="0.0256000523075484" calcext:value-type="float">
            <text:p>0.0256000523075484</text:p>
          </table:table-cell>
          <table:table-cell office:value-type="float" office:value="0.00487232208251953" calcext:value-type="float">
            <text:p>0.00487232208251953</text:p>
          </table:table-cell>
          <table:table-cell office:value-type="float" office:value="0.0231881141662598" calcext:value-type="float">
            <text:p>0.0231881141662598</text:p>
          </table:table-cell>
          <table:table-cell office:value-type="float" office:value="0.0059807300567627" calcext:value-type="float">
            <text:p>0.0059807300567627</text:p>
          </table:table-cell>
          <table:table-cell/>
          <table:table-cell table:formula="of:=IF([.D18]&gt;0;1;0)" office:value-type="float" office:value="1" calcext:value-type="float">
            <text:p>1</text:p>
          </table:table-cell>
          <table:table-cell table:style-name="ce2" table:formula="of:=IF([.D18]&gt;0;[.D18]-[.B18];&quot;&quot;)" office:value-type="float" office:value="0" calcext:value-type="float">
            <text:p>0</text:p>
          </table:table-cell>
          <table:table-cell table:style-name="ce2" table:formula="of:=IF([.J18]=&quot;&quot;;&quot;&quot;;[.J18]/[.B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3-295</text:p>
          </table:table-cell>
          <table:table-cell table:number-columns-repeated="3" office:value-type="float" office:value="0.0578858372384613" calcext:value-type="float">
            <text:p>0.0578858372384613</text:p>
          </table:table-cell>
          <table:table-cell office:value-type="float" office:value="0.00938677787780762" calcext:value-type="float">
            <text:p>0.00938677787780762</text:p>
          </table:table-cell>
          <table:table-cell office:value-type="float" office:value="0.0328042507171631" calcext:value-type="float">
            <text:p>0.0328042507171631</text:p>
          </table:table-cell>
          <table:table-cell office:value-type="float" office:value="0.0153329372406006" calcext:value-type="float">
            <text:p>0.0153329372406006</text:p>
          </table:table-cell>
          <table:table-cell/>
          <table:table-cell table:formula="of:=IF([.D19]&gt;0;1;0)" office:value-type="float" office:value="1" calcext:value-type="float">
            <text:p>1</text:p>
          </table:table-cell>
          <table:table-cell table:formula="of:=IF([.D19]&gt;0;[.D19]-[.B19];&quot;&quot;)" office:value-type="float" office:value="0" calcext:value-type="float">
            <text:p>0</text:p>
          </table:table-cell>
          <table:table-cell table:formula="of:=IF([.J19]=&quot;&quot;;&quot;&quot;;[.J19]/[.B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8-306</text:p>
          </table:table-cell>
          <table:table-cell table:number-columns-repeated="3" office:value-type="float" office:value="0.0393085012364534" calcext:value-type="float">
            <text:p>0.0393085012364534</text:p>
          </table:table-cell>
          <table:table-cell office:value-type="float" office:value="0.00747251510620117" calcext:value-type="float">
            <text:p>0.00747251510620117</text:p>
          </table:table-cell>
          <table:table-cell office:value-type="float" office:value="0.0330922603607178" calcext:value-type="float">
            <text:p>0.0330922603607178</text:p>
          </table:table-cell>
          <table:table-cell office:value-type="float" office:value="0.0102112293243408" calcext:value-type="float">
            <text:p>0.0102112293243408</text:p>
          </table:table-cell>
          <table:table-cell/>
          <table:table-cell table:formula="of:=IF([.D20]&gt;0;1;0)" office:value-type="float" office:value="1" calcext:value-type="float">
            <text:p>1</text:p>
          </table:table-cell>
          <table:table-cell table:style-name="ce2" table:formula="of:=IF([.D20]&gt;0;[.D20]-[.B20];&quot;&quot;)" office:value-type="float" office:value="0" calcext:value-type="float">
            <text:p>0</text:p>
          </table:table-cell>
          <table:table-cell table:style-name="ce2" table:formula="of:=IF([.J20]=&quot;&quot;;&quot;&quot;;[.J20]/[.B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29</text:p>
          </table:table-cell>
          <table:table-cell table:number-columns-repeated="3" office:value-type="float" office:value="0.0249775955522703" calcext:value-type="float">
            <text:p>0.0249775955522703</text:p>
          </table:table-cell>
          <table:table-cell office:value-type="float" office:value="0.0128660202026367" calcext:value-type="float">
            <text:p>0.0128660202026367</text:p>
          </table:table-cell>
          <table:table-cell office:value-type="float" office:value="0.0169672966003418" calcext:value-type="float">
            <text:p>0.0169672966003418</text:p>
          </table:table-cell>
          <table:table-cell office:value-type="float" office:value="0.0127356052398682" calcext:value-type="float">
            <text:p>0.0127356052398682</text:p>
          </table:table-cell>
          <table:table-cell/>
          <table:table-cell table:formula="of:=IF([.D21]&gt;0;1;0)" office:value-type="float" office:value="1" calcext:value-type="float">
            <text:p>1</text:p>
          </table:table-cell>
          <table:table-cell table:formula="of:=IF([.D21]&gt;0;[.D21]-[.B21];&quot;&quot;)" office:value-type="float" office:value="0" calcext:value-type="float">
            <text:p>0</text:p>
          </table:table-cell>
          <table:table-cell table:formula="of:=IF([.J21]=&quot;&quot;;&quot;&quot;;[.J21]/[.B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-417</text:p>
          </table:table-cell>
          <table:table-cell table:number-columns-repeated="3" office:value-type="float" office:value="0.0150827389020688" calcext:value-type="float">
            <text:p>0.0150827389020688</text:p>
          </table:table-cell>
          <table:table-cell office:value-type="float" office:value="0.0029909610748291" calcext:value-type="float">
            <text:p>0.0029909610748291</text:p>
          </table:table-cell>
          <table:table-cell office:value-type="float" office:value="0.00293827056884766" calcext:value-type="float">
            <text:p>0.00293827056884766</text:p>
          </table:table-cell>
          <table:table-cell office:value-type="float" office:value="0.00383973121643066" calcext:value-type="float">
            <text:p>0.00383973121643066</text:p>
          </table:table-cell>
          <table:table-cell/>
          <table:table-cell table:formula="of:=IF([.D22]&gt;0;1;0)" office:value-type="float" office:value="1" calcext:value-type="float">
            <text:p>1</text:p>
          </table:table-cell>
          <table:table-cell table:formula="of:=IF([.D22]&gt;0;[.D22]-[.B22];&quot;&quot;)" office:value-type="float" office:value="0" calcext:value-type="float">
            <text:p>0</text:p>
          </table:table-cell>
          <table:table-cell table:formula="of:=IF([.J22]=&quot;&quot;;&quot;&quot;;[.J22]/[.B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3-85</text:p>
          </table:table-cell>
          <table:table-cell table:number-columns-repeated="3" office:value-type="float" office:value="0.0338786026579979" calcext:value-type="float">
            <text:p>0.0338786026579979</text:p>
          </table:table-cell>
          <table:table-cell office:value-type="float" office:value="0.00610709190368652" calcext:value-type="float">
            <text:p>0.00610709190368652</text:p>
          </table:table-cell>
          <table:table-cell office:value-type="float" office:value="0.022327184677124" calcext:value-type="float">
            <text:p>0.022327184677124</text:p>
          </table:table-cell>
          <table:table-cell office:value-type="float" office:value="0.00629544258117676" calcext:value-type="float">
            <text:p>0.00629544258117676</text:p>
          </table:table-cell>
          <table:table-cell/>
          <table:table-cell table:formula="of:=IF([.D23]&gt;0;1;0)" office:value-type="float" office:value="1" calcext:value-type="float">
            <text:p>1</text:p>
          </table:table-cell>
          <table:table-cell table:formula="of:=IF([.D23]&gt;0;[.D23]-[.B23];&quot;&quot;)" office:value-type="float" office:value="0" calcext:value-type="float">
            <text:p>0</text:p>
          </table:table-cell>
          <table:table-cell table:formula="of:=IF([.J23]=&quot;&quot;;&quot;&quot;;[.J23]/[.B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4-232</text:p>
          </table:table-cell>
          <table:table-cell table:number-columns-repeated="3" office:value-type="float" office:value="0.0280945446010077" calcext:value-type="float">
            <text:p>0.0280945446010077</text:p>
          </table:table-cell>
          <table:table-cell office:value-type="float" office:value="0.00577449798583984" calcext:value-type="float">
            <text:p>0.00577449798583984</text:p>
          </table:table-cell>
          <table:table-cell office:value-type="float" office:value="0.0109546184539795" calcext:value-type="float">
            <text:p>0.0109546184539795</text:p>
          </table:table-cell>
          <table:table-cell office:value-type="float" office:value="0.00985622406005859" calcext:value-type="float">
            <text:p>0.00985622406005859</text:p>
          </table:table-cell>
          <table:table-cell/>
          <table:table-cell table:formula="of:=IF([.D24]&gt;0;1;0)" office:value-type="float" office:value="1" calcext:value-type="float">
            <text:p>1</text:p>
          </table:table-cell>
          <table:table-cell table:style-name="ce2" table:formula="of:=IF([.D24]&gt;0;[.D24]-[.B24];&quot;&quot;)" office:value-type="float" office:value="0" calcext:value-type="float">
            <text:p>0</text:p>
          </table:table-cell>
          <table:table-cell table:style-name="ce2" table:formula="of:=IF([.J24]=&quot;&quot;;&quot;&quot;;[.J24]/[.B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9-187</text:p>
          </table:table-cell>
          <table:table-cell table:number-columns-repeated="3" office:value-type="float" office:value="0.0425642109540212" calcext:value-type="float">
            <text:p>0.0425642109540212</text:p>
          </table:table-cell>
          <table:table-cell office:value-type="float" office:value="0.0143773555755615" calcext:value-type="float">
            <text:p>0.0143773555755615</text:p>
          </table:table-cell>
          <table:table-cell office:value-type="float" office:value="0.0334579944610596" calcext:value-type="float">
            <text:p>0.0334579944610596</text:p>
          </table:table-cell>
          <table:table-cell office:value-type="float" office:value="0.0125362873077393" calcext:value-type="float">
            <text:p>0.0125362873077393</text:p>
          </table:table-cell>
          <table:table-cell/>
          <table:table-cell table:formula="of:=IF([.D25]&gt;0;1;0)" office:value-type="float" office:value="1" calcext:value-type="float">
            <text:p>1</text:p>
          </table:table-cell>
          <table:table-cell table:formula="of:=IF([.D25]&gt;0;[.D25]-[.B25];&quot;&quot;)" office:value-type="float" office:value="0" calcext:value-type="float">
            <text:p>0</text:p>
          </table:table-cell>
          <table:table-cell table:formula="of:=IF([.J25]=&quot;&quot;;&quot;&quot;;[.J25]/[.B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-108</text:p>
          </table:table-cell>
          <table:table-cell table:number-columns-repeated="3" office:value-type="float" office:value="0.0154933406967875" calcext:value-type="float">
            <text:p>0.0154933406967875</text:p>
          </table:table-cell>
          <table:table-cell office:value-type="float" office:value="0.0036320686340332" calcext:value-type="float">
            <text:p>0.0036320686340332</text:p>
          </table:table-cell>
          <table:table-cell office:value-type="float" office:value="0.00954246520996094" calcext:value-type="float">
            <text:p>0.00954246520996094</text:p>
          </table:table-cell>
          <table:table-cell office:value-type="float" office:value="0.00522303581237793" calcext:value-type="float">
            <text:p>0.00522303581237793</text:p>
          </table:table-cell>
          <table:table-cell/>
          <table:table-cell table:formula="of:=IF([.D26]&gt;0;1;0)" office:value-type="float" office:value="1" calcext:value-type="float">
            <text:p>1</text:p>
          </table:table-cell>
          <table:table-cell table:style-name="ce2" table:formula="of:=IF([.D26]&gt;0;[.D26]-[.B26];&quot;&quot;)" office:value-type="float" office:value="0" calcext:value-type="float">
            <text:p>0</text:p>
          </table:table-cell>
          <table:table-cell table:style-name="ce2" table:formula="of:=IF([.J26]=&quot;&quot;;&quot;&quot;;[.J26]/[.B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6-309</text:p>
          </table:table-cell>
          <table:table-cell table:number-columns-repeated="3" office:value-type="float" office:value="0.035187313172197" calcext:value-type="float">
            <text:p>0.035187313172197</text:p>
          </table:table-cell>
          <table:table-cell office:value-type="float" office:value="0.00493645668029785" calcext:value-type="float">
            <text:p>0.00493645668029785</text:p>
          </table:table-cell>
          <table:table-cell office:value-type="float" office:value="0.0301661491394043" calcext:value-type="float">
            <text:p>0.0301661491394043</text:p>
          </table:table-cell>
          <table:table-cell office:value-type="float" office:value="0.00525808334350586" calcext:value-type="float">
            <text:p>0.00525808334350586</text:p>
          </table:table-cell>
          <table:table-cell/>
          <table:table-cell table:formula="of:=IF([.D27]&gt;0;1;0)" office:value-type="float" office:value="1" calcext:value-type="float">
            <text:p>1</text:p>
          </table:table-cell>
          <table:table-cell table:style-name="ce2" table:formula="of:=IF([.D27]&gt;0;[.D27]-[.B27];&quot;&quot;)" office:value-type="float" office:value="0" calcext:value-type="float">
            <text:p>0</text:p>
          </table:table-cell>
          <table:table-cell table:style-name="ce2" table:formula="of:=IF([.J27]=&quot;&quot;;&quot;&quot;;[.J27]/[.B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3-396</text:p>
          </table:table-cell>
          <table:table-cell table:number-columns-repeated="3" office:value-type="float" office:value="0.0248345779107698" calcext:value-type="float">
            <text:p>0.0248345779107698</text:p>
          </table:table-cell>
          <table:table-cell office:value-type="float" office:value="0.00123858451843262" calcext:value-type="float">
            <text:p>0.00123858451843262</text:p>
          </table:table-cell>
          <table:table-cell office:value-type="float" office:value="0.0034639835357666" calcext:value-type="float">
            <text:p>0.0034639835357666</text:p>
          </table:table-cell>
          <table:table-cell office:value-type="float" office:value="0.00190544128417969" calcext:value-type="float">
            <text:p>0.00190544128417969</text:p>
          </table:table-cell>
          <table:table-cell/>
          <table:table-cell table:formula="of:=IF([.D28]&gt;0;1;0)" office:value-type="float" office:value="1" calcext:value-type="float">
            <text:p>1</text:p>
          </table:table-cell>
          <table:table-cell table:style-name="ce2" table:formula="of:=IF([.D28]&gt;0;[.D28]-[.B28];&quot;&quot;)" office:value-type="float" office:value="0" calcext:value-type="float">
            <text:p>0</text:p>
          </table:table-cell>
          <table:table-cell table:style-name="ce2" table:formula="of:=IF([.J28]=&quot;&quot;;&quot;&quot;;[.J28]/[.B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5-137</text:p>
          </table:table-cell>
          <table:table-cell table:number-columns-repeated="3" office:value-type="float" office:value="0.0241959682930187" calcext:value-type="float">
            <text:p>0.0241959682930187</text:p>
          </table:table-cell>
          <table:table-cell office:value-type="float" office:value="0.00627231597900391" calcext:value-type="float">
            <text:p>0.00627231597900391</text:p>
          </table:table-cell>
          <table:table-cell office:value-type="float" office:value="0.0170581340789795" calcext:value-type="float">
            <text:p>0.0170581340789795</text:p>
          </table:table-cell>
          <table:table-cell office:value-type="float" office:value="0.00966811180114746" calcext:value-type="float">
            <text:p>0.00966811180114746</text:p>
          </table:table-cell>
          <table:table-cell/>
          <table:table-cell table:formula="of:=IF([.D29]&gt;0;1;0)" office:value-type="float" office:value="1" calcext:value-type="float">
            <text:p>1</text:p>
          </table:table-cell>
          <table:table-cell table:style-name="ce2" table:formula="of:=IF([.D29]&gt;0;[.D29]-[.B29];&quot;&quot;)" office:value-type="float" office:value="0" calcext:value-type="float">
            <text:p>0</text:p>
          </table:table-cell>
          <table:table-cell table:style-name="ce2" table:formula="of:=IF([.J29]=&quot;&quot;;&quot;&quot;;[.J29]/[.B2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4-225</text:p>
          </table:table-cell>
          <table:table-cell table:number-columns-repeated="3" office:value-type="float" office:value="0.0325086412510512" calcext:value-type="float">
            <text:p>0.0325086412510512</text:p>
          </table:table-cell>
          <table:table-cell office:value-type="float" office:value="0.0105838775634766" calcext:value-type="float">
            <text:p>0.0105838775634766</text:p>
          </table:table-cell>
          <table:table-cell office:value-type="float" office:value="0.0327999591827393" calcext:value-type="float">
            <text:p>0.0327999591827393</text:p>
          </table:table-cell>
          <table:table-cell office:value-type="float" office:value="0.0101313591003418" calcext:value-type="float">
            <text:p>0.0101313591003418</text:p>
          </table:table-cell>
          <table:table-cell/>
          <table:table-cell table:formula="of:=IF([.D30]&gt;0;1;0)" office:value-type="float" office:value="1" calcext:value-type="float">
            <text:p>1</text:p>
          </table:table-cell>
          <table:table-cell table:style-name="ce2" table:formula="of:=IF([.D30]&gt;0;[.D30]-[.B30];&quot;&quot;)" office:value-type="float" office:value="0" calcext:value-type="float">
            <text:p>0</text:p>
          </table:table-cell>
          <table:table-cell table:style-name="ce2" table:formula="of:=IF([.J30]=&quot;&quot;;&quot;&quot;;[.J30]/[.B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7-479</text:p>
          </table:table-cell>
          <table:table-cell table:number-columns-repeated="3" office:value-type="float" office:value="0.018303552548971" calcext:value-type="float">
            <text:p>0.018303552548971</text:p>
          </table:table-cell>
          <table:table-cell office:value-type="float" office:value="0.00313234329223633" calcext:value-type="float">
            <text:p>0.00313234329223633</text:p>
          </table:table-cell>
          <table:table-cell office:value-type="float" office:value="0.00803971290588379" calcext:value-type="float">
            <text:p>0.00803971290588379</text:p>
          </table:table-cell>
          <table:table-cell office:value-type="float" office:value="0.00417542457580566" calcext:value-type="float">
            <text:p>0.00417542457580566</text:p>
          </table:table-cell>
          <table:table-cell/>
          <table:table-cell table:formula="of:=IF([.D31]&gt;0;1;0)" office:value-type="float" office:value="1" calcext:value-type="float">
            <text:p>1</text:p>
          </table:table-cell>
          <table:table-cell table:formula="of:=IF([.D31]&gt;0;[.D31]-[.B31];&quot;&quot;)" office:value-type="float" office:value="0" calcext:value-type="float">
            <text:p>0</text:p>
          </table:table-cell>
          <table:table-cell table:formula="of:=IF([.J31]=&quot;&quot;;&quot;&quot;;[.J31]/[.B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8-139</text:p>
          </table:table-cell>
          <table:table-cell table:number-columns-repeated="3" office:value-type="float" office:value="0.0411339268284316" calcext:value-type="float">
            <text:p>0.0411339268284316</text:p>
          </table:table-cell>
          <table:table-cell office:value-type="float" office:value="0.00882339477539063" calcext:value-type="float">
            <text:p>0.00882339477539063</text:p>
          </table:table-cell>
          <table:table-cell office:value-type="float" office:value="0.0351860523223877" calcext:value-type="float">
            <text:p>0.0351860523223877</text:p>
          </table:table-cell>
          <table:table-cell office:value-type="float" office:value="0.00844240188598633" calcext:value-type="float">
            <text:p>0.00844240188598633</text:p>
          </table:table-cell>
          <table:table-cell/>
          <table:table-cell table:formula="of:=IF([.D32]&gt;0;1;0)" office:value-type="float" office:value="1" calcext:value-type="float">
            <text:p>1</text:p>
          </table:table-cell>
          <table:table-cell table:style-name="ce2" table:formula="of:=IF([.D32]&gt;0;[.D32]-[.B32];&quot;&quot;)" office:value-type="float" office:value="0" calcext:value-type="float">
            <text:p>0</text:p>
          </table:table-cell>
          <table:table-cell table:style-name="ce2" table:formula="of:=IF([.J32]=&quot;&quot;;&quot;&quot;;[.J32]/[.B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0-350</text:p>
          </table:table-cell>
          <table:table-cell table:number-columns-repeated="3" office:value-type="float" office:value="0.0214965252238201" calcext:value-type="float">
            <text:p>0.0214965252238201</text:p>
          </table:table-cell>
          <table:table-cell office:value-type="float" office:value="0.00715970993041992" calcext:value-type="float">
            <text:p>0.00715970993041992</text:p>
          </table:table-cell>
          <table:table-cell office:value-type="float" office:value="0.0112042427062988" calcext:value-type="float">
            <text:p>0.0112042427062988</text:p>
          </table:table-cell>
          <table:table-cell office:value-type="float" office:value="0.00832438468933106" calcext:value-type="float">
            <text:p>0.00832438468933106</text:p>
          </table:table-cell>
          <table:table-cell/>
          <table:table-cell table:formula="of:=IF([.D33]&gt;0;1;0)" office:value-type="float" office:value="1" calcext:value-type="float">
            <text:p>1</text:p>
          </table:table-cell>
          <table:table-cell table:style-name="ce2" table:formula="of:=IF([.D33]&gt;0;[.D33]-[.B33];&quot;&quot;)" office:value-type="float" office:value="0" calcext:value-type="float">
            <text:p>0</text:p>
          </table:table-cell>
          <table:table-cell table:style-name="ce2" table:formula="of:=IF([.J33]=&quot;&quot;;&quot;&quot;;[.J33]/[.B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0-464</text:p>
          </table:table-cell>
          <table:table-cell table:number-columns-repeated="3" office:value-type="float" office:value="0.0175943996652158" calcext:value-type="float">
            <text:p>0.0175943996652158</text:p>
          </table:table-cell>
          <table:table-cell office:value-type="float" office:value="0.00305771827697754" calcext:value-type="float">
            <text:p>0.00305771827697754</text:p>
          </table:table-cell>
          <table:table-cell office:value-type="float" office:value="0.00261139869689941" calcext:value-type="float">
            <text:p>0.00261139869689941</text:p>
          </table:table-cell>
          <table:table-cell office:value-type="float" office:value="0.00291991233825684" calcext:value-type="float">
            <text:p>0.00291991233825684</text:p>
          </table:table-cell>
          <table:table-cell/>
          <table:table-cell table:formula="of:=IF([.D34]&gt;0;1;0)" office:value-type="float" office:value="1" calcext:value-type="float">
            <text:p>1</text:p>
          </table:table-cell>
          <table:table-cell table:formula="of:=IF([.D34]&gt;0;[.D34]-[.B34];&quot;&quot;)" office:value-type="float" office:value="0" calcext:value-type="float">
            <text:p>0</text:p>
          </table:table-cell>
          <table:table-cell table:formula="of:=IF([.J34]=&quot;&quot;;&quot;&quot;;[.J34]/[.B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9-442</text:p>
          </table:table-cell>
          <table:table-cell table:number-columns-repeated="3" office:value-type="float" office:value="0.0242743256112593" calcext:value-type="float">
            <text:p>0.0242743256112593</text:p>
          </table:table-cell>
          <table:table-cell office:value-type="float" office:value="0.00938940048217773" calcext:value-type="float">
            <text:p>0.00938940048217773</text:p>
          </table:table-cell>
          <table:table-cell office:value-type="float" office:value="0.0258285999298096" calcext:value-type="float">
            <text:p>0.0258285999298096</text:p>
          </table:table-cell>
          <table:table-cell office:value-type="float" office:value="0.00874781608581543" calcext:value-type="float">
            <text:p>0.00874781608581543</text:p>
          </table:table-cell>
          <table:table-cell/>
          <table:table-cell table:formula="of:=IF([.D35]&gt;0;1;0)" office:value-type="float" office:value="1" calcext:value-type="float">
            <text:p>1</text:p>
          </table:table-cell>
          <table:table-cell table:formula="of:=IF([.D35]&gt;0;[.D35]-[.B35];&quot;&quot;)" office:value-type="float" office:value="0" calcext:value-type="float">
            <text:p>0</text:p>
          </table:table-cell>
          <table:table-cell table:formula="of:=IF([.J35]=&quot;&quot;;&quot;&quot;;[.J35]/[.B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4-500</text:p>
          </table:table-cell>
          <table:table-cell table:number-columns-repeated="3" office:value-type="float" office:value="0.0193562736828695" calcext:value-type="float">
            <text:p>0.0193562736828695</text:p>
          </table:table-cell>
          <table:table-cell office:value-type="float" office:value="0.00596046447753906" calcext:value-type="float">
            <text:p>0.00596046447753906</text:p>
          </table:table-cell>
          <table:table-cell office:value-type="float" office:value="0.0171971321105957" calcext:value-type="float">
            <text:p>0.0171971321105957</text:p>
          </table:table-cell>
          <table:table-cell office:value-type="float" office:value="0.00303006172180176" calcext:value-type="float">
            <text:p>0.00303006172180176</text:p>
          </table:table-cell>
          <table:table-cell/>
          <table:table-cell table:formula="of:=IF([.D36]&gt;0;1;0)" office:value-type="float" office:value="1" calcext:value-type="float">
            <text:p>1</text:p>
          </table:table-cell>
          <table:table-cell table:style-name="ce2" table:formula="of:=IF([.D36]&gt;0;[.D36]-[.B36];&quot;&quot;)" office:value-type="float" office:value="0" calcext:value-type="float">
            <text:p>0</text:p>
          </table:table-cell>
          <table:table-cell table:style-name="ce2" table:formula="of:=IF([.J36]=&quot;&quot;;&quot;&quot;;[.J36]/[.B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-466</text:p>
          </table:table-cell>
          <table:table-cell table:number-columns-repeated="3" office:value-type="float" office:value="0.0348726786528615" calcext:value-type="float">
            <text:p>0.0348726786528615</text:p>
          </table:table-cell>
          <table:table-cell office:value-type="float" office:value="0.00689458847045898" calcext:value-type="float">
            <text:p>0.00689458847045898</text:p>
          </table:table-cell>
          <table:table-cell office:value-type="float" office:value="0.0342750549316406" calcext:value-type="float">
            <text:p>0.0342750549316406</text:p>
          </table:table-cell>
          <table:table-cell office:value-type="float" office:value="0.00768184661865234" calcext:value-type="float">
            <text:p>0.00768184661865234</text:p>
          </table:table-cell>
          <table:table-cell/>
          <table:table-cell table:formula="of:=IF([.D37]&gt;0;1;0)" office:value-type="float" office:value="1" calcext:value-type="float">
            <text:p>1</text:p>
          </table:table-cell>
          <table:table-cell table:formula="of:=IF([.D37]&gt;0;[.D37]-[.B37];&quot;&quot;)" office:value-type="float" office:value="0" calcext:value-type="float">
            <text:p>0</text:p>
          </table:table-cell>
          <table:table-cell table:formula="of:=IF([.J37]=&quot;&quot;;&quot;&quot;;[.J37]/[.B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484</text:p>
          </table:table-cell>
          <table:table-cell table:number-columns-repeated="3" office:value-type="float" office:value="0.0331079048065061" calcext:value-type="float">
            <text:p>0.0331079048065061</text:p>
          </table:table-cell>
          <table:table-cell office:value-type="float" office:value="0.0117967128753662" calcext:value-type="float">
            <text:p>0.0117967128753662</text:p>
          </table:table-cell>
          <table:table-cell office:value-type="float" office:value="0.0331230163574219" calcext:value-type="float">
            <text:p>0.0331230163574219</text:p>
          </table:table-cell>
          <table:table-cell office:value-type="float" office:value="0.0132901668548584" calcext:value-type="float">
            <text:p>0.0132901668548584</text:p>
          </table:table-cell>
          <table:table-cell/>
          <table:table-cell table:formula="of:=IF([.D38]&gt;0;1;0)" office:value-type="float" office:value="1" calcext:value-type="float">
            <text:p>1</text:p>
          </table:table-cell>
          <table:table-cell table:style-name="ce2" table:formula="of:=IF([.D38]&gt;0;[.D38]-[.B38];&quot;&quot;)" office:value-type="float" office:value="0" calcext:value-type="float">
            <text:p>0</text:p>
          </table:table-cell>
          <table:table-cell table:style-name="ce2" table:formula="of:=IF([.J38]=&quot;&quot;;&quot;&quot;;[.J38]/[.B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7-473</text:p>
          </table:table-cell>
          <table:table-cell table:number-columns-repeated="3" office:value-type="float" office:value="0.023759051289969" calcext:value-type="float">
            <text:p>0.023759051289969</text:p>
          </table:table-cell>
          <table:table-cell office:value-type="float" office:value="0.00960373878479004" calcext:value-type="float">
            <text:p>0.00960373878479004</text:p>
          </table:table-cell>
          <table:table-cell office:value-type="float" office:value="0.0217804908752441" calcext:value-type="float">
            <text:p>0.0217804908752441</text:p>
          </table:table-cell>
          <table:table-cell office:value-type="float" office:value="0.00946235656738281" calcext:value-type="float">
            <text:p>0.00946235656738281</text:p>
          </table:table-cell>
          <table:table-cell/>
          <table:table-cell table:formula="of:=IF([.D39]&gt;0;1;0)" office:value-type="float" office:value="1" calcext:value-type="float">
            <text:p>1</text:p>
          </table:table-cell>
          <table:table-cell table:style-name="ce2" table:formula="of:=IF([.D39]&gt;0;[.D39]-[.B39];&quot;&quot;)" office:value-type="float" office:value="0" calcext:value-type="float">
            <text:p>0</text:p>
          </table:table-cell>
          <table:table-cell table:style-name="ce2" table:formula="of:=IF([.J39]=&quot;&quot;;&quot;&quot;;[.J39]/[.B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6-453</text:p>
          </table:table-cell>
          <table:table-cell table:number-columns-repeated="3" office:value-type="float" office:value="0.0313008716881578" calcext:value-type="float">
            <text:p>0.0313008716881578</text:p>
          </table:table-cell>
          <table:table-cell office:value-type="float" office:value="0.00779867172241211" calcext:value-type="float">
            <text:p>0.00779867172241211</text:p>
          </table:table-cell>
          <table:table-cell office:value-type="float" office:value="0.0214579105377197" calcext:value-type="float">
            <text:p>0.0214579105377197</text:p>
          </table:table-cell>
          <table:table-cell office:value-type="float" office:value="0.00846505165100098" calcext:value-type="float">
            <text:p>0.00846505165100098</text:p>
          </table:table-cell>
          <table:table-cell/>
          <table:table-cell table:formula="of:=IF([.D40]&gt;0;1;0)" office:value-type="float" office:value="1" calcext:value-type="float">
            <text:p>1</text:p>
          </table:table-cell>
          <table:table-cell table:formula="of:=IF([.D40]&gt;0;[.D40]-[.B40];&quot;&quot;)" office:value-type="float" office:value="0" calcext:value-type="float">
            <text:p>0</text:p>
          </table:table-cell>
          <table:table-cell table:formula="of:=IF([.J40]=&quot;&quot;;&quot;&quot;;[.J40]/[.B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7-259</text:p>
          </table:table-cell>
          <table:table-cell table:number-columns-repeated="3" office:value-type="float" office:value="0.0160119335945037" calcext:value-type="float">
            <text:p>0.0160119335945037</text:p>
          </table:table-cell>
          <table:table-cell office:value-type="float" office:value="0.00321555137634277" calcext:value-type="float">
            <text:p>0.00321555137634277</text:p>
          </table:table-cell>
          <table:table-cell office:value-type="float" office:value="0.0102314949035645" calcext:value-type="float">
            <text:p>0.0102314949035645</text:p>
          </table:table-cell>
          <table:table-cell office:value-type="float" office:value="0.00408458709716797" calcext:value-type="float">
            <text:p>0.00408458709716797</text:p>
          </table:table-cell>
          <table:table-cell/>
          <table:table-cell table:formula="of:=IF([.D41]&gt;0;1;0)" office:value-type="float" office:value="1" calcext:value-type="float">
            <text:p>1</text:p>
          </table:table-cell>
          <table:table-cell table:style-name="ce2" table:formula="of:=IF([.D41]&gt;0;[.D41]-[.B41];&quot;&quot;)" office:value-type="float" office:value="0" calcext:value-type="float">
            <text:p>0</text:p>
          </table:table-cell>
          <table:table-cell table:style-name="ce2" table:formula="of:=IF([.J41]=&quot;&quot;;&quot;&quot;;[.J41]/[.B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9-190</text:p>
          </table:table-cell>
          <table:table-cell table:number-columns-repeated="3" office:value-type="float" office:value="0.0345533856902681" calcext:value-type="float">
            <text:p>0.0345533856902681</text:p>
          </table:table-cell>
          <table:table-cell office:value-type="float" office:value="0.0115840435028076" calcext:value-type="float">
            <text:p>0.0115840435028076</text:p>
          </table:table-cell>
          <table:table-cell office:value-type="float" office:value="0.0297019481658936" calcext:value-type="float">
            <text:p>0.0297019481658936</text:p>
          </table:table-cell>
          <table:table-cell office:value-type="float" office:value="0.0121958255767822" calcext:value-type="float">
            <text:p>0.0121958255767822</text:p>
          </table:table-cell>
          <table:table-cell/>
          <table:table-cell table:formula="of:=IF([.D42]&gt;0;1;0)" office:value-type="float" office:value="1" calcext:value-type="float">
            <text:p>1</text:p>
          </table:table-cell>
          <table:table-cell table:formula="of:=IF([.D42]&gt;0;[.D42]-[.B42];&quot;&quot;)" office:value-type="float" office:value="0" calcext:value-type="float">
            <text:p>0</text:p>
          </table:table-cell>
          <table:table-cell table:formula="of:=IF([.J42]=&quot;&quot;;&quot;&quot;;[.J42]/[.B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8-200</text:p>
          </table:table-cell>
          <table:table-cell table:number-columns-repeated="3" office:value-type="float" office:value="0.0226356459398656" calcext:value-type="float">
            <text:p>0.0226356459398656</text:p>
          </table:table-cell>
          <table:table-cell office:value-type="float" office:value="0.00607681274414063" calcext:value-type="float">
            <text:p>0.00607681274414063</text:p>
          </table:table-cell>
          <table:table-cell office:value-type="float" office:value="0.0147330760955811" calcext:value-type="float">
            <text:p>0.0147330760955811</text:p>
          </table:table-cell>
          <table:table-cell office:value-type="float" office:value="0.00663852691650391" calcext:value-type="float">
            <text:p>0.00663852691650391</text:p>
          </table:table-cell>
          <table:table-cell/>
          <table:table-cell table:formula="of:=IF([.D43]&gt;0;1;0)" office:value-type="float" office:value="1" calcext:value-type="float">
            <text:p>1</text:p>
          </table:table-cell>
          <table:table-cell table:style-name="ce2" table:formula="of:=IF([.D43]&gt;0;[.D43]-[.B43];&quot;&quot;)" office:value-type="float" office:value="0" calcext:value-type="float">
            <text:p>0</text:p>
          </table:table-cell>
          <table:table-cell table:style-name="ce2" table:formula="of:=IF([.J43]=&quot;&quot;;&quot;&quot;;[.J43]/[.B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-87</text:p>
          </table:table-cell>
          <table:table-cell table:number-columns-repeated="3" office:value-type="float" office:value="0.0143906139092737" calcext:value-type="float">
            <text:p>0.0143906139092737</text:p>
          </table:table-cell>
          <table:table-cell office:value-type="float" office:value="0.00371670722961426" calcext:value-type="float">
            <text:p>0.00371670722961426</text:p>
          </table:table-cell>
          <table:table-cell office:value-type="float" office:value="0.00352168083190918" calcext:value-type="float">
            <text:p>0.00352168083190918</text:p>
          </table:table-cell>
          <table:table-cell office:value-type="float" office:value="0.00756430625915527" calcext:value-type="float">
            <text:p>0.00756430625915527</text:p>
          </table:table-cell>
          <table:table-cell/>
          <table:table-cell table:formula="of:=IF([.D44]&gt;0;1;0)" office:value-type="float" office:value="1" calcext:value-type="float">
            <text:p>1</text:p>
          </table:table-cell>
          <table:table-cell table:style-name="ce2" table:formula="of:=IF([.D44]&gt;0;[.D44]-[.B44];&quot;&quot;)" office:value-type="float" office:value="0" calcext:value-type="float">
            <text:p>0</text:p>
          </table:table-cell>
          <table:table-cell table:style-name="ce2" table:formula="of:=IF([.J44]=&quot;&quot;;&quot;&quot;;[.J44]/[.B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6-314</text:p>
          </table:table-cell>
          <table:table-cell table:number-columns-repeated="3" office:value-type="float" office:value="0.0259423719978289" calcext:value-type="float">
            <text:p>0.0259423719978289</text:p>
          </table:table-cell>
          <table:table-cell office:value-type="float" office:value="0.104912281036377" calcext:value-type="float">
            <text:p>0.104912281036377</text:p>
          </table:table-cell>
          <table:table-cell office:value-type="float" office:value="0.0176010131835938" calcext:value-type="float">
            <text:p>0.0176010131835938</text:p>
          </table:table-cell>
          <table:table-cell office:value-type="float" office:value="0.00760030746459961" calcext:value-type="float">
            <text:p>0.00760030746459961</text:p>
          </table:table-cell>
          <table:table-cell/>
          <table:table-cell table:formula="of:=IF([.D45]&gt;0;1;0)" office:value-type="float" office:value="1" calcext:value-type="float">
            <text:p>1</text:p>
          </table:table-cell>
          <table:table-cell table:formula="of:=IF([.D45]&gt;0;[.D45]-[.B45];&quot;&quot;)" office:value-type="float" office:value="0" calcext:value-type="float">
            <text:p>0</text:p>
          </table:table-cell>
          <table:table-cell table:formula="of:=IF([.J45]=&quot;&quot;;&quot;&quot;;[.J45]/[.B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8-131</text:p>
          </table:table-cell>
          <table:table-cell table:number-columns-repeated="3" office:value-type="float" office:value="0.0333756512787309" calcext:value-type="float">
            <text:p>0.0333756512787309</text:p>
          </table:table-cell>
          <table:table-cell office:value-type="float" office:value="0.0107946395874023" calcext:value-type="float">
            <text:p>0.0107946395874023</text:p>
          </table:table-cell>
          <table:table-cell office:value-type="float" office:value="0.0325932502746582" calcext:value-type="float">
            <text:p>0.0325932502746582</text:p>
          </table:table-cell>
          <table:table-cell office:value-type="float" office:value="0.0117504596710205" calcext:value-type="float">
            <text:p>0.0117504596710205</text:p>
          </table:table-cell>
          <table:table-cell/>
          <table:table-cell table:formula="of:=IF([.D46]&gt;0;1;0)" office:value-type="float" office:value="1" calcext:value-type="float">
            <text:p>1</text:p>
          </table:table-cell>
          <table:table-cell table:formula="of:=IF([.D46]&gt;0;[.D46]-[.B46];&quot;&quot;)" office:value-type="float" office:value="0" calcext:value-type="float">
            <text:p>0</text:p>
          </table:table-cell>
          <table:table-cell table:formula="of:=IF([.J46]=&quot;&quot;;&quot;&quot;;[.J46]/[.B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5-118</text:p>
          </table:table-cell>
          <table:table-cell table:number-columns-repeated="3" office:value-type="float" office:value="0.0284032584807967" calcext:value-type="float">
            <text:p>0.0284032584807967</text:p>
          </table:table-cell>
          <table:table-cell office:value-type="float" office:value="0.00796771049499512" calcext:value-type="float">
            <text:p>0.00796771049499512</text:p>
          </table:table-cell>
          <table:table-cell office:value-type="float" office:value="0.0289044380187988" calcext:value-type="float">
            <text:p>0.0289044380187988</text:p>
          </table:table-cell>
          <table:table-cell office:value-type="float" office:value="0.00844287872314453" calcext:value-type="float">
            <text:p>0.00844287872314453</text:p>
          </table:table-cell>
          <table:table-cell/>
          <table:table-cell table:formula="of:=IF([.D47]&gt;0;1;0)" office:value-type="float" office:value="1" calcext:value-type="float">
            <text:p>1</text:p>
          </table:table-cell>
          <table:table-cell table:formula="of:=IF([.D47]&gt;0;[.D47]-[.B47];&quot;&quot;)" office:value-type="float" office:value="0" calcext:value-type="float">
            <text:p>0</text:p>
          </table:table-cell>
          <table:table-cell table:formula="of:=IF([.J47]=&quot;&quot;;&quot;&quot;;[.J47]/[.B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1-215</text:p>
          </table:table-cell>
          <table:table-cell table:number-columns-repeated="3" office:value-type="float" office:value="0.02560563929316" calcext:value-type="float">
            <text:p>0.02560563929316</text:p>
          </table:table-cell>
          <table:table-cell office:value-type="float" office:value="0.0123658180236816" calcext:value-type="float">
            <text:p>0.0123658180236816</text:p>
          </table:table-cell>
          <table:table-cell office:value-type="float" office:value="0.0140807628631592" calcext:value-type="float">
            <text:p>0.0140807628631592</text:p>
          </table:table-cell>
          <table:table-cell office:value-type="float" office:value="0.0110454559326172" calcext:value-type="float">
            <text:p>0.0110454559326172</text:p>
          </table:table-cell>
          <table:table-cell/>
          <table:table-cell table:formula="of:=IF([.D48]&gt;0;1;0)" office:value-type="float" office:value="1" calcext:value-type="float">
            <text:p>1</text:p>
          </table:table-cell>
          <table:table-cell table:style-name="ce2" table:formula="of:=IF([.D48]&gt;0;[.D48]-[.B48];&quot;&quot;)" office:value-type="float" office:value="0" calcext:value-type="float">
            <text:p>0</text:p>
          </table:table-cell>
          <table:table-cell table:style-name="ce2" table:formula="of:=IF([.J48]=&quot;&quot;;&quot;&quot;;[.J48]/[.B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294</text:p>
          </table:table-cell>
          <table:table-cell table:number-columns-repeated="3" office:value-type="float" office:value="0.0392792509240701" calcext:value-type="float">
            <text:p>0.0392792509240701</text:p>
          </table:table-cell>
          <table:table-cell office:value-type="float" office:value="0.00560331344604492" calcext:value-type="float">
            <text:p>0.00560331344604492</text:p>
          </table:table-cell>
          <table:table-cell office:value-type="float" office:value="0.0358922481536865" calcext:value-type="float">
            <text:p>0.0358922481536865</text:p>
          </table:table-cell>
          <table:table-cell office:value-type="float" office:value="0.00539207458496094" calcext:value-type="float">
            <text:p>0.00539207458496094</text:p>
          </table:table-cell>
          <table:table-cell/>
          <table:table-cell table:formula="of:=IF([.D49]&gt;0;1;0)" office:value-type="float" office:value="1" calcext:value-type="float">
            <text:p>1</text:p>
          </table:table-cell>
          <table:table-cell table:style-name="ce2" table:formula="of:=IF([.D49]&gt;0;[.D49]-[.B49];&quot;&quot;)" office:value-type="float" office:value="0" calcext:value-type="float">
            <text:p>0</text:p>
          </table:table-cell>
          <table:table-cell table:style-name="ce2" table:formula="of:=IF([.J49]=&quot;&quot;;&quot;&quot;;[.J49]/[.B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-237</text:p>
          </table:table-cell>
          <table:table-cell table:number-columns-repeated="3" office:value-type="float" office:value="0.0319109503291616" calcext:value-type="float">
            <text:p>0.0319109503291616</text:p>
          </table:table-cell>
          <table:table-cell office:value-type="float" office:value="0.00751662254333496" calcext:value-type="float">
            <text:p>0.00751662254333496</text:p>
          </table:table-cell>
          <table:table-cell office:value-type="float" office:value="0.033499002456665" calcext:value-type="float">
            <text:p>0.033499002456665</text:p>
          </table:table-cell>
          <table:table-cell office:value-type="float" office:value="0.0073397159576416" calcext:value-type="float">
            <text:p>0.0073397159576416</text:p>
          </table:table-cell>
          <table:table-cell/>
          <table:table-cell table:formula="of:=IF([.D50]&gt;0;1;0)" office:value-type="float" office:value="1" calcext:value-type="float">
            <text:p>1</text:p>
          </table:table-cell>
          <table:table-cell table:formula="of:=IF([.D50]&gt;0;[.D50]-[.B50];&quot;&quot;)" office:value-type="float" office:value="0" calcext:value-type="float">
            <text:p>0</text:p>
          </table:table-cell>
          <table:table-cell table:formula="of:=IF([.J50]=&quot;&quot;;&quot;&quot;;[.J50]/[.B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1-255</text:p>
          </table:table-cell>
          <table:table-cell table:number-columns-repeated="3" office:value-type="float" office:value="0.0232086353420499" calcext:value-type="float">
            <text:p>0.0232086353420499</text:p>
          </table:table-cell>
          <table:table-cell office:value-type="float" office:value="0.00707459449768066" calcext:value-type="float">
            <text:p>0.00707459449768066</text:p>
          </table:table-cell>
          <table:table-cell office:value-type="float" office:value="0.0229535102844238" calcext:value-type="float">
            <text:p>0.0229535102844238</text:p>
          </table:table-cell>
          <table:table-cell office:value-type="float" office:value="0.00734472274780273" calcext:value-type="float">
            <text:p>0.00734472274780273</text:p>
          </table:table-cell>
          <table:table-cell/>
          <table:table-cell table:formula="of:=IF([.D51]&gt;0;1;0)" office:value-type="float" office:value="1" calcext:value-type="float">
            <text:p>1</text:p>
          </table:table-cell>
          <table:table-cell table:formula="of:=IF([.D51]&gt;0;[.D51]-[.B51];&quot;&quot;)" office:value-type="float" office:value="0" calcext:value-type="float">
            <text:p>0</text:p>
          </table:table-cell>
          <table:table-cell table:formula="of:=IF([.J51]=&quot;&quot;;&quot;&quot;;[.J51]/[.B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8-267</text:p>
          </table:table-cell>
          <table:table-cell table:number-columns-repeated="3" office:value-type="float" office:value="0.0344899717759688" calcext:value-type="float">
            <text:p>0.0344899717759688</text:p>
          </table:table-cell>
          <table:table-cell office:value-type="float" office:value="0.00978350639343262" calcext:value-type="float">
            <text:p>0.00978350639343262</text:p>
          </table:table-cell>
          <table:table-cell office:value-type="float" office:value="0.0207526683807373" calcext:value-type="float">
            <text:p>0.0207526683807373</text:p>
          </table:table-cell>
          <table:table-cell office:value-type="float" office:value="0.011610746383667" calcext:value-type="float">
            <text:p>0.011610746383667</text:p>
          </table:table-cell>
          <table:table-cell/>
          <table:table-cell table:formula="of:=IF([.D52]&gt;0;1;0)" office:value-type="float" office:value="1" calcext:value-type="float">
            <text:p>1</text:p>
          </table:table-cell>
          <table:table-cell table:style-name="ce2" table:formula="of:=IF([.D52]&gt;0;[.D52]-[.B52];&quot;&quot;)" office:value-type="float" office:value="0" calcext:value-type="float">
            <text:p>0</text:p>
          </table:table-cell>
          <table:table-cell table:style-name="ce2" table:formula="of:=IF([.J52]=&quot;&quot;;&quot;&quot;;[.J52]/[.B5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5-351</text:p>
          </table:table-cell>
          <table:table-cell table:number-columns-repeated="3" office:value-type="float" office:value="0.0320078458996962" calcext:value-type="float">
            <text:p>0.0320078458996962</text:p>
          </table:table-cell>
          <table:table-cell office:value-type="float" office:value="0.010645866394043" calcext:value-type="float">
            <text:p>0.010645866394043</text:p>
          </table:table-cell>
          <table:table-cell office:value-type="float" office:value="0.0271296501159668" calcext:value-type="float">
            <text:p>0.0271296501159668</text:p>
          </table:table-cell>
          <table:table-cell office:value-type="float" office:value="0.00912046432495117" calcext:value-type="float">
            <text:p>0.00912046432495117</text:p>
          </table:table-cell>
          <table:table-cell/>
          <table:table-cell table:formula="of:=IF([.D53]&gt;0;1;0)" office:value-type="float" office:value="1" calcext:value-type="float">
            <text:p>1</text:p>
          </table:table-cell>
          <table:table-cell table:style-name="ce2" table:formula="of:=IF([.D53]&gt;0;[.D53]-[.B53];&quot;&quot;)" office:value-type="float" office:value="0" calcext:value-type="float">
            <text:p>0</text:p>
          </table:table-cell>
          <table:table-cell table:style-name="ce2" table:formula="of:=IF([.J53]=&quot;&quot;;&quot;&quot;;[.J53]/[.B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-88</text:p>
          </table:table-cell>
          <table:table-cell table:number-columns-repeated="3" office:value-type="float" office:value="0.0382591759895808" calcext:value-type="float">
            <text:p>0.0382591759895808</text:p>
          </table:table-cell>
          <table:table-cell office:value-type="float" office:value="0.00559616088867188" calcext:value-type="float">
            <text:p>0.00559616088867188</text:p>
          </table:table-cell>
          <table:table-cell office:value-type="float" office:value="0.0327882766723633" calcext:value-type="float">
            <text:p>0.0327882766723633</text:p>
          </table:table-cell>
          <table:table-cell office:value-type="float" office:value="0.00659584999084473" calcext:value-type="float">
            <text:p>0.00659584999084473</text:p>
          </table:table-cell>
          <table:table-cell/>
          <table:table-cell table:formula="of:=IF([.D54]&gt;0;1;0)" office:value-type="float" office:value="1" calcext:value-type="float">
            <text:p>1</text:p>
          </table:table-cell>
          <table:table-cell table:formula="of:=IF([.D54]&gt;0;[.D54]-[.B54];&quot;&quot;)" office:value-type="float" office:value="0" calcext:value-type="float">
            <text:p>0</text:p>
          </table:table-cell>
          <table:table-cell table:formula="of:=IF([.J54]=&quot;&quot;;&quot;&quot;;[.J54]/[.B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4-250</text:p>
          </table:table-cell>
          <table:table-cell table:number-columns-repeated="3" office:value-type="float" office:value="0.0314267249598128" calcext:value-type="float">
            <text:p>0.0314267249598128</text:p>
          </table:table-cell>
          <table:table-cell office:value-type="float" office:value="0.00782036781311035" calcext:value-type="float">
            <text:p>0.00782036781311035</text:p>
          </table:table-cell>
          <table:table-cell office:value-type="float" office:value="0.0281133651733398" calcext:value-type="float">
            <text:p>0.0281133651733398</text:p>
          </table:table-cell>
          <table:table-cell office:value-type="float" office:value="0.00803518295288086" calcext:value-type="float">
            <text:p>0.00803518295288086</text:p>
          </table:table-cell>
          <table:table-cell/>
          <table:table-cell table:formula="of:=IF([.D55]&gt;0;1;0)" office:value-type="float" office:value="1" calcext:value-type="float">
            <text:p>1</text:p>
          </table:table-cell>
          <table:table-cell table:formula="of:=IF([.D55]&gt;0;[.D55]-[.B55];&quot;&quot;)" office:value-type="float" office:value="0" calcext:value-type="float">
            <text:p>0</text:p>
          </table:table-cell>
          <table:table-cell table:formula="of:=IF([.J55]=&quot;&quot;;&quot;&quot;;[.J55]/[.B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-441</text:p>
          </table:table-cell>
          <table:table-cell table:number-columns-repeated="3" office:value-type="float" office:value="0.0444332649246999" calcext:value-type="float">
            <text:p>0.0444332649246999</text:p>
          </table:table-cell>
          <table:table-cell office:value-type="float" office:value="0.00558853149414063" calcext:value-type="float">
            <text:p>0.00558853149414063</text:p>
          </table:table-cell>
          <table:table-cell office:value-type="float" office:value="0.0247251987457275" calcext:value-type="float">
            <text:p>0.0247251987457275</text:p>
          </table:table-cell>
          <table:table-cell office:value-type="float" office:value="0.00640368461608887" calcext:value-type="float">
            <text:p>0.00640368461608887</text:p>
          </table:table-cell>
          <table:table-cell/>
          <table:table-cell table:formula="of:=IF([.D56]&gt;0;1;0)" office:value-type="float" office:value="1" calcext:value-type="float">
            <text:p>1</text:p>
          </table:table-cell>
          <table:table-cell table:formula="of:=IF([.D56]&gt;0;[.D56]-[.B56];&quot;&quot;)" office:value-type="float" office:value="0" calcext:value-type="float">
            <text:p>0</text:p>
          </table:table-cell>
          <table:table-cell table:formula="of:=IF([.J56]=&quot;&quot;;&quot;&quot;;[.J56]/[.B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3-66</text:p>
          </table:table-cell>
          <table:table-cell table:number-columns-repeated="3" office:value-type="float" office:value="0.0125611559351448" calcext:value-type="float">
            <text:p>0.0125611559351448</text:p>
          </table:table-cell>
          <table:table-cell office:value-type="float" office:value="0.00538945198059082" calcext:value-type="float">
            <text:p>0.00538945198059082</text:p>
          </table:table-cell>
          <table:table-cell office:value-type="float" office:value="0.00529170036315918" calcext:value-type="float">
            <text:p>0.00529170036315918</text:p>
          </table:table-cell>
          <table:table-cell office:value-type="float" office:value="0.00899481773376465" calcext:value-type="float">
            <text:p>0.00899481773376465</text:p>
          </table:table-cell>
          <table:table-cell/>
          <table:table-cell table:formula="of:=IF([.D57]&gt;0;1;0)" office:value-type="float" office:value="1" calcext:value-type="float">
            <text:p>1</text:p>
          </table:table-cell>
          <table:table-cell table:style-name="ce2" table:formula="of:=IF([.D57]&gt;0;[.D57]-[.B57];&quot;&quot;)" office:value-type="float" office:value="0" calcext:value-type="float">
            <text:p>0</text:p>
          </table:table-cell>
          <table:table-cell table:style-name="ce2" table:formula="of:=IF([.J57]=&quot;&quot;;&quot;&quot;;[.J57]/[.B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133</text:p>
          </table:table-cell>
          <table:table-cell table:number-columns-repeated="3" office:value-type="float" office:value="0.0390009476650868" calcext:value-type="float">
            <text:p>0.0390009476650868</text:p>
          </table:table-cell>
          <table:table-cell office:value-type="float" office:value="0.00832271575927734" calcext:value-type="float">
            <text:p>0.00832271575927734</text:p>
          </table:table-cell>
          <table:table-cell office:value-type="float" office:value="0.0275654792785645" calcext:value-type="float">
            <text:p>0.0275654792785645</text:p>
          </table:table-cell>
          <table:table-cell office:value-type="float" office:value="0.00815391540527344" calcext:value-type="float">
            <text:p>0.00815391540527344</text:p>
          </table:table-cell>
          <table:table-cell/>
          <table:table-cell table:formula="of:=IF([.D58]&gt;0;1;0)" office:value-type="float" office:value="1" calcext:value-type="float">
            <text:p>1</text:p>
          </table:table-cell>
          <table:table-cell table:formula="of:=IF([.D58]&gt;0;[.D58]-[.B58];&quot;&quot;)" office:value-type="float" office:value="0" calcext:value-type="float">
            <text:p>0</text:p>
          </table:table-cell>
          <table:table-cell table:formula="of:=IF([.J58]=&quot;&quot;;&quot;&quot;;[.J58]/[.B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453</text:p>
          </table:table-cell>
          <table:table-cell table:number-columns-repeated="3" office:value-type="float" office:value="0.0290053507029457" calcext:value-type="float">
            <text:p>0.0290053507029457</text:p>
          </table:table-cell>
          <table:table-cell office:value-type="float" office:value="0.0069577693939209" calcext:value-type="float">
            <text:p>0.0069577693939209</text:p>
          </table:table-cell>
          <table:table-cell office:value-type="float" office:value="0.0275337696075439" calcext:value-type="float">
            <text:p>0.0275337696075439</text:p>
          </table:table-cell>
          <table:table-cell office:value-type="float" office:value="0.00728821754455566" calcext:value-type="float">
            <text:p>0.00728821754455566</text:p>
          </table:table-cell>
          <table:table-cell/>
          <table:table-cell table:formula="of:=IF([.D59]&gt;0;1;0)" office:value-type="float" office:value="1" calcext:value-type="float">
            <text:p>1</text:p>
          </table:table-cell>
          <table:table-cell table:formula="of:=IF([.D59]&gt;0;[.D59]-[.B59];&quot;&quot;)" office:value-type="float" office:value="0" calcext:value-type="float">
            <text:p>0</text:p>
          </table:table-cell>
          <table:table-cell table:formula="of:=IF([.J59]=&quot;&quot;;&quot;&quot;;[.J59]/[.B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5-423</text:p>
          </table:table-cell>
          <table:table-cell table:number-columns-repeated="3" office:value-type="float" office:value="0.03042418806405" calcext:value-type="float">
            <text:p>0.03042418806405</text:p>
          </table:table-cell>
          <table:table-cell office:value-type="float" office:value="0.00665855407714844" calcext:value-type="float">
            <text:p>0.00665855407714844</text:p>
          </table:table-cell>
          <table:table-cell office:value-type="float" office:value="0.0278134346008301" calcext:value-type="float">
            <text:p>0.0278134346008301</text:p>
          </table:table-cell>
          <table:table-cell office:value-type="float" office:value="0.00806570053100586" calcext:value-type="float">
            <text:p>0.00806570053100586</text:p>
          </table:table-cell>
          <table:table-cell/>
          <table:table-cell table:formula="of:=IF([.D60]&gt;0;1;0)" office:value-type="float" office:value="1" calcext:value-type="float">
            <text:p>1</text:p>
          </table:table-cell>
          <table:table-cell table:formula="of:=IF([.D60]&gt;0;[.D60]-[.B60];&quot;&quot;)" office:value-type="float" office:value="0" calcext:value-type="float">
            <text:p>0</text:p>
          </table:table-cell>
          <table:table-cell table:formula="of:=IF([.J60]=&quot;&quot;;&quot;&quot;;[.J60]/[.B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1-45</text:p>
          </table:table-cell>
          <table:table-cell table:number-columns-repeated="3" office:value-type="float" office:value="0.0179126264014809" calcext:value-type="float">
            <text:p>0.0179126264014809</text:p>
          </table:table-cell>
          <table:table-cell office:value-type="float" office:value="0.00374054908752441" calcext:value-type="float">
            <text:p>0.00374054908752441</text:p>
          </table:table-cell>
          <table:table-cell office:value-type="float" office:value="0.0088505744934082" calcext:value-type="float">
            <text:p>0.0088505744934082</text:p>
          </table:table-cell>
          <table:table-cell office:value-type="float" office:value="0.00448250770568848" calcext:value-type="float">
            <text:p>0.00448250770568848</text:p>
          </table:table-cell>
          <table:table-cell/>
          <table:table-cell table:formula="of:=IF([.D61]&gt;0;1;0)" office:value-type="float" office:value="1" calcext:value-type="float">
            <text:p>1</text:p>
          </table:table-cell>
          <table:table-cell table:formula="of:=IF([.D61]&gt;0;[.D61]-[.B61];&quot;&quot;)" office:value-type="float" office:value="0" calcext:value-type="float">
            <text:p>0</text:p>
          </table:table-cell>
          <table:table-cell table:formula="of:=IF([.J61]=&quot;&quot;;&quot;&quot;;[.J61]/[.B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7-266</text:p>
          </table:table-cell>
          <table:table-cell table:number-columns-repeated="3" office:value-type="float" office:value="0.0216102967929702" calcext:value-type="float">
            <text:p>0.0216102967929702</text:p>
          </table:table-cell>
          <table:table-cell office:value-type="float" office:value="0.00654506683349609" calcext:value-type="float">
            <text:p>0.00654506683349609</text:p>
          </table:table-cell>
          <table:table-cell office:value-type="float" office:value="0.00980043411254883" calcext:value-type="float">
            <text:p>0.00980043411254883</text:p>
          </table:table-cell>
          <table:table-cell office:value-type="float" office:value="0.00662136077880859" calcext:value-type="float">
            <text:p>0.00662136077880859</text:p>
          </table:table-cell>
          <table:table-cell/>
          <table:table-cell table:formula="of:=IF([.D62]&gt;0;1;0)" office:value-type="float" office:value="1" calcext:value-type="float">
            <text:p>1</text:p>
          </table:table-cell>
          <table:table-cell table:style-name="ce2" table:formula="of:=IF([.D62]&gt;0;[.D62]-[.B62];&quot;&quot;)" office:value-type="float" office:value="0" calcext:value-type="float">
            <text:p>0</text:p>
          </table:table-cell>
          <table:table-cell table:style-name="ce2" table:formula="of:=IF([.J62]=&quot;&quot;;&quot;&quot;;[.J62]/[.B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7-352</text:p>
          </table:table-cell>
          <table:table-cell table:number-columns-repeated="3" office:value-type="float" office:value="0.0272650283166548" calcext:value-type="float">
            <text:p>0.0272650283166548</text:p>
          </table:table-cell>
          <table:table-cell office:value-type="float" office:value="0.00782895088195801" calcext:value-type="float">
            <text:p>0.00782895088195801</text:p>
          </table:table-cell>
          <table:table-cell office:value-type="float" office:value="0.0148890018463135" calcext:value-type="float">
            <text:p>0.0148890018463135</text:p>
          </table:table-cell>
          <table:table-cell office:value-type="float" office:value="0.00761818885803223" calcext:value-type="float">
            <text:p>0.00761818885803223</text:p>
          </table:table-cell>
          <table:table-cell/>
          <table:table-cell table:formula="of:=IF([.D63]&gt;0;1;0)" office:value-type="float" office:value="1" calcext:value-type="float">
            <text:p>1</text:p>
          </table:table-cell>
          <table:table-cell table:formula="of:=IF([.D63]&gt;0;[.D63]-[.B63];&quot;&quot;)" office:value-type="float" office:value="0" calcext:value-type="float">
            <text:p>0</text:p>
          </table:table-cell>
          <table:table-cell table:formula="of:=IF([.J63]=&quot;&quot;;&quot;&quot;;[.J63]/[.B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7-74</text:p>
          </table:table-cell>
          <table:table-cell table:number-columns-repeated="3" office:value-type="float" office:value="0.0352984405219918" calcext:value-type="float">
            <text:p>0.0352984405219918</text:p>
          </table:table-cell>
          <table:table-cell office:value-type="float" office:value="0.00892806053161621" calcext:value-type="float">
            <text:p>0.00892806053161621</text:p>
          </table:table-cell>
          <table:table-cell office:value-type="float" office:value="0.0283503532409668" calcext:value-type="float">
            <text:p>0.0283503532409668</text:p>
          </table:table-cell>
          <table:table-cell office:value-type="float" office:value="0.00707387924194336" calcext:value-type="float">
            <text:p>0.00707387924194336</text:p>
          </table:table-cell>
          <table:table-cell/>
          <table:table-cell table:formula="of:=IF([.D64]&gt;0;1;0)" office:value-type="float" office:value="1" calcext:value-type="float">
            <text:p>1</text:p>
          </table:table-cell>
          <table:table-cell table:style-name="ce2" table:formula="of:=IF([.D64]&gt;0;[.D64]-[.B64];&quot;&quot;)" office:value-type="float" office:value="0" calcext:value-type="float">
            <text:p>0</text:p>
          </table:table-cell>
          <table:table-cell table:style-name="ce2" table:formula="of:=IF([.J64]=&quot;&quot;;&quot;&quot;;[.J64]/[.B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4-121</text:p>
          </table:table-cell>
          <table:table-cell table:number-columns-repeated="3" office:value-type="float" office:value="0.0337618136660033" calcext:value-type="float">
            <text:p>0.0337618136660033</text:p>
          </table:table-cell>
          <table:table-cell office:value-type="float" office:value="0.0128943920135498" calcext:value-type="float">
            <text:p>0.0128943920135498</text:p>
          </table:table-cell>
          <table:table-cell office:value-type="float" office:value="0.0267941951751709" calcext:value-type="float">
            <text:p>0.0267941951751709</text:p>
          </table:table-cell>
          <table:table-cell office:value-type="float" office:value="0.0132558345794678" calcext:value-type="float">
            <text:p>0.0132558345794678</text:p>
          </table:table-cell>
          <table:table-cell/>
          <table:table-cell table:formula="of:=IF([.D65]&gt;0;1;0)" office:value-type="float" office:value="1" calcext:value-type="float">
            <text:p>1</text:p>
          </table:table-cell>
          <table:table-cell table:formula="of:=IF([.D65]&gt;0;[.D65]-[.B65];&quot;&quot;)" office:value-type="float" office:value="0" calcext:value-type="float">
            <text:p>0</text:p>
          </table:table-cell>
          <table:table-cell table:formula="of:=IF([.J65]=&quot;&quot;;&quot;&quot;;[.J65]/[.B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3-56</text:p>
          </table:table-cell>
          <table:table-cell table:number-columns-repeated="3" office:value-type="float" office:value="0.0294934296613871" calcext:value-type="float">
            <text:p>0.0294934296613871</text:p>
          </table:table-cell>
          <table:table-cell office:value-type="float" office:value="0.0155403614044189" calcext:value-type="float">
            <text:p>0.0155403614044189</text:p>
          </table:table-cell>
          <table:table-cell office:value-type="float" office:value="0.0303974151611328" calcext:value-type="float">
            <text:p>0.0303974151611328</text:p>
          </table:table-cell>
          <table:table-cell office:value-type="float" office:value="0.0147974491119385" calcext:value-type="float">
            <text:p>0.0147974491119385</text:p>
          </table:table-cell>
          <table:table-cell/>
          <table:table-cell table:formula="of:=IF([.D66]&gt;0;1;0)" office:value-type="float" office:value="1" calcext:value-type="float">
            <text:p>1</text:p>
          </table:table-cell>
          <table:table-cell table:formula="of:=IF([.D66]&gt;0;[.D66]-[.B66];&quot;&quot;)" office:value-type="float" office:value="0" calcext:value-type="float">
            <text:p>0</text:p>
          </table:table-cell>
          <table:table-cell table:formula="of:=IF([.J66]=&quot;&quot;;&quot;&quot;;[.J66]/[.B6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7-390</text:p>
          </table:table-cell>
          <table:table-cell table:number-columns-repeated="3" office:value-type="float" office:value="0.0310201853793726" calcext:value-type="float">
            <text:p>0.0310201853793726</text:p>
          </table:table-cell>
          <table:table-cell office:value-type="float" office:value="0.0117449760437012" calcext:value-type="float">
            <text:p>0.0117449760437012</text:p>
          </table:table-cell>
          <table:table-cell office:value-type="float" office:value="0.0294520854949951" calcext:value-type="float">
            <text:p>0.0294520854949951</text:p>
          </table:table-cell>
          <table:table-cell office:value-type="float" office:value="0.0117802619934082" calcext:value-type="float">
            <text:p>0.0117802619934082</text:p>
          </table:table-cell>
          <table:table-cell/>
          <table:table-cell table:formula="of:=IF([.D67]&gt;0;1;0)" office:value-type="float" office:value="1" calcext:value-type="float">
            <text:p>1</text:p>
          </table:table-cell>
          <table:table-cell table:style-name="ce2" table:formula="of:=IF([.D67]&gt;0;[.D67]-[.B67];&quot;&quot;)" office:value-type="float" office:value="0" calcext:value-type="float">
            <text:p>0</text:p>
          </table:table-cell>
          <table:table-cell table:style-name="ce2" table:formula="of:=IF([.J67]=&quot;&quot;;&quot;&quot;;[.J67]/[.B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0-85</text:p>
          </table:table-cell>
          <table:table-cell table:number-columns-repeated="3" office:value-type="float" office:value="0.0206137755683907" calcext:value-type="float">
            <text:p>0.0206137755683907</text:p>
          </table:table-cell>
          <table:table-cell office:value-type="float" office:value="0.00464844703674316" calcext:value-type="float">
            <text:p>0.00464844703674316</text:p>
          </table:table-cell>
          <table:table-cell office:value-type="float" office:value="0.0178217887878418" calcext:value-type="float">
            <text:p>0.0178217887878418</text:p>
          </table:table-cell>
          <table:table-cell office:value-type="float" office:value="0.00616002082824707" calcext:value-type="float">
            <text:p>0.00616002082824707</text:p>
          </table:table-cell>
          <table:table-cell/>
          <table:table-cell table:formula="of:=IF([.D68]&gt;0;1;0)" office:value-type="float" office:value="1" calcext:value-type="float">
            <text:p>1</text:p>
          </table:table-cell>
          <table:table-cell table:style-name="ce2" table:formula="of:=IF([.D68]&gt;0;[.D68]-[.B68];&quot;&quot;)" office:value-type="float" office:value="0" calcext:value-type="float">
            <text:p>0</text:p>
          </table:table-cell>
          <table:table-cell table:style-name="ce2" table:formula="of:=IF([.J68]=&quot;&quot;;&quot;&quot;;[.J68]/[.B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3-54</text:p>
          </table:table-cell>
          <table:table-cell table:number-columns-repeated="3" office:value-type="float" office:value="0.0404541766057733" calcext:value-type="float">
            <text:p>0.0404541766057733</text:p>
          </table:table-cell>
          <table:table-cell office:value-type="float" office:value="0.0103497505187988" calcext:value-type="float">
            <text:p>0.0103497505187988</text:p>
          </table:table-cell>
          <table:table-cell office:value-type="float" office:value="0.0315887928009033" calcext:value-type="float">
            <text:p>0.0315887928009033</text:p>
          </table:table-cell>
          <table:table-cell office:value-type="float" office:value="0.0105640888214111" calcext:value-type="float">
            <text:p>0.0105640888214111</text:p>
          </table:table-cell>
          <table:table-cell/>
          <table:table-cell table:formula="of:=IF([.D69]&gt;0;1;0)" office:value-type="float" office:value="1" calcext:value-type="float">
            <text:p>1</text:p>
          </table:table-cell>
          <table:table-cell table:formula="of:=IF([.D69]&gt;0;[.D69]-[.B69];&quot;&quot;)" office:value-type="float" office:value="0" calcext:value-type="float">
            <text:p>0</text:p>
          </table:table-cell>
          <table:table-cell table:formula="of:=IF([.J69]=&quot;&quot;;&quot;&quot;;[.J69]/[.B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4-296</text:p>
          </table:table-cell>
          <table:table-cell table:number-columns-repeated="3" office:value-type="float" office:value="0.0303335337526854" calcext:value-type="float">
            <text:p>0.0303335337526854</text:p>
          </table:table-cell>
          <table:table-cell office:value-type="float" office:value="0.00336527824401855" calcext:value-type="float">
            <text:p>0.00336527824401855</text:p>
          </table:table-cell>
          <table:table-cell office:value-type="float" office:value="0.0287885665893555" calcext:value-type="float">
            <text:p>0.0287885665893555</text:p>
          </table:table-cell>
          <table:table-cell office:value-type="float" office:value="0.0045619010925293" calcext:value-type="float">
            <text:p>0.0045619010925293</text:p>
          </table:table-cell>
          <table:table-cell/>
          <table:table-cell table:formula="of:=IF([.D70]&gt;0;1;0)" office:value-type="float" office:value="1" calcext:value-type="float">
            <text:p>1</text:p>
          </table:table-cell>
          <table:table-cell table:style-name="ce2" table:formula="of:=IF([.D70]&gt;0;[.D70]-[.B70];&quot;&quot;)" office:value-type="float" office:value="0" calcext:value-type="float">
            <text:p>0</text:p>
          </table:table-cell>
          <table:table-cell table:style-name="ce2" table:formula="of:=IF([.J70]=&quot;&quot;;&quot;&quot;;[.J70]/[.B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3-187</text:p>
          </table:table-cell>
          <table:table-cell table:number-columns-repeated="3" office:value-type="float" office:value="0.0339597196361589" calcext:value-type="float">
            <text:p>0.0339597196361589</text:p>
          </table:table-cell>
          <table:table-cell office:value-type="float" office:value="0.00544047355651856" calcext:value-type="float">
            <text:p>0.00544047355651856</text:p>
          </table:table-cell>
          <table:table-cell office:value-type="float" office:value="0.0259435176849365" calcext:value-type="float">
            <text:p>0.0259435176849365</text:p>
          </table:table-cell>
          <table:table-cell office:value-type="float" office:value="0.00905203819274902" calcext:value-type="float">
            <text:p>0.00905203819274902</text:p>
          </table:table-cell>
          <table:table-cell/>
          <table:table-cell table:formula="of:=IF([.D71]&gt;0;1;0)" office:value-type="float" office:value="1" calcext:value-type="float">
            <text:p>1</text:p>
          </table:table-cell>
          <table:table-cell table:formula="of:=IF([.D71]&gt;0;[.D71]-[.B71];&quot;&quot;)" office:value-type="float" office:value="0" calcext:value-type="float">
            <text:p>0</text:p>
          </table:table-cell>
          <table:table-cell table:formula="of:=IF([.J71]=&quot;&quot;;&quot;&quot;;[.J71]/[.B7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5-320</text:p>
          </table:table-cell>
          <table:table-cell table:number-columns-repeated="3" office:value-type="float" office:value="0.0306828123777692" calcext:value-type="float">
            <text:p>0.0306828123777692</text:p>
          </table:table-cell>
          <table:table-cell office:value-type="float" office:value="0.00974655151367188" calcext:value-type="float">
            <text:p>0.00974655151367188</text:p>
          </table:table-cell>
          <table:table-cell office:value-type="float" office:value="0.0241806507110596" calcext:value-type="float">
            <text:p>0.0241806507110596</text:p>
          </table:table-cell>
          <table:table-cell office:value-type="float" office:value="0.00699520111083984" calcext:value-type="float">
            <text:p>0.00699520111083984</text:p>
          </table:table-cell>
          <table:table-cell/>
          <table:table-cell table:formula="of:=IF([.D72]&gt;0;1;0)" office:value-type="float" office:value="1" calcext:value-type="float">
            <text:p>1</text:p>
          </table:table-cell>
          <table:table-cell table:style-name="ce2" table:formula="of:=IF([.D72]&gt;0;[.D72]-[.B72];&quot;&quot;)" office:value-type="float" office:value="0" calcext:value-type="float">
            <text:p>0</text:p>
          </table:table-cell>
          <table:table-cell table:style-name="ce2" table:formula="of:=IF([.J72]=&quot;&quot;;&quot;&quot;;[.J72]/[.B7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5-470</text:p>
          </table:table-cell>
          <table:table-cell table:number-columns-repeated="3" office:value-type="float" office:value="0.0182871865886971" calcext:value-type="float">
            <text:p>0.0182871865886971</text:p>
          </table:table-cell>
          <table:table-cell office:value-type="float" office:value="0.00528883934020996" calcext:value-type="float">
            <text:p>0.00528883934020996</text:p>
          </table:table-cell>
          <table:table-cell office:value-type="float" office:value="0.00792908668518066" calcext:value-type="float">
            <text:p>0.00792908668518066</text:p>
          </table:table-cell>
          <table:table-cell office:value-type="float" office:value="0.00464916229248047" calcext:value-type="float">
            <text:p>0.00464916229248047</text:p>
          </table:table-cell>
          <table:table-cell/>
          <table:table-cell table:formula="of:=IF([.D73]&gt;0;1;0)" office:value-type="float" office:value="1" calcext:value-type="float">
            <text:p>1</text:p>
          </table:table-cell>
          <table:table-cell table:formula="of:=IF([.D73]&gt;0;[.D73]-[.B73];&quot;&quot;)" office:value-type="float" office:value="0" calcext:value-type="float">
            <text:p>0</text:p>
          </table:table-cell>
          <table:table-cell table:formula="of:=IF([.J73]=&quot;&quot;;&quot;&quot;;[.J73]/[.B7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7-244</text:p>
          </table:table-cell>
          <table:table-cell table:number-columns-repeated="3" office:value-type="float" office:value="0.0247573911794327" calcext:value-type="float">
            <text:p>0.0247573911794327</text:p>
          </table:table-cell>
          <table:table-cell office:value-type="float" office:value="0.00721263885498047" calcext:value-type="float">
            <text:p>0.00721263885498047</text:p>
          </table:table-cell>
          <table:table-cell office:value-type="float" office:value="0.0220427513122559" calcext:value-type="float">
            <text:p>0.0220427513122559</text:p>
          </table:table-cell>
          <table:table-cell office:value-type="float" office:value="0.00838398933410645" calcext:value-type="float">
            <text:p>0.00838398933410645</text:p>
          </table:table-cell>
          <table:table-cell/>
          <table:table-cell table:formula="of:=IF([.D74]&gt;0;1;0)" office:value-type="float" office:value="1" calcext:value-type="float">
            <text:p>1</text:p>
          </table:table-cell>
          <table:table-cell table:formula="of:=IF([.D74]&gt;0;[.D74]-[.B74];&quot;&quot;)" office:value-type="float" office:value="0" calcext:value-type="float">
            <text:p>0</text:p>
          </table:table-cell>
          <table:table-cell table:formula="of:=IF([.J74]=&quot;&quot;;&quot;&quot;;[.J74]/[.B7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57-214</text:p>
          </table:table-cell>
          <table:table-cell table:number-columns-repeated="3" office:value-type="float" office:value="0.0253416887149283" calcext:value-type="float">
            <text:p>0.0253416887149283</text:p>
          </table:table-cell>
          <table:table-cell office:value-type="float" office:value="0.00290036201477051" calcext:value-type="float">
            <text:p>0.00290036201477051</text:p>
          </table:table-cell>
          <table:table-cell office:value-type="float" office:value="0.00896668434143066" calcext:value-type="float">
            <text:p>0.00896668434143066</text:p>
          </table:table-cell>
          <table:table-cell office:value-type="float" office:value="0.00371789932250977" calcext:value-type="float">
            <text:p>0.00371789932250977</text:p>
          </table:table-cell>
          <table:table-cell/>
          <table:table-cell table:formula="of:=IF([.D75]&gt;0;1;0)" office:value-type="float" office:value="1" calcext:value-type="float">
            <text:p>1</text:p>
          </table:table-cell>
          <table:table-cell table:formula="of:=IF([.D75]&gt;0;[.D75]-[.B75];&quot;&quot;)" office:value-type="float" office:value="0" calcext:value-type="float">
            <text:p>0</text:p>
          </table:table-cell>
          <table:table-cell table:formula="of:=IF([.J75]=&quot;&quot;;&quot;&quot;;[.J75]/[.B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-99</text:p>
          </table:table-cell>
          <table:table-cell table:number-columns-repeated="3" office:value-type="float" office:value="0.0222854233195212" calcext:value-type="float">
            <text:p>0.0222854233195212</text:p>
          </table:table-cell>
          <table:table-cell office:value-type="float" office:value="0.00902771949768066" calcext:value-type="float">
            <text:p>0.00902771949768066</text:p>
          </table:table-cell>
          <table:table-cell office:value-type="float" office:value="0.0189375877380371" calcext:value-type="float">
            <text:p>0.0189375877380371</text:p>
          </table:table-cell>
          <table:table-cell office:value-type="float" office:value="0.00875258445739746" calcext:value-type="float">
            <text:p>0.00875258445739746</text:p>
          </table:table-cell>
          <table:table-cell/>
          <table:table-cell table:formula="of:=IF([.D76]&gt;0;1;0)" office:value-type="float" office:value="1" calcext:value-type="float">
            <text:p>1</text:p>
          </table:table-cell>
          <table:table-cell table:formula="of:=IF([.D76]&gt;0;[.D76]-[.B76];&quot;&quot;)" office:value-type="float" office:value="0" calcext:value-type="float">
            <text:p>0</text:p>
          </table:table-cell>
          <table:table-cell table:formula="of:=IF([.J76]=&quot;&quot;;&quot;&quot;;[.J76]/[.B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0-420</text:p>
          </table:table-cell>
          <table:table-cell table:number-columns-repeated="3" office:value-type="float" office:value="0.0199967439200548" calcext:value-type="float">
            <text:p>0.0199967439200548</text:p>
          </table:table-cell>
          <table:table-cell office:value-type="float" office:value="0.00328445434570313" calcext:value-type="float">
            <text:p>0.00328445434570313</text:p>
          </table:table-cell>
          <table:table-cell office:value-type="float" office:value="0.00298333168029785" calcext:value-type="float">
            <text:p>0.00298333168029785</text:p>
          </table:table-cell>
          <table:table-cell office:value-type="float" office:value="0.00475573539733887" calcext:value-type="float">
            <text:p>0.00475573539733887</text:p>
          </table:table-cell>
          <table:table-cell/>
          <table:table-cell table:formula="of:=IF([.D77]&gt;0;1;0)" office:value-type="float" office:value="1" calcext:value-type="float">
            <text:p>1</text:p>
          </table:table-cell>
          <table:table-cell table:style-name="ce2" table:formula="of:=IF([.D77]&gt;0;[.D77]-[.B77];&quot;&quot;)" office:value-type="float" office:value="0" calcext:value-type="float">
            <text:p>0</text:p>
          </table:table-cell>
          <table:table-cell table:style-name="ce2" table:formula="of:=IF([.J77]=&quot;&quot;;&quot;&quot;;[.J77]/[.B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4-194</text:p>
          </table:table-cell>
          <table:table-cell table:number-columns-repeated="3" office:value-type="float" office:value="0.0245340385426192" calcext:value-type="float">
            <text:p>0.0245340385426192</text:p>
          </table:table-cell>
          <table:table-cell office:value-type="float" office:value="0.0058286190032959" calcext:value-type="float">
            <text:p>0.0058286190032959</text:p>
          </table:table-cell>
          <table:table-cell office:value-type="float" office:value="0.0222818851470947" calcext:value-type="float">
            <text:p>0.0222818851470947</text:p>
          </table:table-cell>
          <table:table-cell office:value-type="float" office:value="0.00668692588806152" calcext:value-type="float">
            <text:p>0.00668692588806152</text:p>
          </table:table-cell>
          <table:table-cell/>
          <table:table-cell table:formula="of:=IF([.D78]&gt;0;1;0)" office:value-type="float" office:value="1" calcext:value-type="float">
            <text:p>1</text:p>
          </table:table-cell>
          <table:table-cell table:style-name="ce2" table:formula="of:=IF([.D78]&gt;0;[.D78]-[.B78];&quot;&quot;)" office:value-type="float" office:value="0" calcext:value-type="float">
            <text:p>0</text:p>
          </table:table-cell>
          <table:table-cell table:style-name="ce2" table:formula="of:=IF([.J78]=&quot;&quot;;&quot;&quot;;[.J78]/[.B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-259</text:p>
          </table:table-cell>
          <table:table-cell table:number-columns-repeated="3" office:value-type="float" office:value="0.0258021156434014" calcext:value-type="float">
            <text:p>0.0258021156434014</text:p>
          </table:table-cell>
          <table:table-cell office:value-type="float" office:value="0.00696015357971191" calcext:value-type="float">
            <text:p>0.00696015357971191</text:p>
          </table:table-cell>
          <table:table-cell office:value-type="float" office:value="0.021169900894165" calcext:value-type="float">
            <text:p>0.021169900894165</text:p>
          </table:table-cell>
          <table:table-cell office:value-type="float" office:value="0.00814342498779297" calcext:value-type="float">
            <text:p>0.00814342498779297</text:p>
          </table:table-cell>
          <table:table-cell/>
          <table:table-cell table:formula="of:=IF([.D79]&gt;0;1;0)" office:value-type="float" office:value="1" calcext:value-type="float">
            <text:p>1</text:p>
          </table:table-cell>
          <table:table-cell table:style-name="ce2" table:formula="of:=IF([.D79]&gt;0;[.D79]-[.B79];&quot;&quot;)" office:value-type="float" office:value="0" calcext:value-type="float">
            <text:p>0</text:p>
          </table:table-cell>
          <table:table-cell table:style-name="ce2" table:formula="of:=IF([.J79]=&quot;&quot;;&quot;&quot;;[.J79]/[.B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5-353</text:p>
          </table:table-cell>
          <table:table-cell table:number-columns-repeated="3" office:value-type="float" office:value="0.0267175031994102" calcext:value-type="float">
            <text:p>0.0267175031994102</text:p>
          </table:table-cell>
          <table:table-cell office:value-type="float" office:value="0.00588321685791016" calcext:value-type="float">
            <text:p>0.00588321685791016</text:p>
          </table:table-cell>
          <table:table-cell office:value-type="float" office:value="0.00972175598144531" calcext:value-type="float">
            <text:p>0.00972175598144531</text:p>
          </table:table-cell>
          <table:table-cell office:value-type="float" office:value="0.00709891319274902" calcext:value-type="float">
            <text:p>0.00709891319274902</text:p>
          </table:table-cell>
          <table:table-cell/>
          <table:table-cell table:formula="of:=IF([.D80]&gt;0;1;0)" office:value-type="float" office:value="1" calcext:value-type="float">
            <text:p>1</text:p>
          </table:table-cell>
          <table:table-cell table:style-name="ce2" table:formula="of:=IF([.D80]&gt;0;[.D80]-[.B80];&quot;&quot;)" office:value-type="float" office:value="0" calcext:value-type="float">
            <text:p>0</text:p>
          </table:table-cell>
          <table:table-cell table:style-name="ce2" table:formula="of:=IF([.J80]=&quot;&quot;;&quot;&quot;;[.J80]/[.B8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7-312</text:p>
          </table:table-cell>
          <table:table-cell table:number-columns-repeated="3" office:value-type="float" office:value="0.0205578901068549" calcext:value-type="float">
            <text:p>0.0205578901068549</text:p>
          </table:table-cell>
          <table:table-cell office:value-type="float" office:value="0.00725412368774414" calcext:value-type="float">
            <text:p>0.00725412368774414</text:p>
          </table:table-cell>
          <table:table-cell office:value-type="float" office:value="0.00834965705871582" calcext:value-type="float">
            <text:p>0.00834965705871582</text:p>
          </table:table-cell>
          <table:table-cell office:value-type="float" office:value="0.00753331184387207" calcext:value-type="float">
            <text:p>0.00753331184387207</text:p>
          </table:table-cell>
          <table:table-cell/>
          <table:table-cell table:formula="of:=IF([.D81]&gt;0;1;0)" office:value-type="float" office:value="1" calcext:value-type="float">
            <text:p>1</text:p>
          </table:table-cell>
          <table:table-cell table:formula="of:=IF([.D81]&gt;0;[.D81]-[.B81];&quot;&quot;)" office:value-type="float" office:value="0" calcext:value-type="float">
            <text:p>0</text:p>
          </table:table-cell>
          <table:table-cell table:formula="of:=IF([.J81]=&quot;&quot;;&quot;&quot;;[.J81]/[.B8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49-343</text:p>
          </table:table-cell>
          <table:table-cell table:number-columns-repeated="3" office:value-type="float" office:value="0.0274349488786839" calcext:value-type="float">
            <text:p>0.0274349488786839</text:p>
          </table:table-cell>
          <table:table-cell office:value-type="float" office:value="0.0104537010192871" calcext:value-type="float">
            <text:p>0.0104537010192871</text:p>
          </table:table-cell>
          <table:table-cell office:value-type="float" office:value="0.0274968147277832" calcext:value-type="float">
            <text:p>0.0274968147277832</text:p>
          </table:table-cell>
          <table:table-cell office:value-type="float" office:value="0.010422945022583" calcext:value-type="float">
            <text:p>0.010422945022583</text:p>
          </table:table-cell>
          <table:table-cell/>
          <table:table-cell table:formula="of:=IF([.D82]&gt;0;1;0)" office:value-type="float" office:value="1" calcext:value-type="float">
            <text:p>1</text:p>
          </table:table-cell>
          <table:table-cell table:style-name="ce2" table:formula="of:=IF([.D82]&gt;0;[.D82]-[.B82];&quot;&quot;)" office:value-type="float" office:value="0" calcext:value-type="float">
            <text:p>0</text:p>
          </table:table-cell>
          <table:table-cell table:style-name="ce2" table:formula="of:=IF([.J82]=&quot;&quot;;&quot;&quot;;[.J82]/[.B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8-197</text:p>
          </table:table-cell>
          <table:table-cell table:number-columns-repeated="3" office:value-type="float" office:value="0.0152408991037863" calcext:value-type="float">
            <text:p>0.0152408991037863</text:p>
          </table:table-cell>
          <table:table-cell office:value-type="float" office:value="0.00432562828063965" calcext:value-type="float">
            <text:p>0.00432562828063965</text:p>
          </table:table-cell>
          <table:table-cell office:value-type="float" office:value="0.00560474395751953" calcext:value-type="float">
            <text:p>0.00560474395751953</text:p>
          </table:table-cell>
          <table:table-cell office:value-type="float" office:value="0.00675272941589356" calcext:value-type="float">
            <text:p>0.00675272941589356</text:p>
          </table:table-cell>
          <table:table-cell/>
          <table:table-cell table:formula="of:=IF([.D83]&gt;0;1;0)" office:value-type="float" office:value="1" calcext:value-type="float">
            <text:p>1</text:p>
          </table:table-cell>
          <table:table-cell table:style-name="ce2" table:formula="of:=IF([.D83]&gt;0;[.D83]-[.B83];&quot;&quot;)" office:value-type="float" office:value="0" calcext:value-type="float">
            <text:p>0</text:p>
          </table:table-cell>
          <table:table-cell table:style-name="ce2" table:formula="of:=IF([.J83]=&quot;&quot;;&quot;&quot;;[.J83]/[.B8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6-108</text:p>
          </table:table-cell>
          <table:table-cell table:number-columns-repeated="3" office:value-type="float" office:value="0.0277046554805364" calcext:value-type="float">
            <text:p>0.0277046554805364</text:p>
          </table:table-cell>
          <table:table-cell office:value-type="float" office:value="0.012035608291626" calcext:value-type="float">
            <text:p>0.012035608291626</text:p>
          </table:table-cell>
          <table:table-cell office:value-type="float" office:value="0.0224285125732422" calcext:value-type="float">
            <text:p>0.0224285125732422</text:p>
          </table:table-cell>
          <table:table-cell office:value-type="float" office:value="0.0133650302886963" calcext:value-type="float">
            <text:p>0.0133650302886963</text:p>
          </table:table-cell>
          <table:table-cell/>
          <table:table-cell table:formula="of:=IF([.D84]&gt;0;1;0)" office:value-type="float" office:value="1" calcext:value-type="float">
            <text:p>1</text:p>
          </table:table-cell>
          <table:table-cell table:formula="of:=IF([.D84]&gt;0;[.D84]-[.B84];&quot;&quot;)" office:value-type="float" office:value="0" calcext:value-type="float">
            <text:p>0</text:p>
          </table:table-cell>
          <table:table-cell table:formula="of:=IF([.J84]=&quot;&quot;;&quot;&quot;;[.J84]/[.B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-419</text:p>
          </table:table-cell>
          <table:table-cell table:number-columns-repeated="3" office:value-type="float" office:value="0.0303104588335758" calcext:value-type="float">
            <text:p>0.0303104588335758</text:p>
          </table:table-cell>
          <table:table-cell office:value-type="float" office:value="0.00370168685913086" calcext:value-type="float">
            <text:p>0.00370168685913086</text:p>
          </table:table-cell>
          <table:table-cell office:value-type="float" office:value="0.00531554222106934" calcext:value-type="float">
            <text:p>0.00531554222106934</text:p>
          </table:table-cell>
          <table:table-cell office:value-type="float" office:value="0.00702166557312012" calcext:value-type="float">
            <text:p>0.00702166557312012</text:p>
          </table:table-cell>
          <table:table-cell/>
          <table:table-cell table:formula="of:=IF([.D85]&gt;0;1;0)" office:value-type="float" office:value="1" calcext:value-type="float">
            <text:p>1</text:p>
          </table:table-cell>
          <table:table-cell table:formula="of:=IF([.D85]&gt;0;[.D85]-[.B85];&quot;&quot;)" office:value-type="float" office:value="0" calcext:value-type="float">
            <text:p>0</text:p>
          </table:table-cell>
          <table:table-cell table:formula="of:=IF([.J85]=&quot;&quot;;&quot;&quot;;[.J85]/[.B8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275</text:p>
          </table:table-cell>
          <table:table-cell table:number-columns-repeated="3" office:value-type="float" office:value="0.0356085212812259" calcext:value-type="float">
            <text:p>0.0356085212812259</text:p>
          </table:table-cell>
          <table:table-cell office:value-type="float" office:value="0.00611472129821777" calcext:value-type="float">
            <text:p>0.00611472129821777</text:p>
          </table:table-cell>
          <table:table-cell office:value-type="float" office:value="0.0317466259002686" calcext:value-type="float">
            <text:p>0.0317466259002686</text:p>
          </table:table-cell>
          <table:table-cell office:value-type="float" office:value="0.00676345825195313" calcext:value-type="float">
            <text:p>0.00676345825195313</text:p>
          </table:table-cell>
          <table:table-cell/>
          <table:table-cell table:formula="of:=IF([.D86]&gt;0;1;0)" office:value-type="float" office:value="1" calcext:value-type="float">
            <text:p>1</text:p>
          </table:table-cell>
          <table:table-cell table:style-name="ce2" table:formula="of:=IF([.D86]&gt;0;[.D86]-[.B86];&quot;&quot;)" office:value-type="float" office:value="0" calcext:value-type="float">
            <text:p>0</text:p>
          </table:table-cell>
          <table:table-cell table:style-name="ce2" table:formula="of:=IF([.J86]=&quot;&quot;;&quot;&quot;;[.J86]/[.B8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5-91</text:p>
          </table:table-cell>
          <table:table-cell table:number-columns-repeated="3" office:value-type="float" office:value="0.013832042022289" calcext:value-type="float">
            <text:p>0.013832042022289</text:p>
          </table:table-cell>
          <table:table-cell office:value-type="float" office:value="0.00502657890319824" calcext:value-type="float">
            <text:p>0.00502657890319824</text:p>
          </table:table-cell>
          <table:table-cell office:value-type="float" office:value="0.00578022003173828" calcext:value-type="float">
            <text:p>0.00578022003173828</text:p>
          </table:table-cell>
          <table:table-cell office:value-type="float" office:value="0.0121798515319824" calcext:value-type="float">
            <text:p>0.0121798515319824</text:p>
          </table:table-cell>
          <table:table-cell/>
          <table:table-cell table:formula="of:=IF([.D87]&gt;0;1;0)" office:value-type="float" office:value="1" calcext:value-type="float">
            <text:p>1</text:p>
          </table:table-cell>
          <table:table-cell table:style-name="ce2" table:formula="of:=IF([.D87]&gt;0;[.D87]-[.B87];&quot;&quot;)" office:value-type="float" office:value="0" calcext:value-type="float">
            <text:p>0</text:p>
          </table:table-cell>
          <table:table-cell table:style-name="ce2" table:formula="of:=IF([.J87]=&quot;&quot;;&quot;&quot;;[.J87]/[.B8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2-491</text:p>
          </table:table-cell>
          <table:table-cell table:number-columns-repeated="3" office:value-type="float" office:value="0.0236308256286217" calcext:value-type="float">
            <text:p>0.0236308256286217</text:p>
          </table:table-cell>
          <table:table-cell office:value-type="float" office:value="0.00535225868225098" calcext:value-type="float">
            <text:p>0.00535225868225098</text:p>
          </table:table-cell>
          <table:table-cell office:value-type="float" office:value="0.0125522613525391" calcext:value-type="float">
            <text:p>0.0125522613525391</text:p>
          </table:table-cell>
          <table:table-cell office:value-type="float" office:value="0.00161051750183105" calcext:value-type="float">
            <text:p>0.00161051750183105</text:p>
          </table:table-cell>
          <table:table-cell/>
          <table:table-cell table:formula="of:=IF([.D88]&gt;0;1;0)" office:value-type="float" office:value="1" calcext:value-type="float">
            <text:p>1</text:p>
          </table:table-cell>
          <table:table-cell table:formula="of:=IF([.D88]&gt;0;[.D88]-[.B88];&quot;&quot;)" office:value-type="float" office:value="0" calcext:value-type="float">
            <text:p>0</text:p>
          </table:table-cell>
          <table:table-cell table:formula="of:=IF([.J88]=&quot;&quot;;&quot;&quot;;[.J88]/[.B8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183</text:p>
          </table:table-cell>
          <table:table-cell table:number-columns-repeated="3" office:value-type="float" office:value="0.0303709694699639" calcext:value-type="float">
            <text:p>0.0303709694699639</text:p>
          </table:table-cell>
          <table:table-cell office:value-type="float" office:value="0.00299739837646484" calcext:value-type="float">
            <text:p>0.00299739837646484</text:p>
          </table:table-cell>
          <table:table-cell office:value-type="float" office:value="0.00740504264831543" calcext:value-type="float">
            <text:p>0.00740504264831543</text:p>
          </table:table-cell>
          <table:table-cell office:value-type="float" office:value="0.00633049011230469" calcext:value-type="float">
            <text:p>0.00633049011230469</text:p>
          </table:table-cell>
          <table:table-cell/>
          <table:table-cell table:formula="of:=IF([.D89]&gt;0;1;0)" office:value-type="float" office:value="1" calcext:value-type="float">
            <text:p>1</text:p>
          </table:table-cell>
          <table:table-cell table:formula="of:=IF([.D89]&gt;0;[.D89]-[.B89];&quot;&quot;)" office:value-type="float" office:value="0" calcext:value-type="float">
            <text:p>0</text:p>
          </table:table-cell>
          <table:table-cell table:formula="of:=IF([.J89]=&quot;&quot;;&quot;&quot;;[.J89]/[.B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13</text:p>
          </table:table-cell>
          <table:table-cell table:number-columns-repeated="3" office:value-type="float" office:value="0.0256575141239807" calcext:value-type="float">
            <text:p>0.0256575141239807</text:p>
          </table:table-cell>
          <table:table-cell office:value-type="float" office:value="0.00506377220153809" calcext:value-type="float">
            <text:p>0.00506377220153809</text:p>
          </table:table-cell>
          <table:table-cell office:value-type="float" office:value="0.0133125782012939" calcext:value-type="float">
            <text:p>0.0133125782012939</text:p>
          </table:table-cell>
          <table:table-cell office:value-type="float" office:value="0.00577592849731445" calcext:value-type="float">
            <text:p>0.00577592849731445</text:p>
          </table:table-cell>
          <table:table-cell/>
          <table:table-cell table:formula="of:=IF([.D90]&gt;0;1;0)" office:value-type="float" office:value="1" calcext:value-type="float">
            <text:p>1</text:p>
          </table:table-cell>
          <table:table-cell table:formula="of:=IF([.D90]&gt;0;[.D90]-[.B90];&quot;&quot;)" office:value-type="float" office:value="0" calcext:value-type="float">
            <text:p>0</text:p>
          </table:table-cell>
          <table:table-cell table:formula="of:=IF([.J90]=&quot;&quot;;&quot;&quot;;[.J90]/[.B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4-99</text:p>
          </table:table-cell>
          <table:table-cell table:number-columns-repeated="3" office:value-type="float" office:value="0.0124882491471231" calcext:value-type="float">
            <text:p>0.0124882491471231</text:p>
          </table:table-cell>
          <table:table-cell office:value-type="float" office:value="0.00238513946533203" calcext:value-type="float">
            <text:p>0.00238513946533203</text:p>
          </table:table-cell>
          <table:table-cell office:value-type="float" office:value="0.00280475616455078" calcext:value-type="float">
            <text:p>0.00280475616455078</text:p>
          </table:table-cell>
          <table:table-cell office:value-type="float" office:value="0.0036168098449707" calcext:value-type="float">
            <text:p>0.0036168098449707</text:p>
          </table:table-cell>
          <table:table-cell/>
          <table:table-cell table:formula="of:=IF([.D91]&gt;0;1;0)" office:value-type="float" office:value="1" calcext:value-type="float">
            <text:p>1</text:p>
          </table:table-cell>
          <table:table-cell table:formula="of:=IF([.D91]&gt;0;[.D91]-[.B91];&quot;&quot;)" office:value-type="float" office:value="0" calcext:value-type="float">
            <text:p>0</text:p>
          </table:table-cell>
          <table:table-cell table:formula="of:=IF([.J91]=&quot;&quot;;&quot;&quot;;[.J91]/[.B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1-425</text:p>
          </table:table-cell>
          <table:table-cell table:number-columns-repeated="3" office:value-type="float" office:value="0.0296990839100789" calcext:value-type="float">
            <text:p>0.0296990839100789</text:p>
          </table:table-cell>
          <table:table-cell office:value-type="float" office:value="0.00631237030029297" calcext:value-type="float">
            <text:p>0.00631237030029297</text:p>
          </table:table-cell>
          <table:table-cell office:value-type="float" office:value="0.0179305076599121" calcext:value-type="float">
            <text:p>0.0179305076599121</text:p>
          </table:table-cell>
          <table:table-cell office:value-type="float" office:value="0.00743293762207031" calcext:value-type="float">
            <text:p>0.00743293762207031</text:p>
          </table:table-cell>
          <table:table-cell/>
          <table:table-cell table:formula="of:=IF([.D92]&gt;0;1;0)" office:value-type="float" office:value="1" calcext:value-type="float">
            <text:p>1</text:p>
          </table:table-cell>
          <table:table-cell table:formula="of:=IF([.D92]&gt;0;[.D92]-[.B92];&quot;&quot;)" office:value-type="float" office:value="0" calcext:value-type="float">
            <text:p>0</text:p>
          </table:table-cell>
          <table:table-cell table:formula="of:=IF([.J92]=&quot;&quot;;&quot;&quot;;[.J92]/[.B9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4-185</text:p>
          </table:table-cell>
          <table:table-cell table:number-columns-repeated="3" office:value-type="float" office:value="0.0352528054481963" calcext:value-type="float">
            <text:p>0.0352528054481963</text:p>
          </table:table-cell>
          <table:table-cell office:value-type="float" office:value="0.00474238395690918" calcext:value-type="float">
            <text:p>0.00474238395690918</text:p>
          </table:table-cell>
          <table:table-cell office:value-type="float" office:value="0.0251426696777344" calcext:value-type="float">
            <text:p>0.0251426696777344</text:p>
          </table:table-cell>
          <table:table-cell office:value-type="float" office:value="0.00562191009521484" calcext:value-type="float">
            <text:p>0.00562191009521484</text:p>
          </table:table-cell>
          <table:table-cell/>
          <table:table-cell table:formula="of:=IF([.D93]&gt;0;1;0)" office:value-type="float" office:value="1" calcext:value-type="float">
            <text:p>1</text:p>
          </table:table-cell>
          <table:table-cell table:formula="of:=IF([.D93]&gt;0;[.D93]-[.B93];&quot;&quot;)" office:value-type="float" office:value="0" calcext:value-type="float">
            <text:p>0</text:p>
          </table:table-cell>
          <table:table-cell table:formula="of:=IF([.J93]=&quot;&quot;;&quot;&quot;;[.J93]/[.B9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7-489</text:p>
          </table:table-cell>
          <table:table-cell table:number-columns-repeated="3" office:value-type="float" office:value="0.0190031509130306" calcext:value-type="float">
            <text:p>0.0190031509130306</text:p>
          </table:table-cell>
          <table:table-cell office:value-type="float" office:value="0.00242257118225098" calcext:value-type="float">
            <text:p>0.00242257118225098</text:p>
          </table:table-cell>
          <table:table-cell office:value-type="float" office:value="0.00304412841796875" calcext:value-type="float">
            <text:p>0.00304412841796875</text:p>
          </table:table-cell>
          <table:table-cell office:value-type="float" office:value="0.00441861152648926" calcext:value-type="float">
            <text:p>0.00441861152648926</text:p>
          </table:table-cell>
          <table:table-cell/>
          <table:table-cell table:formula="of:=IF([.D94]&gt;0;1;0)" office:value-type="float" office:value="1" calcext:value-type="float">
            <text:p>1</text:p>
          </table:table-cell>
          <table:table-cell table:formula="of:=IF([.D94]&gt;0;[.D94]-[.B94];&quot;&quot;)" office:value-type="float" office:value="0" calcext:value-type="float">
            <text:p>0</text:p>
          </table:table-cell>
          <table:table-cell table:formula="of:=IF([.J94]=&quot;&quot;;&quot;&quot;;[.J94]/[.B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13</text:p>
          </table:table-cell>
          <table:table-cell table:number-columns-repeated="3" office:value-type="float" office:value="0.0338933023573594" calcext:value-type="float">
            <text:p>0.0338933023573594</text:p>
          </table:table-cell>
          <table:table-cell office:value-type="float" office:value="0.00862836837768555" calcext:value-type="float">
            <text:p>0.00862836837768555</text:p>
          </table:table-cell>
          <table:table-cell office:value-type="float" office:value="0.0270051956176758" calcext:value-type="float">
            <text:p>0.0270051956176758</text:p>
          </table:table-cell>
          <table:table-cell office:value-type="float" office:value="0.0110671520233154" calcext:value-type="float">
            <text:p>0.0110671520233154</text:p>
          </table:table-cell>
          <table:table-cell/>
          <table:table-cell table:formula="of:=IF([.D95]&gt;0;1;0)" office:value-type="float" office:value="1" calcext:value-type="float">
            <text:p>1</text:p>
          </table:table-cell>
          <table:table-cell table:formula="of:=IF([.D95]&gt;0;[.D95]-[.B95];&quot;&quot;)" office:value-type="float" office:value="0" calcext:value-type="float">
            <text:p>0</text:p>
          </table:table-cell>
          <table:table-cell table:formula="of:=IF([.J95]=&quot;&quot;;&quot;&quot;;[.J95]/[.B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5-217</text:p>
          </table:table-cell>
          <table:table-cell table:number-columns-repeated="3" office:value-type="float" office:value="0.0190616896435697" calcext:value-type="float">
            <text:p>0.0190616896435697</text:p>
          </table:table-cell>
          <table:table-cell office:value-type="float" office:value="0.00503873825073242" calcext:value-type="float">
            <text:p>0.00503873825073242</text:p>
          </table:table-cell>
          <table:table-cell office:value-type="float" office:value="0.00968050956726074" calcext:value-type="float">
            <text:p>0.00968050956726074</text:p>
          </table:table-cell>
          <table:table-cell office:value-type="float" office:value="0.00688934326171875" calcext:value-type="float">
            <text:p>0.00688934326171875</text:p>
          </table:table-cell>
          <table:table-cell/>
          <table:table-cell table:formula="of:=IF([.D96]&gt;0;1;0)" office:value-type="float" office:value="1" calcext:value-type="float">
            <text:p>1</text:p>
          </table:table-cell>
          <table:table-cell table:formula="of:=IF([.D96]&gt;0;[.D96]-[.B96];&quot;&quot;)" office:value-type="float" office:value="0" calcext:value-type="float">
            <text:p>0</text:p>
          </table:table-cell>
          <table:table-cell table:formula="of:=IF([.J96]=&quot;&quot;;&quot;&quot;;[.J96]/[.B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3-471</text:p>
          </table:table-cell>
          <table:table-cell table:number-columns-repeated="3" office:value-type="float" office:value="0.0327383177006049" calcext:value-type="float">
            <text:p>0.0327383177006049</text:p>
          </table:table-cell>
          <table:table-cell office:value-type="float" office:value="0.00785303115844727" calcext:value-type="float">
            <text:p>0.00785303115844727</text:p>
          </table:table-cell>
          <table:table-cell office:value-type="float" office:value="0.0170183181762695" calcext:value-type="float">
            <text:p>0.0170183181762695</text:p>
          </table:table-cell>
          <table:table-cell office:value-type="float" office:value="0.00749564170837402" calcext:value-type="float">
            <text:p>0.00749564170837402</text:p>
          </table:table-cell>
          <table:table-cell/>
          <table:table-cell table:formula="of:=IF([.D97]&gt;0;1;0)" office:value-type="float" office:value="1" calcext:value-type="float">
            <text:p>1</text:p>
          </table:table-cell>
          <table:table-cell table:style-name="ce2" table:formula="of:=IF([.D97]&gt;0;[.D97]-[.B97];&quot;&quot;)" office:value-type="float" office:value="0" calcext:value-type="float">
            <text:p>0</text:p>
          </table:table-cell>
          <table:table-cell table:style-name="ce2" table:formula="of:=IF([.J97]=&quot;&quot;;&quot;&quot;;[.J97]/[.B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-299</text:p>
          </table:table-cell>
          <table:table-cell table:number-columns-repeated="3" office:value-type="float" office:value="0.0367530158236636" calcext:value-type="float">
            <text:p>0.0367530158236636</text:p>
          </table:table-cell>
          <table:table-cell office:value-type="float" office:value="0.0073847770690918" calcext:value-type="float">
            <text:p>0.0073847770690918</text:p>
          </table:table-cell>
          <table:table-cell office:value-type="float" office:value="0.0284361839294434" calcext:value-type="float">
            <text:p>0.0284361839294434</text:p>
          </table:table-cell>
          <table:table-cell office:value-type="float" office:value="0.00795674324035645" calcext:value-type="float">
            <text:p>0.00795674324035645</text:p>
          </table:table-cell>
          <table:table-cell/>
          <table:table-cell table:formula="of:=IF([.D98]&gt;0;1;0)" office:value-type="float" office:value="1" calcext:value-type="float">
            <text:p>1</text:p>
          </table:table-cell>
          <table:table-cell table:formula="of:=IF([.D98]&gt;0;[.D98]-[.B98];&quot;&quot;)" office:value-type="float" office:value="0" calcext:value-type="float">
            <text:p>0</text:p>
          </table:table-cell>
          <table:table-cell table:formula="of:=IF([.J98]=&quot;&quot;;&quot;&quot;;[.J98]/[.B9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6-170</text:p>
          </table:table-cell>
          <table:table-cell table:number-columns-repeated="3" office:value-type="float" office:value="0.0227627161625011" calcext:value-type="float">
            <text:p>0.0227627161625011</text:p>
          </table:table-cell>
          <table:table-cell office:value-type="float" office:value="0.00976657867431641" calcext:value-type="float">
            <text:p>0.00976657867431641</text:p>
          </table:table-cell>
          <table:table-cell office:value-type="float" office:value="0.0163869857788086" calcext:value-type="float">
            <text:p>0.0163869857788086</text:p>
          </table:table-cell>
          <table:table-cell office:value-type="float" office:value="0.010901927947998" calcext:value-type="float">
            <text:p>0.010901927947998</text:p>
          </table:table-cell>
          <table:table-cell/>
          <table:table-cell table:formula="of:=IF([.D99]&gt;0;1;0)" office:value-type="float" office:value="1" calcext:value-type="float">
            <text:p>1</text:p>
          </table:table-cell>
          <table:table-cell table:formula="of:=IF([.D99]&gt;0;[.D99]-[.B99];&quot;&quot;)" office:value-type="float" office:value="0" calcext:value-type="float">
            <text:p>0</text:p>
          </table:table-cell>
          <table:table-cell table:formula="of:=IF([.J99]=&quot;&quot;;&quot;&quot;;[.J99]/[.B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59-231</text:p>
          </table:table-cell>
          <table:table-cell table:number-columns-repeated="3" office:value-type="float" office:value="0.0289496280723496" calcext:value-type="float">
            <text:p>0.0289496280723496</text:p>
          </table:table-cell>
          <table:table-cell office:value-type="float" office:value="0.00431036949157715" calcext:value-type="float">
            <text:p>0.00431036949157715</text:p>
          </table:table-cell>
          <table:table-cell office:value-type="float" office:value="0.00940418243408203" calcext:value-type="float">
            <text:p>0.00940418243408203</text:p>
          </table:table-cell>
          <table:table-cell office:value-type="float" office:value="0.00791311264038086" calcext:value-type="float">
            <text:p>0.00791311264038086</text:p>
          </table:table-cell>
          <table:table-cell/>
          <table:table-cell table:formula="of:=IF([.D100]&gt;0;1;0)" office:value-type="float" office:value="1" calcext:value-type="float">
            <text:p>1</text:p>
          </table:table-cell>
          <table:table-cell table:formula="of:=IF([.D100]&gt;0;[.D100]-[.B100];&quot;&quot;)" office:value-type="float" office:value="0" calcext:value-type="float">
            <text:p>0</text:p>
          </table:table-cell>
          <table:table-cell table:formula="of:=IF([.J100]=&quot;&quot;;&quot;&quot;;[.J100]/[.B1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79</text:p>
          </table:table-cell>
          <table:table-cell table:number-columns-repeated="3" office:value-type="float" office:value="0.0328986433450518" calcext:value-type="float">
            <text:p>0.0328986433450518</text:p>
          </table:table-cell>
          <table:table-cell office:value-type="float" office:value="0.0126438140869141" calcext:value-type="float">
            <text:p>0.0126438140869141</text:p>
          </table:table-cell>
          <table:table-cell office:value-type="float" office:value="0.024632453918457" calcext:value-type="float">
            <text:p>0.024632453918457</text:p>
          </table:table-cell>
          <table:table-cell office:value-type="float" office:value="0.0118708610534668" calcext:value-type="float">
            <text:p>0.0118708610534668</text:p>
          </table:table-cell>
          <table:table-cell/>
          <table:table-cell table:formula="of:=IF([.D101]&gt;0;1;0)" office:value-type="float" office:value="1" calcext:value-type="float">
            <text:p>1</text:p>
          </table:table-cell>
          <table:table-cell table:formula="of:=IF([.D101]&gt;0;[.D101]-[.B101];&quot;&quot;)" office:value-type="float" office:value="0" calcext:value-type="float">
            <text:p>0</text:p>
          </table:table-cell>
          <table:table-cell table:formula="of:=IF([.J101]=&quot;&quot;;&quot;&quot;;[.J101]/[.B101])" office:value-type="float" office:value="0" calcext:value-type="float">
            <text:p>0</text:p>
          </table:table-cell>
        </table:table-row>
      </table:table>
      <table:table table:name="results_1024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6-978</text:p>
          </table:table-cell>
          <table:table-cell table:number-columns-repeated="2" office:value-type="float" office:value="0.0124058396597213" calcext:value-type="float">
            <text:p>0.0124058396597213</text:p>
          </table:table-cell>
          <table:table-cell office:value-type="float" office:value="0.0254505894108493" calcext:value-type="float">
            <text:p>0.0254505894108493</text:p>
          </table:table-cell>
          <table:table-cell office:value-type="float" office:value="0.016822338104248" calcext:value-type="float">
            <text:p>0.016822338104248</text:p>
          </table:table-cell>
          <table:table-cell office:value-type="float" office:value="0.0983490943908691" calcext:value-type="float">
            <text:p>0.0983490943908691</text:p>
          </table:table-cell>
          <table:table-cell office:value-type="float" office:value="0.0182135105133057" calcext:value-type="float">
            <text:p>0.0182135105133057</text:p>
          </table:table-cell>
          <table:table-cell/>
          <table:table-cell table:formula="of:=IF([.D2]&gt;0;1;0)" office:value-type="float" office:value="1" calcext:value-type="float">
            <text:p>1</text:p>
          </table:table-cell>
          <table:table-cell table:formula="of:=IF([.D2]&gt;0;[.D2]-[.B2];&quot;&quot;)" office:value-type="float" office:value="0.013044749751128" calcext:value-type="float">
            <text:p>0.013044749751128</text:p>
          </table:table-cell>
          <table:table-cell table:formula="of:=IF([.J2]=&quot;&quot;;&quot;&quot;;[.J2]/[.B2])" office:value-type="float" office:value="1.05150075359116" calcext:value-type="float">
            <text:p>1.05150075359116</text:p>
          </table:table-cell>
        </table:table-row>
        <table:table-row table:style-name="ro1">
          <table:table-cell office:value-type="string" calcext:value-type="string">
            <text:p>559-716</text:p>
          </table:table-cell>
          <table:table-cell table:number-columns-repeated="3" office:value-type="float" office:value="0.0182589731740004" calcext:value-type="float">
            <text:p>0.0182589731740004</text:p>
          </table:table-cell>
          <table:table-cell office:value-type="float" office:value="0.016594409942627" calcext:value-type="float">
            <text:p>0.016594409942627</text:p>
          </table:table-cell>
          <table:table-cell office:value-type="float" office:value="0.0911500453948975" calcext:value-type="float">
            <text:p>0.0911500453948975</text:p>
          </table:table-cell>
          <table:table-cell office:value-type="float" office:value="0.0314369201660156" calcext:value-type="float">
            <text:p>0.0314369201660156</text:p>
          </table:table-cell>
          <table:table-cell/>
          <table:table-cell table:formula="of:=IF([.D3]&gt;0;1;0)" office:value-type="float" office:value="1" calcext:value-type="float">
            <text:p>1</text:p>
          </table:table-cell>
          <table:table-cell table:style-name="ce2" table:formula="of:=IF([.D3]&gt;0;[.D3]-[.B3];&quot;&quot;)" office:value-type="float" office:value="0" calcext:value-type="float">
            <text:p>0</text:p>
          </table:table-cell>
          <table:table-cell table:style-name="ce2" table:formula="of:=IF([.J3]=&quot;&quot;;&quot;&quot;;[.J3]/[.B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7-546</text:p>
          </table:table-cell>
          <table:table-cell table:number-columns-repeated="2" office:value-type="float" office:value="0.0126029063097923" calcext:value-type="float">
            <text:p>0.0126029063097923</text:p>
          </table:table-cell>
          <table:table-cell office:value-type="float" office:value="0.0288425752562556" calcext:value-type="float">
            <text:p>0.0288425752562556</text:p>
          </table:table-cell>
          <table:table-cell office:value-type="float" office:value="0.00983452796936035" calcext:value-type="float">
            <text:p>0.00983452796936035</text:p>
          </table:table-cell>
          <table:table-cell office:value-type="float" office:value="0.0111145973205566" calcext:value-type="float">
            <text:p>0.0111145973205566</text:p>
          </table:table-cell>
          <table:table-cell office:value-type="float" office:value="0.0115885734558105" calcext:value-type="float">
            <text:p>0.0115885734558105</text:p>
          </table:table-cell>
          <table:table-cell/>
          <table:table-cell table:formula="of:=IF([.D4]&gt;0;1;0)" office:value-type="float" office:value="1" calcext:value-type="float">
            <text:p>1</text:p>
          </table:table-cell>
          <table:table-cell table:style-name="ce2" table:formula="of:=IF([.D4]&gt;0;[.D4]-[.B4];&quot;&quot;)" office:value-type="float" office:value="0.0162396689464632" calcext:value-type="float">
            <text:p>0.0162396689464632</text:p>
          </table:table-cell>
          <table:table-cell table:style-name="ce2" table:formula="of:=IF([.J4]=&quot;&quot;;&quot;&quot;;[.J4]/[.B4])" office:value-type="float" office:value="1.28856539493951" calcext:value-type="float">
            <text:p>1.28856539493951</text:p>
          </table:table-cell>
        </table:table-row>
        <table:table-row table:style-name="ro1">
          <table:table-cell office:value-type="string" calcext:value-type="string">
            <text:p>407-684</text:p>
          </table:table-cell>
          <table:table-cell table:number-columns-repeated="3" office:value-type="float" office:value="0.0106715423757672" calcext:value-type="float">
            <text:p>0.0106715423757672</text:p>
          </table:table-cell>
          <table:table-cell office:value-type="float" office:value="0.0201427936553955" calcext:value-type="float">
            <text:p>0.0201427936553955</text:p>
          </table:table-cell>
          <table:table-cell office:value-type="float" office:value="0.0194282531738281" calcext:value-type="float">
            <text:p>0.0194282531738281</text:p>
          </table:table-cell>
          <table:table-cell office:value-type="float" office:value="0.0304241180419922" calcext:value-type="float">
            <text:p>0.0304241180419922</text:p>
          </table:table-cell>
          <table:table-cell/>
          <table:table-cell table:formula="of:=IF([.D5]&gt;0;1;0)" office:value-type="float" office:value="1" calcext:value-type="float">
            <text:p>1</text:p>
          </table:table-cell>
          <table:table-cell table:style-name="ce2" table:formula="of:=IF([.D5]&gt;0;[.D5]-[.B5];&quot;&quot;)" office:value-type="float" office:value="0" calcext:value-type="float">
            <text:p>0</text:p>
          </table:table-cell>
          <table:table-cell table:style-name="ce2" table:formula="of:=IF([.J5]=&quot;&quot;;&quot;&quot;;[.J5]/[.B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6-469</text:p>
          </table:table-cell>
          <table:table-cell table:number-columns-repeated="3" office:value-type="float" office:value="0.0169618285095886" calcext:value-type="float">
            <text:p>0.0169618285095886</text:p>
          </table:table-cell>
          <table:table-cell office:value-type="float" office:value="0.0333235263824463" calcext:value-type="float">
            <text:p>0.0333235263824463</text:p>
          </table:table-cell>
          <table:table-cell office:value-type="float" office:value="0.0977368354797363" calcext:value-type="float">
            <text:p>0.0977368354797363</text:p>
          </table:table-cell>
          <table:table-cell office:value-type="float" office:value="0.0319206714630127" calcext:value-type="float">
            <text:p>0.0319206714630127</text:p>
          </table:table-cell>
          <table:table-cell/>
          <table:table-cell table:formula="of:=IF([.D6]&gt;0;1;0)" office:value-type="float" office:value="1" calcext:value-type="float">
            <text:p>1</text:p>
          </table:table-cell>
          <table:table-cell table:formula="of:=IF([.D6]&gt;0;[.D6]-[.B6];&quot;&quot;)" office:value-type="float" office:value="0" calcext:value-type="float">
            <text:p>0</text:p>
          </table:table-cell>
          <table:table-cell table:formula="of:=IF([.J6]=&quot;&quot;;&quot;&quot;;[.J6]/[.B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53-77</text:p>
          </table:table-cell>
          <table:table-cell table:number-columns-repeated="3" office:value-type="float" office:value="0.0154987326401965" calcext:value-type="float">
            <text:p>0.0154987326401965</text:p>
          </table:table-cell>
          <table:table-cell office:value-type="float" office:value="0.0122799873352051" calcext:value-type="float">
            <text:p>0.0122799873352051</text:p>
          </table:table-cell>
          <table:table-cell office:value-type="float" office:value="0.0831973552703857" calcext:value-type="float">
            <text:p>0.0831973552703857</text:p>
          </table:table-cell>
          <table:table-cell office:value-type="float" office:value="0.017747163772583" calcext:value-type="float">
            <text:p>0.017747163772583</text:p>
          </table:table-cell>
          <table:table-cell/>
          <table:table-cell table:formula="of:=IF([.D7]&gt;0;1;0)" office:value-type="float" office:value="1" calcext:value-type="float">
            <text:p>1</text:p>
          </table:table-cell>
          <table:table-cell table:style-name="ce2" table:formula="of:=IF([.D7]&gt;0;[.D7]-[.B7];&quot;&quot;)" office:value-type="float" office:value="0" calcext:value-type="float">
            <text:p>0</text:p>
          </table:table-cell>
          <table:table-cell table:style-name="ce2" table:formula="of:=IF([.J7]=&quot;&quot;;&quot;&quot;;[.J7]/[.B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0-454</text:p>
          </table:table-cell>
          <table:table-cell table:number-columns-repeated="3" office:value-type="float" office:value="0.011422812466491" calcext:value-type="float">
            <text:p>0.011422812466491</text:p>
          </table:table-cell>
          <table:table-cell office:value-type="float" office:value="0.00627732276916504" calcext:value-type="float">
            <text:p>0.00627732276916504</text:p>
          </table:table-cell>
          <table:table-cell office:value-type="float" office:value="0.0169351100921631" calcext:value-type="float">
            <text:p>0.0169351100921631</text:p>
          </table:table-cell>
          <table:table-cell office:value-type="float" office:value="0.0114479064941406" calcext:value-type="float">
            <text:p>0.0114479064941406</text:p>
          </table:table-cell>
          <table:table-cell/>
          <table:table-cell table:formula="of:=IF([.D8]&gt;0;1;0)" office:value-type="float" office:value="1" calcext:value-type="float">
            <text:p>1</text:p>
          </table:table-cell>
          <table:table-cell table:formula="of:=IF([.D8]&gt;0;[.D8]-[.B8];&quot;&quot;)" office:value-type="float" office:value="0" calcext:value-type="float">
            <text:p>0</text:p>
          </table:table-cell>
          <table:table-cell table:formula="of:=IF([.J8]=&quot;&quot;;&quot;&quot;;[.J8]/[.B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6-332</text:p>
          </table:table-cell>
          <table:table-cell table:number-columns-repeated="3" office:value-type="float" office:value="0.00941816538481" calcext:value-type="float">
            <text:p>0.00941816538481</text:p>
          </table:table-cell>
          <table:table-cell office:value-type="float" office:value="0.0205502510070801" calcext:value-type="float">
            <text:p>0.0205502510070801</text:p>
          </table:table-cell>
          <table:table-cell office:value-type="float" office:value="0.0115461349487305" calcext:value-type="float">
            <text:p>0.0115461349487305</text:p>
          </table:table-cell>
          <table:table-cell office:value-type="float" office:value="0.0222172737121582" calcext:value-type="float">
            <text:p>0.0222172737121582</text:p>
          </table:table-cell>
          <table:table-cell/>
          <table:table-cell table:formula="of:=IF([.D9]&gt;0;1;0)" office:value-type="float" office:value="1" calcext:value-type="float">
            <text:p>1</text:p>
          </table:table-cell>
          <table:table-cell table:style-name="ce2" table:formula="of:=IF([.D9]&gt;0;[.D9]-[.B9];&quot;&quot;)" office:value-type="float" office:value="0" calcext:value-type="float">
            <text:p>0</text:p>
          </table:table-cell>
          <table:table-cell table:style-name="ce2" table:formula="of:=IF([.J9]=&quot;&quot;;&quot;&quot;;[.J9]/[.B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7-272</text:p>
          </table:table-cell>
          <table:table-cell table:number-columns-repeated="3" office:value-type="float" office:value="0.0164449861603757" calcext:value-type="float">
            <text:p>0.0164449861603757</text:p>
          </table:table-cell>
          <table:table-cell office:value-type="float" office:value="0.0235624313354492" calcext:value-type="float">
            <text:p>0.0235624313354492</text:p>
          </table:table-cell>
          <table:table-cell office:value-type="float" office:value="0.118962049484253" calcext:value-type="float">
            <text:p>0.118962049484253</text:p>
          </table:table-cell>
          <table:table-cell office:value-type="float" office:value="0.0244221687316895" calcext:value-type="float">
            <text:p>0.0244221687316895</text:p>
          </table:table-cell>
          <table:table-cell/>
          <table:table-cell table:formula="of:=IF([.D10]&gt;0;1;0)" office:value-type="float" office:value="1" calcext:value-type="float">
            <text:p>1</text:p>
          </table:table-cell>
          <table:table-cell table:style-name="ce2" table:formula="of:=IF([.D10]&gt;0;[.D10]-[.B10];&quot;&quot;)" office:value-type="float" office:value="0" calcext:value-type="float">
            <text:p>0</text:p>
          </table:table-cell>
          <table:table-cell table:style-name="ce2" table:formula="of:=IF([.J10]=&quot;&quot;;&quot;&quot;;[.J10]/[.B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3-928</text:p>
          </table:table-cell>
          <table:table-cell table:number-columns-repeated="3" office:value-type="float" office:value="0.0123971129228612" calcext:value-type="float">
            <text:p>0.0123971129228612</text:p>
          </table:table-cell>
          <table:table-cell office:value-type="float" office:value="0.0137629508972168" calcext:value-type="float">
            <text:p>0.0137629508972168</text:p>
          </table:table-cell>
          <table:table-cell office:value-type="float" office:value="0.0357265472412109" calcext:value-type="float">
            <text:p>0.0357265472412109</text:p>
          </table:table-cell>
          <table:table-cell office:value-type="float" office:value="0.0221824645996094" calcext:value-type="float">
            <text:p>0.0221824645996094</text:p>
          </table:table-cell>
          <table:table-cell/>
          <table:table-cell table:formula="of:=IF([.D11]&gt;0;1;0)" office:value-type="float" office:value="1" calcext:value-type="float">
            <text:p>1</text:p>
          </table:table-cell>
          <table:table-cell table:style-name="ce2" table:formula="of:=IF([.D11]&gt;0;[.D11]-[.B11];&quot;&quot;)" office:value-type="float" office:value="0" calcext:value-type="float">
            <text:p>0</text:p>
          </table:table-cell>
          <table:table-cell table:style-name="ce2" table:formula="of:=IF([.J11]=&quot;&quot;;&quot;&quot;;[.J11]/[.B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96-156</text:p>
          </table:table-cell>
          <table:table-cell table:number-columns-repeated="3" office:value-type="float" office:value="0.0176421492452127" calcext:value-type="float">
            <text:p>0.0176421492452127</text:p>
          </table:table-cell>
          <table:table-cell office:value-type="float" office:value="0.0239474773406982" calcext:value-type="float">
            <text:p>0.0239474773406982</text:p>
          </table:table-cell>
          <table:table-cell office:value-type="float" office:value="0.106314897537231" calcext:value-type="float">
            <text:p>0.106314897537231</text:p>
          </table:table-cell>
          <table:table-cell office:value-type="float" office:value="0.023874044418335" calcext:value-type="float">
            <text:p>0.023874044418335</text:p>
          </table:table-cell>
          <table:table-cell/>
          <table:table-cell table:formula="of:=IF([.D12]&gt;0;1;0)" office:value-type="float" office:value="1" calcext:value-type="float">
            <text:p>1</text:p>
          </table:table-cell>
          <table:table-cell table:formula="of:=IF([.D12]&gt;0;[.D12]-[.B12];&quot;&quot;)" office:value-type="float" office:value="0" calcext:value-type="float">
            <text:p>0</text:p>
          </table:table-cell>
          <table:table-cell table:formula="of:=IF([.J12]=&quot;&quot;;&quot;&quot;;[.J12]/[.B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1-274</text:p>
          </table:table-cell>
          <table:table-cell table:number-columns-repeated="3" office:value-type="float" office:value="0.0130540426387457" calcext:value-type="float">
            <text:p>0.0130540426387457</text:p>
          </table:table-cell>
          <table:table-cell office:value-type="float" office:value="0.0210928916931152" calcext:value-type="float">
            <text:p>0.0210928916931152</text:p>
          </table:table-cell>
          <table:table-cell office:value-type="float" office:value="0.0651230812072754" calcext:value-type="float">
            <text:p>0.0651230812072754</text:p>
          </table:table-cell>
          <table:table-cell office:value-type="float" office:value="0.0254175662994385" calcext:value-type="float">
            <text:p>0.0254175662994385</text:p>
          </table:table-cell>
          <table:table-cell/>
          <table:table-cell table:formula="of:=IF([.D13]&gt;0;1;0)" office:value-type="float" office:value="1" calcext:value-type="float">
            <text:p>1</text:p>
          </table:table-cell>
          <table:table-cell table:style-name="ce2" table:formula="of:=IF([.D13]&gt;0;[.D13]-[.B13];&quot;&quot;)" office:value-type="float" office:value="0" calcext:value-type="float">
            <text:p>0</text:p>
          </table:table-cell>
          <table:table-cell table:style-name="ce2" table:formula="of:=IF([.J13]=&quot;&quot;;&quot;&quot;;[.J13]/[.B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1-303</text:p>
          </table:table-cell>
          <table:table-cell table:number-columns-repeated="3" office:value-type="float" office:value="0.00992394187217482" calcext:value-type="float">
            <text:p>0.00992394187217482</text:p>
          </table:table-cell>
          <table:table-cell office:value-type="float" office:value="0.0123019218444824" calcext:value-type="float">
            <text:p>0.0123019218444824</text:p>
          </table:table-cell>
          <table:table-cell office:value-type="float" office:value="0.0257678031921387" calcext:value-type="float">
            <text:p>0.0257678031921387</text:p>
          </table:table-cell>
          <table:table-cell office:value-type="float" office:value="0.0158190727233887" calcext:value-type="float">
            <text:p>0.0158190727233887</text:p>
          </table:table-cell>
          <table:table-cell/>
          <table:table-cell table:formula="of:=IF([.D14]&gt;0;1;0)" office:value-type="float" office:value="1" calcext:value-type="float">
            <text:p>1</text:p>
          </table:table-cell>
          <table:table-cell table:style-name="ce2" table:formula="of:=IF([.D14]&gt;0;[.D14]-[.B14];&quot;&quot;)" office:value-type="float" office:value="0" calcext:value-type="float">
            <text:p>0</text:p>
          </table:table-cell>
          <table:table-cell table:style-name="ce2" table:formula="of:=IF([.J14]=&quot;&quot;;&quot;&quot;;[.J14]/[.B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875</text:p>
          </table:table-cell>
          <table:table-cell table:number-columns-repeated="3" office:value-type="float" office:value="0.00910118645863456" calcext:value-type="float">
            <text:p>0.00910118645863456</text:p>
          </table:table-cell>
          <table:table-cell office:value-type="float" office:value="0.00955414772033691" calcext:value-type="float">
            <text:p>0.00955414772033691</text:p>
          </table:table-cell>
          <table:table-cell office:value-type="float" office:value="0.00556135177612305" calcext:value-type="float">
            <text:p>0.00556135177612305</text:p>
          </table:table-cell>
          <table:table-cell office:value-type="float" office:value="0.0097041130065918" calcext:value-type="float">
            <text:p>0.0097041130065918</text:p>
          </table:table-cell>
          <table:table-cell/>
          <table:table-cell table:formula="of:=IF([.D15]&gt;0;1;0)" office:value-type="float" office:value="1" calcext:value-type="float">
            <text:p>1</text:p>
          </table:table-cell>
          <table:table-cell table:formula="of:=IF([.D15]&gt;0;[.D15]-[.B15];&quot;&quot;)" office:value-type="float" office:value="0" calcext:value-type="float">
            <text:p>0</text:p>
          </table:table-cell>
          <table:table-cell table:formula="of:=IF([.J15]=&quot;&quot;;&quot;&quot;;[.J15]/[.B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56-83</text:p>
          </table:table-cell>
          <table:table-cell table:number-columns-repeated="3" office:value-type="float" office:value="0.0161773142007597" calcext:value-type="float">
            <text:p>0.0161773142007597</text:p>
          </table:table-cell>
          <table:table-cell office:value-type="float" office:value="0.0195457935333252" calcext:value-type="float">
            <text:p>0.0195457935333252</text:p>
          </table:table-cell>
          <table:table-cell office:value-type="float" office:value="0.0734844207763672" calcext:value-type="float">
            <text:p>0.0734844207763672</text:p>
          </table:table-cell>
          <table:table-cell office:value-type="float" office:value="0.0245685577392578" calcext:value-type="float">
            <text:p>0.0245685577392578</text:p>
          </table:table-cell>
          <table:table-cell/>
          <table:table-cell table:formula="of:=IF([.D16]&gt;0;1;0)" office:value-type="float" office:value="1" calcext:value-type="float">
            <text:p>1</text:p>
          </table:table-cell>
          <table:table-cell table:formula="of:=IF([.D16]&gt;0;[.D16]-[.B16];&quot;&quot;)" office:value-type="float" office:value="0" calcext:value-type="float">
            <text:p>0</text:p>
          </table:table-cell>
          <table:table-cell table:formula="of:=IF([.J16]=&quot;&quot;;&quot;&quot;;[.J16]/[.B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8-412</text:p>
          </table:table-cell>
          <table:table-cell table:number-columns-repeated="3" office:value-type="float" office:value="0.0118418042514782" calcext:value-type="float">
            <text:p>0.0118418042514782</text:p>
          </table:table-cell>
          <table:table-cell office:value-type="float" office:value="0.0181210041046143" calcext:value-type="float">
            <text:p>0.0181210041046143</text:p>
          </table:table-cell>
          <table:table-cell office:value-type="float" office:value="0.0519399642944336" calcext:value-type="float">
            <text:p>0.0519399642944336</text:p>
          </table:table-cell>
          <table:table-cell office:value-type="float" office:value="0.0202443599700928" calcext:value-type="float">
            <text:p>0.0202443599700928</text:p>
          </table:table-cell>
          <table:table-cell/>
          <table:table-cell table:formula="of:=IF([.D17]&gt;0;1;0)" office:value-type="float" office:value="1" calcext:value-type="float">
            <text:p>1</text:p>
          </table:table-cell>
          <table:table-cell table:style-name="ce2" table:formula="of:=IF([.D17]&gt;0;[.D17]-[.B17];&quot;&quot;)" office:value-type="float" office:value="0" calcext:value-type="float">
            <text:p>0</text:p>
          </table:table-cell>
          <table:table-cell table:style-name="ce2" table:formula="of:=IF([.J17]=&quot;&quot;;&quot;&quot;;[.J17]/[.B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2-95</text:p>
          </table:table-cell>
          <table:table-cell table:number-columns-repeated="3" office:value-type="float" office:value="0.0143090712929771" calcext:value-type="float">
            <text:p>0.0143090712929771</text:p>
          </table:table-cell>
          <table:table-cell office:value-type="float" office:value="0.0125768184661865" calcext:value-type="float">
            <text:p>0.0125768184661865</text:p>
          </table:table-cell>
          <table:table-cell office:value-type="float" office:value="0.0196259021759033" calcext:value-type="float">
            <text:p>0.0196259021759033</text:p>
          </table:table-cell>
          <table:table-cell office:value-type="float" office:value="0.0191202163696289" calcext:value-type="float">
            <text:p>0.0191202163696289</text:p>
          </table:table-cell>
          <table:table-cell/>
          <table:table-cell table:formula="of:=IF([.D18]&gt;0;1;0)" office:value-type="float" office:value="1" calcext:value-type="float">
            <text:p>1</text:p>
          </table:table-cell>
          <table:table-cell table:formula="of:=IF([.D18]&gt;0;[.D18]-[.B18];&quot;&quot;)" office:value-type="float" office:value="0" calcext:value-type="float">
            <text:p>0</text:p>
          </table:table-cell>
          <table:table-cell table:formula="of:=IF([.J18]=&quot;&quot;;&quot;&quot;;[.J18]/[.B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1-69</text:p>
          </table:table-cell>
          <table:table-cell table:number-columns-repeated="3" office:value-type="float" office:value="0.0171278757860572" calcext:value-type="float">
            <text:p>0.0171278757860572</text:p>
          </table:table-cell>
          <table:table-cell office:value-type="float" office:value="0.019477367401123" calcext:value-type="float">
            <text:p>0.019477367401123</text:p>
          </table:table-cell>
          <table:table-cell office:value-type="float" office:value="0.108290672302246" calcext:value-type="float">
            <text:p>0.108290672302246</text:p>
          </table:table-cell>
          <table:table-cell office:value-type="float" office:value="0.0256097316741943" calcext:value-type="float">
            <text:p>0.0256097316741943</text:p>
          </table:table-cell>
          <table:table-cell/>
          <table:table-cell table:formula="of:=IF([.D19]&gt;0;1;0)" office:value-type="float" office:value="1" calcext:value-type="float">
            <text:p>1</text:p>
          </table:table-cell>
          <table:table-cell table:formula="of:=IF([.D19]&gt;0;[.D19]-[.B19];&quot;&quot;)" office:value-type="float" office:value="0" calcext:value-type="float">
            <text:p>0</text:p>
          </table:table-cell>
          <table:table-cell table:formula="of:=IF([.J19]=&quot;&quot;;&quot;&quot;;[.J19]/[.B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4-228</text:p>
          </table:table-cell>
          <table:table-cell table:number-columns-repeated="3" office:value-type="float" office:value="0.0146868346168669" calcext:value-type="float">
            <text:p>0.0146868346168669</text:p>
          </table:table-cell>
          <table:table-cell office:value-type="float" office:value="0.0203304290771484" calcext:value-type="float">
            <text:p>0.0203304290771484</text:p>
          </table:table-cell>
          <table:table-cell office:value-type="float" office:value="0.101119041442871" calcext:value-type="float">
            <text:p>0.101119041442871</text:p>
          </table:table-cell>
          <table:table-cell office:value-type="float" office:value="0.0185830593109131" calcext:value-type="float">
            <text:p>0.0185830593109131</text:p>
          </table:table-cell>
          <table:table-cell/>
          <table:table-cell table:formula="of:=IF([.D20]&gt;0;1;0)" office:value-type="float" office:value="1" calcext:value-type="float">
            <text:p>1</text:p>
          </table:table-cell>
          <table:table-cell table:style-name="ce2" table:formula="of:=IF([.D20]&gt;0;[.D20]-[.B20];&quot;&quot;)" office:value-type="float" office:value="0" calcext:value-type="float">
            <text:p>0</text:p>
          </table:table-cell>
          <table:table-cell table:style-name="ce2" table:formula="of:=IF([.J20]=&quot;&quot;;&quot;&quot;;[.J20]/[.B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89-901</text:p>
          </table:table-cell>
          <table:table-cell table:number-columns-repeated="3" office:value-type="float" office:value="0.00646710968872211" calcext:value-type="float">
            <text:p>0.00646710968872211</text:p>
          </table:table-cell>
          <table:table-cell office:value-type="float" office:value="0.00805568695068359" calcext:value-type="float">
            <text:p>0.00805568695068359</text:p>
          </table:table-cell>
          <table:table-cell office:value-type="float" office:value="0.018484354019165" calcext:value-type="float">
            <text:p>0.018484354019165</text:p>
          </table:table-cell>
          <table:table-cell office:value-type="float" office:value="0.00798678398132324" calcext:value-type="float">
            <text:p>0.00798678398132324</text:p>
          </table:table-cell>
          <table:table-cell/>
          <table:table-cell table:formula="of:=IF([.D21]&gt;0;1;0)" office:value-type="float" office:value="1" calcext:value-type="float">
            <text:p>1</text:p>
          </table:table-cell>
          <table:table-cell table:style-name="ce2" table:formula="of:=IF([.D21]&gt;0;[.D21]-[.B21];&quot;&quot;)" office:value-type="float" office:value="0" calcext:value-type="float">
            <text:p>0</text:p>
          </table:table-cell>
          <table:table-cell table:style-name="ce2" table:formula="of:=IF([.J21]=&quot;&quot;;&quot;&quot;;[.J21]/[.B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2-532</text:p>
          </table:table-cell>
          <table:table-cell table:number-columns-repeated="3" office:value-type="float" office:value="0.0241504588102549" calcext:value-type="float">
            <text:p>0.0241504588102549</text:p>
          </table:table-cell>
          <table:table-cell office:value-type="float" office:value="0.0156939029693604" calcext:value-type="float">
            <text:p>0.0156939029693604</text:p>
          </table:table-cell>
          <table:table-cell office:value-type="float" office:value="0.143641471862793" calcext:value-type="float">
            <text:p>0.143641471862793</text:p>
          </table:table-cell>
          <table:table-cell office:value-type="float" office:value="0.0175597667694092" calcext:value-type="float">
            <text:p>0.0175597667694092</text:p>
          </table:table-cell>
          <table:table-cell/>
          <table:table-cell table:formula="of:=IF([.D22]&gt;0;1;0)" office:value-type="float" office:value="1" calcext:value-type="float">
            <text:p>1</text:p>
          </table:table-cell>
          <table:table-cell table:formula="of:=IF([.D22]&gt;0;[.D22]-[.B22];&quot;&quot;)" office:value-type="float" office:value="0" calcext:value-type="float">
            <text:p>0</text:p>
          </table:table-cell>
          <table:table-cell table:formula="of:=IF([.J22]=&quot;&quot;;&quot;&quot;;[.J22]/[.B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8-904</text:p>
          </table:table-cell>
          <table:table-cell table:number-columns-repeated="3" office:value-type="float" office:value="0.0107263864520346" calcext:value-type="float">
            <text:p>0.0107263864520346</text:p>
          </table:table-cell>
          <table:table-cell office:value-type="float" office:value="0.0129659175872803" calcext:value-type="float">
            <text:p>0.0129659175872803</text:p>
          </table:table-cell>
          <table:table-cell office:value-type="float" office:value="0.0841002464294434" calcext:value-type="float">
            <text:p>0.0841002464294434</text:p>
          </table:table-cell>
          <table:table-cell office:value-type="float" office:value="0.0130817890167236" calcext:value-type="float">
            <text:p>0.0130817890167236</text:p>
          </table:table-cell>
          <table:table-cell/>
          <table:table-cell table:formula="of:=IF([.D23]&gt;0;1;0)" office:value-type="float" office:value="1" calcext:value-type="float">
            <text:p>1</text:p>
          </table:table-cell>
          <table:table-cell table:style-name="ce2" table:formula="of:=IF([.D23]&gt;0;[.D23]-[.B23];&quot;&quot;)" office:value-type="float" office:value="0" calcext:value-type="float">
            <text:p>0</text:p>
          </table:table-cell>
          <table:table-cell table:style-name="ce2" table:formula="of:=IF([.J23]=&quot;&quot;;&quot;&quot;;[.J23]/[.B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7-250</text:p>
          </table:table-cell>
          <table:table-cell table:number-columns-repeated="3" office:value-type="float" office:value="0.0108323978086182" calcext:value-type="float">
            <text:p>0.0108323978086182</text:p>
          </table:table-cell>
          <table:table-cell office:value-type="float" office:value="0.0225298404693604" calcext:value-type="float">
            <text:p>0.0225298404693604</text:p>
          </table:table-cell>
          <table:table-cell office:value-type="float" office:value="0.064784049987793" calcext:value-type="float">
            <text:p>0.064784049987793</text:p>
          </table:table-cell>
          <table:table-cell office:value-type="float" office:value="0.0212652683258057" calcext:value-type="float">
            <text:p>0.0212652683258057</text:p>
          </table:table-cell>
          <table:table-cell/>
          <table:table-cell table:formula="of:=IF([.D24]&gt;0;1;0)" office:value-type="float" office:value="1" calcext:value-type="float">
            <text:p>1</text:p>
          </table:table-cell>
          <table:table-cell table:formula="of:=IF([.D24]&gt;0;[.D24]-[.B24];&quot;&quot;)" office:value-type="float" office:value="0" calcext:value-type="float">
            <text:p>0</text:p>
          </table:table-cell>
          <table:table-cell table:formula="of:=IF([.J24]=&quot;&quot;;&quot;&quot;;[.J24]/[.B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1-209</text:p>
          </table:table-cell>
          <table:table-cell table:number-columns-repeated="3" office:value-type="float" office:value="0.0148383645547434" calcext:value-type="float">
            <text:p>0.0148383645547434</text:p>
          </table:table-cell>
          <table:table-cell office:value-type="float" office:value="0.0187859535217285" calcext:value-type="float">
            <text:p>0.0187859535217285</text:p>
          </table:table-cell>
          <table:table-cell office:value-type="float" office:value="0.0922822952270508" calcext:value-type="float">
            <text:p>0.0922822952270508</text:p>
          </table:table-cell>
          <table:table-cell office:value-type="float" office:value="0.0230588912963867" calcext:value-type="float">
            <text:p>0.0230588912963867</text:p>
          </table:table-cell>
          <table:table-cell/>
          <table:table-cell table:formula="of:=IF([.D25]&gt;0;1;0)" office:value-type="float" office:value="1" calcext:value-type="float">
            <text:p>1</text:p>
          </table:table-cell>
          <table:table-cell table:style-name="ce2" table:formula="of:=IF([.D25]&gt;0;[.D25]-[.B25];&quot;&quot;)" office:value-type="float" office:value="0" calcext:value-type="float">
            <text:p>0</text:p>
          </table:table-cell>
          <table:table-cell table:style-name="ce2" table:formula="of:=IF([.J25]=&quot;&quot;;&quot;&quot;;[.J25]/[.B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-491</text:p>
          </table:table-cell>
          <table:table-cell table:number-columns-repeated="3" office:value-type="float" office:value="0.0178360695817561" calcext:value-type="float">
            <text:p>0.0178360695817561</text:p>
          </table:table-cell>
          <table:table-cell office:value-type="float" office:value="0.0296359062194824" calcext:value-type="float">
            <text:p>0.0296359062194824</text:p>
          </table:table-cell>
          <table:table-cell office:value-type="float" office:value="0.119889259338379" calcext:value-type="float">
            <text:p>0.119889259338379</text:p>
          </table:table-cell>
          <table:table-cell office:value-type="float" office:value="0.0328452587127686" calcext:value-type="float">
            <text:p>0.0328452587127686</text:p>
          </table:table-cell>
          <table:table-cell/>
          <table:table-cell table:formula="of:=IF([.D26]&gt;0;1;0)" office:value-type="float" office:value="1" calcext:value-type="float">
            <text:p>1</text:p>
          </table:table-cell>
          <table:table-cell table:style-name="ce2" table:formula="of:=IF([.D26]&gt;0;[.D26]-[.B26];&quot;&quot;)" office:value-type="float" office:value="0" calcext:value-type="float">
            <text:p>0</text:p>
          </table:table-cell>
          <table:table-cell table:style-name="ce2" table:formula="of:=IF([.J26]=&quot;&quot;;&quot;&quot;;[.J26]/[.B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1-539</text:p>
          </table:table-cell>
          <table:table-cell table:number-columns-repeated="3" office:value-type="float" office:value="0.0116146960756565" calcext:value-type="float">
            <text:p>0.0116146960756565</text:p>
          </table:table-cell>
          <table:table-cell office:value-type="float" office:value="0.00690650939941406" calcext:value-type="float">
            <text:p>0.00690650939941406</text:p>
          </table:table-cell>
          <table:table-cell office:value-type="float" office:value="0.0080718994140625" calcext:value-type="float">
            <text:p>0.0080718994140625</text:p>
          </table:table-cell>
          <table:table-cell office:value-type="float" office:value="0.00932049751281738" calcext:value-type="float">
            <text:p>0.00932049751281738</text:p>
          </table:table-cell>
          <table:table-cell/>
          <table:table-cell table:formula="of:=IF([.D27]&gt;0;1;0)" office:value-type="float" office:value="1" calcext:value-type="float">
            <text:p>1</text:p>
          </table:table-cell>
          <table:table-cell table:formula="of:=IF([.D27]&gt;0;[.D27]-[.B27];&quot;&quot;)" office:value-type="float" office:value="0" calcext:value-type="float">
            <text:p>0</text:p>
          </table:table-cell>
          <table:table-cell table:formula="of:=IF([.J27]=&quot;&quot;;&quot;&quot;;[.J27]/[.B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7-216</text:p>
          </table:table-cell>
          <table:table-cell table:number-columns-repeated="3" office:value-type="float" office:value="0.0126525219588619" calcext:value-type="float">
            <text:p>0.0126525219588619</text:p>
          </table:table-cell>
          <table:table-cell office:value-type="float" office:value="0.0164833068847656" calcext:value-type="float">
            <text:p>0.0164833068847656</text:p>
          </table:table-cell>
          <table:table-cell office:value-type="float" office:value="0.0488212108612061" calcext:value-type="float">
            <text:p>0.0488212108612061</text:p>
          </table:table-cell>
          <table:table-cell office:value-type="float" office:value="0.0179104804992676" calcext:value-type="float">
            <text:p>0.0179104804992676</text:p>
          </table:table-cell>
          <table:table-cell/>
          <table:table-cell table:formula="of:=IF([.D28]&gt;0;1;0)" office:value-type="float" office:value="1" calcext:value-type="float">
            <text:p>1</text:p>
          </table:table-cell>
          <table:table-cell table:style-name="ce2" table:formula="of:=IF([.D28]&gt;0;[.D28]-[.B28];&quot;&quot;)" office:value-type="float" office:value="0" calcext:value-type="float">
            <text:p>0</text:p>
          </table:table-cell>
          <table:table-cell table:style-name="ce2" table:formula="of:=IF([.J28]=&quot;&quot;;&quot;&quot;;[.J28]/[.B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8-7</text:p>
          </table:table-cell>
          <table:table-cell table:number-columns-repeated="3" office:value-type="float" office:value="0.0171974810477412" calcext:value-type="float">
            <text:p>0.0171974810477412</text:p>
          </table:table-cell>
          <table:table-cell office:value-type="float" office:value="0.025916576385498" calcext:value-type="float">
            <text:p>0.025916576385498</text:p>
          </table:table-cell>
          <table:table-cell office:value-type="float" office:value="0.0587172508239746" calcext:value-type="float">
            <text:p>0.0587172508239746</text:p>
          </table:table-cell>
          <table:table-cell office:value-type="float" office:value="0.0306339263916016" calcext:value-type="float">
            <text:p>0.0306339263916016</text:p>
          </table:table-cell>
          <table:table-cell/>
          <table:table-cell table:formula="of:=IF([.D29]&gt;0;1;0)" office:value-type="float" office:value="1" calcext:value-type="float">
            <text:p>1</text:p>
          </table:table-cell>
          <table:table-cell table:style-name="ce2" table:formula="of:=IF([.D29]&gt;0;[.D29]-[.B29];&quot;&quot;)" office:value-type="float" office:value="0" calcext:value-type="float">
            <text:p>0</text:p>
          </table:table-cell>
          <table:table-cell table:style-name="ce2" table:formula="of:=IF([.J29]=&quot;&quot;;&quot;&quot;;[.J29]/[.B2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3-380</text:p>
          </table:table-cell>
          <table:table-cell table:number-columns-repeated="3" office:value-type="float" office:value="0.0117384880980285" calcext:value-type="float">
            <text:p>0.0117384880980285</text:p>
          </table:table-cell>
          <table:table-cell office:value-type="float" office:value="0.00554752349853516" calcext:value-type="float">
            <text:p>0.00554752349853516</text:p>
          </table:table-cell>
          <table:table-cell office:value-type="float" office:value="0.0122878551483154" calcext:value-type="float">
            <text:p>0.0122878551483154</text:p>
          </table:table-cell>
          <table:table-cell office:value-type="float" office:value="0.00879311561584473" calcext:value-type="float">
            <text:p>0.00879311561584473</text:p>
          </table:table-cell>
          <table:table-cell/>
          <table:table-cell table:formula="of:=IF([.D30]&gt;0;1;0)" office:value-type="float" office:value="1" calcext:value-type="float">
            <text:p>1</text:p>
          </table:table-cell>
          <table:table-cell table:formula="of:=IF([.D30]&gt;0;[.D30]-[.B30];&quot;&quot;)" office:value-type="float" office:value="0" calcext:value-type="float">
            <text:p>0</text:p>
          </table:table-cell>
          <table:table-cell table:formula="of:=IF([.J30]=&quot;&quot;;&quot;&quot;;[.J30]/[.B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5-826</text:p>
          </table:table-cell>
          <table:table-cell table:number-columns-repeated="3" office:value-type="float" office:value="0.0202857559954731" calcext:value-type="float">
            <text:p>0.0202857559954731</text:p>
          </table:table-cell>
          <table:table-cell office:value-type="float" office:value="0.0138871669769287" calcext:value-type="float">
            <text:p>0.0138871669769287</text:p>
          </table:table-cell>
          <table:table-cell office:value-type="float" office:value="0.0550642013549805" calcext:value-type="float">
            <text:p>0.0550642013549805</text:p>
          </table:table-cell>
          <table:table-cell office:value-type="float" office:value="0.00535011291503906" calcext:value-type="float">
            <text:p>0.00535011291503906</text:p>
          </table:table-cell>
          <table:table-cell/>
          <table:table-cell table:formula="of:=IF([.D31]&gt;0;1;0)" office:value-type="float" office:value="1" calcext:value-type="float">
            <text:p>1</text:p>
          </table:table-cell>
          <table:table-cell table:style-name="ce2" table:formula="of:=IF([.D31]&gt;0;[.D31]-[.B31];&quot;&quot;)" office:value-type="float" office:value="0" calcext:value-type="float">
            <text:p>0</text:p>
          </table:table-cell>
          <table:table-cell table:style-name="ce2" table:formula="of:=IF([.J31]=&quot;&quot;;&quot;&quot;;[.J31]/[.B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9-854</text:p>
          </table:table-cell>
          <table:table-cell table:number-columns-repeated="3" office:value-type="float" office:value="0.0158535178377558" calcext:value-type="float">
            <text:p>0.0158535178377558</text:p>
          </table:table-cell>
          <table:table-cell office:value-type="float" office:value="0.012244701385498" calcext:value-type="float">
            <text:p>0.012244701385498</text:p>
          </table:table-cell>
          <table:table-cell office:value-type="float" office:value="0.0533721446990967" calcext:value-type="float">
            <text:p>0.0533721446990967</text:p>
          </table:table-cell>
          <table:table-cell office:value-type="float" office:value="0.0140666961669922" calcext:value-type="float">
            <text:p>0.0140666961669922</text:p>
          </table:table-cell>
          <table:table-cell/>
          <table:table-cell table:formula="of:=IF([.D32]&gt;0;1;0)" office:value-type="float" office:value="1" calcext:value-type="float">
            <text:p>1</text:p>
          </table:table-cell>
          <table:table-cell table:style-name="ce2" table:formula="of:=IF([.D32]&gt;0;[.D32]-[.B32];&quot;&quot;)" office:value-type="float" office:value="0" calcext:value-type="float">
            <text:p>0</text:p>
          </table:table-cell>
          <table:table-cell table:style-name="ce2" table:formula="of:=IF([.J32]=&quot;&quot;;&quot;&quot;;[.J32]/[.B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2-868</text:p>
          </table:table-cell>
          <table:table-cell table:number-columns-repeated="3" office:value-type="float" office:value="0.0136398631573365" calcext:value-type="float">
            <text:p>0.0136398631573365</text:p>
          </table:table-cell>
          <table:table-cell office:value-type="float" office:value="0.0295958518981934" calcext:value-type="float">
            <text:p>0.0295958518981934</text:p>
          </table:table-cell>
          <table:table-cell office:value-type="float" office:value="0.0733647346496582" calcext:value-type="float">
            <text:p>0.0733647346496582</text:p>
          </table:table-cell>
          <table:table-cell office:value-type="float" office:value="0.0298628807067871" calcext:value-type="float">
            <text:p>0.0298628807067871</text:p>
          </table:table-cell>
          <table:table-cell/>
          <table:table-cell table:formula="of:=IF([.D33]&gt;0;1;0)" office:value-type="float" office:value="1" calcext:value-type="float">
            <text:p>1</text:p>
          </table:table-cell>
          <table:table-cell table:formula="of:=IF([.D33]&gt;0;[.D33]-[.B33];&quot;&quot;)" office:value-type="float" office:value="0" calcext:value-type="float">
            <text:p>0</text:p>
          </table:table-cell>
          <table:table-cell table:formula="of:=IF([.J33]=&quot;&quot;;&quot;&quot;;[.J33]/[.B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7-288</text:p>
          </table:table-cell>
          <table:table-cell table:number-columns-repeated="3" office:value-type="float" office:value="0.0128003582853901" calcext:value-type="float">
            <text:p>0.0128003582853901</text:p>
          </table:table-cell>
          <table:table-cell office:value-type="float" office:value="0.0190408229827881" calcext:value-type="float">
            <text:p>0.0190408229827881</text:p>
          </table:table-cell>
          <table:table-cell office:value-type="float" office:value="0.0451874732971191" calcext:value-type="float">
            <text:p>0.0451874732971191</text:p>
          </table:table-cell>
          <table:table-cell office:value-type="float" office:value="0.0205914974212647" calcext:value-type="float">
            <text:p>0.0205914974212647</text:p>
          </table:table-cell>
          <table:table-cell/>
          <table:table-cell table:formula="of:=IF([.D34]&gt;0;1;0)" office:value-type="float" office:value="1" calcext:value-type="float">
            <text:p>1</text:p>
          </table:table-cell>
          <table:table-cell table:style-name="ce2" table:formula="of:=IF([.D34]&gt;0;[.D34]-[.B34];&quot;&quot;)" office:value-type="float" office:value="0" calcext:value-type="float">
            <text:p>0</text:p>
          </table:table-cell>
          <table:table-cell table:style-name="ce2" table:formula="of:=IF([.J34]=&quot;&quot;;&quot;&quot;;[.J34]/[.B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0-305</text:p>
          </table:table-cell>
          <table:table-cell table:number-columns-repeated="3" office:value-type="float" office:value="0.0172286707178559" calcext:value-type="float">
            <text:p>0.0172286707178559</text:p>
          </table:table-cell>
          <table:table-cell office:value-type="float" office:value="0.017228364944458" calcext:value-type="float">
            <text:p>0.017228364944458</text:p>
          </table:table-cell>
          <table:table-cell office:value-type="float" office:value="0.0679488182067871" calcext:value-type="float">
            <text:p>0.0679488182067871</text:p>
          </table:table-cell>
          <table:table-cell office:value-type="float" office:value="0.0185139179229736" calcext:value-type="float">
            <text:p>0.0185139179229736</text:p>
          </table:table-cell>
          <table:table-cell/>
          <table:table-cell table:formula="of:=IF([.D35]&gt;0;1;0)" office:value-type="float" office:value="1" calcext:value-type="float">
            <text:p>1</text:p>
          </table:table-cell>
          <table:table-cell table:style-name="ce2" table:formula="of:=IF([.D35]&gt;0;[.D35]-[.B35];&quot;&quot;)" office:value-type="float" office:value="0" calcext:value-type="float">
            <text:p>0</text:p>
          </table:table-cell>
          <table:table-cell table:style-name="ce2" table:formula="of:=IF([.J35]=&quot;&quot;;&quot;&quot;;[.J35]/[.B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5-882</text:p>
          </table:table-cell>
          <table:table-cell table:number-columns-repeated="3" office:value-type="float" office:value="0.0120933365924726" calcext:value-type="float">
            <text:p>0.0120933365924726</text:p>
          </table:table-cell>
          <table:table-cell office:value-type="float" office:value="0.00605297088623047" calcext:value-type="float">
            <text:p>0.00605297088623047</text:p>
          </table:table-cell>
          <table:table-cell office:value-type="float" office:value="0.0371623039245606" calcext:value-type="float">
            <text:p>0.0371623039245606</text:p>
          </table:table-cell>
          <table:table-cell office:value-type="float" office:value="0.00690197944641113" calcext:value-type="float">
            <text:p>0.00690197944641113</text:p>
          </table:table-cell>
          <table:table-cell/>
          <table:table-cell table:formula="of:=IF([.D36]&gt;0;1;0)" office:value-type="float" office:value="1" calcext:value-type="float">
            <text:p>1</text:p>
          </table:table-cell>
          <table:table-cell table:style-name="ce2" table:formula="of:=IF([.D36]&gt;0;[.D36]-[.B36];&quot;&quot;)" office:value-type="float" office:value="0" calcext:value-type="float">
            <text:p>0</text:p>
          </table:table-cell>
          <table:table-cell table:style-name="ce2" table:formula="of:=IF([.J36]=&quot;&quot;;&quot;&quot;;[.J36]/[.B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6-704</text:p>
          </table:table-cell>
          <table:table-cell table:number-columns-repeated="3" office:value-type="float" office:value="0.00813616241721171" calcext:value-type="float">
            <text:p>0.00813616241721171</text:p>
          </table:table-cell>
          <table:table-cell office:value-type="float" office:value="0.00797104835510254" calcext:value-type="float">
            <text:p>0.00797104835510254</text:p>
          </table:table-cell>
          <table:table-cell office:value-type="float" office:value="0.0150032043457031" calcext:value-type="float">
            <text:p>0.0150032043457031</text:p>
          </table:table-cell>
          <table:table-cell office:value-type="float" office:value="0.00837349891662598" calcext:value-type="float">
            <text:p>0.00837349891662598</text:p>
          </table:table-cell>
          <table:table-cell/>
          <table:table-cell table:formula="of:=IF([.D37]&gt;0;1;0)" office:value-type="float" office:value="1" calcext:value-type="float">
            <text:p>1</text:p>
          </table:table-cell>
          <table:table-cell table:style-name="ce2" table:formula="of:=IF([.D37]&gt;0;[.D37]-[.B37];&quot;&quot;)" office:value-type="float" office:value="0" calcext:value-type="float">
            <text:p>0</text:p>
          </table:table-cell>
          <table:table-cell table:style-name="ce2" table:formula="of:=IF([.J37]=&quot;&quot;;&quot;&quot;;[.J37]/[.B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7-187</text:p>
          </table:table-cell>
          <table:table-cell table:number-columns-repeated="3" office:value-type="float" office:value="0.00888531566039386" calcext:value-type="float">
            <text:p>0.00888531566039386</text:p>
          </table:table-cell>
          <table:table-cell office:value-type="float" office:value="0.0115621089935303" calcext:value-type="float">
            <text:p>0.0115621089935303</text:p>
          </table:table-cell>
          <table:table-cell office:value-type="float" office:value="0.0209202766418457" calcext:value-type="float">
            <text:p>0.0209202766418457</text:p>
          </table:table-cell>
          <table:table-cell office:value-type="float" office:value="0.0122315883636475" calcext:value-type="float">
            <text:p>0.0122315883636475</text:p>
          </table:table-cell>
          <table:table-cell/>
          <table:table-cell table:formula="of:=IF([.D38]&gt;0;1;0)" office:value-type="float" office:value="1" calcext:value-type="float">
            <text:p>1</text:p>
          </table:table-cell>
          <table:table-cell table:style-name="ce2" table:formula="of:=IF([.D38]&gt;0;[.D38]-[.B38];&quot;&quot;)" office:value-type="float" office:value="0" calcext:value-type="float">
            <text:p>0</text:p>
          </table:table-cell>
          <table:table-cell table:style-name="ce2" table:formula="of:=IF([.J38]=&quot;&quot;;&quot;&quot;;[.J38]/[.B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75-886</text:p>
          </table:table-cell>
          <table:table-cell table:number-columns-repeated="3" office:value-type="float" office:value="0.0168739859632105" calcext:value-type="float">
            <text:p>0.0168739859632105</text:p>
          </table:table-cell>
          <table:table-cell office:value-type="float" office:value="0.00663995742797852" calcext:value-type="float">
            <text:p>0.00663995742797852</text:p>
          </table:table-cell>
          <table:table-cell office:value-type="float" office:value="0.0467066764831543" calcext:value-type="float">
            <text:p>0.0467066764831543</text:p>
          </table:table-cell>
          <table:table-cell office:value-type="float" office:value="0.149427652359009" calcext:value-type="float">
            <text:p>0.149427652359009</text:p>
          </table:table-cell>
          <table:table-cell/>
          <table:table-cell table:formula="of:=IF([.D39]&gt;0;1;0)" office:value-type="float" office:value="1" calcext:value-type="float">
            <text:p>1</text:p>
          </table:table-cell>
          <table:table-cell table:style-name="ce2" table:formula="of:=IF([.D39]&gt;0;[.D39]-[.B39];&quot;&quot;)" office:value-type="float" office:value="0" calcext:value-type="float">
            <text:p>0</text:p>
          </table:table-cell>
          <table:table-cell table:style-name="ce2" table:formula="of:=IF([.J39]=&quot;&quot;;&quot;&quot;;[.J39]/[.B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2-799</text:p>
          </table:table-cell>
          <table:table-cell table:number-columns-repeated="3" office:value-type="float" office:value="0.0143407281816883" calcext:value-type="float">
            <text:p>0.0143407281816883</text:p>
          </table:table-cell>
          <table:table-cell office:value-type="float" office:value="0.0212862491607666" calcext:value-type="float">
            <text:p>0.0212862491607666</text:p>
          </table:table-cell>
          <table:table-cell office:value-type="float" office:value="0.103874444961548" calcext:value-type="float">
            <text:p>0.103874444961548</text:p>
          </table:table-cell>
          <table:table-cell office:value-type="float" office:value="0.0222306251525879" calcext:value-type="float">
            <text:p>0.0222306251525879</text:p>
          </table:table-cell>
          <table:table-cell/>
          <table:table-cell table:formula="of:=IF([.D40]&gt;0;1;0)" office:value-type="float" office:value="1" calcext:value-type="float">
            <text:p>1</text:p>
          </table:table-cell>
          <table:table-cell table:formula="of:=IF([.D40]&gt;0;[.D40]-[.B40];&quot;&quot;)" office:value-type="float" office:value="0" calcext:value-type="float">
            <text:p>0</text:p>
          </table:table-cell>
          <table:table-cell table:formula="of:=IF([.J40]=&quot;&quot;;&quot;&quot;;[.J40]/[.B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4-662</text:p>
          </table:table-cell>
          <table:table-cell table:number-columns-repeated="3" office:value-type="float" office:value="0.00552388201094678" calcext:value-type="float">
            <text:p>0.00552388201094678</text:p>
          </table:table-cell>
          <table:table-cell office:value-type="float" office:value="0.00618243217468262" calcext:value-type="float">
            <text:p>0.00618243217468262</text:p>
          </table:table-cell>
          <table:table-cell office:value-type="float" office:value="0.00438261032104492" calcext:value-type="float">
            <text:p>0.00438261032104492</text:p>
          </table:table-cell>
          <table:table-cell office:value-type="float" office:value="0.00832605361938477" calcext:value-type="float">
            <text:p>0.00832605361938477</text:p>
          </table:table-cell>
          <table:table-cell/>
          <table:table-cell table:formula="of:=IF([.D41]&gt;0;1;0)" office:value-type="float" office:value="1" calcext:value-type="float">
            <text:p>1</text:p>
          </table:table-cell>
          <table:table-cell table:formula="of:=IF([.D41]&gt;0;[.D41]-[.B41];&quot;&quot;)" office:value-type="float" office:value="0" calcext:value-type="float">
            <text:p>0</text:p>
          </table:table-cell>
          <table:table-cell table:formula="of:=IF([.J41]=&quot;&quot;;&quot;&quot;;[.J41]/[.B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743</text:p>
          </table:table-cell>
          <table:table-cell table:number-columns-repeated="3" office:value-type="float" office:value="0.01962838620984" calcext:value-type="float">
            <text:p>0.01962838620984</text:p>
          </table:table-cell>
          <table:table-cell office:value-type="float" office:value="0.0157818794250488" calcext:value-type="float">
            <text:p>0.0157818794250488</text:p>
          </table:table-cell>
          <table:table-cell office:value-type="float" office:value="0.129745244979858" calcext:value-type="float">
            <text:p>0.129745244979858</text:p>
          </table:table-cell>
          <table:table-cell office:value-type="float" office:value="0.0167465209960938" calcext:value-type="float">
            <text:p>0.0167465209960938</text:p>
          </table:table-cell>
          <table:table-cell/>
          <table:table-cell table:formula="of:=IF([.D42]&gt;0;1;0)" office:value-type="float" office:value="1" calcext:value-type="float">
            <text:p>1</text:p>
          </table:table-cell>
          <table:table-cell table:style-name="ce2" table:formula="of:=IF([.D42]&gt;0;[.D42]-[.B42];&quot;&quot;)" office:value-type="float" office:value="0" calcext:value-type="float">
            <text:p>0</text:p>
          </table:table-cell>
          <table:table-cell table:style-name="ce2" table:formula="of:=IF([.J42]=&quot;&quot;;&quot;&quot;;[.J42]/[.B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27-947</text:p>
          </table:table-cell>
          <table:table-cell table:number-columns-repeated="3" office:value-type="float" office:value="0.0179508738004145" calcext:value-type="float">
            <text:p>0.0179508738004145</text:p>
          </table:table-cell>
          <table:table-cell office:value-type="float" office:value="0.026036262512207" calcext:value-type="float">
            <text:p>0.026036262512207</text:p>
          </table:table-cell>
          <table:table-cell office:value-type="float" office:value="0.124053955078125" calcext:value-type="float">
            <text:p>0.124053955078125</text:p>
          </table:table-cell>
          <table:table-cell office:value-type="float" office:value="0.0285408496856689" calcext:value-type="float">
            <text:p>0.0285408496856689</text:p>
          </table:table-cell>
          <table:table-cell/>
          <table:table-cell table:formula="of:=IF([.D43]&gt;0;1;0)" office:value-type="float" office:value="1" calcext:value-type="float">
            <text:p>1</text:p>
          </table:table-cell>
          <table:table-cell table:style-name="ce2" table:formula="of:=IF([.D43]&gt;0;[.D43]-[.B43];&quot;&quot;)" office:value-type="float" office:value="0" calcext:value-type="float">
            <text:p>0</text:p>
          </table:table-cell>
          <table:table-cell table:style-name="ce2" table:formula="of:=IF([.J43]=&quot;&quot;;&quot;&quot;;[.J43]/[.B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2-901</text:p>
          </table:table-cell>
          <table:table-cell table:number-columns-repeated="3" office:value-type="float" office:value="0.0189606267819166" calcext:value-type="float">
            <text:p>0.0189606267819166</text:p>
          </table:table-cell>
          <table:table-cell office:value-type="float" office:value="0.0199706554412842" calcext:value-type="float">
            <text:p>0.0199706554412842</text:p>
          </table:table-cell>
          <table:table-cell office:value-type="float" office:value="0.0728013515472412" calcext:value-type="float">
            <text:p>0.0728013515472412</text:p>
          </table:table-cell>
          <table:table-cell office:value-type="float" office:value="0.0225265026092529" calcext:value-type="float">
            <text:p>0.0225265026092529</text:p>
          </table:table-cell>
          <table:table-cell/>
          <table:table-cell table:formula="of:=IF([.D44]&gt;0;1;0)" office:value-type="float" office:value="1" calcext:value-type="float">
            <text:p>1</text:p>
          </table:table-cell>
          <table:table-cell table:formula="of:=IF([.D44]&gt;0;[.D44]-[.B44];&quot;&quot;)" office:value-type="float" office:value="0" calcext:value-type="float">
            <text:p>0</text:p>
          </table:table-cell>
          <table:table-cell table:formula="of:=IF([.J44]=&quot;&quot;;&quot;&quot;;[.J44]/[.B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64-543</text:p>
          </table:table-cell>
          <table:table-cell table:number-columns-repeated="3" office:value-type="float" office:value="0.0164933514427089" calcext:value-type="float">
            <text:p>0.0164933514427089</text:p>
          </table:table-cell>
          <table:table-cell office:value-type="float" office:value="0.00901055335998535" calcext:value-type="float">
            <text:p>0.00901055335998535</text:p>
          </table:table-cell>
          <table:table-cell office:value-type="float" office:value="0.0727853775024414" calcext:value-type="float">
            <text:p>0.0727853775024414</text:p>
          </table:table-cell>
          <table:table-cell office:value-type="float" office:value="0.0103087425231934" calcext:value-type="float">
            <text:p>0.0103087425231934</text:p>
          </table:table-cell>
          <table:table-cell/>
          <table:table-cell table:formula="of:=IF([.D45]&gt;0;1;0)" office:value-type="float" office:value="1" calcext:value-type="float">
            <text:p>1</text:p>
          </table:table-cell>
          <table:table-cell table:style-name="ce2" table:formula="of:=IF([.D45]&gt;0;[.D45]-[.B45];&quot;&quot;)" office:value-type="float" office:value="0" calcext:value-type="float">
            <text:p>0</text:p>
          </table:table-cell>
          <table:table-cell table:style-name="ce2" table:formula="of:=IF([.J45]=&quot;&quot;;&quot;&quot;;[.J45]/[.B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2-182</text:p>
          </table:table-cell>
          <table:table-cell table:number-columns-repeated="3" office:value-type="float" office:value="0.0190875006504342" calcext:value-type="float">
            <text:p>0.0190875006504342</text:p>
          </table:table-cell>
          <table:table-cell office:value-type="float" office:value="0.0152313709259033" calcext:value-type="float">
            <text:p>0.0152313709259033</text:p>
          </table:table-cell>
          <table:table-cell office:value-type="float" office:value="0.116482734680176" calcext:value-type="float">
            <text:p>0.116482734680176</text:p>
          </table:table-cell>
          <table:table-cell office:value-type="float" office:value="0.0168406963348389" calcext:value-type="float">
            <text:p>0.0168406963348389</text:p>
          </table:table-cell>
          <table:table-cell/>
          <table:table-cell table:formula="of:=IF([.D46]&gt;0;1;0)" office:value-type="float" office:value="1" calcext:value-type="float">
            <text:p>1</text:p>
          </table:table-cell>
          <table:table-cell table:formula="of:=IF([.D46]&gt;0;[.D46]-[.B46];&quot;&quot;)" office:value-type="float" office:value="0" calcext:value-type="float">
            <text:p>0</text:p>
          </table:table-cell>
          <table:table-cell table:formula="of:=IF([.J46]=&quot;&quot;;&quot;&quot;;[.J46]/[.B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-894</text:p>
          </table:table-cell>
          <table:table-cell table:number-columns-repeated="3" office:value-type="float" office:value="0.0171952607713449" calcext:value-type="float">
            <text:p>0.0171952607713449</text:p>
          </table:table-cell>
          <table:table-cell office:value-type="float" office:value="0.0135912895202637" calcext:value-type="float">
            <text:p>0.0135912895202637</text:p>
          </table:table-cell>
          <table:table-cell office:value-type="float" office:value="0.131556510925293" calcext:value-type="float">
            <text:p>0.131556510925293</text:p>
          </table:table-cell>
          <table:table-cell office:value-type="float" office:value="0.0146727561950684" calcext:value-type="float">
            <text:p>0.0146727561950684</text:p>
          </table:table-cell>
          <table:table-cell/>
          <table:table-cell table:formula="of:=IF([.D47]&gt;0;1;0)" office:value-type="float" office:value="1" calcext:value-type="float">
            <text:p>1</text:p>
          </table:table-cell>
          <table:table-cell table:style-name="ce2" table:formula="of:=IF([.D47]&gt;0;[.D47]-[.B47];&quot;&quot;)" office:value-type="float" office:value="0" calcext:value-type="float">
            <text:p>0</text:p>
          </table:table-cell>
          <table:table-cell table:style-name="ce2" table:formula="of:=IF([.J47]=&quot;&quot;;&quot;&quot;;[.J47]/[.B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8-239</text:p>
          </table:table-cell>
          <table:table-cell table:number-columns-repeated="3" office:value-type="float" office:value="0.0161571310020292" calcext:value-type="float">
            <text:p>0.0161571310020292</text:p>
          </table:table-cell>
          <table:table-cell office:value-type="float" office:value="0.0155444145202637" calcext:value-type="float">
            <text:p>0.0155444145202637</text:p>
          </table:table-cell>
          <table:table-cell office:value-type="float" office:value="0.0827293395996094" calcext:value-type="float">
            <text:p>0.0827293395996094</text:p>
          </table:table-cell>
          <table:table-cell office:value-type="float" office:value="0.0161728858947754" calcext:value-type="float">
            <text:p>0.0161728858947754</text:p>
          </table:table-cell>
          <table:table-cell/>
          <table:table-cell table:formula="of:=IF([.D48]&gt;0;1;0)" office:value-type="float" office:value="1" calcext:value-type="float">
            <text:p>1</text:p>
          </table:table-cell>
          <table:table-cell table:formula="of:=IF([.D48]&gt;0;[.D48]-[.B48];&quot;&quot;)" office:value-type="float" office:value="0" calcext:value-type="float">
            <text:p>0</text:p>
          </table:table-cell>
          <table:table-cell table:formula="of:=IF([.J48]=&quot;&quot;;&quot;&quot;;[.J48]/[.B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531</text:p>
          </table:table-cell>
          <table:table-cell table:number-columns-repeated="3" office:value-type="float" office:value="0.0162415974411977" calcext:value-type="float">
            <text:p>0.0162415974411977</text:p>
          </table:table-cell>
          <table:table-cell office:value-type="float" office:value="0.0239212512969971" calcext:value-type="float">
            <text:p>0.0239212512969971</text:p>
          </table:table-cell>
          <table:table-cell office:value-type="float" office:value="0.0449726581573486" calcext:value-type="float">
            <text:p>0.0449726581573486</text:p>
          </table:table-cell>
          <table:table-cell office:value-type="float" office:value="0.0263950824737549" calcext:value-type="float">
            <text:p>0.0263950824737549</text:p>
          </table:table-cell>
          <table:table-cell/>
          <table:table-cell table:formula="of:=IF([.D49]&gt;0;1;0)" office:value-type="float" office:value="1" calcext:value-type="float">
            <text:p>1</text:p>
          </table:table-cell>
          <table:table-cell table:formula="of:=IF([.D49]&gt;0;[.D49]-[.B49];&quot;&quot;)" office:value-type="float" office:value="0" calcext:value-type="float">
            <text:p>0</text:p>
          </table:table-cell>
          <table:table-cell table:formula="of:=IF([.J49]=&quot;&quot;;&quot;&quot;;[.J49]/[.B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88-338</text:p>
          </table:table-cell>
          <table:table-cell table:number-columns-repeated="3" office:value-type="float" office:value="0.0145393245925" calcext:value-type="float">
            <text:p>0.0145393245925</text:p>
          </table:table-cell>
          <table:table-cell office:value-type="float" office:value="0.0336730480194092" calcext:value-type="float">
            <text:p>0.0336730480194092</text:p>
          </table:table-cell>
          <table:table-cell office:value-type="float" office:value="0.098989725112915" calcext:value-type="float">
            <text:p>0.098989725112915</text:p>
          </table:table-cell>
          <table:table-cell office:value-type="float" office:value="0.0322413444519043" calcext:value-type="float">
            <text:p>0.0322413444519043</text:p>
          </table:table-cell>
          <table:table-cell/>
          <table:table-cell table:formula="of:=IF([.D50]&gt;0;1;0)" office:value-type="float" office:value="1" calcext:value-type="float">
            <text:p>1</text:p>
          </table:table-cell>
          <table:table-cell table:style-name="ce2" table:formula="of:=IF([.D50]&gt;0;[.D50]-[.B50];&quot;&quot;)" office:value-type="float" office:value="0" calcext:value-type="float">
            <text:p>0</text:p>
          </table:table-cell>
          <table:table-cell table:style-name="ce2" table:formula="of:=IF([.J50]=&quot;&quot;;&quot;&quot;;[.J50]/[.B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3-759</text:p>
          </table:table-cell>
          <table:table-cell table:number-columns-repeated="3" office:value-type="float" office:value="0.016333704087876" calcext:value-type="float">
            <text:p>0.016333704087876</text:p>
          </table:table-cell>
          <table:table-cell office:value-type="float" office:value="0.0269947052001953" calcext:value-type="float">
            <text:p>0.0269947052001953</text:p>
          </table:table-cell>
          <table:table-cell office:value-type="float" office:value="0.113544940948486" calcext:value-type="float">
            <text:p>0.113544940948486</text:p>
          </table:table-cell>
          <table:table-cell office:value-type="float" office:value="0.0266761779785156" calcext:value-type="float">
            <text:p>0.0266761779785156</text:p>
          </table:table-cell>
          <table:table-cell/>
          <table:table-cell table:formula="of:=IF([.D51]&gt;0;1;0)" office:value-type="float" office:value="1" calcext:value-type="float">
            <text:p>1</text:p>
          </table:table-cell>
          <table:table-cell table:formula="of:=IF([.D51]&gt;0;[.D51]-[.B51];&quot;&quot;)" office:value-type="float" office:value="0" calcext:value-type="float">
            <text:p>0</text:p>
          </table:table-cell>
          <table:table-cell table:formula="of:=IF([.J51]=&quot;&quot;;&quot;&quot;;[.J51]/[.B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92-292</text:p>
          </table:table-cell>
          <table:table-cell table:number-columns-repeated="3" office:value-type="float" office:value="0.0294493109013915" calcext:value-type="float">
            <text:p>0.0294493109013915</text:p>
          </table:table-cell>
          <table:table-cell office:value-type="float" office:value="0.0236375331878662" calcext:value-type="float">
            <text:p>0.0236375331878662</text:p>
          </table:table-cell>
          <table:table-cell office:value-type="float" office:value="0.131675481796265" calcext:value-type="float">
            <text:p>0.131675481796265</text:p>
          </table:table-cell>
          <table:table-cell office:value-type="float" office:value="0.023449182510376" calcext:value-type="float">
            <text:p>0.023449182510376</text:p>
          </table:table-cell>
          <table:table-cell/>
          <table:table-cell table:formula="of:=IF([.D52]&gt;0;1;0)" office:value-type="float" office:value="1" calcext:value-type="float">
            <text:p>1</text:p>
          </table:table-cell>
          <table:table-cell table:formula="of:=IF([.D52]&gt;0;[.D52]-[.B52];&quot;&quot;)" office:value-type="float" office:value="0" calcext:value-type="float">
            <text:p>0</text:p>
          </table:table-cell>
          <table:table-cell table:formula="of:=IF([.J52]=&quot;&quot;;&quot;&quot;;[.J52]/[.B5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88-821</text:p>
          </table:table-cell>
          <table:table-cell table:number-columns-repeated="3" office:value-type="float" office:value="0.0151282360120502" calcext:value-type="float">
            <text:p>0.0151282360120502</text:p>
          </table:table-cell>
          <table:table-cell office:value-type="float" office:value="0.0291235446929932" calcext:value-type="float">
            <text:p>0.0291235446929932</text:p>
          </table:table-cell>
          <table:table-cell office:value-type="float" office:value="0.067624568939209" calcext:value-type="float">
            <text:p>0.067624568939209</text:p>
          </table:table-cell>
          <table:table-cell office:value-type="float" office:value="0.0293776988983154" calcext:value-type="float">
            <text:p>0.0293776988983154</text:p>
          </table:table-cell>
          <table:table-cell/>
          <table:table-cell table:formula="of:=IF([.D53]&gt;0;1;0)" office:value-type="float" office:value="1" calcext:value-type="float">
            <text:p>1</text:p>
          </table:table-cell>
          <table:table-cell table:formula="of:=IF([.D53]&gt;0;[.D53]-[.B53];&quot;&quot;)" office:value-type="float" office:value="0" calcext:value-type="float">
            <text:p>0</text:p>
          </table:table-cell>
          <table:table-cell table:formula="of:=IF([.J53]=&quot;&quot;;&quot;&quot;;[.J53]/[.B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39-475</text:p>
          </table:table-cell>
          <table:table-cell table:number-columns-repeated="3" office:value-type="float" office:value="0.0140418788609339" calcext:value-type="float">
            <text:p>0.0140418788609339</text:p>
          </table:table-cell>
          <table:table-cell office:value-type="float" office:value="0.0241994857788086" calcext:value-type="float">
            <text:p>0.0241994857788086</text:p>
          </table:table-cell>
          <table:table-cell office:value-type="float" office:value="0.0860714912414551" calcext:value-type="float">
            <text:p>0.0860714912414551</text:p>
          </table:table-cell>
          <table:table-cell office:value-type="float" office:value="0.0264425277709961" calcext:value-type="float">
            <text:p>0.0264425277709961</text:p>
          </table:table-cell>
          <table:table-cell/>
          <table:table-cell table:formula="of:=IF([.D54]&gt;0;1;0)" office:value-type="float" office:value="1" calcext:value-type="float">
            <text:p>1</text:p>
          </table:table-cell>
          <table:table-cell table:formula="of:=IF([.D54]&gt;0;[.D54]-[.B54];&quot;&quot;)" office:value-type="float" office:value="0" calcext:value-type="float">
            <text:p>0</text:p>
          </table:table-cell>
          <table:table-cell table:formula="of:=IF([.J54]=&quot;&quot;;&quot;&quot;;[.J54]/[.B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5-460</text:p>
          </table:table-cell>
          <table:table-cell table:number-columns-repeated="3" office:value-type="float" office:value="0.0151432575309398" calcext:value-type="float">
            <text:p>0.0151432575309398</text:p>
          </table:table-cell>
          <table:table-cell office:value-type="float" office:value="0.0217750072479248" calcext:value-type="float">
            <text:p>0.0217750072479248</text:p>
          </table:table-cell>
          <table:table-cell office:value-type="float" office:value="0.0914459228515625" calcext:value-type="float">
            <text:p>0.0914459228515625</text:p>
          </table:table-cell>
          <table:table-cell office:value-type="float" office:value="0.0223896503448486" calcext:value-type="float">
            <text:p>0.0223896503448486</text:p>
          </table:table-cell>
          <table:table-cell/>
          <table:table-cell table:formula="of:=IF([.D55]&gt;0;1;0)" office:value-type="float" office:value="1" calcext:value-type="float">
            <text:p>1</text:p>
          </table:table-cell>
          <table:table-cell table:formula="of:=IF([.D55]&gt;0;[.D55]-[.B55];&quot;&quot;)" office:value-type="float" office:value="0" calcext:value-type="float">
            <text:p>0</text:p>
          </table:table-cell>
          <table:table-cell table:formula="of:=IF([.J55]=&quot;&quot;;&quot;&quot;;[.J55]/[.B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7-22</text:p>
          </table:table-cell>
          <table:table-cell table:number-columns-repeated="3" office:value-type="float" office:value="0.0164842304322584" calcext:value-type="float">
            <text:p>0.0164842304322584</text:p>
          </table:table-cell>
          <table:table-cell office:value-type="float" office:value="0.016432523727417" calcext:value-type="float">
            <text:p>0.016432523727417</text:p>
          </table:table-cell>
          <table:table-cell office:value-type="float" office:value="0.0975944995880127" calcext:value-type="float">
            <text:p>0.0975944995880127</text:p>
          </table:table-cell>
          <table:table-cell office:value-type="float" office:value="0.0164737701416016" calcext:value-type="float">
            <text:p>0.0164737701416016</text:p>
          </table:table-cell>
          <table:table-cell/>
          <table:table-cell table:formula="of:=IF([.D56]&gt;0;1;0)" office:value-type="float" office:value="1" calcext:value-type="float">
            <text:p>1</text:p>
          </table:table-cell>
          <table:table-cell table:formula="of:=IF([.D56]&gt;0;[.D56]-[.B56];&quot;&quot;)" office:value-type="float" office:value="0" calcext:value-type="float">
            <text:p>0</text:p>
          </table:table-cell>
          <table:table-cell table:formula="of:=IF([.J56]=&quot;&quot;;&quot;&quot;;[.J56]/[.B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8-381</text:p>
          </table:table-cell>
          <table:table-cell table:number-columns-repeated="3" office:value-type="float" office:value="0.0207948223183393" calcext:value-type="float">
            <text:p>0.0207948223183393</text:p>
          </table:table-cell>
          <table:table-cell office:value-type="float" office:value="0.0274944305419922" calcext:value-type="float">
            <text:p>0.0274944305419922</text:p>
          </table:table-cell>
          <table:table-cell office:value-type="float" office:value="0.127334594726563" calcext:value-type="float">
            <text:p>0.127334594726563</text:p>
          </table:table-cell>
          <table:table-cell office:value-type="float" office:value="0.0231399536132813" calcext:value-type="float">
            <text:p>0.0231399536132813</text:p>
          </table:table-cell>
          <table:table-cell/>
          <table:table-cell table:formula="of:=IF([.D57]&gt;0;1;0)" office:value-type="float" office:value="1" calcext:value-type="float">
            <text:p>1</text:p>
          </table:table-cell>
          <table:table-cell table:formula="of:=IF([.D57]&gt;0;[.D57]-[.B57];&quot;&quot;)" office:value-type="float" office:value="0" calcext:value-type="float">
            <text:p>0</text:p>
          </table:table-cell>
          <table:table-cell table:formula="of:=IF([.J57]=&quot;&quot;;&quot;&quot;;[.J57]/[.B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91-315</text:p>
          </table:table-cell>
          <table:table-cell table:number-columns-repeated="3" office:value-type="float" office:value="0.00654965443574085" calcext:value-type="float">
            <text:p>0.00654965443574085</text:p>
          </table:table-cell>
          <table:table-cell office:value-type="float" office:value="0.00704360008239746" calcext:value-type="float">
            <text:p>0.00704360008239746</text:p>
          </table:table-cell>
          <table:table-cell office:value-type="float" office:value="0.00513958930969238" calcext:value-type="float">
            <text:p>0.00513958930969238</text:p>
          </table:table-cell>
          <table:table-cell office:value-type="float" office:value="0.00464892387390137" calcext:value-type="float">
            <text:p>0.00464892387390137</text:p>
          </table:table-cell>
          <table:table-cell/>
          <table:table-cell table:formula="of:=IF([.D58]&gt;0;1;0)" office:value-type="float" office:value="1" calcext:value-type="float">
            <text:p>1</text:p>
          </table:table-cell>
          <table:table-cell table:formula="of:=IF([.D58]&gt;0;[.D58]-[.B58];&quot;&quot;)" office:value-type="float" office:value="0" calcext:value-type="float">
            <text:p>0</text:p>
          </table:table-cell>
          <table:table-cell table:formula="of:=IF([.J58]=&quot;&quot;;&quot;&quot;;[.J58]/[.B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5-216</text:p>
          </table:table-cell>
          <table:table-cell table:number-columns-repeated="3" office:value-type="float" office:value="0.0112186860568537" calcext:value-type="float">
            <text:p>0.0112186860568537</text:p>
          </table:table-cell>
          <table:table-cell office:value-type="float" office:value="0.0127458572387695" calcext:value-type="float">
            <text:p>0.0127458572387695</text:p>
          </table:table-cell>
          <table:table-cell office:value-type="float" office:value="0.0398862361907959" calcext:value-type="float">
            <text:p>0.0398862361907959</text:p>
          </table:table-cell>
          <table:table-cell office:value-type="float" office:value="0.0169463157653809" calcext:value-type="float">
            <text:p>0.0169463157653809</text:p>
          </table:table-cell>
          <table:table-cell/>
          <table:table-cell table:formula="of:=IF([.D59]&gt;0;1;0)" office:value-type="float" office:value="1" calcext:value-type="float">
            <text:p>1</text:p>
          </table:table-cell>
          <table:table-cell table:formula="of:=IF([.D59]&gt;0;[.D59]-[.B59];&quot;&quot;)" office:value-type="float" office:value="0" calcext:value-type="float">
            <text:p>0</text:p>
          </table:table-cell>
          <table:table-cell table:formula="of:=IF([.J59]=&quot;&quot;;&quot;&quot;;[.J59]/[.B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5-292</text:p>
          </table:table-cell>
          <table:table-cell table:number-columns-repeated="3" office:value-type="float" office:value="0.0223972638340357" calcext:value-type="float">
            <text:p>0.0223972638340357</text:p>
          </table:table-cell>
          <table:table-cell office:value-type="float" office:value="0.0266001224517822" calcext:value-type="float">
            <text:p>0.0266001224517822</text:p>
          </table:table-cell>
          <table:table-cell office:value-type="float" office:value="0.126259088516235" calcext:value-type="float">
            <text:p>0.126259088516235</text:p>
          </table:table-cell>
          <table:table-cell office:value-type="float" office:value="0.0256497859954834" calcext:value-type="float">
            <text:p>0.0256497859954834</text:p>
          </table:table-cell>
          <table:table-cell/>
          <table:table-cell table:formula="of:=IF([.D60]&gt;0;1;0)" office:value-type="float" office:value="1" calcext:value-type="float">
            <text:p>1</text:p>
          </table:table-cell>
          <table:table-cell table:formula="of:=IF([.D60]&gt;0;[.D60]-[.B60];&quot;&quot;)" office:value-type="float" office:value="0" calcext:value-type="float">
            <text:p>0</text:p>
          </table:table-cell>
          <table:table-cell table:formula="of:=IF([.J60]=&quot;&quot;;&quot;&quot;;[.J60]/[.B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5-961</text:p>
          </table:table-cell>
          <table:table-cell table:number-columns-repeated="3" office:value-type="float" office:value="0.0159212963077772" calcext:value-type="float">
            <text:p>0.0159212963077772</text:p>
          </table:table-cell>
          <table:table-cell office:value-type="float" office:value="0.0273113250732422" calcext:value-type="float">
            <text:p>0.0273113250732422</text:p>
          </table:table-cell>
          <table:table-cell office:value-type="float" office:value="0.0982067584991455" calcext:value-type="float">
            <text:p>0.0982067584991455</text:p>
          </table:table-cell>
          <table:table-cell office:value-type="float" office:value="0.0287868976593018" calcext:value-type="float">
            <text:p>0.0287868976593018</text:p>
          </table:table-cell>
          <table:table-cell/>
          <table:table-cell table:formula="of:=IF([.D61]&gt;0;1;0)" office:value-type="float" office:value="1" calcext:value-type="float">
            <text:p>1</text:p>
          </table:table-cell>
          <table:table-cell table:style-name="ce2" table:formula="of:=IF([.D61]&gt;0;[.D61]-[.B61];&quot;&quot;)" office:value-type="float" office:value="0" calcext:value-type="float">
            <text:p>0</text:p>
          </table:table-cell>
          <table:table-cell table:style-name="ce2" table:formula="of:=IF([.J61]=&quot;&quot;;&quot;&quot;;[.J61]/[.B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5-296</text:p>
          </table:table-cell>
          <table:table-cell table:number-columns-repeated="3" office:value-type="float" office:value="0.0127295189448877" calcext:value-type="float">
            <text:p>0.0127295189448877</text:p>
          </table:table-cell>
          <table:table-cell office:value-type="float" office:value="0.0204224586486816" calcext:value-type="float">
            <text:p>0.0204224586486816</text:p>
          </table:table-cell>
          <table:table-cell office:value-type="float" office:value="0.047877311706543" calcext:value-type="float">
            <text:p>0.047877311706543</text:p>
          </table:table-cell>
          <table:table-cell office:value-type="float" office:value="0.023289680480957" calcext:value-type="float">
            <text:p>0.023289680480957</text:p>
          </table:table-cell>
          <table:table-cell/>
          <table:table-cell table:formula="of:=IF([.D62]&gt;0;1;0)" office:value-type="float" office:value="1" calcext:value-type="float">
            <text:p>1</text:p>
          </table:table-cell>
          <table:table-cell table:formula="of:=IF([.D62]&gt;0;[.D62]-[.B62];&quot;&quot;)" office:value-type="float" office:value="0" calcext:value-type="float">
            <text:p>0</text:p>
          </table:table-cell>
          <table:table-cell table:formula="of:=IF([.J62]=&quot;&quot;;&quot;&quot;;[.J62]/[.B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1-98</text:p>
          </table:table-cell>
          <table:table-cell table:number-columns-repeated="3" office:value-type="float" office:value="0.0119394043704854" calcext:value-type="float">
            <text:p>0.0119394043704854</text:p>
          </table:table-cell>
          <table:table-cell office:value-type="float" office:value="0.0106041431427002" calcext:value-type="float">
            <text:p>0.0106041431427002</text:p>
          </table:table-cell>
          <table:table-cell office:value-type="float" office:value="0.0435125827789307" calcext:value-type="float">
            <text:p>0.0435125827789307</text:p>
          </table:table-cell>
          <table:table-cell office:value-type="float" office:value="0.0148415565490723" calcext:value-type="float">
            <text:p>0.0148415565490723</text:p>
          </table:table-cell>
          <table:table-cell/>
          <table:table-cell table:formula="of:=IF([.D63]&gt;0;1;0)" office:value-type="float" office:value="1" calcext:value-type="float">
            <text:p>1</text:p>
          </table:table-cell>
          <table:table-cell table:formula="of:=IF([.D63]&gt;0;[.D63]-[.B63];&quot;&quot;)" office:value-type="float" office:value="0" calcext:value-type="float">
            <text:p>0</text:p>
          </table:table-cell>
          <table:table-cell table:formula="of:=IF([.J63]=&quot;&quot;;&quot;&quot;;[.J63]/[.B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-972</text:p>
          </table:table-cell>
          <table:table-cell table:number-columns-repeated="3" office:value-type="float" office:value="0.0165603674820083" calcext:value-type="float">
            <text:p>0.0165603674820083</text:p>
          </table:table-cell>
          <table:table-cell office:value-type="float" office:value="0.0204050540924072" calcext:value-type="float">
            <text:p>0.0204050540924072</text:p>
          </table:table-cell>
          <table:table-cell office:value-type="float" office:value="0.0920772552490234" calcext:value-type="float">
            <text:p>0.0920772552490234</text:p>
          </table:table-cell>
          <table:table-cell office:value-type="float" office:value="0.0218510627746582" calcext:value-type="float">
            <text:p>0.0218510627746582</text:p>
          </table:table-cell>
          <table:table-cell/>
          <table:table-cell table:formula="of:=IF([.D64]&gt;0;1;0)" office:value-type="float" office:value="1" calcext:value-type="float">
            <text:p>1</text:p>
          </table:table-cell>
          <table:table-cell table:style-name="ce2" table:formula="of:=IF([.D64]&gt;0;[.D64]-[.B64];&quot;&quot;)" office:value-type="float" office:value="0" calcext:value-type="float">
            <text:p>0</text:p>
          </table:table-cell>
          <table:table-cell table:style-name="ce2" table:formula="of:=IF([.J64]=&quot;&quot;;&quot;&quot;;[.J64]/[.B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55-870</text:p>
          </table:table-cell>
          <table:table-cell table:number-columns-repeated="3" office:value-type="float" office:value="0.0143582087532989" calcext:value-type="float">
            <text:p>0.0143582087532989</text:p>
          </table:table-cell>
          <table:table-cell office:value-type="float" office:value="0.02610182762146" calcext:value-type="float">
            <text:p>0.02610182762146</text:p>
          </table:table-cell>
          <table:table-cell office:value-type="float" office:value="0.0549180507659912" calcext:value-type="float">
            <text:p>0.0549180507659912</text:p>
          </table:table-cell>
          <table:table-cell office:value-type="float" office:value="0.0306193828582764" calcext:value-type="float">
            <text:p>0.0306193828582764</text:p>
          </table:table-cell>
          <table:table-cell/>
          <table:table-cell table:formula="of:=IF([.D65]&gt;0;1;0)" office:value-type="float" office:value="1" calcext:value-type="float">
            <text:p>1</text:p>
          </table:table-cell>
          <table:table-cell table:formula="of:=IF([.D65]&gt;0;[.D65]-[.B65];&quot;&quot;)" office:value-type="float" office:value="0" calcext:value-type="float">
            <text:p>0</text:p>
          </table:table-cell>
          <table:table-cell table:formula="of:=IF([.J65]=&quot;&quot;;&quot;&quot;;[.J65]/[.B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2-964</text:p>
          </table:table-cell>
          <table:table-cell table:number-columns-repeated="3" office:value-type="float" office:value="0.0158485327137914" calcext:value-type="float">
            <text:p>0.0158485327137914</text:p>
          </table:table-cell>
          <table:table-cell office:value-type="float" office:value="0.0325508117675781" calcext:value-type="float">
            <text:p>0.0325508117675781</text:p>
          </table:table-cell>
          <table:table-cell office:value-type="float" office:value="0.115375518798828" calcext:value-type="float">
            <text:p>0.115375518798828</text:p>
          </table:table-cell>
          <table:table-cell office:value-type="float" office:value="0.0316944122314453" calcext:value-type="float">
            <text:p>0.0316944122314453</text:p>
          </table:table-cell>
          <table:table-cell/>
          <table:table-cell table:formula="of:=IF([.D66]&gt;0;1;0)" office:value-type="float" office:value="1" calcext:value-type="float">
            <text:p>1</text:p>
          </table:table-cell>
          <table:table-cell table:formula="of:=IF([.D66]&gt;0;[.D66]-[.B66];&quot;&quot;)" office:value-type="float" office:value="0" calcext:value-type="float">
            <text:p>0</text:p>
          </table:table-cell>
          <table:table-cell table:formula="of:=IF([.J66]=&quot;&quot;;&quot;&quot;;[.J66]/[.B6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5-689</text:p>
          </table:table-cell>
          <table:table-cell table:number-columns-repeated="3" office:value-type="float" office:value="0.0185703157629841" calcext:value-type="float">
            <text:p>0.0185703157629841</text:p>
          </table:table-cell>
          <table:table-cell office:value-type="float" office:value="0.0131988525390625" calcext:value-type="float">
            <text:p>0.0131988525390625</text:p>
          </table:table-cell>
          <table:table-cell office:value-type="float" office:value="0.111963748931885" calcext:value-type="float">
            <text:p>0.111963748931885</text:p>
          </table:table-cell>
          <table:table-cell office:value-type="float" office:value="0.014115571975708" calcext:value-type="float">
            <text:p>0.014115571975708</text:p>
          </table:table-cell>
          <table:table-cell/>
          <table:table-cell table:formula="of:=IF([.D67]&gt;0;1;0)" office:value-type="float" office:value="1" calcext:value-type="float">
            <text:p>1</text:p>
          </table:table-cell>
          <table:table-cell table:style-name="ce2" table:formula="of:=IF([.D67]&gt;0;[.D67]-[.B67];&quot;&quot;)" office:value-type="float" office:value="0" calcext:value-type="float">
            <text:p>0</text:p>
          </table:table-cell>
          <table:table-cell table:style-name="ce2" table:formula="of:=IF([.J67]=&quot;&quot;;&quot;&quot;;[.J67]/[.B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25-911</text:p>
          </table:table-cell>
          <table:table-cell table:number-columns-repeated="3" office:value-type="float" office:value="0.0143560814234229" calcext:value-type="float">
            <text:p>0.0143560814234229</text:p>
          </table:table-cell>
          <table:table-cell office:value-type="float" office:value="0.0178039073944092" calcext:value-type="float">
            <text:p>0.0178039073944092</text:p>
          </table:table-cell>
          <table:table-cell office:value-type="float" office:value="0.0897254943847656" calcext:value-type="float">
            <text:p>0.0897254943847656</text:p>
          </table:table-cell>
          <table:table-cell office:value-type="float" office:value="0.0204043388366699" calcext:value-type="float">
            <text:p>0.0204043388366699</text:p>
          </table:table-cell>
          <table:table-cell/>
          <table:table-cell table:formula="of:=IF([.D68]&gt;0;1;0)" office:value-type="float" office:value="1" calcext:value-type="float">
            <text:p>1</text:p>
          </table:table-cell>
          <table:table-cell table:formula="of:=IF([.D68]&gt;0;[.D68]-[.B68];&quot;&quot;)" office:value-type="float" office:value="0" calcext:value-type="float">
            <text:p>0</text:p>
          </table:table-cell>
          <table:table-cell table:formula="of:=IF([.J68]=&quot;&quot;;&quot;&quot;;[.J68]/[.B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4-34</text:p>
          </table:table-cell>
          <table:table-cell table:number-columns-repeated="3" office:value-type="float" office:value="0.0190710381519684" calcext:value-type="float">
            <text:p>0.0190710381519684</text:p>
          </table:table-cell>
          <table:table-cell office:value-type="float" office:value="0.0155911445617676" calcext:value-type="float">
            <text:p>0.0155911445617676</text:p>
          </table:table-cell>
          <table:table-cell office:value-type="float" office:value="0.111796855926514" calcext:value-type="float">
            <text:p>0.111796855926514</text:p>
          </table:table-cell>
          <table:table-cell office:value-type="float" office:value="0.0162320137023926" calcext:value-type="float">
            <text:p>0.0162320137023926</text:p>
          </table:table-cell>
          <table:table-cell/>
          <table:table-cell table:formula="of:=IF([.D69]&gt;0;1;0)" office:value-type="float" office:value="1" calcext:value-type="float">
            <text:p>1</text:p>
          </table:table-cell>
          <table:table-cell table:formula="of:=IF([.D69]&gt;0;[.D69]-[.B69];&quot;&quot;)" office:value-type="float" office:value="0" calcext:value-type="float">
            <text:p>0</text:p>
          </table:table-cell>
          <table:table-cell table:formula="of:=IF([.J69]=&quot;&quot;;&quot;&quot;;[.J69]/[.B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8-24</text:p>
          </table:table-cell>
          <table:table-cell table:number-columns-repeated="3" office:value-type="float" office:value="0.0195442126735846" calcext:value-type="float">
            <text:p>0.0195442126735846</text:p>
          </table:table-cell>
          <table:table-cell office:value-type="float" office:value="0.0246210098266602" calcext:value-type="float">
            <text:p>0.0246210098266602</text:p>
          </table:table-cell>
          <table:table-cell office:value-type="float" office:value="0.13097620010376" calcext:value-type="float">
            <text:p>0.13097620010376</text:p>
          </table:table-cell>
          <table:table-cell office:value-type="float" office:value="0.0265626907348633" calcext:value-type="float">
            <text:p>0.0265626907348633</text:p>
          </table:table-cell>
          <table:table-cell/>
          <table:table-cell table:formula="of:=IF([.D70]&gt;0;1;0)" office:value-type="float" office:value="1" calcext:value-type="float">
            <text:p>1</text:p>
          </table:table-cell>
          <table:table-cell table:formula="of:=IF([.D70]&gt;0;[.D70]-[.B70];&quot;&quot;)" office:value-type="float" office:value="0" calcext:value-type="float">
            <text:p>0</text:p>
          </table:table-cell>
          <table:table-cell table:formula="of:=IF([.J70]=&quot;&quot;;&quot;&quot;;[.J70]/[.B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6-681</text:p>
          </table:table-cell>
          <table:table-cell table:number-columns-repeated="3" office:value-type="float" office:value="0.0209785892609621" calcext:value-type="float">
            <text:p>0.0209785892609621</text:p>
          </table:table-cell>
          <table:table-cell office:value-type="float" office:value="0.0186200141906738" calcext:value-type="float">
            <text:p>0.0186200141906738</text:p>
          </table:table-cell>
          <table:table-cell office:value-type="float" office:value="0.100205421447754" calcext:value-type="float">
            <text:p>0.100205421447754</text:p>
          </table:table-cell>
          <table:table-cell office:value-type="float" office:value="0.0210263729095459" calcext:value-type="float">
            <text:p>0.0210263729095459</text:p>
          </table:table-cell>
          <table:table-cell/>
          <table:table-cell table:formula="of:=IF([.D71]&gt;0;1;0)" office:value-type="float" office:value="1" calcext:value-type="float">
            <text:p>1</text:p>
          </table:table-cell>
          <table:table-cell table:formula="of:=IF([.D71]&gt;0;[.D71]-[.B71];&quot;&quot;)" office:value-type="float" office:value="0" calcext:value-type="float">
            <text:p>0</text:p>
          </table:table-cell>
          <table:table-cell table:formula="of:=IF([.J71]=&quot;&quot;;&quot;&quot;;[.J71]/[.B7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69-652</text:p>
          </table:table-cell>
          <table:table-cell table:number-columns-repeated="3" office:value-type="float" office:value="0.0209551093939303" calcext:value-type="float">
            <text:p>0.0209551093939303</text:p>
          </table:table-cell>
          <table:table-cell office:value-type="float" office:value="0.031886100769043" calcext:value-type="float">
            <text:p>0.031886100769043</text:p>
          </table:table-cell>
          <table:table-cell office:value-type="float" office:value="0.126897096633911" calcext:value-type="float">
            <text:p>0.126897096633911</text:p>
          </table:table-cell>
          <table:table-cell office:value-type="float" office:value="0.0345356464385986" calcext:value-type="float">
            <text:p>0.0345356464385986</text:p>
          </table:table-cell>
          <table:table-cell/>
          <table:table-cell table:formula="of:=IF([.D72]&gt;0;1;0)" office:value-type="float" office:value="1" calcext:value-type="float">
            <text:p>1</text:p>
          </table:table-cell>
          <table:table-cell table:formula="of:=IF([.D72]&gt;0;[.D72]-[.B72];&quot;&quot;)" office:value-type="float" office:value="0" calcext:value-type="float">
            <text:p>0</text:p>
          </table:table-cell>
          <table:table-cell table:formula="of:=IF([.J72]=&quot;&quot;;&quot;&quot;;[.J72]/[.B7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7-658</text:p>
          </table:table-cell>
          <table:table-cell table:number-columns-repeated="3" office:value-type="float" office:value="0.013663926261741" calcext:value-type="float">
            <text:p>0.013663926261741</text:p>
          </table:table-cell>
          <table:table-cell office:value-type="float" office:value="0.0189335346221924" calcext:value-type="float">
            <text:p>0.0189335346221924</text:p>
          </table:table-cell>
          <table:table-cell office:value-type="float" office:value="0.0903027057647705" calcext:value-type="float">
            <text:p>0.0903027057647705</text:p>
          </table:table-cell>
          <table:table-cell office:value-type="float" office:value="0.0212125778198242" calcext:value-type="float">
            <text:p>0.0212125778198242</text:p>
          </table:table-cell>
          <table:table-cell/>
          <table:table-cell table:formula="of:=IF([.D73]&gt;0;1;0)" office:value-type="float" office:value="1" calcext:value-type="float">
            <text:p>1</text:p>
          </table:table-cell>
          <table:table-cell table:formula="of:=IF([.D73]&gt;0;[.D73]-[.B73];&quot;&quot;)" office:value-type="float" office:value="0" calcext:value-type="float">
            <text:p>0</text:p>
          </table:table-cell>
          <table:table-cell table:formula="of:=IF([.J73]=&quot;&quot;;&quot;&quot;;[.J73]/[.B7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-1002</text:p>
          </table:table-cell>
          <table:table-cell table:number-columns-repeated="3" office:value-type="float" office:value="0.0207330602211174" calcext:value-type="float">
            <text:p>0.0207330602211174</text:p>
          </table:table-cell>
          <table:table-cell office:value-type="float" office:value="0.0217220783233643" calcext:value-type="float">
            <text:p>0.0217220783233643</text:p>
          </table:table-cell>
          <table:table-cell office:value-type="float" office:value="0.0991146564483643" calcext:value-type="float">
            <text:p>0.0991146564483643</text:p>
          </table:table-cell>
          <table:table-cell office:value-type="float" office:value="0.0259790420532227" calcext:value-type="float">
            <text:p>0.0259790420532227</text:p>
          </table:table-cell>
          <table:table-cell/>
          <table:table-cell table:formula="of:=IF([.D74]&gt;0;1;0)" office:value-type="float" office:value="1" calcext:value-type="float">
            <text:p>1</text:p>
          </table:table-cell>
          <table:table-cell table:formula="of:=IF([.D74]&gt;0;[.D74]-[.B74];&quot;&quot;)" office:value-type="float" office:value="0" calcext:value-type="float">
            <text:p>0</text:p>
          </table:table-cell>
          <table:table-cell table:formula="of:=IF([.J74]=&quot;&quot;;&quot;&quot;;[.J74]/[.B7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9-702</text:p>
          </table:table-cell>
          <table:table-cell table:number-columns-repeated="3" office:value-type="float" office:value="0.0224833713980463" calcext:value-type="float">
            <text:p>0.0224833713980463</text:p>
          </table:table-cell>
          <table:table-cell office:value-type="float" office:value="0.0321385860443115" calcext:value-type="float">
            <text:p>0.0321385860443115</text:p>
          </table:table-cell>
          <table:table-cell office:value-type="float" office:value="0.127424240112305" calcext:value-type="float">
            <text:p>0.127424240112305</text:p>
          </table:table-cell>
          <table:table-cell office:value-type="float" office:value="0.030684232711792" calcext:value-type="float">
            <text:p>0.030684232711792</text:p>
          </table:table-cell>
          <table:table-cell/>
          <table:table-cell table:formula="of:=IF([.D75]&gt;0;1;0)" office:value-type="float" office:value="1" calcext:value-type="float">
            <text:p>1</text:p>
          </table:table-cell>
          <table:table-cell table:formula="of:=IF([.D75]&gt;0;[.D75]-[.B75];&quot;&quot;)" office:value-type="float" office:value="0" calcext:value-type="float">
            <text:p>0</text:p>
          </table:table-cell>
          <table:table-cell table:formula="of:=IF([.J75]=&quot;&quot;;&quot;&quot;;[.J75]/[.B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9-286</text:p>
          </table:table-cell>
          <table:table-cell table:number-columns-repeated="3" office:value-type="float" office:value="0.00674330388637345" calcext:value-type="float">
            <text:p>0.00674330388637345</text:p>
          </table:table-cell>
          <table:table-cell office:value-type="float" office:value="0.00212836265563965" calcext:value-type="float">
            <text:p>0.00212836265563965</text:p>
          </table:table-cell>
          <table:table-cell office:value-type="float" office:value="0.0026710033416748" calcext:value-type="float">
            <text:p>0.0026710033416748</text:p>
          </table:table-cell>
          <table:table-cell office:value-type="float" office:value="0.00527811050415039" calcext:value-type="float">
            <text:p>0.00527811050415039</text:p>
          </table:table-cell>
          <table:table-cell/>
          <table:table-cell table:formula="of:=IF([.D76]&gt;0;1;0)" office:value-type="float" office:value="1" calcext:value-type="float">
            <text:p>1</text:p>
          </table:table-cell>
          <table:table-cell table:style-name="ce2" table:formula="of:=IF([.D76]&gt;0;[.D76]-[.B76];&quot;&quot;)" office:value-type="float" office:value="0" calcext:value-type="float">
            <text:p>0</text:p>
          </table:table-cell>
          <table:table-cell table:style-name="ce2" table:formula="of:=IF([.J76]=&quot;&quot;;&quot;&quot;;[.J76]/[.B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8-689</text:p>
          </table:table-cell>
          <table:table-cell table:number-columns-repeated="3" office:value-type="float" office:value="0.014334575734095" calcext:value-type="float">
            <text:p>0.014334575734095</text:p>
          </table:table-cell>
          <table:table-cell office:value-type="float" office:value="0.00773096084594727" calcext:value-type="float">
            <text:p>0.00773096084594727</text:p>
          </table:table-cell>
          <table:table-cell office:value-type="float" office:value="0.0885238647460938" calcext:value-type="float">
            <text:p>0.0885238647460938</text:p>
          </table:table-cell>
          <table:table-cell office:value-type="float" office:value="0.00745797157287598" calcext:value-type="float">
            <text:p>0.00745797157287598</text:p>
          </table:table-cell>
          <table:table-cell/>
          <table:table-cell table:formula="of:=IF([.D77]&gt;0;1;0)" office:value-type="float" office:value="1" calcext:value-type="float">
            <text:p>1</text:p>
          </table:table-cell>
          <table:table-cell table:formula="of:=IF([.D77]&gt;0;[.D77]-[.B77];&quot;&quot;)" office:value-type="float" office:value="0" calcext:value-type="float">
            <text:p>0</text:p>
          </table:table-cell>
          <table:table-cell table:formula="of:=IF([.J77]=&quot;&quot;;&quot;&quot;;[.J77]/[.B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4-590</text:p>
          </table:table-cell>
          <table:table-cell table:number-columns-repeated="3" office:value-type="float" office:value="0.0155424264853246" calcext:value-type="float">
            <text:p>0.0155424264853246</text:p>
          </table:table-cell>
          <table:table-cell office:value-type="float" office:value="0.0282292366027832" calcext:value-type="float">
            <text:p>0.0282292366027832</text:p>
          </table:table-cell>
          <table:table-cell office:value-type="float" office:value="0.0905189514160156" calcext:value-type="float">
            <text:p>0.0905189514160156</text:p>
          </table:table-cell>
          <table:table-cell office:value-type="float" office:value="0.0292940139770508" calcext:value-type="float">
            <text:p>0.0292940139770508</text:p>
          </table:table-cell>
          <table:table-cell/>
          <table:table-cell table:formula="of:=IF([.D78]&gt;0;1;0)" office:value-type="float" office:value="1" calcext:value-type="float">
            <text:p>1</text:p>
          </table:table-cell>
          <table:table-cell table:style-name="ce2" table:formula="of:=IF([.D78]&gt;0;[.D78]-[.B78];&quot;&quot;)" office:value-type="float" office:value="0" calcext:value-type="float">
            <text:p>0</text:p>
          </table:table-cell>
          <table:table-cell table:style-name="ce2" table:formula="of:=IF([.J78]=&quot;&quot;;&quot;&quot;;[.J78]/[.B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9-636</text:p>
          </table:table-cell>
          <table:table-cell table:number-columns-repeated="3" office:value-type="float" office:value="0.0196445192722384" calcext:value-type="float">
            <text:p>0.0196445192722384</text:p>
          </table:table-cell>
          <table:table-cell office:value-type="float" office:value="0.0319449901580811" calcext:value-type="float">
            <text:p>0.0319449901580811</text:p>
          </table:table-cell>
          <table:table-cell office:value-type="float" office:value="0.119106292724609" calcext:value-type="float">
            <text:p>0.119106292724609</text:p>
          </table:table-cell>
          <table:table-cell office:value-type="float" office:value="0.0280084609985352" calcext:value-type="float">
            <text:p>0.0280084609985352</text:p>
          </table:table-cell>
          <table:table-cell/>
          <table:table-cell table:formula="of:=IF([.D79]&gt;0;1;0)" office:value-type="float" office:value="1" calcext:value-type="float">
            <text:p>1</text:p>
          </table:table-cell>
          <table:table-cell table:style-name="ce2" table:formula="of:=IF([.D79]&gt;0;[.D79]-[.B79];&quot;&quot;)" office:value-type="float" office:value="0" calcext:value-type="float">
            <text:p>0</text:p>
          </table:table-cell>
          <table:table-cell table:style-name="ce2" table:formula="of:=IF([.J79]=&quot;&quot;;&quot;&quot;;[.J79]/[.B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3-435</text:p>
          </table:table-cell>
          <table:table-cell table:number-columns-repeated="3" office:value-type="float" office:value="0.0207297861111114" calcext:value-type="float">
            <text:p>0.0207297861111114</text:p>
          </table:table-cell>
          <table:table-cell office:value-type="float" office:value="0.0176279544830322" calcext:value-type="float">
            <text:p>0.0176279544830322</text:p>
          </table:table-cell>
          <table:table-cell office:value-type="float" office:value="0.0805838108062744" calcext:value-type="float">
            <text:p>0.0805838108062744</text:p>
          </table:table-cell>
          <table:table-cell office:value-type="float" office:value="0.0215640068054199" calcext:value-type="float">
            <text:p>0.0215640068054199</text:p>
          </table:table-cell>
          <table:table-cell/>
          <table:table-cell table:formula="of:=IF([.D80]&gt;0;1;0)" office:value-type="float" office:value="1" calcext:value-type="float">
            <text:p>1</text:p>
          </table:table-cell>
          <table:table-cell table:formula="of:=IF([.D80]&gt;0;[.D80]-[.B80];&quot;&quot;)" office:value-type="float" office:value="0" calcext:value-type="float">
            <text:p>0</text:p>
          </table:table-cell>
          <table:table-cell table:formula="of:=IF([.J80]=&quot;&quot;;&quot;&quot;;[.J80]/[.B8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3-717</text:p>
          </table:table-cell>
          <table:table-cell table:number-columns-repeated="3" office:value-type="float" office:value="0.0129199343135655" calcext:value-type="float">
            <text:p>0.0129199343135655</text:p>
          </table:table-cell>
          <table:table-cell office:value-type="float" office:value="0.0148594379425049" calcext:value-type="float">
            <text:p>0.0148594379425049</text:p>
          </table:table-cell>
          <table:table-cell office:value-type="float" office:value="0.0310251712799072" calcext:value-type="float">
            <text:p>0.0310251712799072</text:p>
          </table:table-cell>
          <table:table-cell office:value-type="float" office:value="0.0156748294830322" calcext:value-type="float">
            <text:p>0.0156748294830322</text:p>
          </table:table-cell>
          <table:table-cell/>
          <table:table-cell table:formula="of:=IF([.D81]&gt;0;1;0)" office:value-type="float" office:value="1" calcext:value-type="float">
            <text:p>1</text:p>
          </table:table-cell>
          <table:table-cell table:formula="of:=IF([.D81]&gt;0;[.D81]-[.B81];&quot;&quot;)" office:value-type="float" office:value="0" calcext:value-type="float">
            <text:p>0</text:p>
          </table:table-cell>
          <table:table-cell table:formula="of:=IF([.J81]=&quot;&quot;;&quot;&quot;;[.J81]/[.B8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8-703</text:p>
          </table:table-cell>
          <table:table-cell table:number-columns-repeated="3" office:value-type="float" office:value="0.0173802000762168" calcext:value-type="float">
            <text:p>0.0173802000762168</text:p>
          </table:table-cell>
          <table:table-cell office:value-type="float" office:value="0.0255224704742432" calcext:value-type="float">
            <text:p>0.0255224704742432</text:p>
          </table:table-cell>
          <table:table-cell office:value-type="float" office:value="0.115530490875244" calcext:value-type="float">
            <text:p>0.115530490875244</text:p>
          </table:table-cell>
          <table:table-cell office:value-type="float" office:value="0.0288252830505371" calcext:value-type="float">
            <text:p>0.0288252830505371</text:p>
          </table:table-cell>
          <table:table-cell/>
          <table:table-cell table:formula="of:=IF([.D82]&gt;0;1;0)" office:value-type="float" office:value="1" calcext:value-type="float">
            <text:p>1</text:p>
          </table:table-cell>
          <table:table-cell table:formula="of:=IF([.D82]&gt;0;[.D82]-[.B82];&quot;&quot;)" office:value-type="float" office:value="0" calcext:value-type="float">
            <text:p>0</text:p>
          </table:table-cell>
          <table:table-cell table:formula="of:=IF([.J82]=&quot;&quot;;&quot;&quot;;[.J82]/[.B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7-344</text:p>
          </table:table-cell>
          <table:table-cell table:number-columns-repeated="3" office:value-type="float" office:value="0.016360951180852" calcext:value-type="float">
            <text:p>0.016360951180852</text:p>
          </table:table-cell>
          <table:table-cell office:value-type="float" office:value="0.024742603302002" calcext:value-type="float">
            <text:p>0.024742603302002</text:p>
          </table:table-cell>
          <table:table-cell office:value-type="float" office:value="0.109686136245728" calcext:value-type="float">
            <text:p>0.109686136245728</text:p>
          </table:table-cell>
          <table:table-cell office:value-type="float" office:value="0.0266914367675781" calcext:value-type="float">
            <text:p>0.0266914367675781</text:p>
          </table:table-cell>
          <table:table-cell/>
          <table:table-cell table:formula="of:=IF([.D83]&gt;0;1;0)" office:value-type="float" office:value="1" calcext:value-type="float">
            <text:p>1</text:p>
          </table:table-cell>
          <table:table-cell table:formula="of:=IF([.D83]&gt;0;[.D83]-[.B83];&quot;&quot;)" office:value-type="float" office:value="0" calcext:value-type="float">
            <text:p>0</text:p>
          </table:table-cell>
          <table:table-cell table:formula="of:=IF([.J83]=&quot;&quot;;&quot;&quot;;[.J83]/[.B8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6-32</text:p>
          </table:table-cell>
          <table:table-cell table:number-columns-repeated="3" office:value-type="float" office:value="0.0161889859232928" calcext:value-type="float">
            <text:p>0.0161889859232928</text:p>
          </table:table-cell>
          <table:table-cell office:value-type="float" office:value="0.0116474628448486" calcext:value-type="float">
            <text:p>0.0116474628448486</text:p>
          </table:table-cell>
          <table:table-cell office:value-type="float" office:value="0.120439767837524" calcext:value-type="float">
            <text:p>0.120439767837524</text:p>
          </table:table-cell>
          <table:table-cell office:value-type="float" office:value="0.0151326656341553" calcext:value-type="float">
            <text:p>0.0151326656341553</text:p>
          </table:table-cell>
          <table:table-cell/>
          <table:table-cell table:formula="of:=IF([.D84]&gt;0;1;0)" office:value-type="float" office:value="1" calcext:value-type="float">
            <text:p>1</text:p>
          </table:table-cell>
          <table:table-cell table:style-name="ce2" table:formula="of:=IF([.D84]&gt;0;[.D84]-[.B84];&quot;&quot;)" office:value-type="float" office:value="0" calcext:value-type="float">
            <text:p>0</text:p>
          </table:table-cell>
          <table:table-cell table:style-name="ce2" table:formula="of:=IF([.J84]=&quot;&quot;;&quot;&quot;;[.J84]/[.B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2-551</text:p>
          </table:table-cell>
          <table:table-cell table:number-columns-repeated="3" office:value-type="float" office:value="0.0248916810303849" calcext:value-type="float">
            <text:p>0.0248916810303849</text:p>
          </table:table-cell>
          <table:table-cell office:value-type="float" office:value="0.0245833396911621" calcext:value-type="float">
            <text:p>0.0245833396911621</text:p>
          </table:table-cell>
          <table:table-cell office:value-type="float" office:value="0.126514196395874" calcext:value-type="float">
            <text:p>0.126514196395874</text:p>
          </table:table-cell>
          <table:table-cell office:value-type="float" office:value="0.0242013931274414" calcext:value-type="float">
            <text:p>0.0242013931274414</text:p>
          </table:table-cell>
          <table:table-cell/>
          <table:table-cell table:formula="of:=IF([.D85]&gt;0;1;0)" office:value-type="float" office:value="1" calcext:value-type="float">
            <text:p>1</text:p>
          </table:table-cell>
          <table:table-cell table:formula="of:=IF([.D85]&gt;0;[.D85]-[.B85];&quot;&quot;)" office:value-type="float" office:value="0" calcext:value-type="float">
            <text:p>0</text:p>
          </table:table-cell>
          <table:table-cell table:formula="of:=IF([.J85]=&quot;&quot;;&quot;&quot;;[.J85]/[.B8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5-80</text:p>
          </table:table-cell>
          <table:table-cell table:number-columns-repeated="3" office:value-type="float" office:value="0.0154521075453423" calcext:value-type="float">
            <text:p>0.0154521075453423</text:p>
          </table:table-cell>
          <table:table-cell office:value-type="float" office:value="0.0124959945678711" calcext:value-type="float">
            <text:p>0.0124959945678711</text:p>
          </table:table-cell>
          <table:table-cell office:value-type="float" office:value="0.113638877868652" calcext:value-type="float">
            <text:p>0.113638877868652</text:p>
          </table:table-cell>
          <table:table-cell office:value-type="float" office:value="0.014838695526123" calcext:value-type="float">
            <text:p>0.014838695526123</text:p>
          </table:table-cell>
          <table:table-cell/>
          <table:table-cell table:formula="of:=IF([.D86]&gt;0;1;0)" office:value-type="float" office:value="1" calcext:value-type="float">
            <text:p>1</text:p>
          </table:table-cell>
          <table:table-cell table:formula="of:=IF([.D86]&gt;0;[.D86]-[.B86];&quot;&quot;)" office:value-type="float" office:value="0" calcext:value-type="float">
            <text:p>0</text:p>
          </table:table-cell>
          <table:table-cell table:formula="of:=IF([.J86]=&quot;&quot;;&quot;&quot;;[.J86]/[.B8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89-591</text:p>
          </table:table-cell>
          <table:table-cell table:number-columns-repeated="3" office:value-type="float" office:value="0.014665227207695" calcext:value-type="float">
            <text:p>0.014665227207695</text:p>
          </table:table-cell>
          <table:table-cell office:value-type="float" office:value="0.0330522060394287" calcext:value-type="float">
            <text:p>0.0330522060394287</text:p>
          </table:table-cell>
          <table:table-cell office:value-type="float" office:value="0.0691876411437988" calcext:value-type="float">
            <text:p>0.0691876411437988</text:p>
          </table:table-cell>
          <table:table-cell office:value-type="float" office:value="0.0355560779571533" calcext:value-type="float">
            <text:p>0.0355560779571533</text:p>
          </table:table-cell>
          <table:table-cell/>
          <table:table-cell table:formula="of:=IF([.D87]&gt;0;1;0)" office:value-type="float" office:value="1" calcext:value-type="float">
            <text:p>1</text:p>
          </table:table-cell>
          <table:table-cell table:style-name="ce2" table:formula="of:=IF([.D87]&gt;0;[.D87]-[.B87];&quot;&quot;)" office:value-type="float" office:value="0" calcext:value-type="float">
            <text:p>0</text:p>
          </table:table-cell>
          <table:table-cell table:style-name="ce2" table:formula="of:=IF([.J87]=&quot;&quot;;&quot;&quot;;[.J87]/[.B8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9-827</text:p>
          </table:table-cell>
          <table:table-cell table:number-columns-repeated="3" office:value-type="float" office:value="0.0153550049451894" calcext:value-type="float">
            <text:p>0.0153550049451894</text:p>
          </table:table-cell>
          <table:table-cell office:value-type="float" office:value="0.0202395915985107" calcext:value-type="float">
            <text:p>0.0202395915985107</text:p>
          </table:table-cell>
          <table:table-cell office:value-type="float" office:value="0.0843377113342285" calcext:value-type="float">
            <text:p>0.0843377113342285</text:p>
          </table:table-cell>
          <table:table-cell office:value-type="float" office:value="0.0219178199768066" calcext:value-type="float">
            <text:p>0.0219178199768066</text:p>
          </table:table-cell>
          <table:table-cell/>
          <table:table-cell table:formula="of:=IF([.D88]&gt;0;1;0)" office:value-type="float" office:value="1" calcext:value-type="float">
            <text:p>1</text:p>
          </table:table-cell>
          <table:table-cell table:formula="of:=IF([.D88]&gt;0;[.D88]-[.B88];&quot;&quot;)" office:value-type="float" office:value="0" calcext:value-type="float">
            <text:p>0</text:p>
          </table:table-cell>
          <table:table-cell table:formula="of:=IF([.J88]=&quot;&quot;;&quot;&quot;;[.J88]/[.B8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7-775</text:p>
          </table:table-cell>
          <table:table-cell table:number-columns-repeated="3" office:value-type="float" office:value="0.0115690455837332" calcext:value-type="float">
            <text:p>0.0115690455837332</text:p>
          </table:table-cell>
          <table:table-cell office:value-type="float" office:value="0.012678861618042" calcext:value-type="float">
            <text:p>0.012678861618042</text:p>
          </table:table-cell>
          <table:table-cell office:value-type="float" office:value="0.0310168266296387" calcext:value-type="float">
            <text:p>0.0310168266296387</text:p>
          </table:table-cell>
          <table:table-cell office:value-type="float" office:value="0.0154831409454346" calcext:value-type="float">
            <text:p>0.0154831409454346</text:p>
          </table:table-cell>
          <table:table-cell/>
          <table:table-cell table:formula="of:=IF([.D89]&gt;0;1;0)" office:value-type="float" office:value="1" calcext:value-type="float">
            <text:p>1</text:p>
          </table:table-cell>
          <table:table-cell table:formula="of:=IF([.D89]&gt;0;[.D89]-[.B89];&quot;&quot;)" office:value-type="float" office:value="0" calcext:value-type="float">
            <text:p>0</text:p>
          </table:table-cell>
          <table:table-cell table:formula="of:=IF([.J89]=&quot;&quot;;&quot;&quot;;[.J89]/[.B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8-61</text:p>
          </table:table-cell>
          <table:table-cell table:number-columns-repeated="3" office:value-type="float" office:value="0.0153989822349333" calcext:value-type="float">
            <text:p>0.0153989822349333</text:p>
          </table:table-cell>
          <table:table-cell office:value-type="float" office:value="0.0155875682830811" calcext:value-type="float">
            <text:p>0.0155875682830811</text:p>
          </table:table-cell>
          <table:table-cell office:value-type="float" office:value="0.0953092575073242" calcext:value-type="float">
            <text:p>0.0953092575073242</text:p>
          </table:table-cell>
          <table:table-cell office:value-type="float" office:value="0.0177536010742188" calcext:value-type="float">
            <text:p>0.0177536010742188</text:p>
          </table:table-cell>
          <table:table-cell/>
          <table:table-cell table:formula="of:=IF([.D90]&gt;0;1;0)" office:value-type="float" office:value="1" calcext:value-type="float">
            <text:p>1</text:p>
          </table:table-cell>
          <table:table-cell table:style-name="ce2" table:formula="of:=IF([.D90]&gt;0;[.D90]-[.B90];&quot;&quot;)" office:value-type="float" office:value="0" calcext:value-type="float">
            <text:p>0</text:p>
          </table:table-cell>
          <table:table-cell table:style-name="ce2" table:formula="of:=IF([.J90]=&quot;&quot;;&quot;&quot;;[.J90]/[.B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77-722</text:p>
          </table:table-cell>
          <table:table-cell table:number-columns-repeated="3" office:value-type="float" office:value="0.0135768897208005" calcext:value-type="float">
            <text:p>0.0135768897208005</text:p>
          </table:table-cell>
          <table:table-cell office:value-type="float" office:value="0.0164546966552734" calcext:value-type="float">
            <text:p>0.0164546966552734</text:p>
          </table:table-cell>
          <table:table-cell office:value-type="float" office:value="0.0576322078704834" calcext:value-type="float">
            <text:p>0.0576322078704834</text:p>
          </table:table-cell>
          <table:table-cell office:value-type="float" office:value="0.0180149078369141" calcext:value-type="float">
            <text:p>0.0180149078369141</text:p>
          </table:table-cell>
          <table:table-cell/>
          <table:table-cell table:formula="of:=IF([.D91]&gt;0;1;0)" office:value-type="float" office:value="1" calcext:value-type="float">
            <text:p>1</text:p>
          </table:table-cell>
          <table:table-cell table:formula="of:=IF([.D91]&gt;0;[.D91]-[.B91];&quot;&quot;)" office:value-type="float" office:value="0" calcext:value-type="float">
            <text:p>0</text:p>
          </table:table-cell>
          <table:table-cell table:formula="of:=IF([.J91]=&quot;&quot;;&quot;&quot;;[.J91]/[.B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63-516</text:p>
          </table:table-cell>
          <table:table-cell table:number-columns-repeated="3" office:value-type="float" office:value="0.0162754072719638" calcext:value-type="float">
            <text:p>0.0162754072719638</text:p>
          </table:table-cell>
          <table:table-cell office:value-type="float" office:value="0.0134906768798828" calcext:value-type="float">
            <text:p>0.0134906768798828</text:p>
          </table:table-cell>
          <table:table-cell office:value-type="float" office:value="0.0993838310241699" calcext:value-type="float">
            <text:p>0.0993838310241699</text:p>
          </table:table-cell>
          <table:table-cell office:value-type="float" office:value="0.0142779350280762" calcext:value-type="float">
            <text:p>0.0142779350280762</text:p>
          </table:table-cell>
          <table:table-cell/>
          <table:table-cell table:formula="of:=IF([.D92]&gt;0;1;0)" office:value-type="float" office:value="1" calcext:value-type="float">
            <text:p>1</text:p>
          </table:table-cell>
          <table:table-cell table:formula="of:=IF([.D92]&gt;0;[.D92]-[.B92];&quot;&quot;)" office:value-type="float" office:value="0" calcext:value-type="float">
            <text:p>0</text:p>
          </table:table-cell>
          <table:table-cell table:formula="of:=IF([.J92]=&quot;&quot;;&quot;&quot;;[.J92]/[.B9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0-738</text:p>
          </table:table-cell>
          <table:table-cell table:number-columns-repeated="3" office:value-type="float" office:value="0.0123107826162878" calcext:value-type="float">
            <text:p>0.0123107826162878</text:p>
          </table:table-cell>
          <table:table-cell office:value-type="float" office:value="0.00659680366516113" calcext:value-type="float">
            <text:p>0.00659680366516113</text:p>
          </table:table-cell>
          <table:table-cell office:value-type="float" office:value="0.00847887992858887" calcext:value-type="float">
            <text:p>0.00847887992858887</text:p>
          </table:table-cell>
          <table:table-cell office:value-type="float" office:value="0.00929713249206543" calcext:value-type="float">
            <text:p>0.00929713249206543</text:p>
          </table:table-cell>
          <table:table-cell/>
          <table:table-cell table:formula="of:=IF([.D93]&gt;0;1;0)" office:value-type="float" office:value="1" calcext:value-type="float">
            <text:p>1</text:p>
          </table:table-cell>
          <table:table-cell table:style-name="ce2" table:formula="of:=IF([.D93]&gt;0;[.D93]-[.B93];&quot;&quot;)" office:value-type="float" office:value="0" calcext:value-type="float">
            <text:p>0</text:p>
          </table:table-cell>
          <table:table-cell table:style-name="ce2" table:formula="of:=IF([.J93]=&quot;&quot;;&quot;&quot;;[.J93]/[.B9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5-986</text:p>
          </table:table-cell>
          <table:table-cell table:number-columns-repeated="3" office:value-type="float" office:value="0.0156182596894004" calcext:value-type="float">
            <text:p>0.0156182596894004</text:p>
          </table:table-cell>
          <table:table-cell office:value-type="float" office:value="0.0206243991851807" calcext:value-type="float">
            <text:p>0.0206243991851807</text:p>
          </table:table-cell>
          <table:table-cell office:value-type="float" office:value="0.0903458595275879" calcext:value-type="float">
            <text:p>0.0903458595275879</text:p>
          </table:table-cell>
          <table:table-cell office:value-type="float" office:value="0.0187387466430664" calcext:value-type="float">
            <text:p>0.0187387466430664</text:p>
          </table:table-cell>
          <table:table-cell/>
          <table:table-cell table:formula="of:=IF([.D94]&gt;0;1;0)" office:value-type="float" office:value="1" calcext:value-type="float">
            <text:p>1</text:p>
          </table:table-cell>
          <table:table-cell table:style-name="ce2" table:formula="of:=IF([.D94]&gt;0;[.D94]-[.B94];&quot;&quot;)" office:value-type="float" office:value="0" calcext:value-type="float">
            <text:p>0</text:p>
          </table:table-cell>
          <table:table-cell table:style-name="ce2" table:formula="of:=IF([.J94]=&quot;&quot;;&quot;&quot;;[.J94]/[.B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92-876</text:p>
          </table:table-cell>
          <table:table-cell table:number-columns-repeated="3" office:value-type="float" office:value="0.010414240142903" calcext:value-type="float">
            <text:p>0.010414240142903</text:p>
          </table:table-cell>
          <table:table-cell office:value-type="float" office:value="0.0141351222991943" calcext:value-type="float">
            <text:p>0.0141351222991943</text:p>
          </table:table-cell>
          <table:table-cell office:value-type="float" office:value="0.0234439373016357" calcext:value-type="float">
            <text:p>0.0234439373016357</text:p>
          </table:table-cell>
          <table:table-cell office:value-type="float" office:value="0.0169141292572022" calcext:value-type="float">
            <text:p>0.0169141292572022</text:p>
          </table:table-cell>
          <table:table-cell/>
          <table:table-cell table:formula="of:=IF([.D95]&gt;0;1;0)" office:value-type="float" office:value="1" calcext:value-type="float">
            <text:p>1</text:p>
          </table:table-cell>
          <table:table-cell table:formula="of:=IF([.D95]&gt;0;[.D95]-[.B95];&quot;&quot;)" office:value-type="float" office:value="0" calcext:value-type="float">
            <text:p>0</text:p>
          </table:table-cell>
          <table:table-cell table:formula="of:=IF([.J95]=&quot;&quot;;&quot;&quot;;[.J95]/[.B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5-344</text:p>
          </table:table-cell>
          <table:table-cell table:number-columns-repeated="3" office:value-type="float" office:value="0.016990819895809" calcext:value-type="float">
            <text:p>0.016990819895809</text:p>
          </table:table-cell>
          <table:table-cell office:value-type="float" office:value="0.0334110260009766" calcext:value-type="float">
            <text:p>0.0334110260009766</text:p>
          </table:table-cell>
          <table:table-cell office:value-type="float" office:value="0.115321397781372" calcext:value-type="float">
            <text:p>0.115321397781372</text:p>
          </table:table-cell>
          <table:table-cell office:value-type="float" office:value="0.033257007598877" calcext:value-type="float">
            <text:p>0.033257007598877</text:p>
          </table:table-cell>
          <table:table-cell/>
          <table:table-cell table:formula="of:=IF([.D96]&gt;0;1;0)" office:value-type="float" office:value="1" calcext:value-type="float">
            <text:p>1</text:p>
          </table:table-cell>
          <table:table-cell table:formula="of:=IF([.D96]&gt;0;[.D96]-[.B96];&quot;&quot;)" office:value-type="float" office:value="0" calcext:value-type="float">
            <text:p>0</text:p>
          </table:table-cell>
          <table:table-cell table:formula="of:=IF([.J96]=&quot;&quot;;&quot;&quot;;[.J96]/[.B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6-1003</text:p>
          </table:table-cell>
          <table:table-cell table:number-columns-repeated="3" office:value-type="float" office:value="0.0216278447994834" calcext:value-type="float">
            <text:p>0.0216278447994834</text:p>
          </table:table-cell>
          <table:table-cell office:value-type="float" office:value="0.0175583362579346" calcext:value-type="float">
            <text:p>0.0175583362579346</text:p>
          </table:table-cell>
          <table:table-cell office:value-type="float" office:value="0.124178409576416" calcext:value-type="float">
            <text:p>0.124178409576416</text:p>
          </table:table-cell>
          <table:table-cell office:value-type="float" office:value="0.0189075469970703" calcext:value-type="float">
            <text:p>0.0189075469970703</text:p>
          </table:table-cell>
          <table:table-cell/>
          <table:table-cell table:formula="of:=IF([.D97]&gt;0;1;0)" office:value-type="float" office:value="1" calcext:value-type="float">
            <text:p>1</text:p>
          </table:table-cell>
          <table:table-cell table:formula="of:=IF([.D97]&gt;0;[.D97]-[.B97];&quot;&quot;)" office:value-type="float" office:value="0" calcext:value-type="float">
            <text:p>0</text:p>
          </table:table-cell>
          <table:table-cell table:formula="of:=IF([.J97]=&quot;&quot;;&quot;&quot;;[.J97]/[.B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5-781</text:p>
          </table:table-cell>
          <table:table-cell table:number-columns-repeated="3" office:value-type="float" office:value="0.0204277171942493" calcext:value-type="float">
            <text:p>0.0204277171942493</text:p>
          </table:table-cell>
          <table:table-cell office:value-type="float" office:value="0.0126848220825195" calcext:value-type="float">
            <text:p>0.0126848220825195</text:p>
          </table:table-cell>
          <table:table-cell office:value-type="float" office:value="0.109686136245728" calcext:value-type="float">
            <text:p>0.109686136245728</text:p>
          </table:table-cell>
          <table:table-cell office:value-type="float" office:value="0.0191917419433594" calcext:value-type="float">
            <text:p>0.0191917419433594</text:p>
          </table:table-cell>
          <table:table-cell/>
          <table:table-cell table:formula="of:=IF([.D98]&gt;0;1;0)" office:value-type="float" office:value="1" calcext:value-type="float">
            <text:p>1</text:p>
          </table:table-cell>
          <table:table-cell table:style-name="ce2" table:formula="of:=IF([.D98]&gt;0;[.D98]-[.B98];&quot;&quot;)" office:value-type="float" office:value="0" calcext:value-type="float">
            <text:p>0</text:p>
          </table:table-cell>
          <table:table-cell table:style-name="ce2" table:formula="of:=IF([.J98]=&quot;&quot;;&quot;&quot;;[.J98]/[.B9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7-610</text:p>
          </table:table-cell>
          <table:table-cell table:number-columns-repeated="3" office:value-type="float" office:value="0.0236234690882539" calcext:value-type="float">
            <text:p>0.0236234690882539</text:p>
          </table:table-cell>
          <table:table-cell office:value-type="float" office:value="0.0322563648223877" calcext:value-type="float">
            <text:p>0.0322563648223877</text:p>
          </table:table-cell>
          <table:table-cell office:value-type="float" office:value="0.136722326278687" calcext:value-type="float">
            <text:p>0.136722326278687</text:p>
          </table:table-cell>
          <table:table-cell office:value-type="float" office:value="0.0295631885528564" calcext:value-type="float">
            <text:p>0.0295631885528564</text:p>
          </table:table-cell>
          <table:table-cell/>
          <table:table-cell table:formula="of:=IF([.D99]&gt;0;1;0)" office:value-type="float" office:value="1" calcext:value-type="float">
            <text:p>1</text:p>
          </table:table-cell>
          <table:table-cell table:style-name="ce2" table:formula="of:=IF([.D99]&gt;0;[.D99]-[.B99];&quot;&quot;)" office:value-type="float" office:value="0" calcext:value-type="float">
            <text:p>0</text:p>
          </table:table-cell>
          <table:table-cell table:style-name="ce2" table:formula="of:=IF([.J99]=&quot;&quot;;&quot;&quot;;[.J99]/[.B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8-423</text:p>
          </table:table-cell>
          <table:table-cell table:number-columns-repeated="3" office:value-type="float" office:value="0.0149171987689302" calcext:value-type="float">
            <text:p>0.0149171987689302</text:p>
          </table:table-cell>
          <table:table-cell office:value-type="float" office:value="0.0185625553131104" calcext:value-type="float">
            <text:p>0.0185625553131104</text:p>
          </table:table-cell>
          <table:table-cell office:value-type="float" office:value="0.070195198059082" calcext:value-type="float">
            <text:p>0.070195198059082</text:p>
          </table:table-cell>
          <table:table-cell office:value-type="float" office:value="0.0172553062438965" calcext:value-type="float">
            <text:p>0.0172553062438965</text:p>
          </table:table-cell>
          <table:table-cell/>
          <table:table-cell table:formula="of:=IF([.D100]&gt;0;1;0)" office:value-type="float" office:value="1" calcext:value-type="float">
            <text:p>1</text:p>
          </table:table-cell>
          <table:table-cell table:style-name="ce2" table:formula="of:=IF([.D100]&gt;0;[.D100]-[.B100];&quot;&quot;)" office:value-type="float" office:value="0" calcext:value-type="float">
            <text:p>0</text:p>
          </table:table-cell>
          <table:table-cell table:style-name="ce2" table:formula="of:=IF([.J100]=&quot;&quot;;&quot;&quot;;[.J100]/[.B1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6-887</text:p>
          </table:table-cell>
          <table:table-cell table:number-columns-repeated="3" office:value-type="float" office:value="0.0219201499800539" calcext:value-type="float">
            <text:p>0.0219201499800539</text:p>
          </table:table-cell>
          <table:table-cell office:value-type="float" office:value="0.024350643157959" calcext:value-type="float">
            <text:p>0.024350643157959</text:p>
          </table:table-cell>
          <table:table-cell office:value-type="float" office:value="0.113260984420776" calcext:value-type="float">
            <text:p>0.113260984420776</text:p>
          </table:table-cell>
          <table:table-cell office:value-type="float" office:value="0.0233120918273926" calcext:value-type="float">
            <text:p>0.0233120918273926</text:p>
          </table:table-cell>
          <table:table-cell/>
          <table:table-cell table:formula="of:=IF([.D101]&gt;0;1;0)" office:value-type="float" office:value="1" calcext:value-type="float">
            <text:p>1</text:p>
          </table:table-cell>
          <table:table-cell table:formula="of:=IF([.D101]&gt;0;[.D101]-[.B101];&quot;&quot;)" office:value-type="float" office:value="0" calcext:value-type="float">
            <text:p>0</text:p>
          </table:table-cell>
          <table:table-cell table:formula="of:=IF([.J101]=&quot;&quot;;&quot;&quot;;[.J101]/[.B101])" office:value-type="float" office:value="0" calcext:value-type="float">
            <text:p>0</text:p>
          </table:table-cell>
        </table:table-row>
      </table:table>
      <table:table table:name="results_2048" table:style-name="ta1">
        <table:table-column table:style-name="co1" table:number-columns-repeated="9" table:default-cell-style-name="Default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684-1963</text:p>
          </table:table-cell>
          <table:table-cell table:number-columns-repeated="2" office:value-type="float" office:value="0.00845222492380815" calcext:value-type="float">
            <text:p>0.00845222492380815</text:p>
          </table:table-cell>
          <table:table-cell office:value-type="float" office:value="0.00923729058881151" calcext:value-type="float">
            <text:p>0.00923729058881151</text:p>
          </table:table-cell>
          <table:table-cell office:value-type="float" office:value="0.087165117263794" calcext:value-type="float">
            <text:p>0.087165117263794</text:p>
          </table:table-cell>
          <table:table-cell office:value-type="float" office:value="0.459777116775513" calcext:value-type="float">
            <text:p>0.459777116775513</text:p>
          </table:table-cell>
          <table:table-cell office:value-type="float" office:value="0.00958395004272461" calcext:value-type="float">
            <text:p>0.00958395004272461</text:p>
          </table:table-cell>
          <table:table-cell/>
          <table:table-cell table:formula="of:=IF([.D2]&gt;0;1;0)" office:value-type="float" office:value="1" calcext:value-type="float">
            <text:p>1</text:p>
          </table:table-cell>
          <table:table-cell table:style-name="Default" table:formula="of:=IF([.D2]&gt;0;[.D2]-[.B2];&quot;&quot;)" office:value-type="float" office:value="0.000785065665003359" calcext:value-type="float">
            <text:p>0.000785065665003359</text:p>
          </table:table-cell>
          <table:table-cell table:style-name="Default" table:formula="of:=IF([.J2]=&quot;&quot;;&quot;&quot;;[.J2]/[.B2])" office:value-type="float" office:value="0.0928827228428332" calcext:value-type="float">
            <text:p>0.0928827228428332</text:p>
          </table:table-cell>
        </table:table-row>
        <table:table-row table:style-name="ro1">
          <table:table-cell office:value-type="string" calcext:value-type="string">
            <text:p>1007-96</text:p>
          </table:table-cell>
          <table:table-cell table:number-columns-repeated="3" office:value-type="float" office:value="0.00885818523556503" calcext:value-type="float">
            <text:p>0.00885818523556503</text:p>
          </table:table-cell>
          <table:table-cell office:value-type="float" office:value="0.0400211811065674" calcext:value-type="float">
            <text:p>0.0400211811065674</text:p>
          </table:table-cell>
          <table:table-cell office:value-type="float" office:value="0.164138317108154" calcext:value-type="float">
            <text:p>0.164138317108154</text:p>
          </table:table-cell>
          <table:table-cell office:value-type="float" office:value="0.0103750228881836" calcext:value-type="float">
            <text:p>0.0103750228881836</text:p>
          </table:table-cell>
          <table:table-cell/>
          <table:table-cell table:formula="of:=IF([.D3]&gt;0;1;0)" office:value-type="float" office:value="1" calcext:value-type="float">
            <text:p>1</text:p>
          </table:table-cell>
          <table:table-cell table:formula="of:=IF([.D3]&gt;0;[.D3]-[.B3];&quot;&quot;)" office:value-type="float" office:value="0" calcext:value-type="float">
            <text:p>0</text:p>
          </table:table-cell>
          <table:table-cell table:formula="of:=IF([.J3]=&quot;&quot;;&quot;&quot;;[.J3]/[.B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1-2005</text:p>
          </table:table-cell>
          <table:table-cell table:number-columns-repeated="3" office:value-type="float" office:value="0.00834517778474664" calcext:value-type="float">
            <text:p>0.00834517778474664</text:p>
          </table:table-cell>
          <table:table-cell office:value-type="float" office:value="0.0621378421783447" calcext:value-type="float">
            <text:p>0.0621378421783447</text:p>
          </table:table-cell>
          <table:table-cell office:value-type="float" office:value="0.412545204162598" calcext:value-type="float">
            <text:p>0.412545204162598</text:p>
          </table:table-cell>
          <table:table-cell office:value-type="float" office:value="0.0674657821655273" calcext:value-type="float">
            <text:p>0.0674657821655273</text:p>
          </table:table-cell>
          <table:table-cell/>
          <table:table-cell table:formula="of:=IF([.D4]&gt;0;1;0)" office:value-type="float" office:value="1" calcext:value-type="float">
            <text:p>1</text:p>
          </table:table-cell>
          <table:table-cell table:formula="of:=IF([.D4]&gt;0;[.D4]-[.B4];&quot;&quot;)" office:value-type="float" office:value="0" calcext:value-type="float">
            <text:p>0</text:p>
          </table:table-cell>
          <table:table-cell table:formula="of:=IF([.J4]=&quot;&quot;;&quot;&quot;;[.J4]/[.B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5-1792</text:p>
          </table:table-cell>
          <table:table-cell table:number-columns-repeated="2" office:value-type="float" office:value="0.00695055033764314" calcext:value-type="float">
            <text:p>0.00695055033764314</text:p>
          </table:table-cell>
          <table:table-cell office:value-type="float" office:value="0.0116371863915478" calcext:value-type="float">
            <text:p>0.0116371863915478</text:p>
          </table:table-cell>
          <table:table-cell office:value-type="float" office:value="0.0199911594390869" calcext:value-type="float">
            <text:p>0.0199911594390869</text:p>
          </table:table-cell>
          <table:table-cell office:value-type="float" office:value="0.284226894378662" calcext:value-type="float">
            <text:p>0.284226894378662</text:p>
          </table:table-cell>
          <table:table-cell office:value-type="float" office:value="0.0110349655151367" calcext:value-type="float">
            <text:p>0.0110349655151367</text:p>
          </table:table-cell>
          <table:table-cell/>
          <table:table-cell table:formula="of:=IF([.D5]&gt;0;1;0)" office:value-type="float" office:value="1" calcext:value-type="float">
            <text:p>1</text:p>
          </table:table-cell>
          <table:table-cell table:formula="of:=IF([.D5]&gt;0;[.D5]-[.B5];&quot;&quot;)" office:value-type="float" office:value="0.00468663605390463" calcext:value-type="float">
            <text:p>0.00468663605390463</text:p>
          </table:table-cell>
          <table:table-cell table:formula="of:=IF([.J5]=&quot;&quot;;&quot;&quot;;[.J5]/[.B5])" office:value-type="float" office:value="0.674282729602361" calcext:value-type="float">
            <text:p>0.674282729602361</text:p>
          </table:table-cell>
        </table:table-row>
        <table:table-row table:style-name="ro1">
          <table:table-cell office:value-type="string" calcext:value-type="string">
            <text:p>1755-1236</text:p>
          </table:table-cell>
          <table:table-cell table:number-columns-repeated="3" office:value-type="float" office:value="0.00974934351053425" calcext:value-type="float">
            <text:p>0.00974934351053425</text:p>
          </table:table-cell>
          <table:table-cell office:value-type="float" office:value="0.0201005935668945" calcext:value-type="float">
            <text:p>0.0201005935668945</text:p>
          </table:table-cell>
          <table:table-cell office:value-type="float" office:value="0.383686780929565" calcext:value-type="float">
            <text:p>0.383686780929565</text:p>
          </table:table-cell>
          <table:table-cell office:value-type="float" office:value="0.00557494163513184" calcext:value-type="float">
            <text:p>0.00557494163513184</text:p>
          </table:table-cell>
          <table:table-cell/>
          <table:table-cell table:formula="of:=IF([.D6]&gt;0;1;0)" office:value-type="float" office:value="1" calcext:value-type="float">
            <text:p>1</text:p>
          </table:table-cell>
          <table:table-cell table:style-name="Default" table:formula="of:=IF([.D6]&gt;0;[.D6]-[.B6];&quot;&quot;)" office:value-type="float" office:value="0" calcext:value-type="float">
            <text:p>0</text:p>
          </table:table-cell>
          <table:table-cell table:style-name="Default" table:formula="of:=IF([.J6]=&quot;&quot;;&quot;&quot;;[.J6]/[.B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9-1349</text:p>
          </table:table-cell>
          <table:table-cell table:number-columns-repeated="3" office:value-type="float" office:value="0.00015534198356304" calcext:value-type="float">
            <text:p>0.00015534198356304</text:p>
          </table:table-cell>
          <table:table-cell office:value-type="float" office:value="0.00218033790588379" calcext:value-type="float">
            <text:p>0.00218033790588379</text:p>
          </table:table-cell>
          <table:table-cell office:value-type="float" office:value="0.000873088836669922" calcext:value-type="float">
            <text:p>0.000873088836669922</text:p>
          </table:table-cell>
          <table:table-cell office:value-type="float" office:value="0.00321316719055176" calcext:value-type="float">
            <text:p>0.00321316719055176</text:p>
          </table:table-cell>
          <table:table-cell/>
          <table:table-cell table:formula="of:=IF([.D7]&gt;0;1;0)" office:value-type="float" office:value="1" calcext:value-type="float">
            <text:p>1</text:p>
          </table:table-cell>
          <table:table-cell table:style-name="Default" table:formula="of:=IF([.D7]&gt;0;[.D7]-[.B7];&quot;&quot;)" office:value-type="float" office:value="0" calcext:value-type="float">
            <text:p>0</text:p>
          </table:table-cell>
          <table:table-cell table:style-name="Default" table:formula="of:=IF([.J7]=&quot;&quot;;&quot;&quot;;[.J7]/[.B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95-969</text:p>
          </table:table-cell>
          <table:table-cell table:number-columns-repeated="2" office:value-type="float" office:value="0.0121659143946479" calcext:value-type="float">
            <text:p>0.0121659143946479</text:p>
          </table:table-cell>
          <table:table-cell office:value-type="float" office:value="0.0141345115951278" calcext:value-type="float">
            <text:p>0.0141345115951278</text:p>
          </table:table-cell>
          <table:table-cell office:value-type="float" office:value="0.0648660659790039" calcext:value-type="float">
            <text:p>0.0648660659790039</text:p>
          </table:table-cell>
          <table:table-cell office:value-type="float" office:value="0.508304834365845" calcext:value-type="float">
            <text:p>0.508304834365845</text:p>
          </table:table-cell>
          <table:table-cell office:value-type="float" office:value="0.00719881057739258" calcext:value-type="float">
            <text:p>0.00719881057739258</text:p>
          </table:table-cell>
          <table:table-cell/>
          <table:table-cell table:formula="of:=IF([.D8]&gt;0;1;0)" office:value-type="float" office:value="1" calcext:value-type="float">
            <text:p>1</text:p>
          </table:table-cell>
          <table:table-cell table:style-name="Default" table:formula="of:=IF([.D8]&gt;0;[.D8]-[.B8];&quot;&quot;)" office:value-type="float" office:value="0.00196859720047993" calcext:value-type="float">
            <text:p>0.00196859720047993</text:p>
          </table:table-cell>
          <table:table-cell table:style-name="Default" table:formula="of:=IF([.J8]=&quot;&quot;;&quot;&quot;;[.J8]/[.B8])" office:value-type="float" office:value="0.161812514589612" calcext:value-type="float">
            <text:p>0.161812514589612</text:p>
          </table:table-cell>
        </table:table-row>
        <table:table-row table:style-name="ro1">
          <table:table-cell office:value-type="string" calcext:value-type="string">
            <text:p>1628-996</text:p>
          </table:table-cell>
          <table:table-cell table:number-columns-repeated="3" office:value-type="float" office:value="0.00705442376348509" calcext:value-type="float">
            <text:p>0.00705442376348509</text:p>
          </table:table-cell>
          <table:table-cell office:value-type="float" office:value="0.0463814735412598" calcext:value-type="float">
            <text:p>0.0463814735412598</text:p>
          </table:table-cell>
          <table:table-cell office:value-type="float" office:value="0.204357385635376" calcext:value-type="float">
            <text:p>0.204357385635376</text:p>
          </table:table-cell>
          <table:table-cell office:value-type="float" office:value="0.0578639507293701" calcext:value-type="float">
            <text:p>0.0578639507293701</text:p>
          </table:table-cell>
          <table:table-cell/>
          <table:table-cell table:formula="of:=IF([.D9]&gt;0;1;0)" office:value-type="float" office:value="1" calcext:value-type="float">
            <text:p>1</text:p>
          </table:table-cell>
          <table:table-cell table:style-name="Default" table:formula="of:=IF([.D9]&gt;0;[.D9]-[.B9];&quot;&quot;)" office:value-type="float" office:value="0" calcext:value-type="float">
            <text:p>0</text:p>
          </table:table-cell>
          <table:table-cell table:style-name="Default" table:formula="of:=IF([.J9]=&quot;&quot;;&quot;&quot;;[.J9]/[.B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75-371</text:p>
          </table:table-cell>
          <table:table-cell table:number-columns-repeated="3" office:value-type="float" office:value="0.00924391735158137" calcext:value-type="float">
            <text:p>0.00924391735158137</text:p>
          </table:table-cell>
          <table:table-cell office:value-type="float" office:value="0.0640742778778076" calcext:value-type="float">
            <text:p>0.0640742778778076</text:p>
          </table:table-cell>
          <table:table-cell office:value-type="float" office:value="0.472771167755127" calcext:value-type="float">
            <text:p>0.472771167755127</text:p>
          </table:table-cell>
          <table:table-cell office:value-type="float" office:value="0.0693328380584717" calcext:value-type="float">
            <text:p>0.0693328380584717</text:p>
          </table:table-cell>
          <table:table-cell/>
          <table:table-cell table:formula="of:=IF([.D10]&gt;0;1;0)" office:value-type="float" office:value="1" calcext:value-type="float">
            <text:p>1</text:p>
          </table:table-cell>
          <table:table-cell table:formula="of:=IF([.D10]&gt;0;[.D10]-[.B10];&quot;&quot;)" office:value-type="float" office:value="0" calcext:value-type="float">
            <text:p>0</text:p>
          </table:table-cell>
          <table:table-cell table:formula="of:=IF([.J10]=&quot;&quot;;&quot;&quot;;[.J10]/[.B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80-1259</text:p>
          </table:table-cell>
          <table:table-cell table:number-columns-repeated="3" office:value-type="float" office:value="0.00528212032234299" calcext:value-type="float">
            <text:p>0.00528212032234299</text:p>
          </table:table-cell>
          <table:table-cell office:value-type="float" office:value="0.0168993473052979" calcext:value-type="float">
            <text:p>0.0168993473052979</text:p>
          </table:table-cell>
          <table:table-cell office:value-type="float" office:value="0.0543112754821777" calcext:value-type="float">
            <text:p>0.0543112754821777</text:p>
          </table:table-cell>
          <table:table-cell office:value-type="float" office:value="0.0213959217071533" calcext:value-type="float">
            <text:p>0.0213959217071533</text:p>
          </table:table-cell>
          <table:table-cell/>
          <table:table-cell table:formula="of:=IF([.D11]&gt;0;1;0)" office:value-type="float" office:value="1" calcext:value-type="float">
            <text:p>1</text:p>
          </table:table-cell>
          <table:table-cell table:style-name="Default" table:formula="of:=IF([.D11]&gt;0;[.D11]-[.B11];&quot;&quot;)" office:value-type="float" office:value="0" calcext:value-type="float">
            <text:p>0</text:p>
          </table:table-cell>
          <table:table-cell table:style-name="Default" table:formula="of:=IF([.J11]=&quot;&quot;;&quot;&quot;;[.J11]/[.B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84-129</text:p>
          </table:table-cell>
          <table:table-cell table:number-columns-repeated="3" office:value-type="float" office:value="0.00920734185295957" calcext:value-type="float">
            <text:p>0.00920734185295957</text:p>
          </table:table-cell>
          <table:table-cell office:value-type="float" office:value="0.0712332725524902" calcext:value-type="float">
            <text:p>0.0712332725524902</text:p>
          </table:table-cell>
          <table:table-cell office:value-type="float" office:value="0.425476789474487" calcext:value-type="float">
            <text:p>0.425476789474487</text:p>
          </table:table-cell>
          <table:table-cell office:value-type="float" office:value="0.0795073509216309" calcext:value-type="float">
            <text:p>0.0795073509216309</text:p>
          </table:table-cell>
          <table:table-cell/>
          <table:table-cell table:formula="of:=IF([.D12]&gt;0;1;0)" office:value-type="float" office:value="1" calcext:value-type="float">
            <text:p>1</text:p>
          </table:table-cell>
          <table:table-cell table:style-name="Default" table:formula="of:=IF([.D12]&gt;0;[.D12]-[.B12];&quot;&quot;)" office:value-type="float" office:value="0" calcext:value-type="float">
            <text:p>0</text:p>
          </table:table-cell>
          <table:table-cell table:style-name="Default" table:formula="of:=IF([.J12]=&quot;&quot;;&quot;&quot;;[.J12]/[.B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12-1343</text:p>
          </table:table-cell>
          <table:table-cell table:number-columns-repeated="3" office:value-type="float" office:value="0.0120062372102431" calcext:value-type="float">
            <text:p>0.0120062372102431</text:p>
          </table:table-cell>
          <table:table-cell office:value-type="float" office:value="0.059758186340332" calcext:value-type="float">
            <text:p>0.059758186340332</text:p>
          </table:table-cell>
          <table:table-cell office:value-type="float" office:value="0.465743780136108" calcext:value-type="float">
            <text:p>0.465743780136108</text:p>
          </table:table-cell>
          <table:table-cell office:value-type="float" office:value="0.079599142074585" calcext:value-type="float">
            <text:p>0.079599142074585</text:p>
          </table:table-cell>
          <table:table-cell/>
          <table:table-cell table:formula="of:=IF([.D13]&gt;0;1;0)" office:value-type="float" office:value="1" calcext:value-type="float">
            <text:p>1</text:p>
          </table:table-cell>
          <table:table-cell table:style-name="Default" table:formula="of:=IF([.D13]&gt;0;[.D13]-[.B13];&quot;&quot;)" office:value-type="float" office:value="0" calcext:value-type="float">
            <text:p>0</text:p>
          </table:table-cell>
          <table:table-cell table:style-name="Default" table:formula="of:=IF([.J13]=&quot;&quot;;&quot;&quot;;[.J13]/[.B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89-1105</text:p>
          </table:table-cell>
          <table:table-cell table:number-columns-repeated="3" office:value-type="float" office:value="0.00689271107136069" calcext:value-type="float">
            <text:p>0.00689271107136069</text:p>
          </table:table-cell>
          <table:table-cell office:value-type="float" office:value="0.0443634986877441" calcext:value-type="float">
            <text:p>0.0443634986877441</text:p>
          </table:table-cell>
          <table:table-cell office:value-type="float" office:value="0.400399208068848" calcext:value-type="float">
            <text:p>0.400399208068848</text:p>
          </table:table-cell>
          <table:table-cell office:value-type="float" office:value="0.0473475456237793" calcext:value-type="float">
            <text:p>0.0473475456237793</text:p>
          </table:table-cell>
          <table:table-cell/>
          <table:table-cell table:formula="of:=IF([.D14]&gt;0;1;0)" office:value-type="float" office:value="1" calcext:value-type="float">
            <text:p>1</text:p>
          </table:table-cell>
          <table:table-cell table:style-name="Default" table:formula="of:=IF([.D14]&gt;0;[.D14]-[.B14];&quot;&quot;)" office:value-type="float" office:value="0" calcext:value-type="float">
            <text:p>0</text:p>
          </table:table-cell>
          <table:table-cell table:style-name="Default" table:formula="of:=IF([.J14]=&quot;&quot;;&quot;&quot;;[.J14]/[.B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3-526</text:p>
          </table:table-cell>
          <table:table-cell table:number-columns-repeated="3" office:value-type="float" office:value="0.00544518329773025" calcext:value-type="float">
            <text:p>0.00544518329773025</text:p>
          </table:table-cell>
          <table:table-cell office:value-type="float" office:value="0.0404138565063477" calcext:value-type="float">
            <text:p>0.0404138565063477</text:p>
          </table:table-cell>
          <table:table-cell office:value-type="float" office:value="0.132623195648193" calcext:value-type="float">
            <text:p>0.132623195648193</text:p>
          </table:table-cell>
          <table:table-cell office:value-type="float" office:value="0.0406057834625244" calcext:value-type="float">
            <text:p>0.0406057834625244</text:p>
          </table:table-cell>
          <table:table-cell/>
          <table:table-cell table:formula="of:=IF([.D15]&gt;0;1;0)" office:value-type="float" office:value="1" calcext:value-type="float">
            <text:p>1</text:p>
          </table:table-cell>
          <table:table-cell table:style-name="Default" table:formula="of:=IF([.D15]&gt;0;[.D15]-[.B15];&quot;&quot;)" office:value-type="float" office:value="0" calcext:value-type="float">
            <text:p>0</text:p>
          </table:table-cell>
          <table:table-cell table:style-name="Default" table:formula="of:=IF([.J15]=&quot;&quot;;&quot;&quot;;[.J15]/[.B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04-511</text:p>
          </table:table-cell>
          <table:table-cell table:number-columns-repeated="3" office:value-type="float" office:value="0.0102593828094777" calcext:value-type="float">
            <text:p>0.0102593828094777</text:p>
          </table:table-cell>
          <table:table-cell office:value-type="float" office:value="0.0472323894500732" calcext:value-type="float">
            <text:p>0.0472323894500732</text:p>
          </table:table-cell>
          <table:table-cell office:value-type="float" office:value="0.512710094451904" calcext:value-type="float">
            <text:p>0.512710094451904</text:p>
          </table:table-cell>
          <table:table-cell office:value-type="float" office:value="0.0527415275573731" calcext:value-type="float">
            <text:p>0.0527415275573731</text:p>
          </table:table-cell>
          <table:table-cell/>
          <table:table-cell table:formula="of:=IF([.D16]&gt;0;1;0)" office:value-type="float" office:value="1" calcext:value-type="float">
            <text:p>1</text:p>
          </table:table-cell>
          <table:table-cell table:formula="of:=IF([.D16]&gt;0;[.D16]-[.B16];&quot;&quot;)" office:value-type="float" office:value="0" calcext:value-type="float">
            <text:p>0</text:p>
          </table:table-cell>
          <table:table-cell table:formula="of:=IF([.J16]=&quot;&quot;;&quot;&quot;;[.J16]/[.B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93-1315</text:p>
          </table:table-cell>
          <table:table-cell table:number-columns-repeated="3" office:value-type="float" office:value="0.00777613881576" calcext:value-type="float">
            <text:p>0.00777613881576</text:p>
          </table:table-cell>
          <table:table-cell office:value-type="float" office:value="0.0472793579101563" calcext:value-type="float">
            <text:p>0.0472793579101563</text:p>
          </table:table-cell>
          <table:table-cell office:value-type="float" office:value="0.222083330154419" calcext:value-type="float">
            <text:p>0.222083330154419</text:p>
          </table:table-cell>
          <table:table-cell office:value-type="float" office:value="0.055819034576416" calcext:value-type="float">
            <text:p>0.055819034576416</text:p>
          </table:table-cell>
          <table:table-cell/>
          <table:table-cell table:formula="of:=IF([.D17]&gt;0;1;0)" office:value-type="float" office:value="1" calcext:value-type="float">
            <text:p>1</text:p>
          </table:table-cell>
          <table:table-cell table:formula="of:=IF([.D17]&gt;0;[.D17]-[.B17];&quot;&quot;)" office:value-type="float" office:value="0" calcext:value-type="float">
            <text:p>0</text:p>
          </table:table-cell>
          <table:table-cell table:formula="of:=IF([.J17]=&quot;&quot;;&quot;&quot;;[.J17]/[.B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13-1007</text:p>
          </table:table-cell>
          <table:table-cell table:number-columns-repeated="3" office:value-type="float" office:value="0.00748827457286994" calcext:value-type="float">
            <text:p>0.00748827457286994</text:p>
          </table:table-cell>
          <table:table-cell office:value-type="float" office:value="0.0299632549285889" calcext:value-type="float">
            <text:p>0.0299632549285889</text:p>
          </table:table-cell>
          <table:table-cell office:value-type="float" office:value="0.220715045928955" calcext:value-type="float">
            <text:p>0.220715045928955</text:p>
          </table:table-cell>
          <table:table-cell office:value-type="float" office:value="0.0359063148498535" calcext:value-type="float">
            <text:p>0.0359063148498535</text:p>
          </table:table-cell>
          <table:table-cell/>
          <table:table-cell table:formula="of:=IF([.D18]&gt;0;1;0)" office:value-type="float" office:value="1" calcext:value-type="float">
            <text:p>1</text:p>
          </table:table-cell>
          <table:table-cell table:style-name="Default" table:formula="of:=IF([.D18]&gt;0;[.D18]-[.B18];&quot;&quot;)" office:value-type="float" office:value="0" calcext:value-type="float">
            <text:p>0</text:p>
          </table:table-cell>
          <table:table-cell table:style-name="Default" table:formula="of:=IF([.J18]=&quot;&quot;;&quot;&quot;;[.J18]/[.B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0-768</text:p>
          </table:table-cell>
          <table:table-cell table:number-columns-repeated="3" office:value-type="float" office:value="0.0102953258399284" calcext:value-type="float">
            <text:p>0.0102953258399284</text:p>
          </table:table-cell>
          <table:table-cell office:value-type="float" office:value="0.0694866180419922" calcext:value-type="float">
            <text:p>0.0694866180419922</text:p>
          </table:table-cell>
          <table:table-cell office:value-type="float" office:value="0.389622688293457" calcext:value-type="float">
            <text:p>0.389622688293457</text:p>
          </table:table-cell>
          <table:table-cell office:value-type="float" office:value="0.0679600238800049" calcext:value-type="float">
            <text:p>0.0679600238800049</text:p>
          </table:table-cell>
          <table:table-cell/>
          <table:table-cell table:formula="of:=IF([.D19]&gt;0;1;0)" office:value-type="float" office:value="1" calcext:value-type="float">
            <text:p>1</text:p>
          </table:table-cell>
          <table:table-cell table:formula="of:=IF([.D19]&gt;0;[.D19]-[.B19];&quot;&quot;)" office:value-type="float" office:value="0" calcext:value-type="float">
            <text:p>0</text:p>
          </table:table-cell>
          <table:table-cell table:formula="of:=IF([.J19]=&quot;&quot;;&quot;&quot;;[.J19]/[.B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17-1474</text:p>
          </table:table-cell>
          <table:table-cell table:number-columns-repeated="3" office:value-type="float" office:value="0.00863803795414841" calcext:value-type="float">
            <text:p>0.00863803795414841</text:p>
          </table:table-cell>
          <table:table-cell office:value-type="float" office:value="0.0684695243835449" calcext:value-type="float">
            <text:p>0.0684695243835449</text:p>
          </table:table-cell>
          <table:table-cell office:value-type="float" office:value="0.516775369644165" calcext:value-type="float">
            <text:p>0.516775369644165</text:p>
          </table:table-cell>
          <table:table-cell office:value-type="float" office:value="0.0681097507476807" calcext:value-type="float">
            <text:p>0.0681097507476807</text:p>
          </table:table-cell>
          <table:table-cell/>
          <table:table-cell table:formula="of:=IF([.D20]&gt;0;1;0)" office:value-type="float" office:value="1" calcext:value-type="float">
            <text:p>1</text:p>
          </table:table-cell>
          <table:table-cell table:style-name="Default" table:formula="of:=IF([.D20]&gt;0;[.D20]-[.B20];&quot;&quot;)" office:value-type="float" office:value="0" calcext:value-type="float">
            <text:p>0</text:p>
          </table:table-cell>
          <table:table-cell table:style-name="Default" table:formula="of:=IF([.J20]=&quot;&quot;;&quot;&quot;;[.J20]/[.B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1-256</text:p>
          </table:table-cell>
          <table:table-cell table:number-columns-repeated="3" office:value-type="float" office:value="0.0111621225213667" calcext:value-type="float">
            <text:p>0.0111621225213667</text:p>
          </table:table-cell>
          <table:table-cell office:value-type="float" office:value="0.0490765571594238" calcext:value-type="float">
            <text:p>0.0490765571594238</text:p>
          </table:table-cell>
          <table:table-cell office:value-type="float" office:value="0.426577091217041" calcext:value-type="float">
            <text:p>0.426577091217041</text:p>
          </table:table-cell>
          <table:table-cell office:value-type="float" office:value="0.0590529441833496" calcext:value-type="float">
            <text:p>0.0590529441833496</text:p>
          </table:table-cell>
          <table:table-cell/>
          <table:table-cell table:formula="of:=IF([.D21]&gt;0;1;0)" office:value-type="float" office:value="1" calcext:value-type="float">
            <text:p>1</text:p>
          </table:table-cell>
          <table:table-cell table:style-name="Default" table:formula="of:=IF([.D21]&gt;0;[.D21]-[.B21];&quot;&quot;)" office:value-type="float" office:value="0" calcext:value-type="float">
            <text:p>0</text:p>
          </table:table-cell>
          <table:table-cell table:style-name="Default" table:formula="of:=IF([.J21]=&quot;&quot;;&quot;&quot;;[.J21]/[.B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52-492</text:p>
          </table:table-cell>
          <table:table-cell table:number-columns-repeated="3" office:value-type="float" office:value="0.00672809452568279" calcext:value-type="float">
            <text:p>0.00672809452568279</text:p>
          </table:table-cell>
          <table:table-cell office:value-type="float" office:value="0.0457909107208252" calcext:value-type="float">
            <text:p>0.0457909107208252</text:p>
          </table:table-cell>
          <table:table-cell office:value-type="float" office:value="0.0800766944885254" calcext:value-type="float">
            <text:p>0.0800766944885254</text:p>
          </table:table-cell>
          <table:table-cell office:value-type="float" office:value="0.0473148822784424" calcext:value-type="float">
            <text:p>0.0473148822784424</text:p>
          </table:table-cell>
          <table:table-cell/>
          <table:table-cell table:formula="of:=IF([.D22]&gt;0;1;0)" office:value-type="float" office:value="1" calcext:value-type="float">
            <text:p>1</text:p>
          </table:table-cell>
          <table:table-cell table:formula="of:=IF([.D22]&gt;0;[.D22]-[.B22];&quot;&quot;)" office:value-type="float" office:value="0" calcext:value-type="float">
            <text:p>0</text:p>
          </table:table-cell>
          <table:table-cell table:formula="of:=IF([.J22]=&quot;&quot;;&quot;&quot;;[.J22]/[.B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26-350</text:p>
          </table:table-cell>
          <table:table-cell table:number-columns-repeated="3" office:value-type="float" office:value="0.0078646753471967" calcext:value-type="float">
            <text:p>0.0078646753471967</text:p>
          </table:table-cell>
          <table:table-cell office:value-type="float" office:value="0.0870704650878906" calcext:value-type="float">
            <text:p>0.0870704650878906</text:p>
          </table:table-cell>
          <table:table-cell office:value-type="float" office:value="0.326564311981201" calcext:value-type="float">
            <text:p>0.326564311981201</text:p>
          </table:table-cell>
          <table:table-cell office:value-type="float" office:value="0.0920805931091309" calcext:value-type="float">
            <text:p>0.0920805931091309</text:p>
          </table:table-cell>
          <table:table-cell/>
          <table:table-cell table:formula="of:=IF([.D23]&gt;0;1;0)" office:value-type="float" office:value="1" calcext:value-type="float">
            <text:p>1</text:p>
          </table:table-cell>
          <table:table-cell table:style-name="Default" table:formula="of:=IF([.D23]&gt;0;[.D23]-[.B23];&quot;&quot;)" office:value-type="float" office:value="0" calcext:value-type="float">
            <text:p>0</text:p>
          </table:table-cell>
          <table:table-cell table:style-name="Default" table:formula="of:=IF([.J23]=&quot;&quot;;&quot;&quot;;[.J23]/[.B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2-754</text:p>
          </table:table-cell>
          <table:table-cell table:number-columns-repeated="3" office:value-type="float" office:value="0.00838673831695858" calcext:value-type="float">
            <text:p>0.00838673831695858</text:p>
          </table:table-cell>
          <table:table-cell office:value-type="float" office:value="0.0425460338592529" calcext:value-type="float">
            <text:p>0.0425460338592529</text:p>
          </table:table-cell>
          <table:table-cell office:value-type="float" office:value="0.231800556182861" calcext:value-type="float">
            <text:p>0.231800556182861</text:p>
          </table:table-cell>
          <table:table-cell office:value-type="float" office:value="0.0521152019500732" calcext:value-type="float">
            <text:p>0.0521152019500732</text:p>
          </table:table-cell>
          <table:table-cell/>
          <table:table-cell table:formula="of:=IF([.D24]&gt;0;1;0)" office:value-type="float" office:value="1" calcext:value-type="float">
            <text:p>1</text:p>
          </table:table-cell>
          <table:table-cell table:style-name="Default" table:formula="of:=IF([.D24]&gt;0;[.D24]-[.B24];&quot;&quot;)" office:value-type="float" office:value="0" calcext:value-type="float">
            <text:p>0</text:p>
          </table:table-cell>
          <table:table-cell table:style-name="Default" table:formula="of:=IF([.J24]=&quot;&quot;;&quot;&quot;;[.J24]/[.B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9-1839</text:p>
          </table:table-cell>
          <table:table-cell table:number-columns-repeated="3" office:value-type="float" office:value="0.00682473733847289" calcext:value-type="float">
            <text:p>0.00682473733847289</text:p>
          </table:table-cell>
          <table:table-cell office:value-type="float" office:value="0.0372564792633057" calcext:value-type="float">
            <text:p>0.0372564792633057</text:p>
          </table:table-cell>
          <table:table-cell office:value-type="float" office:value="0.328219890594482" calcext:value-type="float">
            <text:p>0.328219890594482</text:p>
          </table:table-cell>
          <table:table-cell office:value-type="float" office:value="0.0516793727874756" calcext:value-type="float">
            <text:p>0.0516793727874756</text:p>
          </table:table-cell>
          <table:table-cell/>
          <table:table-cell table:formula="of:=IF([.D25]&gt;0;1;0)" office:value-type="float" office:value="1" calcext:value-type="float">
            <text:p>1</text:p>
          </table:table-cell>
          <table:table-cell table:formula="of:=IF([.D25]&gt;0;[.D25]-[.B25];&quot;&quot;)" office:value-type="float" office:value="0" calcext:value-type="float">
            <text:p>0</text:p>
          </table:table-cell>
          <table:table-cell table:formula="of:=IF([.J25]=&quot;&quot;;&quot;&quot;;[.J25]/[.B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68-1522</text:p>
          </table:table-cell>
          <table:table-cell table:number-columns-repeated="3" office:value-type="float" office:value="0.00541023306576927" calcext:value-type="float">
            <text:p>0.00541023306576927</text:p>
          </table:table-cell>
          <table:table-cell office:value-type="float" office:value="0.0255799293518066" calcext:value-type="float">
            <text:p>0.0255799293518066</text:p>
          </table:table-cell>
          <table:table-cell office:value-type="float" office:value="0.104103565216064" calcext:value-type="float">
            <text:p>0.104103565216064</text:p>
          </table:table-cell>
          <table:table-cell office:value-type="float" office:value="0.033470630645752" calcext:value-type="float">
            <text:p>0.033470630645752</text:p>
          </table:table-cell>
          <table:table-cell/>
          <table:table-cell table:formula="of:=IF([.D26]&gt;0;1;0)" office:value-type="float" office:value="1" calcext:value-type="float">
            <text:p>1</text:p>
          </table:table-cell>
          <table:table-cell table:style-name="Default" table:formula="of:=IF([.D26]&gt;0;[.D26]-[.B26];&quot;&quot;)" office:value-type="float" office:value="0" calcext:value-type="float">
            <text:p>0</text:p>
          </table:table-cell>
          <table:table-cell table:style-name="Default" table:formula="of:=IF([.J26]=&quot;&quot;;&quot;&quot;;[.J26]/[.B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-661</text:p>
          </table:table-cell>
          <table:table-cell table:number-columns-repeated="3" office:value-type="float" office:value="0.00986910540031927" calcext:value-type="float">
            <text:p>0.00986910540031927</text:p>
          </table:table-cell>
          <table:table-cell office:value-type="float" office:value="0.0460376739501953" calcext:value-type="float">
            <text:p>0.0460376739501953</text:p>
          </table:table-cell>
          <table:table-cell office:value-type="float" office:value="0.277215242385864" calcext:value-type="float">
            <text:p>0.277215242385864</text:p>
          </table:table-cell>
          <table:table-cell office:value-type="float" office:value="0.0508584976196289" calcext:value-type="float">
            <text:p>0.0508584976196289</text:p>
          </table:table-cell>
          <table:table-cell/>
          <table:table-cell table:formula="of:=IF([.D27]&gt;0;1;0)" office:value-type="float" office:value="1" calcext:value-type="float">
            <text:p>1</text:p>
          </table:table-cell>
          <table:table-cell table:style-name="Default" table:formula="of:=IF([.D27]&gt;0;[.D27]-[.B27];&quot;&quot;)" office:value-type="float" office:value="0" calcext:value-type="float">
            <text:p>0</text:p>
          </table:table-cell>
          <table:table-cell table:style-name="Default" table:formula="of:=IF([.J27]=&quot;&quot;;&quot;&quot;;[.J27]/[.B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0-1526</text:p>
          </table:table-cell>
          <table:table-cell table:number-columns-repeated="3" office:value-type="float" office:value="0.00708830467233435" calcext:value-type="float">
            <text:p>0.00708830467233435</text:p>
          </table:table-cell>
          <table:table-cell office:value-type="float" office:value="0.0314433574676514" calcext:value-type="float">
            <text:p>0.0314433574676514</text:p>
          </table:table-cell>
          <table:table-cell office:value-type="float" office:value="0.188435316085815" calcext:value-type="float">
            <text:p>0.188435316085815</text:p>
          </table:table-cell>
          <table:table-cell office:value-type="float" office:value="0.0108425617218018" calcext:value-type="float">
            <text:p>0.0108425617218018</text:p>
          </table:table-cell>
          <table:table-cell/>
          <table:table-cell table:formula="of:=IF([.D28]&gt;0;1;0)" office:value-type="float" office:value="1" calcext:value-type="float">
            <text:p>1</text:p>
          </table:table-cell>
          <table:table-cell table:formula="of:=IF([.D28]&gt;0;[.D28]-[.B28];&quot;&quot;)" office:value-type="float" office:value="0" calcext:value-type="float">
            <text:p>0</text:p>
          </table:table-cell>
          <table:table-cell table:formula="of:=IF([.J28]=&quot;&quot;;&quot;&quot;;[.J28]/[.B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15-966</text:p>
          </table:table-cell>
          <table:table-cell table:number-columns-repeated="3" office:value-type="float" office:value="0.0100271322203547" calcext:value-type="float">
            <text:p>0.0100271322203547</text:p>
          </table:table-cell>
          <table:table-cell office:value-type="float" office:value="0.0564732551574707" calcext:value-type="float">
            <text:p>0.0564732551574707</text:p>
          </table:table-cell>
          <table:table-cell office:value-type="float" office:value="0.420706033706665" calcext:value-type="float">
            <text:p>0.420706033706665</text:p>
          </table:table-cell>
          <table:table-cell office:value-type="float" office:value="0.0616981983184814" calcext:value-type="float">
            <text:p>0.0616981983184814</text:p>
          </table:table-cell>
          <table:table-cell/>
          <table:table-cell table:formula="of:=IF([.D29]&gt;0;1;0)" office:value-type="float" office:value="1" calcext:value-type="float">
            <text:p>1</text:p>
          </table:table-cell>
          <table:table-cell table:style-name="Default" table:formula="of:=IF([.D29]&gt;0;[.D29]-[.B29];&quot;&quot;)" office:value-type="float" office:value="0" calcext:value-type="float">
            <text:p>0</text:p>
          </table:table-cell>
          <table:table-cell table:style-name="Default" table:formula="of:=IF([.J29]=&quot;&quot;;&quot;&quot;;[.J29]/[.B2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83-351</text:p>
          </table:table-cell>
          <table:table-cell table:number-columns-repeated="3" office:value-type="float" office:value="0.00910852836293885" calcext:value-type="float">
            <text:p>0.00910852836293885</text:p>
          </table:table-cell>
          <table:table-cell office:value-type="float" office:value="0.085723876953125" calcext:value-type="float">
            <text:p>0.085723876953125</text:p>
          </table:table-cell>
          <table:table-cell office:value-type="float" office:value="0.318299531936646" calcext:value-type="float">
            <text:p>0.318299531936646</text:p>
          </table:table-cell>
          <table:table-cell office:value-type="float" office:value="0.101993083953857" calcext:value-type="float">
            <text:p>0.101993083953857</text:p>
          </table:table-cell>
          <table:table-cell/>
          <table:table-cell table:formula="of:=IF([.D30]&gt;0;1;0)" office:value-type="float" office:value="1" calcext:value-type="float">
            <text:p>1</text:p>
          </table:table-cell>
          <table:table-cell table:style-name="Default" table:formula="of:=IF([.D30]&gt;0;[.D30]-[.B30];&quot;&quot;)" office:value-type="float" office:value="0" calcext:value-type="float">
            <text:p>0</text:p>
          </table:table-cell>
          <table:table-cell table:style-name="Default" table:formula="of:=IF([.J30]=&quot;&quot;;&quot;&quot;;[.J30]/[.B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36-783</text:p>
          </table:table-cell>
          <table:table-cell table:number-columns-repeated="3" office:value-type="float" office:value="0.0106932133099158" calcext:value-type="float">
            <text:p>0.0106932133099158</text:p>
          </table:table-cell>
          <table:table-cell office:value-type="float" office:value="0.0433838367462158" calcext:value-type="float">
            <text:p>0.0433838367462158</text:p>
          </table:table-cell>
          <table:table-cell office:value-type="float" office:value="0.508874654769898" calcext:value-type="float">
            <text:p>0.508874654769898</text:p>
          </table:table-cell>
          <table:table-cell office:value-type="float" office:value="0.0499866008758545" calcext:value-type="float">
            <text:p>0.0499866008758545</text:p>
          </table:table-cell>
          <table:table-cell/>
          <table:table-cell table:formula="of:=IF([.D31]&gt;0;1;0)" office:value-type="float" office:value="1" calcext:value-type="float">
            <text:p>1</text:p>
          </table:table-cell>
          <table:table-cell table:style-name="Default" table:formula="of:=IF([.D31]&gt;0;[.D31]-[.B31];&quot;&quot;)" office:value-type="float" office:value="0" calcext:value-type="float">
            <text:p>0</text:p>
          </table:table-cell>
          <table:table-cell table:style-name="Default" table:formula="of:=IF([.J31]=&quot;&quot;;&quot;&quot;;[.J31]/[.B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7-1734</text:p>
          </table:table-cell>
          <table:table-cell table:number-columns-repeated="3" office:value-type="float" office:value="0.0052791733046631" calcext:value-type="float">
            <text:p>0.0052791733046631</text:p>
          </table:table-cell>
          <table:table-cell office:value-type="float" office:value="0.0745627880096436" calcext:value-type="float">
            <text:p>0.0745627880096436</text:p>
          </table:table-cell>
          <table:table-cell office:value-type="float" office:value="0.143895387649536" calcext:value-type="float">
            <text:p>0.143895387649536</text:p>
          </table:table-cell>
          <table:table-cell office:value-type="float" office:value="0.070087194442749" calcext:value-type="float">
            <text:p>0.070087194442749</text:p>
          </table:table-cell>
          <table:table-cell/>
          <table:table-cell table:formula="of:=IF([.D32]&gt;0;1;0)" office:value-type="float" office:value="1" calcext:value-type="float">
            <text:p>1</text:p>
          </table:table-cell>
          <table:table-cell table:style-name="Default" table:formula="of:=IF([.D32]&gt;0;[.D32]-[.B32];&quot;&quot;)" office:value-type="float" office:value="0" calcext:value-type="float">
            <text:p>0</text:p>
          </table:table-cell>
          <table:table-cell table:style-name="Default" table:formula="of:=IF([.J32]=&quot;&quot;;&quot;&quot;;[.J32]/[.B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58-234</text:p>
          </table:table-cell>
          <table:table-cell table:number-columns-repeated="2" office:value-type="float" office:value="0.00420724368195113" calcext:value-type="float">
            <text:p>0.00420724368195113</text:p>
          </table:table-cell>
          <table:table-cell office:value-type="float" office:value="0.00819794653163253" calcext:value-type="float">
            <text:p>0.00819794653163253</text:p>
          </table:table-cell>
          <table:table-cell office:value-type="float" office:value="0.019275426864624" calcext:value-type="float">
            <text:p>0.019275426864624</text:p>
          </table:table-cell>
          <table:table-cell office:value-type="float" office:value="0.0430111885070801" calcext:value-type="float">
            <text:p>0.0430111885070801</text:p>
          </table:table-cell>
          <table:table-cell office:value-type="float" office:value="0.00928735733032227" calcext:value-type="float">
            <text:p>0.00928735733032227</text:p>
          </table:table-cell>
          <table:table-cell/>
          <table:table-cell table:formula="of:=IF([.D33]&gt;0;1;0)" office:value-type="float" office:value="1" calcext:value-type="float">
            <text:p>1</text:p>
          </table:table-cell>
          <table:table-cell table:formula="of:=IF([.D33]&gt;0;[.D33]-[.B33];&quot;&quot;)" office:value-type="float" office:value="0.00399070284968139" calcext:value-type="float">
            <text:p>0.00399070284968139</text:p>
          </table:table-cell>
          <table:table-cell table:formula="of:=IF([.J33]=&quot;&quot;;&quot;&quot;;[.J33]/[.B33])" office:value-type="float" office:value="0.948531426121408" calcext:value-type="float">
            <text:p>0.948531426121408</text:p>
          </table:table-cell>
        </table:table-row>
        <table:table-row table:style-name="ro1">
          <table:table-cell office:value-type="string" calcext:value-type="string">
            <text:p>1139-236</text:p>
          </table:table-cell>
          <table:table-cell table:number-columns-repeated="3" office:value-type="float" office:value="0.0106751697030681" calcext:value-type="float">
            <text:p>0.0106751697030681</text:p>
          </table:table-cell>
          <table:table-cell office:value-type="float" office:value="0.0627546310424805" calcext:value-type="float">
            <text:p>0.0627546310424805</text:p>
          </table:table-cell>
          <table:table-cell office:value-type="float" office:value="0.410058259963989" calcext:value-type="float">
            <text:p>0.410058259963989</text:p>
          </table:table-cell>
          <table:table-cell office:value-type="float" office:value="0.0744214057922363" calcext:value-type="float">
            <text:p>0.0744214057922363</text:p>
          </table:table-cell>
          <table:table-cell/>
          <table:table-cell table:formula="of:=IF([.D34]&gt;0;1;0)" office:value-type="float" office:value="1" calcext:value-type="float">
            <text:p>1</text:p>
          </table:table-cell>
          <table:table-cell table:style-name="Default" table:formula="of:=IF([.D34]&gt;0;[.D34]-[.B34];&quot;&quot;)" office:value-type="float" office:value="0" calcext:value-type="float">
            <text:p>0</text:p>
          </table:table-cell>
          <table:table-cell table:style-name="Default" table:formula="of:=IF([.J34]=&quot;&quot;;&quot;&quot;;[.J34]/[.B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10-1692</text:p>
          </table:table-cell>
          <table:table-cell table:number-columns-repeated="3" office:value-type="float" office:value="0.00759378762827212" calcext:value-type="float">
            <text:p>0.00759378762827212</text:p>
          </table:table-cell>
          <table:table-cell office:value-type="float" office:value="0.0490572452545166" calcext:value-type="float">
            <text:p>0.0490572452545166</text:p>
          </table:table-cell>
          <table:table-cell office:value-type="float" office:value="0.364093542098999" calcext:value-type="float">
            <text:p>0.364093542098999</text:p>
          </table:table-cell>
          <table:table-cell office:value-type="float" office:value="0.0522971153259277" calcext:value-type="float">
            <text:p>0.0522971153259277</text:p>
          </table:table-cell>
          <table:table-cell/>
          <table:table-cell table:formula="of:=IF([.D35]&gt;0;1;0)" office:value-type="float" office:value="1" calcext:value-type="float">
            <text:p>1</text:p>
          </table:table-cell>
          <table:table-cell table:style-name="Default" table:formula="of:=IF([.D35]&gt;0;[.D35]-[.B35];&quot;&quot;)" office:value-type="float" office:value="0" calcext:value-type="float">
            <text:p>0</text:p>
          </table:table-cell>
          <table:table-cell table:style-name="Default" table:formula="of:=IF([.J35]=&quot;&quot;;&quot;&quot;;[.J35]/[.B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21-954</text:p>
          </table:table-cell>
          <table:table-cell table:number-columns-repeated="3" office:value-type="float" office:value="0.00864891471504181" calcext:value-type="float">
            <text:p>0.00864891471504181</text:p>
          </table:table-cell>
          <table:table-cell office:value-type="float" office:value="0.0661146640777588" calcext:value-type="float">
            <text:p>0.0661146640777588</text:p>
          </table:table-cell>
          <table:table-cell office:value-type="float" office:value="0.340616464614868" calcext:value-type="float">
            <text:p>0.340616464614868</text:p>
          </table:table-cell>
          <table:table-cell office:value-type="float" office:value="0.0731472969055176" calcext:value-type="float">
            <text:p>0.0731472969055176</text:p>
          </table:table-cell>
          <table:table-cell/>
          <table:table-cell table:formula="of:=IF([.D36]&gt;0;1;0)" office:value-type="float" office:value="1" calcext:value-type="float">
            <text:p>1</text:p>
          </table:table-cell>
          <table:table-cell table:style-name="Default" table:formula="of:=IF([.D36]&gt;0;[.D36]-[.B36];&quot;&quot;)" office:value-type="float" office:value="0" calcext:value-type="float">
            <text:p>0</text:p>
          </table:table-cell>
          <table:table-cell table:style-name="Default" table:formula="of:=IF([.J36]=&quot;&quot;;&quot;&quot;;[.J36]/[.B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98-922</text:p>
          </table:table-cell>
          <table:table-cell table:number-columns-repeated="3" office:value-type="float" office:value="0.00833926835288501" calcext:value-type="float">
            <text:p>0.00833926835288501</text:p>
          </table:table-cell>
          <table:table-cell office:value-type="float" office:value="0.0694141387939453" calcext:value-type="float">
            <text:p>0.0694141387939453</text:p>
          </table:table-cell>
          <table:table-cell office:value-type="float" office:value="0.288974285125732" calcext:value-type="float">
            <text:p>0.288974285125732</text:p>
          </table:table-cell>
          <table:table-cell office:value-type="float" office:value="0.0729517936706543" calcext:value-type="float">
            <text:p>0.0729517936706543</text:p>
          </table:table-cell>
          <table:table-cell/>
          <table:table-cell table:formula="of:=IF([.D37]&gt;0;1;0)" office:value-type="float" office:value="1" calcext:value-type="float">
            <text:p>1</text:p>
          </table:table-cell>
          <table:table-cell table:style-name="Default" table:formula="of:=IF([.D37]&gt;0;[.D37]-[.B37];&quot;&quot;)" office:value-type="float" office:value="0" calcext:value-type="float">
            <text:p>0</text:p>
          </table:table-cell>
          <table:table-cell table:style-name="Default" table:formula="of:=IF([.J37]=&quot;&quot;;&quot;&quot;;[.J37]/[.B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2-415</text:p>
          </table:table-cell>
          <table:table-cell table:number-columns-repeated="3" office:value-type="float" office:value="0.00472527723037974" calcext:value-type="float">
            <text:p>0.00472527723037974</text:p>
          </table:table-cell>
          <table:table-cell office:value-type="float" office:value="0.0199189186096191" calcext:value-type="float">
            <text:p>0.0199189186096191</text:p>
          </table:table-cell>
          <table:table-cell office:value-type="float" office:value="0.084439754486084" calcext:value-type="float">
            <text:p>0.084439754486084</text:p>
          </table:table-cell>
          <table:table-cell office:value-type="float" office:value="0.0205907821655273" calcext:value-type="float">
            <text:p>0.0205907821655273</text:p>
          </table:table-cell>
          <table:table-cell/>
          <table:table-cell table:formula="of:=IF([.D38]&gt;0;1;0)" office:value-type="float" office:value="1" calcext:value-type="float">
            <text:p>1</text:p>
          </table:table-cell>
          <table:table-cell table:style-name="Default" table:formula="of:=IF([.D38]&gt;0;[.D38]-[.B38];&quot;&quot;)" office:value-type="float" office:value="0" calcext:value-type="float">
            <text:p>0</text:p>
          </table:table-cell>
          <table:table-cell table:style-name="Default" table:formula="of:=IF([.J38]=&quot;&quot;;&quot;&quot;;[.J38]/[.B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8-788</text:p>
          </table:table-cell>
          <table:table-cell table:number-columns-repeated="2" office:value-type="float" office:value="0.00875600224019368" calcext:value-type="float">
            <text:p>0.00875600224019368</text:p>
          </table:table-cell>
          <table:table-cell office:value-type="float" office:value="0.0157201218149973" calcext:value-type="float">
            <text:p>0.0157201218149973</text:p>
          </table:table-cell>
          <table:table-cell office:value-type="float" office:value="0.0612215995788574" calcext:value-type="float">
            <text:p>0.0612215995788574</text:p>
          </table:table-cell>
          <table:table-cell office:value-type="float" office:value="0.385097026824951" calcext:value-type="float">
            <text:p>0.385097026824951</text:p>
          </table:table-cell>
          <table:table-cell office:value-type="float" office:value="0.01271653175354" calcext:value-type="float">
            <text:p>0.01271653175354</text:p>
          </table:table-cell>
          <table:table-cell/>
          <table:table-cell table:formula="of:=IF([.D39]&gt;0;1;0)" office:value-type="float" office:value="1" calcext:value-type="float">
            <text:p>1</text:p>
          </table:table-cell>
          <table:table-cell table:style-name="Default" table:formula="of:=IF([.D39]&gt;0;[.D39]-[.B39];&quot;&quot;)" office:value-type="float" office:value="0.00696411957480358" calcext:value-type="float">
            <text:p>0.00696411957480358</text:p>
          </table:table-cell>
          <table:table-cell table:style-name="Default" table:formula="of:=IF([.J39]=&quot;&quot;;&quot;&quot;;[.J39]/[.B39])" office:value-type="float" office:value="0.795353790892765" calcext:value-type="float">
            <text:p>0.795353790892765</text:p>
          </table:table-cell>
        </table:table-row>
        <table:table-row table:style-name="ro1">
          <table:table-cell office:value-type="string" calcext:value-type="string">
            <text:p>244-47</text:p>
          </table:table-cell>
          <table:table-cell table:number-columns-repeated="3" office:value-type="float" office:value="0.00796259462216575" calcext:value-type="float">
            <text:p>0.00796259462216575</text:p>
          </table:table-cell>
          <table:table-cell office:value-type="float" office:value="0.0531728267669678" calcext:value-type="float">
            <text:p>0.0531728267669678</text:p>
          </table:table-cell>
          <table:table-cell office:value-type="float" office:value="0.260722160339355" calcext:value-type="float">
            <text:p>0.260722160339355</text:p>
          </table:table-cell>
          <table:table-cell office:value-type="float" office:value="0.0580871105194092" calcext:value-type="float">
            <text:p>0.0580871105194092</text:p>
          </table:table-cell>
          <table:table-cell/>
          <table:table-cell table:formula="of:=IF([.D40]&gt;0;1;0)" office:value-type="float" office:value="1" calcext:value-type="float">
            <text:p>1</text:p>
          </table:table-cell>
          <table:table-cell table:style-name="Default" table:formula="of:=IF([.D40]&gt;0;[.D40]-[.B40];&quot;&quot;)" office:value-type="float" office:value="0" calcext:value-type="float">
            <text:p>0</text:p>
          </table:table-cell>
          <table:table-cell table:style-name="Default" table:formula="of:=IF([.J40]=&quot;&quot;;&quot;&quot;;[.J40]/[.B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85-1144</text:p>
          </table:table-cell>
          <table:table-cell table:number-columns-repeated="3" office:value-type="float" office:value="0.00649652903903397" calcext:value-type="float">
            <text:p>0.00649652903903397</text:p>
          </table:table-cell>
          <table:table-cell office:value-type="float" office:value="0.0160131454467773" calcext:value-type="float">
            <text:p>0.0160131454467773</text:p>
          </table:table-cell>
          <table:table-cell office:value-type="float" office:value="0.208010196685791" calcext:value-type="float">
            <text:p>0.208010196685791</text:p>
          </table:table-cell>
          <table:table-cell office:value-type="float" office:value="0.0171108245849609" calcext:value-type="float">
            <text:p>0.0171108245849609</text:p>
          </table:table-cell>
          <table:table-cell/>
          <table:table-cell table:formula="of:=IF([.D41]&gt;0;1;0)" office:value-type="float" office:value="1" calcext:value-type="float">
            <text:p>1</text:p>
          </table:table-cell>
          <table:table-cell table:style-name="Default" table:formula="of:=IF([.D41]&gt;0;[.D41]-[.B41];&quot;&quot;)" office:value-type="float" office:value="0" calcext:value-type="float">
            <text:p>0</text:p>
          </table:table-cell>
          <table:table-cell table:style-name="Default" table:formula="of:=IF([.J41]=&quot;&quot;;&quot;&quot;;[.J41]/[.B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21-1912</text:p>
          </table:table-cell>
          <table:table-cell table:number-columns-repeated="3" office:value-type="float" office:value="0.00826908792522263" calcext:value-type="float">
            <text:p>0.00826908792522263</text:p>
          </table:table-cell>
          <table:table-cell office:value-type="float" office:value="0.059450626373291" calcext:value-type="float">
            <text:p>0.059450626373291</text:p>
          </table:table-cell>
          <table:table-cell office:value-type="float" office:value="0.117703676223755" calcext:value-type="float">
            <text:p>0.117703676223755</text:p>
          </table:table-cell>
          <table:table-cell office:value-type="float" office:value="0.0747272968292236" calcext:value-type="float">
            <text:p>0.0747272968292236</text:p>
          </table:table-cell>
          <table:table-cell/>
          <table:table-cell table:formula="of:=IF([.D42]&gt;0;1;0)" office:value-type="float" office:value="1" calcext:value-type="float">
            <text:p>1</text:p>
          </table:table-cell>
          <table:table-cell table:formula="of:=IF([.D42]&gt;0;[.D42]-[.B42];&quot;&quot;)" office:value-type="float" office:value="0" calcext:value-type="float">
            <text:p>0</text:p>
          </table:table-cell>
          <table:table-cell table:formula="of:=IF([.J42]=&quot;&quot;;&quot;&quot;;[.J42]/[.B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38-1616</text:p>
          </table:table-cell>
          <table:table-cell table:number-columns-repeated="3" office:value-type="float" office:value="0.0076402094681246" calcext:value-type="float">
            <text:p>0.0076402094681246</text:p>
          </table:table-cell>
          <table:table-cell office:value-type="float" office:value="0.0671327114105225" calcext:value-type="float">
            <text:p>0.0671327114105225</text:p>
          </table:table-cell>
          <table:table-cell office:value-type="float" office:value="0.253112554550171" calcext:value-type="float">
            <text:p>0.253112554550171</text:p>
          </table:table-cell>
          <table:table-cell office:value-type="float" office:value="0.0653588771820068" calcext:value-type="float">
            <text:p>0.0653588771820068</text:p>
          </table:table-cell>
          <table:table-cell/>
          <table:table-cell table:formula="of:=IF([.D43]&gt;0;1;0)" office:value-type="float" office:value="1" calcext:value-type="float">
            <text:p>1</text:p>
          </table:table-cell>
          <table:table-cell table:style-name="Default" table:formula="of:=IF([.D43]&gt;0;[.D43]-[.B43];&quot;&quot;)" office:value-type="float" office:value="0" calcext:value-type="float">
            <text:p>0</text:p>
          </table:table-cell>
          <table:table-cell table:style-name="Default" table:formula="of:=IF([.J43]=&quot;&quot;;&quot;&quot;;[.J43]/[.B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-43</text:p>
          </table:table-cell>
          <table:table-cell table:number-columns-repeated="3" office:value-type="float" office:value="0.00809977198271727" calcext:value-type="float">
            <text:p>0.00809977198271727</text:p>
          </table:table-cell>
          <table:table-cell office:value-type="float" office:value="0.0534579753875732" calcext:value-type="float">
            <text:p>0.0534579753875732</text:p>
          </table:table-cell>
          <table:table-cell office:value-type="float" office:value="0.343891620635986" calcext:value-type="float">
            <text:p>0.343891620635986</text:p>
          </table:table-cell>
          <table:table-cell office:value-type="float" office:value="0.0503292083740234" calcext:value-type="float">
            <text:p>0.0503292083740234</text:p>
          </table:table-cell>
          <table:table-cell/>
          <table:table-cell table:formula="of:=IF([.D44]&gt;0;1;0)" office:value-type="float" office:value="1" calcext:value-type="float">
            <text:p>1</text:p>
          </table:table-cell>
          <table:table-cell table:style-name="Default" table:formula="of:=IF([.D44]&gt;0;[.D44]-[.B44];&quot;&quot;)" office:value-type="float" office:value="0" calcext:value-type="float">
            <text:p>0</text:p>
          </table:table-cell>
          <table:table-cell table:style-name="Default" table:formula="of:=IF([.J44]=&quot;&quot;;&quot;&quot;;[.J44]/[.B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24-1020</text:p>
          </table:table-cell>
          <table:table-cell table:number-columns-repeated="3" office:value-type="float" office:value="0.00552393709558463" calcext:value-type="float">
            <text:p>0.00552393709558463</text:p>
          </table:table-cell>
          <table:table-cell office:value-type="float" office:value="0.0213699340820313" calcext:value-type="float">
            <text:p>0.0213699340820313</text:p>
          </table:table-cell>
          <table:table-cell office:value-type="float" office:value="0.087510347366333" calcext:value-type="float">
            <text:p>0.087510347366333</text:p>
          </table:table-cell>
          <table:table-cell office:value-type="float" office:value="0.0255930423736572" calcext:value-type="float">
            <text:p>0.0255930423736572</text:p>
          </table:table-cell>
          <table:table-cell/>
          <table:table-cell table:formula="of:=IF([.D45]&gt;0;1;0)" office:value-type="float" office:value="1" calcext:value-type="float">
            <text:p>1</text:p>
          </table:table-cell>
          <table:table-cell table:style-name="Default" table:formula="of:=IF([.D45]&gt;0;[.D45]-[.B45];&quot;&quot;)" office:value-type="float" office:value="0" calcext:value-type="float">
            <text:p>0</text:p>
          </table:table-cell>
          <table:table-cell table:style-name="Default" table:formula="of:=IF([.J45]=&quot;&quot;;&quot;&quot;;[.J45]/[.B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4-1245</text:p>
          </table:table-cell>
          <table:table-cell table:number-columns-repeated="3" office:value-type="float" office:value="0.015544516100788" calcext:value-type="float">
            <text:p>0.015544516100788</text:p>
          </table:table-cell>
          <table:table-cell office:value-type="float" office:value="0.0579187870025635" calcext:value-type="float">
            <text:p>0.0579187870025635</text:p>
          </table:table-cell>
          <table:table-cell office:value-type="float" office:value="0.548109769821167" calcext:value-type="float">
            <text:p>0.548109769821167</text:p>
          </table:table-cell>
          <table:table-cell office:value-type="float" office:value="0.0574014186859131" calcext:value-type="float">
            <text:p>0.0574014186859131</text:p>
          </table:table-cell>
          <table:table-cell/>
          <table:table-cell table:formula="of:=IF([.D46]&gt;0;1;0)" office:value-type="float" office:value="1" calcext:value-type="float">
            <text:p>1</text:p>
          </table:table-cell>
          <table:table-cell table:style-name="Default" table:formula="of:=IF([.D46]&gt;0;[.D46]-[.B46];&quot;&quot;)" office:value-type="float" office:value="0" calcext:value-type="float">
            <text:p>0</text:p>
          </table:table-cell>
          <table:table-cell table:style-name="Default" table:formula="of:=IF([.J46]=&quot;&quot;;&quot;&quot;;[.J46]/[.B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51-518</text:p>
          </table:table-cell>
          <table:table-cell table:number-columns-repeated="3" office:value-type="float" office:value="0.0093627145695061" calcext:value-type="float">
            <text:p>0.0093627145695061</text:p>
          </table:table-cell>
          <table:table-cell office:value-type="float" office:value="0.0707945823669434" calcext:value-type="float">
            <text:p>0.0707945823669434</text:p>
          </table:table-cell>
          <table:table-cell office:value-type="float" office:value="0.509219884872437" calcext:value-type="float">
            <text:p>0.509219884872437</text:p>
          </table:table-cell>
          <table:table-cell office:value-type="float" office:value="0.0680153369903565" calcext:value-type="float">
            <text:p>0.0680153369903565</text:p>
          </table:table-cell>
          <table:table-cell/>
          <table:table-cell table:formula="of:=IF([.D47]&gt;0;1;0)" office:value-type="float" office:value="1" calcext:value-type="float">
            <text:p>1</text:p>
          </table:table-cell>
          <table:table-cell table:formula="of:=IF([.D47]&gt;0;[.D47]-[.B47];&quot;&quot;)" office:value-type="float" office:value="0" calcext:value-type="float">
            <text:p>0</text:p>
          </table:table-cell>
          <table:table-cell table:formula="of:=IF([.J47]=&quot;&quot;;&quot;&quot;;[.J47]/[.B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94-1246</text:p>
          </table:table-cell>
          <table:table-cell table:number-columns-repeated="3" office:value-type="float" office:value="0.00896070607044042" calcext:value-type="float">
            <text:p>0.00896070607044042</text:p>
          </table:table-cell>
          <table:table-cell office:value-type="float" office:value="0.0663533210754395" calcext:value-type="float">
            <text:p>0.0663533210754395</text:p>
          </table:table-cell>
          <table:table-cell office:value-type="float" office:value="0.331229686737061" calcext:value-type="float">
            <text:p>0.331229686737061</text:p>
          </table:table-cell>
          <table:table-cell office:value-type="float" office:value="0.0729489326477051" calcext:value-type="float">
            <text:p>0.0729489326477051</text:p>
          </table:table-cell>
          <table:table-cell/>
          <table:table-cell table:formula="of:=IF([.D48]&gt;0;1;0)" office:value-type="float" office:value="1" calcext:value-type="float">
            <text:p>1</text:p>
          </table:table-cell>
          <table:table-cell table:formula="of:=IF([.D48]&gt;0;[.D48]-[.B48];&quot;&quot;)" office:value-type="float" office:value="0" calcext:value-type="float">
            <text:p>0</text:p>
          </table:table-cell>
          <table:table-cell table:formula="of:=IF([.J48]=&quot;&quot;;&quot;&quot;;[.J48]/[.B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5-1721</text:p>
          </table:table-cell>
          <table:table-cell table:number-columns-repeated="3" office:value-type="float" office:value="0.00692424415901771" calcext:value-type="float">
            <text:p>0.00692424415901771</text:p>
          </table:table-cell>
          <table:table-cell office:value-type="float" office:value="0.025583028793335" calcext:value-type="float">
            <text:p>0.025583028793335</text:p>
          </table:table-cell>
          <table:table-cell office:value-type="float" office:value="0.0296711921691895" calcext:value-type="float">
            <text:p>0.0296711921691895</text:p>
          </table:table-cell>
          <table:table-cell office:value-type="float" office:value="0.0331792831420898" calcext:value-type="float">
            <text:p>0.0331792831420898</text:p>
          </table:table-cell>
          <table:table-cell/>
          <table:table-cell table:formula="of:=IF([.D49]&gt;0;1;0)" office:value-type="float" office:value="1" calcext:value-type="float">
            <text:p>1</text:p>
          </table:table-cell>
          <table:table-cell table:style-name="Default" table:formula="of:=IF([.D49]&gt;0;[.D49]-[.B49];&quot;&quot;)" office:value-type="float" office:value="0" calcext:value-type="float">
            <text:p>0</text:p>
          </table:table-cell>
          <table:table-cell table:style-name="Default" table:formula="of:=IF([.J49]=&quot;&quot;;&quot;&quot;;[.J49]/[.B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0-766</text:p>
          </table:table-cell>
          <table:table-cell table:number-columns-repeated="3" office:value-type="float" office:value="0.00302700995256155" calcext:value-type="float">
            <text:p>0.00302700995256155</text:p>
          </table:table-cell>
          <table:table-cell office:value-type="float" office:value="0.00208115577697754" calcext:value-type="float">
            <text:p>0.00208115577697754</text:p>
          </table:table-cell>
          <table:table-cell office:value-type="float" office:value="0.00726580619812012" calcext:value-type="float">
            <text:p>0.00726580619812012</text:p>
          </table:table-cell>
          <table:table-cell office:value-type="float" office:value="0.00272440910339355" calcext:value-type="float">
            <text:p>0.00272440910339355</text:p>
          </table:table-cell>
          <table:table-cell/>
          <table:table-cell table:formula="of:=IF([.D50]&gt;0;1;0)" office:value-type="float" office:value="1" calcext:value-type="float">
            <text:p>1</text:p>
          </table:table-cell>
          <table:table-cell table:formula="of:=IF([.D50]&gt;0;[.D50]-[.B50];&quot;&quot;)" office:value-type="float" office:value="0" calcext:value-type="float">
            <text:p>0</text:p>
          </table:table-cell>
          <table:table-cell table:formula="of:=IF([.J50]=&quot;&quot;;&quot;&quot;;[.J50]/[.B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6-1621</text:p>
          </table:table-cell>
          <table:table-cell table:number-columns-repeated="3" office:value-type="float" office:value="0.00524715974490886" calcext:value-type="float">
            <text:p>0.00524715974490886</text:p>
          </table:table-cell>
          <table:table-cell office:value-type="float" office:value="0.0672607421875" calcext:value-type="float">
            <text:p>0.0672607421875</text:p>
          </table:table-cell>
          <table:table-cell office:value-type="float" office:value="0.208186626434326" calcext:value-type="float">
            <text:p>0.208186626434326</text:p>
          </table:table-cell>
          <table:table-cell office:value-type="float" office:value="0.0675287246704102" calcext:value-type="float">
            <text:p>0.0675287246704102</text:p>
          </table:table-cell>
          <table:table-cell/>
          <table:table-cell table:formula="of:=IF([.D51]&gt;0;1;0)" office:value-type="float" office:value="1" calcext:value-type="float">
            <text:p>1</text:p>
          </table:table-cell>
          <table:table-cell table:formula="of:=IF([.D51]&gt;0;[.D51]-[.B51];&quot;&quot;)" office:value-type="float" office:value="0" calcext:value-type="float">
            <text:p>0</text:p>
          </table:table-cell>
          <table:table-cell table:formula="of:=IF([.J51]=&quot;&quot;;&quot;&quot;;[.J51]/[.B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-271</text:p>
          </table:table-cell>
          <table:table-cell table:number-columns-repeated="3" office:value-type="float" office:value="0.00917873970632421" calcext:value-type="float">
            <text:p>0.00917873970632421</text:p>
          </table:table-cell>
          <table:table-cell office:value-type="float" office:value="0.0538945198059082" calcext:value-type="float">
            <text:p>0.0538945198059082</text:p>
          </table:table-cell>
          <table:table-cell office:value-type="float" office:value="0.47493577003479" calcext:value-type="float">
            <text:p>0.47493577003479</text:p>
          </table:table-cell>
          <table:table-cell office:value-type="float" office:value="0.0528740882873535" calcext:value-type="float">
            <text:p>0.0528740882873535</text:p>
          </table:table-cell>
          <table:table-cell/>
          <table:table-cell table:formula="of:=IF([.D52]&gt;0;1;0)" office:value-type="float" office:value="1" calcext:value-type="float">
            <text:p>1</text:p>
          </table:table-cell>
          <table:table-cell table:formula="of:=IF([.D52]&gt;0;[.D52]-[.B52];&quot;&quot;)" office:value-type="float" office:value="0" calcext:value-type="float">
            <text:p>0</text:p>
          </table:table-cell>
          <table:table-cell table:formula="of:=IF([.J52]=&quot;&quot;;&quot;&quot;;[.J52]/[.B5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53-1745</text:p>
          </table:table-cell>
          <table:table-cell table:number-columns-repeated="3" office:value-type="float" office:value="0.00672505488473663" calcext:value-type="float">
            <text:p>0.00672505488473663</text:p>
          </table:table-cell>
          <table:table-cell office:value-type="float" office:value="0.469875812530518" calcext:value-type="float">
            <text:p>0.469875812530518</text:p>
          </table:table-cell>
          <table:table-cell office:value-type="float" office:value="0.201443195343018" calcext:value-type="float">
            <text:p>0.201443195343018</text:p>
          </table:table-cell>
          <table:table-cell office:value-type="float" office:value="0.305644512176514" calcext:value-type="float">
            <text:p>0.305644512176514</text:p>
          </table:table-cell>
          <table:table-cell/>
          <table:table-cell table:formula="of:=IF([.D53]&gt;0;1;0)" office:value-type="float" office:value="1" calcext:value-type="float">
            <text:p>1</text:p>
          </table:table-cell>
          <table:table-cell table:formula="of:=IF([.D53]&gt;0;[.D53]-[.B53];&quot;&quot;)" office:value-type="float" office:value="0" calcext:value-type="float">
            <text:p>0</text:p>
          </table:table-cell>
          <table:table-cell table:formula="of:=IF([.J53]=&quot;&quot;;&quot;&quot;;[.J53]/[.B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9-514</text:p>
          </table:table-cell>
          <table:table-cell table:number-columns-repeated="3" office:value-type="float" office:value="0.00744878653287417" calcext:value-type="float">
            <text:p>0.00744878653287417</text:p>
          </table:table-cell>
          <table:table-cell office:value-type="float" office:value="0.0288774967193604" calcext:value-type="float">
            <text:p>0.0288774967193604</text:p>
          </table:table-cell>
          <table:table-cell office:value-type="float" office:value="0.267069816589355" calcext:value-type="float">
            <text:p>0.267069816589355</text:p>
          </table:table-cell>
          <table:table-cell office:value-type="float" office:value="0.0358119010925293" calcext:value-type="float">
            <text:p>0.0358119010925293</text:p>
          </table:table-cell>
          <table:table-cell/>
          <table:table-cell table:formula="of:=IF([.D54]&gt;0;1;0)" office:value-type="float" office:value="1" calcext:value-type="float">
            <text:p>1</text:p>
          </table:table-cell>
          <table:table-cell table:formula="of:=IF([.D54]&gt;0;[.D54]-[.B54];&quot;&quot;)" office:value-type="float" office:value="0" calcext:value-type="float">
            <text:p>0</text:p>
          </table:table-cell>
          <table:table-cell table:formula="of:=IF([.J54]=&quot;&quot;;&quot;&quot;;[.J54]/[.B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39-1640</text:p>
          </table:table-cell>
          <table:table-cell table:number-columns-repeated="3" office:value-type="float" office:value="0.00753815955686599" calcext:value-type="float">
            <text:p>0.00753815955686599</text:p>
          </table:table-cell>
          <table:table-cell office:value-type="float" office:value="0.0567219257354736" calcext:value-type="float">
            <text:p>0.0567219257354736</text:p>
          </table:table-cell>
          <table:table-cell office:value-type="float" office:value="0.224022388458252" calcext:value-type="float">
            <text:p>0.224022388458252</text:p>
          </table:table-cell>
          <table:table-cell office:value-type="float" office:value="0.0664839744567871" calcext:value-type="float">
            <text:p>0.0664839744567871</text:p>
          </table:table-cell>
          <table:table-cell/>
          <table:table-cell table:formula="of:=IF([.D55]&gt;0;1;0)" office:value-type="float" office:value="1" calcext:value-type="float">
            <text:p>1</text:p>
          </table:table-cell>
          <table:table-cell table:formula="of:=IF([.D55]&gt;0;[.D55]-[.B55];&quot;&quot;)" office:value-type="float" office:value="0" calcext:value-type="float">
            <text:p>0</text:p>
          </table:table-cell>
          <table:table-cell table:formula="of:=IF([.J55]=&quot;&quot;;&quot;&quot;;[.J55]/[.B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70-1712</text:p>
          </table:table-cell>
          <table:table-cell table:number-columns-repeated="3" office:value-type="float" office:value="0.00784675370224208" calcext:value-type="float">
            <text:p>0.00784675370224208</text:p>
          </table:table-cell>
          <table:table-cell office:value-type="float" office:value="0.0233862400054932" calcext:value-type="float">
            <text:p>0.0233862400054932</text:p>
          </table:table-cell>
          <table:table-cell office:value-type="float" office:value="0.155924797058105" calcext:value-type="float">
            <text:p>0.155924797058105</text:p>
          </table:table-cell>
          <table:table-cell office:value-type="float" office:value="0.0276041030883789" calcext:value-type="float">
            <text:p>0.0276041030883789</text:p>
          </table:table-cell>
          <table:table-cell/>
          <table:table-cell table:formula="of:=IF([.D56]&gt;0;1;0)" office:value-type="float" office:value="1" calcext:value-type="float">
            <text:p>1</text:p>
          </table:table-cell>
          <table:table-cell table:formula="of:=IF([.D56]&gt;0;[.D56]-[.B56];&quot;&quot;)" office:value-type="float" office:value="0" calcext:value-type="float">
            <text:p>0</text:p>
          </table:table-cell>
          <table:table-cell table:formula="of:=IF([.J56]=&quot;&quot;;&quot;&quot;;[.J56]/[.B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2-1264</text:p>
          </table:table-cell>
          <table:table-cell table:number-columns-repeated="3" office:value-type="float" office:value="0.00434624859601129" calcext:value-type="float">
            <text:p>0.00434624859601129</text:p>
          </table:table-cell>
          <table:table-cell office:value-type="float" office:value="0.0294790267944336" calcext:value-type="float">
            <text:p>0.0294790267944336</text:p>
          </table:table-cell>
          <table:table-cell office:value-type="float" office:value="0.0868532657623291" calcext:value-type="float">
            <text:p>0.0868532657623291</text:p>
          </table:table-cell>
          <table:table-cell office:value-type="float" office:value="0.0307033061981201" calcext:value-type="float">
            <text:p>0.0307033061981201</text:p>
          </table:table-cell>
          <table:table-cell/>
          <table:table-cell table:formula="of:=IF([.D57]&gt;0;1;0)" office:value-type="float" office:value="1" calcext:value-type="float">
            <text:p>1</text:p>
          </table:table-cell>
          <table:table-cell table:formula="of:=IF([.D57]&gt;0;[.D57]-[.B57];&quot;&quot;)" office:value-type="float" office:value="0" calcext:value-type="float">
            <text:p>0</text:p>
          </table:table-cell>
          <table:table-cell table:formula="of:=IF([.J57]=&quot;&quot;;&quot;&quot;;[.J57]/[.B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49-884</text:p>
          </table:table-cell>
          <table:table-cell table:number-columns-repeated="3" office:value-type="float" office:value="0.0103095779018455" calcext:value-type="float">
            <text:p>0.0103095779018455</text:p>
          </table:table-cell>
          <table:table-cell office:value-type="float" office:value="0.0463809967041016" calcext:value-type="float">
            <text:p>0.0463809967041016</text:p>
          </table:table-cell>
          <table:table-cell office:value-type="float" office:value="0.335480928421021" calcext:value-type="float">
            <text:p>0.335480928421021</text:p>
          </table:table-cell>
          <table:table-cell office:value-type="float" office:value="0.048515796661377" calcext:value-type="float">
            <text:p>0.048515796661377</text:p>
          </table:table-cell>
          <table:table-cell/>
          <table:table-cell table:formula="of:=IF([.D58]&gt;0;1;0)" office:value-type="float" office:value="1" calcext:value-type="float">
            <text:p>1</text:p>
          </table:table-cell>
          <table:table-cell table:formula="of:=IF([.D58]&gt;0;[.D58]-[.B58];&quot;&quot;)" office:value-type="float" office:value="0" calcext:value-type="float">
            <text:p>0</text:p>
          </table:table-cell>
          <table:table-cell table:formula="of:=IF([.J58]=&quot;&quot;;&quot;&quot;;[.J58]/[.B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58-812</text:p>
          </table:table-cell>
          <table:table-cell table:number-columns-repeated="3" office:value-type="float" office:value="0.00556454946503715" calcext:value-type="float">
            <text:p>0.00556454946503715</text:p>
          </table:table-cell>
          <table:table-cell office:value-type="float" office:value="0.0285344123840332" calcext:value-type="float">
            <text:p>0.0285344123840332</text:p>
          </table:table-cell>
          <table:table-cell office:value-type="float" office:value="0.140727996826172" calcext:value-type="float">
            <text:p>0.140727996826172</text:p>
          </table:table-cell>
          <table:table-cell office:value-type="float" office:value="0.0304946899414063" calcext:value-type="float">
            <text:p>0.0304946899414063</text:p>
          </table:table-cell>
          <table:table-cell/>
          <table:table-cell table:formula="of:=IF([.D59]&gt;0;1;0)" office:value-type="float" office:value="1" calcext:value-type="float">
            <text:p>1</text:p>
          </table:table-cell>
          <table:table-cell table:formula="of:=IF([.D59]&gt;0;[.D59]-[.B59];&quot;&quot;)" office:value-type="float" office:value="0" calcext:value-type="float">
            <text:p>0</text:p>
          </table:table-cell>
          <table:table-cell table:formula="of:=IF([.J59]=&quot;&quot;;&quot;&quot;;[.J59]/[.B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1-1055</text:p>
          </table:table-cell>
          <table:table-cell table:number-columns-repeated="3" office:value-type="float" office:value="0.00567933397406406" calcext:value-type="float">
            <text:p>0.00567933397406406</text:p>
          </table:table-cell>
          <table:table-cell office:value-type="float" office:value="0.0341110229492188" calcext:value-type="float">
            <text:p>0.0341110229492188</text:p>
          </table:table-cell>
          <table:table-cell office:value-type="float" office:value="0.101461410522461" calcext:value-type="float">
            <text:p>0.101461410522461</text:p>
          </table:table-cell>
          <table:table-cell office:value-type="float" office:value="0.0358576774597168" calcext:value-type="float">
            <text:p>0.0358576774597168</text:p>
          </table:table-cell>
          <table:table-cell/>
          <table:table-cell table:formula="of:=IF([.D60]&gt;0;1;0)" office:value-type="float" office:value="1" calcext:value-type="float">
            <text:p>1</text:p>
          </table:table-cell>
          <table:table-cell table:formula="of:=IF([.D60]&gt;0;[.D60]-[.B60];&quot;&quot;)" office:value-type="float" office:value="0" calcext:value-type="float">
            <text:p>0</text:p>
          </table:table-cell>
          <table:table-cell table:formula="of:=IF([.J60]=&quot;&quot;;&quot;&quot;;[.J60]/[.B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7-1174</text:p>
          </table:table-cell>
          <table:table-cell table:number-columns-repeated="3" office:value-type="float" office:value="0.00849945817434339" calcext:value-type="float">
            <text:p>0.00849945817434339</text:p>
          </table:table-cell>
          <table:table-cell office:value-type="float" office:value="0.0445563793182373" calcext:value-type="float">
            <text:p>0.0445563793182373</text:p>
          </table:table-cell>
          <table:table-cell office:value-type="float" office:value="0.43057918548584" calcext:value-type="float">
            <text:p>0.43057918548584</text:p>
          </table:table-cell>
          <table:table-cell office:value-type="float" office:value="0.0497574806213379" calcext:value-type="float">
            <text:p>0.0497574806213379</text:p>
          </table:table-cell>
          <table:table-cell/>
          <table:table-cell table:formula="of:=IF([.D61]&gt;0;1;0)" office:value-type="float" office:value="1" calcext:value-type="float">
            <text:p>1</text:p>
          </table:table-cell>
          <table:table-cell table:formula="of:=IF([.D61]&gt;0;[.D61]-[.B61];&quot;&quot;)" office:value-type="float" office:value="0" calcext:value-type="float">
            <text:p>0</text:p>
          </table:table-cell>
          <table:table-cell table:formula="of:=IF([.J61]=&quot;&quot;;&quot;&quot;;[.J61]/[.B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8-1046</text:p>
          </table:table-cell>
          <table:table-cell table:number-columns-repeated="3" office:value-type="float" office:value="0.00834180788834693" calcext:value-type="float">
            <text:p>0.00834180788834693</text:p>
          </table:table-cell>
          <table:table-cell office:value-type="float" office:value="0.0526044368743897" calcext:value-type="float">
            <text:p>0.0526044368743897</text:p>
          </table:table-cell>
          <table:table-cell office:value-type="float" office:value="0.18289589881897" calcext:value-type="float">
            <text:p>0.18289589881897</text:p>
          </table:table-cell>
          <table:table-cell office:value-type="float" office:value="0.0577132701873779" calcext:value-type="float">
            <text:p>0.0577132701873779</text:p>
          </table:table-cell>
          <table:table-cell/>
          <table:table-cell table:formula="of:=IF([.D62]&gt;0;1;0)" office:value-type="float" office:value="1" calcext:value-type="float">
            <text:p>1</text:p>
          </table:table-cell>
          <table:table-cell table:formula="of:=IF([.D62]&gt;0;[.D62]-[.B62];&quot;&quot;)" office:value-type="float" office:value="0" calcext:value-type="float">
            <text:p>0</text:p>
          </table:table-cell>
          <table:table-cell table:formula="of:=IF([.J62]=&quot;&quot;;&quot;&quot;;[.J62]/[.B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1415</text:p>
          </table:table-cell>
          <table:table-cell table:number-columns-repeated="3" office:value-type="float" office:value="0.00681757881060474" calcext:value-type="float">
            <text:p>0.00681757881060474</text:p>
          </table:table-cell>
          <table:table-cell office:value-type="float" office:value="0.0710315704345703" calcext:value-type="float">
            <text:p>0.0710315704345703</text:p>
          </table:table-cell>
          <table:table-cell office:value-type="float" office:value="0.11920166015625" calcext:value-type="float">
            <text:p>0.11920166015625</text:p>
          </table:table-cell>
          <table:table-cell office:value-type="float" office:value="0.0771119594573975" calcext:value-type="float">
            <text:p>0.0771119594573975</text:p>
          </table:table-cell>
          <table:table-cell/>
          <table:table-cell table:formula="of:=IF([.D63]&gt;0;1;0)" office:value-type="float" office:value="1" calcext:value-type="float">
            <text:p>1</text:p>
          </table:table-cell>
          <table:table-cell table:formula="of:=IF([.D63]&gt;0;[.D63]-[.B63];&quot;&quot;)" office:value-type="float" office:value="0" calcext:value-type="float">
            <text:p>0</text:p>
          </table:table-cell>
          <table:table-cell table:formula="of:=IF([.J63]=&quot;&quot;;&quot;&quot;;[.J63]/[.B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80-509</text:p>
          </table:table-cell>
          <table:table-cell table:number-columns-repeated="3" office:value-type="float" office:value="0.00586521330230227" calcext:value-type="float">
            <text:p>0.00586521330230227</text:p>
          </table:table-cell>
          <table:table-cell office:value-type="float" office:value="0.0281171798706055" calcext:value-type="float">
            <text:p>0.0281171798706055</text:p>
          </table:table-cell>
          <table:table-cell office:value-type="float" office:value="0.0880637168884277" calcext:value-type="float">
            <text:p>0.0880637168884277</text:p>
          </table:table-cell>
          <table:table-cell office:value-type="float" office:value="0.0336835384368897" calcext:value-type="float">
            <text:p>0.0336835384368897</text:p>
          </table:table-cell>
          <table:table-cell/>
          <table:table-cell table:formula="of:=IF([.D64]&gt;0;1;0)" office:value-type="float" office:value="1" calcext:value-type="float">
            <text:p>1</text:p>
          </table:table-cell>
          <table:table-cell table:formula="of:=IF([.D64]&gt;0;[.D64]-[.B64];&quot;&quot;)" office:value-type="float" office:value="0" calcext:value-type="float">
            <text:p>0</text:p>
          </table:table-cell>
          <table:table-cell table:formula="of:=IF([.J64]=&quot;&quot;;&quot;&quot;;[.J64]/[.B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76-2038</text:p>
          </table:table-cell>
          <table:table-cell table:number-columns-repeated="3" office:value-type="float" office:value="0.00739124977151795" calcext:value-type="float">
            <text:p>0.00739124977151795</text:p>
          </table:table-cell>
          <table:table-cell office:value-type="float" office:value="0.0287699699401855" calcext:value-type="float">
            <text:p>0.0287699699401855</text:p>
          </table:table-cell>
          <table:table-cell office:value-type="float" office:value="0.0774726867675781" calcext:value-type="float">
            <text:p>0.0774726867675781</text:p>
          </table:table-cell>
          <table:table-cell office:value-type="float" office:value="0.031538724899292" calcext:value-type="float">
            <text:p>0.031538724899292</text:p>
          </table:table-cell>
          <table:table-cell/>
          <table:table-cell table:formula="of:=IF([.D65]&gt;0;1;0)" office:value-type="float" office:value="1" calcext:value-type="float">
            <text:p>1</text:p>
          </table:table-cell>
          <table:table-cell table:formula="of:=IF([.D65]&gt;0;[.D65]-[.B65];&quot;&quot;)" office:value-type="float" office:value="0" calcext:value-type="float">
            <text:p>0</text:p>
          </table:table-cell>
          <table:table-cell table:formula="of:=IF([.J65]=&quot;&quot;;&quot;&quot;;[.J65]/[.B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39-1274</text:p>
          </table:table-cell>
          <table:table-cell table:number-columns-repeated="3" office:value-type="float" office:value="0.00918360073442837" calcext:value-type="float">
            <text:p>0.00918360073442837</text:p>
          </table:table-cell>
          <table:table-cell office:value-type="float" office:value="0.0434343814849854" calcext:value-type="float">
            <text:p>0.0434343814849854</text:p>
          </table:table-cell>
          <table:table-cell office:value-type="float" office:value="0.313439130783081" calcext:value-type="float">
            <text:p>0.313439130783081</text:p>
          </table:table-cell>
          <table:table-cell office:value-type="float" office:value="0.0495142936706543" calcext:value-type="float">
            <text:p>0.0495142936706543</text:p>
          </table:table-cell>
          <table:table-cell/>
          <table:table-cell table:formula="of:=IF([.D66]&gt;0;1;0)" office:value-type="float" office:value="1" calcext:value-type="float">
            <text:p>1</text:p>
          </table:table-cell>
          <table:table-cell table:formula="of:=IF([.D66]&gt;0;[.D66]-[.B66];&quot;&quot;)" office:value-type="float" office:value="0" calcext:value-type="float">
            <text:p>0</text:p>
          </table:table-cell>
          <table:table-cell table:formula="of:=IF([.J66]=&quot;&quot;;&quot;&quot;;[.J66]/[.B6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27-1859</text:p>
          </table:table-cell>
          <table:table-cell table:number-columns-repeated="3" office:value-type="float" office:value="0.0108798319635378" calcext:value-type="float">
            <text:p>0.0108798319635378</text:p>
          </table:table-cell>
          <table:table-cell office:value-type="float" office:value="0.0628094673156738" calcext:value-type="float">
            <text:p>0.0628094673156738</text:p>
          </table:table-cell>
          <table:table-cell office:value-type="float" office:value="0.347325563430786" calcext:value-type="float">
            <text:p>0.347325563430786</text:p>
          </table:table-cell>
          <table:table-cell office:value-type="float" office:value="0.0708601474761963" calcext:value-type="float">
            <text:p>0.0708601474761963</text:p>
          </table:table-cell>
          <table:table-cell/>
          <table:table-cell table:formula="of:=IF([.D67]&gt;0;1;0)" office:value-type="float" office:value="1" calcext:value-type="float">
            <text:p>1</text:p>
          </table:table-cell>
          <table:table-cell table:formula="of:=IF([.D67]&gt;0;[.D67]-[.B67];&quot;&quot;)" office:value-type="float" office:value="0" calcext:value-type="float">
            <text:p>0</text:p>
          </table:table-cell>
          <table:table-cell table:formula="of:=IF([.J67]=&quot;&quot;;&quot;&quot;;[.J67]/[.B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98-155</text:p>
          </table:table-cell>
          <table:table-cell table:number-columns-repeated="3" office:value-type="float" office:value="0.0115734150126355" calcext:value-type="float">
            <text:p>0.0115734150126355</text:p>
          </table:table-cell>
          <table:table-cell office:value-type="float" office:value="0.0888681411743164" calcext:value-type="float">
            <text:p>0.0888681411743164</text:p>
          </table:table-cell>
          <table:table-cell office:value-type="float" office:value="0.525976657867432" calcext:value-type="float">
            <text:p>0.525976657867432</text:p>
          </table:table-cell>
          <table:table-cell office:value-type="float" office:value="0.0866150856018066" calcext:value-type="float">
            <text:p>0.0866150856018066</text:p>
          </table:table-cell>
          <table:table-cell/>
          <table:table-cell table:formula="of:=IF([.D68]&gt;0;1;0)" office:value-type="float" office:value="1" calcext:value-type="float">
            <text:p>1</text:p>
          </table:table-cell>
          <table:table-cell table:formula="of:=IF([.D68]&gt;0;[.D68]-[.B68];&quot;&quot;)" office:value-type="float" office:value="0" calcext:value-type="float">
            <text:p>0</text:p>
          </table:table-cell>
          <table:table-cell table:formula="of:=IF([.J68]=&quot;&quot;;&quot;&quot;;[.J68]/[.B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16-312</text:p>
          </table:table-cell>
          <table:table-cell table:number-columns-repeated="3" office:value-type="float" office:value="0.00999172716299102" calcext:value-type="float">
            <text:p>0.00999172716299102</text:p>
          </table:table-cell>
          <table:table-cell office:value-type="float" office:value="0.0652210712432861" calcext:value-type="float">
            <text:p>0.0652210712432861</text:p>
          </table:table-cell>
          <table:table-cell office:value-type="float" office:value="0.471343994140625" calcext:value-type="float">
            <text:p>0.471343994140625</text:p>
          </table:table-cell>
          <table:table-cell office:value-type="float" office:value="0.0687048435211182" calcext:value-type="float">
            <text:p>0.0687048435211182</text:p>
          </table:table-cell>
          <table:table-cell/>
          <table:table-cell table:formula="of:=IF([.D69]&gt;0;1;0)" office:value-type="float" office:value="1" calcext:value-type="float">
            <text:p>1</text:p>
          </table:table-cell>
          <table:table-cell table:formula="of:=IF([.D69]&gt;0;[.D69]-[.B69];&quot;&quot;)" office:value-type="float" office:value="0" calcext:value-type="float">
            <text:p>0</text:p>
          </table:table-cell>
          <table:table-cell table:formula="of:=IF([.J69]=&quot;&quot;;&quot;&quot;;[.J69]/[.B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7-230</text:p>
          </table:table-cell>
          <table:table-cell table:number-columns-repeated="3" office:value-type="float" office:value="0.00783148784200149" calcext:value-type="float">
            <text:p>0.00783148784200149</text:p>
          </table:table-cell>
          <table:table-cell office:value-type="float" office:value="0.0245213508605957" calcext:value-type="float">
            <text:p>0.0245213508605957</text:p>
          </table:table-cell>
          <table:table-cell office:value-type="float" office:value="0.184229612350464" calcext:value-type="float">
            <text:p>0.184229612350464</text:p>
          </table:table-cell>
          <table:table-cell office:value-type="float" office:value="0.027064323425293" calcext:value-type="float">
            <text:p>0.027064323425293</text:p>
          </table:table-cell>
          <table:table-cell/>
          <table:table-cell table:formula="of:=IF([.D70]&gt;0;1;0)" office:value-type="float" office:value="1" calcext:value-type="float">
            <text:p>1</text:p>
          </table:table-cell>
          <table:table-cell table:formula="of:=IF([.D70]&gt;0;[.D70]-[.B70];&quot;&quot;)" office:value-type="float" office:value="0" calcext:value-type="float">
            <text:p>0</text:p>
          </table:table-cell>
          <table:table-cell table:formula="of:=IF([.J70]=&quot;&quot;;&quot;&quot;;[.J70]/[.B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4-1779</text:p>
          </table:table-cell>
          <table:table-cell table:number-columns-repeated="3" office:value-type="float" office:value="0.00794299184871772" calcext:value-type="float">
            <text:p>0.00794299184871772</text:p>
          </table:table-cell>
          <table:table-cell office:value-type="float" office:value="0.050166130065918" calcext:value-type="float">
            <text:p>0.050166130065918</text:p>
          </table:table-cell>
          <table:table-cell office:value-type="float" office:value="0.311704874038696" calcext:value-type="float">
            <text:p>0.311704874038696</text:p>
          </table:table-cell>
          <table:table-cell office:value-type="float" office:value="0.0517549514770508" calcext:value-type="float">
            <text:p>0.0517549514770508</text:p>
          </table:table-cell>
          <table:table-cell/>
          <table:table-cell table:formula="of:=IF([.D71]&gt;0;1;0)" office:value-type="float" office:value="1" calcext:value-type="float">
            <text:p>1</text:p>
          </table:table-cell>
          <table:table-cell table:formula="of:=IF([.D71]&gt;0;[.D71]-[.B71];&quot;&quot;)" office:value-type="float" office:value="0" calcext:value-type="float">
            <text:p>0</text:p>
          </table:table-cell>
          <table:table-cell table:formula="of:=IF([.J71]=&quot;&quot;;&quot;&quot;;[.J71]/[.B7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3-325</text:p>
          </table:table-cell>
          <table:table-cell table:number-columns-repeated="3" office:value-type="float" office:value="0.0094952608430694" calcext:value-type="float">
            <text:p>0.0094952608430694</text:p>
          </table:table-cell>
          <table:table-cell office:value-type="float" office:value="0.0585904121398926" calcext:value-type="float">
            <text:p>0.0585904121398926</text:p>
          </table:table-cell>
          <table:table-cell office:value-type="float" office:value="0.246421575546265" calcext:value-type="float">
            <text:p>0.246421575546265</text:p>
          </table:table-cell>
          <table:table-cell office:value-type="float" office:value="0.0631814002990723" calcext:value-type="float">
            <text:p>0.0631814002990723</text:p>
          </table:table-cell>
          <table:table-cell/>
          <table:table-cell table:formula="of:=IF([.D72]&gt;0;1;0)" office:value-type="float" office:value="1" calcext:value-type="float">
            <text:p>1</text:p>
          </table:table-cell>
          <table:table-cell table:formula="of:=IF([.D72]&gt;0;[.D72]-[.B72];&quot;&quot;)" office:value-type="float" office:value="0" calcext:value-type="float">
            <text:p>0</text:p>
          </table:table-cell>
          <table:table-cell table:formula="of:=IF([.J72]=&quot;&quot;;&quot;&quot;;[.J72]/[.B7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7-246</text:p>
          </table:table-cell>
          <table:table-cell table:number-columns-repeated="3" office:value-type="float" office:value="0.00895929827238418" calcext:value-type="float">
            <text:p>0.00895929827238418</text:p>
          </table:table-cell>
          <table:table-cell office:value-type="float" office:value="0.0987949371337891" calcext:value-type="float">
            <text:p>0.0987949371337891</text:p>
          </table:table-cell>
          <table:table-cell office:value-type="float" office:value="0.302146434783936" calcext:value-type="float">
            <text:p>0.302146434783936</text:p>
          </table:table-cell>
          <table:table-cell office:value-type="float" office:value="0.100271463394165" calcext:value-type="float">
            <text:p>0.100271463394165</text:p>
          </table:table-cell>
          <table:table-cell/>
          <table:table-cell table:formula="of:=IF([.D73]&gt;0;1;0)" office:value-type="float" office:value="1" calcext:value-type="float">
            <text:p>1</text:p>
          </table:table-cell>
          <table:table-cell table:formula="of:=IF([.D73]&gt;0;[.D73]-[.B73];&quot;&quot;)" office:value-type="float" office:value="0" calcext:value-type="float">
            <text:p>0</text:p>
          </table:table-cell>
          <table:table-cell table:formula="of:=IF([.J73]=&quot;&quot;;&quot;&quot;;[.J73]/[.B7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45-169</text:p>
          </table:table-cell>
          <table:table-cell table:number-columns-repeated="3" office:value-type="float" office:value="0.00803799357561597" calcext:value-type="float">
            <text:p>0.00803799357561597</text:p>
          </table:table-cell>
          <table:table-cell office:value-type="float" office:value="0.0802433490753174" calcext:value-type="float">
            <text:p>0.0802433490753174</text:p>
          </table:table-cell>
          <table:table-cell office:value-type="float" office:value="0.445075750350952" calcext:value-type="float">
            <text:p>0.445075750350952</text:p>
          </table:table-cell>
          <table:table-cell office:value-type="float" office:value="0.0765962600708008" calcext:value-type="float">
            <text:p>0.0765962600708008</text:p>
          </table:table-cell>
          <table:table-cell/>
          <table:table-cell table:formula="of:=IF([.D74]&gt;0;1;0)" office:value-type="float" office:value="1" calcext:value-type="float">
            <text:p>1</text:p>
          </table:table-cell>
          <table:table-cell table:formula="of:=IF([.D74]&gt;0;[.D74]-[.B74];&quot;&quot;)" office:value-type="float" office:value="0" calcext:value-type="float">
            <text:p>0</text:p>
          </table:table-cell>
          <table:table-cell table:formula="of:=IF([.J74]=&quot;&quot;;&quot;&quot;;[.J74]/[.B7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37-1180</text:p>
          </table:table-cell>
          <table:table-cell table:number-columns-repeated="2" office:value-type="float" office:value="0.00969693399456617" calcext:value-type="float">
            <text:p>0.00969693399456617</text:p>
          </table:table-cell>
          <table:table-cell office:value-type="float" office:value="0.0135526742869354" calcext:value-type="float">
            <text:p>0.0135526742869354</text:p>
          </table:table-cell>
          <table:table-cell office:value-type="float" office:value="0.0515785217285156" calcext:value-type="float">
            <text:p>0.0515785217285156</text:p>
          </table:table-cell>
          <table:table-cell office:value-type="float" office:value="0.404175996780396" calcext:value-type="float">
            <text:p>0.404175996780396</text:p>
          </table:table-cell>
          <table:table-cell office:value-type="float" office:value="0.00830626487731934" calcext:value-type="float">
            <text:p>0.00830626487731934</text:p>
          </table:table-cell>
          <table:table-cell/>
          <table:table-cell table:formula="of:=IF([.D75]&gt;0;1;0)" office:value-type="float" office:value="1" calcext:value-type="float">
            <text:p>1</text:p>
          </table:table-cell>
          <table:table-cell table:formula="of:=IF([.D75]&gt;0;[.D75]-[.B75];&quot;&quot;)" office:value-type="float" office:value="0.00385574029236924" calcext:value-type="float">
            <text:p>0.00385574029236924</text:p>
          </table:table-cell>
          <table:table-cell table:formula="of:=IF([.J75]=&quot;&quot;;&quot;&quot;;[.J75]/[.B75])" office:value-type="float" office:value="0.397624681629251" calcext:value-type="float">
            <text:p>0.397624681629251</text:p>
          </table:table-cell>
        </table:table-row>
        <table:table-row table:style-name="ro1">
          <table:table-cell office:value-type="string" calcext:value-type="string">
            <text:p>169-164</text:p>
          </table:table-cell>
          <table:table-cell table:number-columns-repeated="3" office:value-type="float" office:value="0.00444931665160275" calcext:value-type="float">
            <text:p>0.00444931665160275</text:p>
          </table:table-cell>
          <table:table-cell office:value-type="float" office:value="0.0309059619903564" calcext:value-type="float">
            <text:p>0.0309059619903564</text:p>
          </table:table-cell>
          <table:table-cell office:value-type="float" office:value="0.0271058082580566" calcext:value-type="float">
            <text:p>0.0271058082580566</text:p>
          </table:table-cell>
          <table:table-cell office:value-type="float" office:value="0.031137228012085" calcext:value-type="float">
            <text:p>0.031137228012085</text:p>
          </table:table-cell>
          <table:table-cell/>
          <table:table-cell table:formula="of:=IF([.D76]&gt;0;1;0)" office:value-type="float" office:value="1" calcext:value-type="float">
            <text:p>1</text:p>
          </table:table-cell>
          <table:table-cell table:formula="of:=IF([.D76]&gt;0;[.D76]-[.B76];&quot;&quot;)" office:value-type="float" office:value="0" calcext:value-type="float">
            <text:p>0</text:p>
          </table:table-cell>
          <table:table-cell table:formula="of:=IF([.J76]=&quot;&quot;;&quot;&quot;;[.J76]/[.B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59-714</text:p>
          </table:table-cell>
          <table:table-cell table:number-columns-repeated="3" office:value-type="float" office:value="0.0119651058538481" calcext:value-type="float">
            <text:p>0.0119651058538481</text:p>
          </table:table-cell>
          <table:table-cell office:value-type="float" office:value="0.0940556526184082" calcext:value-type="float">
            <text:p>0.0940556526184082</text:p>
          </table:table-cell>
          <table:table-cell office:value-type="float" office:value="0.507071495056152" calcext:value-type="float">
            <text:p>0.507071495056152</text:p>
          </table:table-cell>
          <table:table-cell office:value-type="float" office:value="0.0970039367675781" calcext:value-type="float">
            <text:p>0.0970039367675781</text:p>
          </table:table-cell>
          <table:table-cell/>
          <table:table-cell table:formula="of:=IF([.D77]&gt;0;1;0)" office:value-type="float" office:value="1" calcext:value-type="float">
            <text:p>1</text:p>
          </table:table-cell>
          <table:table-cell table:formula="of:=IF([.D77]&gt;0;[.D77]-[.B77];&quot;&quot;)" office:value-type="float" office:value="0" calcext:value-type="float">
            <text:p>0</text:p>
          </table:table-cell>
          <table:table-cell table:formula="of:=IF([.J77]=&quot;&quot;;&quot;&quot;;[.J77]/[.B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5-1327</text:p>
          </table:table-cell>
          <table:table-cell table:number-columns-repeated="3" office:value-type="float" office:value="0.00828398107480521" calcext:value-type="float">
            <text:p>0.00828398107480521</text:p>
          </table:table-cell>
          <table:table-cell office:value-type="float" office:value="0.0526084899902344" calcext:value-type="float">
            <text:p>0.0526084899902344</text:p>
          </table:table-cell>
          <table:table-cell office:value-type="float" office:value="0.391971111297607" calcext:value-type="float">
            <text:p>0.391971111297607</text:p>
          </table:table-cell>
          <table:table-cell office:value-type="float" office:value="0.0546705722808838" calcext:value-type="float">
            <text:p>0.0546705722808838</text:p>
          </table:table-cell>
          <table:table-cell/>
          <table:table-cell table:formula="of:=IF([.D78]&gt;0;1;0)" office:value-type="float" office:value="1" calcext:value-type="float">
            <text:p>1</text:p>
          </table:table-cell>
          <table:table-cell table:formula="of:=IF([.D78]&gt;0;[.D78]-[.B78];&quot;&quot;)" office:value-type="float" office:value="0" calcext:value-type="float">
            <text:p>0</text:p>
          </table:table-cell>
          <table:table-cell table:formula="of:=IF([.J78]=&quot;&quot;;&quot;&quot;;[.J78]/[.B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3-1125</text:p>
          </table:table-cell>
          <table:table-cell table:number-columns-repeated="3" office:value-type="float" office:value="0.0086381631112491" calcext:value-type="float">
            <text:p>0.0086381631112491</text:p>
          </table:table-cell>
          <table:table-cell office:value-type="float" office:value="0.0626461505889893" calcext:value-type="float">
            <text:p>0.0626461505889893</text:p>
          </table:table-cell>
          <table:table-cell office:value-type="float" office:value="0.351718902587891" calcext:value-type="float">
            <text:p>0.351718902587891</text:p>
          </table:table-cell>
          <table:table-cell office:value-type="float" office:value="0.0664429664611816" calcext:value-type="float">
            <text:p>0.0664429664611816</text:p>
          </table:table-cell>
          <table:table-cell/>
          <table:table-cell table:formula="of:=IF([.D79]&gt;0;1;0)" office:value-type="float" office:value="1" calcext:value-type="float">
            <text:p>1</text:p>
          </table:table-cell>
          <table:table-cell table:formula="of:=IF([.D79]&gt;0;[.D79]-[.B79];&quot;&quot;)" office:value-type="float" office:value="0" calcext:value-type="float">
            <text:p>0</text:p>
          </table:table-cell>
          <table:table-cell table:formula="of:=IF([.J79]=&quot;&quot;;&quot;&quot;;[.J79]/[.B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71-1260</text:p>
          </table:table-cell>
          <table:table-cell table:number-columns-repeated="3" office:value-type="float" office:value="0.00794074904510389" calcext:value-type="float">
            <text:p>0.00794074904510389</text:p>
          </table:table-cell>
          <table:table-cell office:value-type="float" office:value="0.0469732284545898" calcext:value-type="float">
            <text:p>0.0469732284545898</text:p>
          </table:table-cell>
          <table:table-cell office:value-type="float" office:value="0.262734889984131" calcext:value-type="float">
            <text:p>0.262734889984131</text:p>
          </table:table-cell>
          <table:table-cell office:value-type="float" office:value="0.0468065738677979" calcext:value-type="float">
            <text:p>0.0468065738677979</text:p>
          </table:table-cell>
          <table:table-cell/>
          <table:table-cell table:formula="of:=IF([.D80]&gt;0;1;0)" office:value-type="float" office:value="1" calcext:value-type="float">
            <text:p>1</text:p>
          </table:table-cell>
          <table:table-cell table:formula="of:=IF([.D80]&gt;0;[.D80]-[.B80];&quot;&quot;)" office:value-type="float" office:value="0" calcext:value-type="float">
            <text:p>0</text:p>
          </table:table-cell>
          <table:table-cell table:formula="of:=IF([.J80]=&quot;&quot;;&quot;&quot;;[.J80]/[.B8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9-292</text:p>
          </table:table-cell>
          <table:table-cell table:number-columns-repeated="3" office:value-type="float" office:value="0.0125701657017935" calcext:value-type="float">
            <text:p>0.0125701657017935</text:p>
          </table:table-cell>
          <table:table-cell office:value-type="float" office:value="0.0515890121459961" calcext:value-type="float">
            <text:p>0.0515890121459961</text:p>
          </table:table-cell>
          <table:table-cell office:value-type="float" office:value="0.297775030136108" calcext:value-type="float">
            <text:p>0.297775030136108</text:p>
          </table:table-cell>
          <table:table-cell office:value-type="float" office:value="0.0541572570800781" calcext:value-type="float">
            <text:p>0.0541572570800781</text:p>
          </table:table-cell>
          <table:table-cell/>
          <table:table-cell table:formula="of:=IF([.D81]&gt;0;1;0)" office:value-type="float" office:value="1" calcext:value-type="float">
            <text:p>1</text:p>
          </table:table-cell>
          <table:table-cell table:formula="of:=IF([.D81]&gt;0;[.D81]-[.B81];&quot;&quot;)" office:value-type="float" office:value="0" calcext:value-type="float">
            <text:p>0</text:p>
          </table:table-cell>
          <table:table-cell table:formula="of:=IF([.J81]=&quot;&quot;;&quot;&quot;;[.J81]/[.B8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99-1864</text:p>
          </table:table-cell>
          <table:table-cell table:number-columns-repeated="3" office:value-type="float" office:value="0.00722965730049252" calcext:value-type="float">
            <text:p>0.00722965730049252</text:p>
          </table:table-cell>
          <table:table-cell office:value-type="float" office:value="0.0519530773162842" calcext:value-type="float">
            <text:p>0.0519530773162842</text:p>
          </table:table-cell>
          <table:table-cell office:value-type="float" office:value="0.30093789100647" calcext:value-type="float">
            <text:p>0.30093789100647</text:p>
          </table:table-cell>
          <table:table-cell office:value-type="float" office:value="0.0525450706481934" calcext:value-type="float">
            <text:p>0.0525450706481934</text:p>
          </table:table-cell>
          <table:table-cell/>
          <table:table-cell table:formula="of:=IF([.D82]&gt;0;1;0)" office:value-type="float" office:value="1" calcext:value-type="float">
            <text:p>1</text:p>
          </table:table-cell>
          <table:table-cell table:formula="of:=IF([.D82]&gt;0;[.D82]-[.B82];&quot;&quot;)" office:value-type="float" office:value="0" calcext:value-type="float">
            <text:p>0</text:p>
          </table:table-cell>
          <table:table-cell table:formula="of:=IF([.J82]=&quot;&quot;;&quot;&quot;;[.J82]/[.B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76-1757</text:p>
          </table:table-cell>
          <table:table-cell table:number-columns-repeated="3" office:value-type="float" office:value="0.00858145629223583" calcext:value-type="float">
            <text:p>0.00858145629223583</text:p>
          </table:table-cell>
          <table:table-cell office:value-type="float" office:value="0.0554580688476563" calcext:value-type="float">
            <text:p>0.0554580688476563</text:p>
          </table:table-cell>
          <table:table-cell office:value-type="float" office:value="0.395697355270386" calcext:value-type="float">
            <text:p>0.395697355270386</text:p>
          </table:table-cell>
          <table:table-cell office:value-type="float" office:value="0.0587706565856934" calcext:value-type="float">
            <text:p>0.0587706565856934</text:p>
          </table:table-cell>
          <table:table-cell/>
          <table:table-cell table:formula="of:=IF([.D83]&gt;0;1;0)" office:value-type="float" office:value="1" calcext:value-type="float">
            <text:p>1</text:p>
          </table:table-cell>
          <table:table-cell table:formula="of:=IF([.D83]&gt;0;[.D83]-[.B83];&quot;&quot;)" office:value-type="float" office:value="0" calcext:value-type="float">
            <text:p>0</text:p>
          </table:table-cell>
          <table:table-cell table:formula="of:=IF([.J83]=&quot;&quot;;&quot;&quot;;[.J83]/[.B8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42-543</text:p>
          </table:table-cell>
          <table:table-cell table:number-columns-repeated="3" office:value-type="float" office:value="0.0076464521658357" calcext:value-type="float">
            <text:p>0.0076464521658357</text:p>
          </table:table-cell>
          <table:table-cell office:value-type="float" office:value="0.0381898880004883" calcext:value-type="float">
            <text:p>0.0381898880004883</text:p>
          </table:table-cell>
          <table:table-cell office:value-type="float" office:value="0.307337522506714" calcext:value-type="float">
            <text:p>0.307337522506714</text:p>
          </table:table-cell>
          <table:table-cell office:value-type="float" office:value="0.0440080165863037" calcext:value-type="float">
            <text:p>0.0440080165863037</text:p>
          </table:table-cell>
          <table:table-cell/>
          <table:table-cell table:formula="of:=IF([.D84]&gt;0;1;0)" office:value-type="float" office:value="1" calcext:value-type="float">
            <text:p>1</text:p>
          </table:table-cell>
          <table:table-cell table:formula="of:=IF([.D84]&gt;0;[.D84]-[.B84];&quot;&quot;)" office:value-type="float" office:value="0" calcext:value-type="float">
            <text:p>0</text:p>
          </table:table-cell>
          <table:table-cell table:formula="of:=IF([.J84]=&quot;&quot;;&quot;&quot;;[.J84]/[.B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3-1197</text:p>
          </table:table-cell>
          <table:table-cell table:number-columns-repeated="3" office:value-type="float" office:value="0.00576363979463979" calcext:value-type="float">
            <text:p>0.00576363979463979</text:p>
          </table:table-cell>
          <table:table-cell office:value-type="float" office:value="0.0256369113922119" calcext:value-type="float">
            <text:p>0.0256369113922119</text:p>
          </table:table-cell>
          <table:table-cell office:value-type="float" office:value="0.0412759780883789" calcext:value-type="float">
            <text:p>0.0412759780883789</text:p>
          </table:table-cell>
          <table:table-cell office:value-type="float" office:value="0.031022310256958" calcext:value-type="float">
            <text:p>0.031022310256958</text:p>
          </table:table-cell>
          <table:table-cell/>
          <table:table-cell table:formula="of:=IF([.D85]&gt;0;1;0)" office:value-type="float" office:value="1" calcext:value-type="float">
            <text:p>1</text:p>
          </table:table-cell>
          <table:table-cell table:formula="of:=IF([.D85]&gt;0;[.D85]-[.B85];&quot;&quot;)" office:value-type="float" office:value="0" calcext:value-type="float">
            <text:p>0</text:p>
          </table:table-cell>
          <table:table-cell table:formula="of:=IF([.J85]=&quot;&quot;;&quot;&quot;;[.J85]/[.B8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2-949</text:p>
          </table:table-cell>
          <table:table-cell table:number-columns-repeated="3" office:value-type="float" office:value="0.00744242512083759" calcext:value-type="float">
            <text:p>0.00744242512083759</text:p>
          </table:table-cell>
          <table:table-cell office:value-type="float" office:value="0.027362585067749" calcext:value-type="float">
            <text:p>0.027362585067749</text:p>
          </table:table-cell>
          <table:table-cell office:value-type="float" office:value="0.387328386306763" calcext:value-type="float">
            <text:p>0.387328386306763</text:p>
          </table:table-cell>
          <table:table-cell office:value-type="float" office:value="0.0292315483093262" calcext:value-type="float">
            <text:p>0.0292315483093262</text:p>
          </table:table-cell>
          <table:table-cell/>
          <table:table-cell table:formula="of:=IF([.D86]&gt;0;1;0)" office:value-type="float" office:value="1" calcext:value-type="float">
            <text:p>1</text:p>
          </table:table-cell>
          <table:table-cell table:formula="of:=IF([.D86]&gt;0;[.D86]-[.B86];&quot;&quot;)" office:value-type="float" office:value="0" calcext:value-type="float">
            <text:p>0</text:p>
          </table:table-cell>
          <table:table-cell table:formula="of:=IF([.J86]=&quot;&quot;;&quot;&quot;;[.J86]/[.B8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54-501</text:p>
          </table:table-cell>
          <table:table-cell table:number-columns-repeated="3" office:value-type="float" office:value="0.0108044201065496" calcext:value-type="float">
            <text:p>0.0108044201065496</text:p>
          </table:table-cell>
          <table:table-cell office:value-type="float" office:value="0.066281795501709" calcext:value-type="float">
            <text:p>0.066281795501709</text:p>
          </table:table-cell>
          <table:table-cell office:value-type="float" office:value="0.295903921127319" calcext:value-type="float">
            <text:p>0.295903921127319</text:p>
          </table:table-cell>
          <table:table-cell office:value-type="float" office:value="0.0738577842712402" calcext:value-type="float">
            <text:p>0.0738577842712402</text:p>
          </table:table-cell>
          <table:table-cell/>
          <table:table-cell table:formula="of:=IF([.D87]&gt;0;1;0)" office:value-type="float" office:value="1" calcext:value-type="float">
            <text:p>1</text:p>
          </table:table-cell>
          <table:table-cell table:formula="of:=IF([.D87]&gt;0;[.D87]-[.B87];&quot;&quot;)" office:value-type="float" office:value="0" calcext:value-type="float">
            <text:p>0</text:p>
          </table:table-cell>
          <table:table-cell table:formula="of:=IF([.J87]=&quot;&quot;;&quot;&quot;;[.J87]/[.B8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85-1794</text:p>
          </table:table-cell>
          <table:table-cell table:number-columns-repeated="3" office:value-type="float" office:value="0.00744869309639062" calcext:value-type="float">
            <text:p>0.00744869309639062</text:p>
          </table:table-cell>
          <table:table-cell office:value-type="float" office:value="0.0626182556152344" calcext:value-type="float">
            <text:p>0.0626182556152344</text:p>
          </table:table-cell>
          <table:table-cell office:value-type="float" office:value="0.30707836151123" calcext:value-type="float">
            <text:p>0.30707836151123</text:p>
          </table:table-cell>
          <table:table-cell office:value-type="float" office:value="0.0682775974273682" calcext:value-type="float">
            <text:p>0.0682775974273682</text:p>
          </table:table-cell>
          <table:table-cell/>
          <table:table-cell table:formula="of:=IF([.D88]&gt;0;1;0)" office:value-type="float" office:value="1" calcext:value-type="float">
            <text:p>1</text:p>
          </table:table-cell>
          <table:table-cell table:formula="of:=IF([.D88]&gt;0;[.D88]-[.B88];&quot;&quot;)" office:value-type="float" office:value="0" calcext:value-type="float">
            <text:p>0</text:p>
          </table:table-cell>
          <table:table-cell table:formula="of:=IF([.J88]=&quot;&quot;;&quot;&quot;;[.J88]/[.B8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63-659</text:p>
          </table:table-cell>
          <table:table-cell table:number-columns-repeated="3" office:value-type="float" office:value="0.00407117414508251" calcext:value-type="float">
            <text:p>0.00407117414508251</text:p>
          </table:table-cell>
          <table:table-cell office:value-type="float" office:value="0.0209171772003174" calcext:value-type="float">
            <text:p>0.0209171772003174</text:p>
          </table:table-cell>
          <table:table-cell office:value-type="float" office:value="0.0535991191864014" calcext:value-type="float">
            <text:p>0.0535991191864014</text:p>
          </table:table-cell>
          <table:table-cell office:value-type="float" office:value="0.019057035446167" calcext:value-type="float">
            <text:p>0.019057035446167</text:p>
          </table:table-cell>
          <table:table-cell/>
          <table:table-cell table:formula="of:=IF([.D89]&gt;0;1;0)" office:value-type="float" office:value="1" calcext:value-type="float">
            <text:p>1</text:p>
          </table:table-cell>
          <table:table-cell table:formula="of:=IF([.D89]&gt;0;[.D89]-[.B89];&quot;&quot;)" office:value-type="float" office:value="0" calcext:value-type="float">
            <text:p>0</text:p>
          </table:table-cell>
          <table:table-cell table:formula="of:=IF([.J89]=&quot;&quot;;&quot;&quot;;[.J89]/[.B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43-110</text:p>
          </table:table-cell>
          <table:table-cell table:number-columns-repeated="3" office:value-type="float" office:value="0.00674984837522752" calcext:value-type="float">
            <text:p>0.00674984837522752</text:p>
          </table:table-cell>
          <table:table-cell office:value-type="float" office:value="0.0626499652862549" calcext:value-type="float">
            <text:p>0.0626499652862549</text:p>
          </table:table-cell>
          <table:table-cell office:value-type="float" office:value="0.373185873031616" calcext:value-type="float">
            <text:p>0.373185873031616</text:p>
          </table:table-cell>
          <table:table-cell office:value-type="float" office:value="0.0681247711181641" calcext:value-type="float">
            <text:p>0.0681247711181641</text:p>
          </table:table-cell>
          <table:table-cell/>
          <table:table-cell table:formula="of:=IF([.D90]&gt;0;1;0)" office:value-type="float" office:value="1" calcext:value-type="float">
            <text:p>1</text:p>
          </table:table-cell>
          <table:table-cell table:formula="of:=IF([.D90]&gt;0;[.D90]-[.B90];&quot;&quot;)" office:value-type="float" office:value="0" calcext:value-type="float">
            <text:p>0</text:p>
          </table:table-cell>
          <table:table-cell table:formula="of:=IF([.J90]=&quot;&quot;;&quot;&quot;;[.J90]/[.B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1441</text:p>
          </table:table-cell>
          <table:table-cell table:number-columns-repeated="3" office:value-type="float" office:value="0.00818552702961994" calcext:value-type="float">
            <text:p>0.00818552702961994</text:p>
          </table:table-cell>
          <table:table-cell office:value-type="float" office:value="0.078679084777832" calcext:value-type="float">
            <text:p>0.078679084777832</text:p>
          </table:table-cell>
          <table:table-cell office:value-type="float" office:value="0.405462980270386" calcext:value-type="float">
            <text:p>0.405462980270386</text:p>
          </table:table-cell>
          <table:table-cell office:value-type="float" office:value="0.0741064548492432" calcext:value-type="float">
            <text:p>0.0741064548492432</text:p>
          </table:table-cell>
          <table:table-cell/>
          <table:table-cell table:formula="of:=IF([.D91]&gt;0;1;0)" office:value-type="float" office:value="1" calcext:value-type="float">
            <text:p>1</text:p>
          </table:table-cell>
          <table:table-cell table:formula="of:=IF([.D91]&gt;0;[.D91]-[.B91];&quot;&quot;)" office:value-type="float" office:value="0" calcext:value-type="float">
            <text:p>0</text:p>
          </table:table-cell>
          <table:table-cell table:formula="of:=IF([.J91]=&quot;&quot;;&quot;&quot;;[.J91]/[.B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41-1818</text:p>
          </table:table-cell>
          <table:table-cell table:number-columns-repeated="3" office:value-type="float" office:value="0.0109526094782066" calcext:value-type="float">
            <text:p>0.0109526094782066</text:p>
          </table:table-cell>
          <table:table-cell office:value-type="float" office:value="0.0436320304870606" calcext:value-type="float">
            <text:p>0.0436320304870606</text:p>
          </table:table-cell>
          <table:table-cell office:value-type="float" office:value="0.499072313308716" calcext:value-type="float">
            <text:p>0.499072313308716</text:p>
          </table:table-cell>
          <table:table-cell office:value-type="float" office:value="0.0396313667297363" calcext:value-type="float">
            <text:p>0.0396313667297363</text:p>
          </table:table-cell>
          <table:table-cell/>
          <table:table-cell table:formula="of:=IF([.D92]&gt;0;1;0)" office:value-type="float" office:value="1" calcext:value-type="float">
            <text:p>1</text:p>
          </table:table-cell>
          <table:table-cell table:formula="of:=IF([.D92]&gt;0;[.D92]-[.B92];&quot;&quot;)" office:value-type="float" office:value="0" calcext:value-type="float">
            <text:p>0</text:p>
          </table:table-cell>
          <table:table-cell table:formula="of:=IF([.J92]=&quot;&quot;;&quot;&quot;;[.J92]/[.B9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62-177</text:p>
          </table:table-cell>
          <table:table-cell table:number-columns-repeated="3" office:value-type="float" office:value="0.00745478249480969" calcext:value-type="float">
            <text:p>0.00745478249480969</text:p>
          </table:table-cell>
          <table:table-cell office:value-type="float" office:value="0.0639224052429199" calcext:value-type="float">
            <text:p>0.0639224052429199</text:p>
          </table:table-cell>
          <table:table-cell office:value-type="float" office:value="0.383338451385498" calcext:value-type="float">
            <text:p>0.383338451385498</text:p>
          </table:table-cell>
          <table:table-cell office:value-type="float" office:value="0.0664324760437012" calcext:value-type="float">
            <text:p>0.0664324760437012</text:p>
          </table:table-cell>
          <table:table-cell/>
          <table:table-cell table:formula="of:=IF([.D93]&gt;0;1;0)" office:value-type="float" office:value="1" calcext:value-type="float">
            <text:p>1</text:p>
          </table:table-cell>
          <table:table-cell table:formula="of:=IF([.D93]&gt;0;[.D93]-[.B93];&quot;&quot;)" office:value-type="float" office:value="0" calcext:value-type="float">
            <text:p>0</text:p>
          </table:table-cell>
          <table:table-cell table:formula="of:=IF([.J93]=&quot;&quot;;&quot;&quot;;[.J93]/[.B9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95-1698</text:p>
          </table:table-cell>
          <table:table-cell table:number-columns-repeated="3" office:value-type="float" office:value="0.00723179417049435" calcext:value-type="float">
            <text:p>0.00723179417049435</text:p>
          </table:table-cell>
          <table:table-cell office:value-type="float" office:value="0.030914306640625" calcext:value-type="float">
            <text:p>0.030914306640625</text:p>
          </table:table-cell>
          <table:table-cell office:value-type="float" office:value="0.364334106445313" calcext:value-type="float">
            <text:p>0.364334106445313</text:p>
          </table:table-cell>
          <table:table-cell office:value-type="float" office:value="0.0336692333221436" calcext:value-type="float">
            <text:p>0.0336692333221436</text:p>
          </table:table-cell>
          <table:table-cell/>
          <table:table-cell table:formula="of:=IF([.D94]&gt;0;1;0)" office:value-type="float" office:value="1" calcext:value-type="float">
            <text:p>1</text:p>
          </table:table-cell>
          <table:table-cell table:formula="of:=IF([.D94]&gt;0;[.D94]-[.B94];&quot;&quot;)" office:value-type="float" office:value="0" calcext:value-type="float">
            <text:p>0</text:p>
          </table:table-cell>
          <table:table-cell table:formula="of:=IF([.J94]=&quot;&quot;;&quot;&quot;;[.J94]/[.B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5-1815</text:p>
          </table:table-cell>
          <table:table-cell table:number-columns-repeated="3" office:value-type="float" office:value="0.00332810663285044" calcext:value-type="float">
            <text:p>0.00332810663285044</text:p>
          </table:table-cell>
          <table:table-cell office:value-type="float" office:value="0.0262868404388428" calcext:value-type="float">
            <text:p>0.0262868404388428</text:p>
          </table:table-cell>
          <table:table-cell office:value-type="float" office:value="0.0253806114196777" calcext:value-type="float">
            <text:p>0.0253806114196777</text:p>
          </table:table-cell>
          <table:table-cell office:value-type="float" office:value="0.0289723873138428" calcext:value-type="float">
            <text:p>0.0289723873138428</text:p>
          </table:table-cell>
          <table:table-cell/>
          <table:table-cell table:formula="of:=IF([.D95]&gt;0;1;0)" office:value-type="float" office:value="1" calcext:value-type="float">
            <text:p>1</text:p>
          </table:table-cell>
          <table:table-cell table:formula="of:=IF([.D95]&gt;0;[.D95]-[.B95];&quot;&quot;)" office:value-type="float" office:value="0" calcext:value-type="float">
            <text:p>0</text:p>
          </table:table-cell>
          <table:table-cell table:formula="of:=IF([.J95]=&quot;&quot;;&quot;&quot;;[.J95]/[.B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-1420</text:p>
          </table:table-cell>
          <table:table-cell table:number-columns-repeated="3" office:value-type="float" office:value="0.00945911356106211" calcext:value-type="float">
            <text:p>0.00945911356106211</text:p>
          </table:table-cell>
          <table:table-cell office:value-type="float" office:value="0.0462477207183838" calcext:value-type="float">
            <text:p>0.0462477207183838</text:p>
          </table:table-cell>
          <table:table-cell office:value-type="float" office:value="0.326443433761597" calcext:value-type="float">
            <text:p>0.326443433761597</text:p>
          </table:table-cell>
          <table:table-cell office:value-type="float" office:value="0.0478363037109375" calcext:value-type="float">
            <text:p>0.0478363037109375</text:p>
          </table:table-cell>
          <table:table-cell/>
          <table:table-cell table:formula="of:=IF([.D96]&gt;0;1;0)" office:value-type="float" office:value="1" calcext:value-type="float">
            <text:p>1</text:p>
          </table:table-cell>
          <table:table-cell table:formula="of:=IF([.D96]&gt;0;[.D96]-[.B96];&quot;&quot;)" office:value-type="float" office:value="0" calcext:value-type="float">
            <text:p>0</text:p>
          </table:table-cell>
          <table:table-cell table:formula="of:=IF([.J96]=&quot;&quot;;&quot;&quot;;[.J96]/[.B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33-1406</text:p>
          </table:table-cell>
          <table:table-cell table:number-columns-repeated="3" office:value-type="float" office:value="0.00995994965543801" calcext:value-type="float">
            <text:p>0.00995994965543801</text:p>
          </table:table-cell>
          <table:table-cell office:value-type="float" office:value="0.040672779083252" calcext:value-type="float">
            <text:p>0.040672779083252</text:p>
          </table:table-cell>
          <table:table-cell office:value-type="float" office:value="0.239751815795898" calcext:value-type="float">
            <text:p>0.239751815795898</text:p>
          </table:table-cell>
          <table:table-cell office:value-type="float" office:value="0.0428354740142822" calcext:value-type="float">
            <text:p>0.0428354740142822</text:p>
          </table:table-cell>
          <table:table-cell/>
          <table:table-cell table:formula="of:=IF([.D97]&gt;0;1;0)" office:value-type="float" office:value="1" calcext:value-type="float">
            <text:p>1</text:p>
          </table:table-cell>
          <table:table-cell table:formula="of:=IF([.D97]&gt;0;[.D97]-[.B97];&quot;&quot;)" office:value-type="float" office:value="0" calcext:value-type="float">
            <text:p>0</text:p>
          </table:table-cell>
          <table:table-cell table:formula="of:=IF([.J97]=&quot;&quot;;&quot;&quot;;[.J97]/[.B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94-979</text:p>
          </table:table-cell>
          <table:table-cell table:number-columns-repeated="3" office:value-type="float" office:value="0.00922037554215505" calcext:value-type="float">
            <text:p>0.00922037554215505</text:p>
          </table:table-cell>
          <table:table-cell office:value-type="float" office:value="0.041006326675415" calcext:value-type="float">
            <text:p>0.041006326675415</text:p>
          </table:table-cell>
          <table:table-cell office:value-type="float" office:value="0.404773473739624" calcext:value-type="float">
            <text:p>0.404773473739624</text:p>
          </table:table-cell>
          <table:table-cell office:value-type="float" office:value="0.0423581600189209" calcext:value-type="float">
            <text:p>0.0423581600189209</text:p>
          </table:table-cell>
          <table:table-cell/>
          <table:table-cell table:formula="of:=IF([.D98]&gt;0;1;0)" office:value-type="float" office:value="1" calcext:value-type="float">
            <text:p>1</text:p>
          </table:table-cell>
          <table:table-cell table:formula="of:=IF([.D98]&gt;0;[.D98]-[.B98];&quot;&quot;)" office:value-type="float" office:value="0" calcext:value-type="float">
            <text:p>0</text:p>
          </table:table-cell>
          <table:table-cell table:formula="of:=IF([.J98]=&quot;&quot;;&quot;&quot;;[.J98]/[.B9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77-785</text:p>
          </table:table-cell>
          <table:table-cell table:number-columns-repeated="3" office:value-type="float" office:value="0.00678525545025022" calcext:value-type="float">
            <text:p>0.00678525545025022</text:p>
          </table:table-cell>
          <table:table-cell office:value-type="float" office:value="0.0548486709594727" calcext:value-type="float">
            <text:p>0.0548486709594727</text:p>
          </table:table-cell>
          <table:table-cell office:value-type="float" office:value="0.203225374221802" calcext:value-type="float">
            <text:p>0.203225374221802</text:p>
          </table:table-cell>
          <table:table-cell office:value-type="float" office:value="0.0522363185882568" calcext:value-type="float">
            <text:p>0.0522363185882568</text:p>
          </table:table-cell>
          <table:table-cell/>
          <table:table-cell table:formula="of:=IF([.D99]&gt;0;1;0)" office:value-type="float" office:value="1" calcext:value-type="float">
            <text:p>1</text:p>
          </table:table-cell>
          <table:table-cell table:formula="of:=IF([.D99]&gt;0;[.D99]-[.B99];&quot;&quot;)" office:value-type="float" office:value="0" calcext:value-type="float">
            <text:p>0</text:p>
          </table:table-cell>
          <table:table-cell table:formula="of:=IF([.J99]=&quot;&quot;;&quot;&quot;;[.J99]/[.B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0-1207</text:p>
          </table:table-cell>
          <table:table-cell table:number-columns-repeated="3" office:value-type="float" office:value="0.00557158839449079" calcext:value-type="float">
            <text:p>0.00557158839449079</text:p>
          </table:table-cell>
          <table:table-cell office:value-type="float" office:value="0.0453407764434814" calcext:value-type="float">
            <text:p>0.0453407764434814</text:p>
          </table:table-cell>
          <table:table-cell office:value-type="float" office:value="0.124531507492065" calcext:value-type="float">
            <text:p>0.124531507492065</text:p>
          </table:table-cell>
          <table:table-cell office:value-type="float" office:value="0.0422976016998291" calcext:value-type="float">
            <text:p>0.0422976016998291</text:p>
          </table:table-cell>
          <table:table-cell/>
          <table:table-cell table:formula="of:=IF([.D100]&gt;0;1;0)" office:value-type="float" office:value="1" calcext:value-type="float">
            <text:p>1</text:p>
          </table:table-cell>
          <table:table-cell table:formula="of:=IF([.D100]&gt;0;[.D100]-[.B100];&quot;&quot;)" office:value-type="float" office:value="0" calcext:value-type="float">
            <text:p>0</text:p>
          </table:table-cell>
          <table:table-cell table:formula="of:=IF([.J100]=&quot;&quot;;&quot;&quot;;[.J100]/[.B1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62-2004</text:p>
          </table:table-cell>
          <table:table-cell table:number-columns-repeated="3" office:value-type="float" office:value="0.00915694994153948" calcext:value-type="float">
            <text:p>0.00915694994153948</text:p>
          </table:table-cell>
          <table:table-cell office:value-type="float" office:value="0.0574920177459717" calcext:value-type="float">
            <text:p>0.0574920177459717</text:p>
          </table:table-cell>
          <table:table-cell office:value-type="float" office:value="0.241482973098755" calcext:value-type="float">
            <text:p>0.241482973098755</text:p>
          </table:table-cell>
          <table:table-cell office:value-type="float" office:value="0.0573892593383789" calcext:value-type="float">
            <text:p>0.0573892593383789</text:p>
          </table:table-cell>
          <table:table-cell/>
          <table:table-cell table:formula="of:=IF([.D101]&gt;0;1;0)" office:value-type="float" office:value="1" calcext:value-type="float">
            <text:p>1</text:p>
          </table:table-cell>
          <table:table-cell table:formula="of:=IF([.D101]&gt;0;[.D101]-[.B101];&quot;&quot;)" office:value-type="float" office:value="0" calcext:value-type="float">
            <text:p>0</text:p>
          </table:table-cell>
          <table:table-cell table:formula="of:=IF([.J101]=&quot;&quot;;&quot;&quot;;[.J101]/[.B101])" office:value-type="float" office:value="0" calcext:value-type="float">
            <text:p>0</text:p>
          </table:table-cell>
        </table:table-row>
      </table:table>
      <table:table table:name="results_analysis" table:style-name="ta1">
        <table:shapes>
          <draw:frame draw:z-index="0" draw:style-name="gr1" draw:text-style-name="P1" svg:width="5in" svg:height="4in" svg:x="4.1315in" svg:y="0.2425in">
            <draw:object draw:notify-on-update-of-ranges="results_analysis.A10:results_analysis.A15 results_analysis.B9:results_analysis.B9 results_analysis.B10:results_analysis.B15 results_analysis.C9:results_analysis.C9 results_analysis.C10:results_analysis.C15 results_analysis.D9:results_analysis.D9 results_analysis.D10:results_analysis.D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5in" svg:height="4in" svg:x="9.424in" svg:y="0.1803in">
            <draw:object draw:notify-on-update-of-ranges="results_analysis.A17:results_analysis.A22 results_analysis.B17:results_analysis.B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5in" svg:height="4in" svg:x="4.1067in" svg:y="4.5114in">
            <draw:object draw:notify-on-update-of-ranges="results_analysis.A17:results_analysis.A22 results_analysis.C17:results_analysis.C2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Dijkstra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Ours</text:p>
          </table:table-cell>
        </table:table-row>
        <table:table-row table:style-name="ro1">
          <table:table-cell office:value-type="string" calcext:value-type="string">
            <text:p>2^6</text:p>
          </table:table-cell>
          <table:table-cell table:formula="of:=SUMIF([$results_64.E2:.E51];&quot;&lt;1&quot;)" office:value-type="float" office:value="0.01287841796875" calcext:value-type="float">
            <text:p>0.01287841796875</text:p>
          </table:table-cell>
          <table:table-cell table:formula="of:=SUMIF([$results_64.F2:.F51];&quot;&lt;1&quot;)" office:value-type="float" office:value="0.0185115337371826" calcext:value-type="float">
            <text:p>0.0185115337371826</text:p>
          </table:table-cell>
          <table:table-cell table:formula="of:=SUMIF([$results_64.G2:.G51];&quot;&lt;1&quot;)" office:value-type="float" office:value="0.0876426696777344" calcext:value-type="float">
            <text:p>0.0876426696777344</text:p>
          </table:table-cell>
        </table:table-row>
        <table:table-row table:style-name="ro1">
          <table:table-cell office:value-type="string" calcext:value-type="string">
            <text:p>2^7</text:p>
          </table:table-cell>
          <table:table-cell table:formula="of:=SUMIF([$results_128.E3:.E52];&quot;&lt;1&quot;)" office:value-type="float" office:value="0.0338563919067383" calcext:value-type="float">
            <text:p>0.0338563919067383</text:p>
          </table:table-cell>
          <table:table-cell table:formula="of:=SUMIF([$results_128.F3:.F52];&quot;&lt;1&quot;)" office:value-type="float" office:value="0.0635673999786377" calcext:value-type="float">
            <text:p>0.0635673999786377</text:p>
          </table:table-cell>
          <table:table-cell table:formula="of:=SUMIF([$results_128.G3:.G52];&quot;&lt;1&quot;)" office:value-type="float" office:value="0.103857517242432" calcext:value-type="float">
            <text:p>0.103857517242432</text:p>
          </table:table-cell>
        </table:table-row>
        <table:table-row table:style-name="ro1">
          <table:table-cell office:value-type="string" calcext:value-type="string">
            <text:p>2^8</text:p>
          </table:table-cell>
          <table:table-cell table:formula="of:=SUMIF([$results_256.E4:.E53];&quot;&lt;1&quot;)" office:value-type="float" office:value="0.118058443069458" calcext:value-type="float">
            <text:p>0.118058443069458</text:p>
          </table:table-cell>
          <table:table-cell table:formula="of:=SUMIF([$results_256.F4:.F53];&quot;&lt;1&quot;)" office:value-type="float" office:value="0.252073049545288" calcext:value-type="float">
            <text:p>0.252073049545288</text:p>
          </table:table-cell>
          <table:table-cell table:formula="of:=SUMIF([$results_256.G4:.G53];&quot;&lt;1&quot;)" office:value-type="float" office:value="0.232156991958618" calcext:value-type="float">
            <text:p>0.232156991958618</text:p>
          </table:table-cell>
        </table:table-row>
        <table:table-row table:style-name="ro1">
          <table:table-cell office:value-type="string" calcext:value-type="string">
            <text:p>2^9</text:p>
          </table:table-cell>
          <table:table-cell table:formula="of:=SUMIF([$results_512.E5:.E54];&quot;&lt;1&quot;)" office:value-type="float" office:value="0.464890241622925" calcext:value-type="float">
            <text:p>0.464890241622925</text:p>
          </table:table-cell>
          <table:table-cell table:formula="of:=SUMIF([$results_512.F5:.F54];&quot;&lt;1&quot;)" office:value-type="float" office:value="1.06133437156677" calcext:value-type="float">
            <text:p>1.06133437156677</text:p>
          </table:table-cell>
          <table:table-cell table:formula="of:=SUMIF([$results_512.G5:.G54];&quot;&lt;1&quot;)" office:value-type="float" office:value="0.428171873092651" calcext:value-type="float">
            <text:p>0.428171873092651</text:p>
          </table:table-cell>
        </table:table-row>
        <table:table-row table:style-name="ro1">
          <table:table-cell office:value-type="string" calcext:value-type="string">
            <text:p>2^10</text:p>
          </table:table-cell>
          <table:table-cell table:formula="of:=SUMIF([$results_1024.E6:.E55];&quot;&lt;1&quot;)" office:value-type="float" office:value="0.879408121109009" calcext:value-type="float">
            <text:p>0.879408121109009</text:p>
          </table:table-cell>
          <table:table-cell table:formula="of:=SUMIF([$results_1024.F6:.F55];&quot;&lt;1&quot;)" office:value-type="float" office:value="3.45987725257874" calcext:value-type="float">
            <text:p>3.45987725257874</text:p>
          </table:table-cell>
          <table:table-cell table:formula="of:=SUMIF([$results_1024.G6:.G55];&quot;&lt;1&quot;)" office:value-type="float" office:value="1.10399127006531" calcext:value-type="float">
            <text:p>1.10399127006531</text:p>
          </table:table-cell>
        </table:table-row>
        <table:table-row table:style-name="ro1">
          <table:table-cell office:value-type="string" calcext:value-type="string">
            <text:p>2^11</text:p>
          </table:table-cell>
          <table:table-cell table:formula="of:=SUMIF([$results_2048.E7:.E56];&quot;&lt;1&quot;)" office:value-type="float" office:value="2.83864808082581" calcext:value-type="float">
            <text:p>2.83864808082581</text:p>
          </table:table-cell>
          <table:table-cell table:formula="of:=SUMIF([$results_2048.F7:.F56];&quot;&lt;1&quot;)" office:value-type="float" office:value="14.0258555412292" calcext:value-type="float">
            <text:p>14.0258555412292</text:p>
          </table:table-cell>
          <table:table-cell table:formula="of:=SUMIF([$results_2048.G7:.G56];&quot;&lt;1&quot;)" office:value-type="float" office:value="2.76461625099182" calcext:value-type="float">
            <text:p>2.7646162509918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ijkstra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Ours</text:p>
          </table:table-cell>
        </table:table-row>
        <table:table-row table:style-name="ro1">
          <table:table-cell office:value-type="string" calcext:value-type="string">
            <text:p>2^6</text:p>
          </table:table-cell>
          <table:table-cell table:formula="of:=[.B2]/60" office:value-type="float" office:value="0.000214640299479167" calcext:value-type="float">
            <text:p>0.000214640299479167</text:p>
          </table:table-cell>
          <table:table-cell table:formula="of:=[.C2]/60" office:value-type="float" office:value="0.000308525562286377" calcext:value-type="float">
            <text:p>0.000308525562286377</text:p>
          </table:table-cell>
          <table:table-cell table:formula="of:=[.D2]/60" office:value-type="float" office:value="0.00146071116129557" calcext:value-type="float">
            <text:p>0.00146071116129557</text:p>
          </table:table-cell>
        </table:table-row>
        <table:table-row table:style-name="ro1">
          <table:table-cell office:value-type="string" calcext:value-type="string">
            <text:p>2^7</text:p>
          </table:table-cell>
          <table:table-cell table:formula="of:=[.B3]/60" office:value-type="float" office:value="0.000564273198445638" calcext:value-type="float">
            <text:p>0.000564273198445638</text:p>
          </table:table-cell>
          <table:table-cell table:formula="of:=[.C3]/60" office:value-type="float" office:value="0.00105945666631063" calcext:value-type="float">
            <text:p>0.00105945666631063</text:p>
          </table:table-cell>
          <table:table-cell table:formula="of:=[.D3]/60" office:value-type="float" office:value="0.00173095862070719" calcext:value-type="float">
            <text:p>0.00173095862070719</text:p>
          </table:table-cell>
        </table:table-row>
        <table:table-row table:style-name="ro1">
          <table:table-cell office:value-type="string" calcext:value-type="string">
            <text:p>2^8</text:p>
          </table:table-cell>
          <table:table-cell table:formula="of:=[.B4]/60" office:value-type="float" office:value="0.0019676407178243" calcext:value-type="float">
            <text:p>0.0019676407178243</text:p>
          </table:table-cell>
          <table:table-cell table:formula="of:=[.C4]/60" office:value-type="float" office:value="0.00420121749242147" calcext:value-type="float">
            <text:p>0.00420121749242147</text:p>
          </table:table-cell>
          <table:table-cell table:formula="of:=[.D4]/60" office:value-type="float" office:value="0.0038692831993103" calcext:value-type="float">
            <text:p>0.0038692831993103</text:p>
          </table:table-cell>
        </table:table-row>
        <table:table-row table:style-name="ro1">
          <table:table-cell office:value-type="string" calcext:value-type="string">
            <text:p>2^9</text:p>
          </table:table-cell>
          <table:table-cell table:formula="of:=[.B5]/60" office:value-type="float" office:value="0.00774817069371541" calcext:value-type="float">
            <text:p>0.00774817069371541</text:p>
          </table:table-cell>
          <table:table-cell table:formula="of:=[.C5]/60" office:value-type="float" office:value="0.0176889061927795" calcext:value-type="float">
            <text:p>0.0176889061927795</text:p>
          </table:table-cell>
          <table:table-cell table:formula="of:=[.D5]/60" office:value-type="float" office:value="0.00713619788487752" calcext:value-type="float">
            <text:p>0.00713619788487752</text:p>
          </table:table-cell>
        </table:table-row>
        <table:table-row table:style-name="ro1">
          <table:table-cell office:value-type="string" calcext:value-type="string">
            <text:p>2^10</text:p>
          </table:table-cell>
          <table:table-cell table:formula="of:=[.B6]/60" office:value-type="float" office:value="0.0146568020184835" calcext:value-type="float">
            <text:p>0.0146568020184835</text:p>
          </table:table-cell>
          <table:table-cell table:formula="of:=[.C6]/60" office:value-type="float" office:value="0.0576646208763123" calcext:value-type="float">
            <text:p>0.0576646208763123</text:p>
          </table:table-cell>
          <table:table-cell table:formula="of:=[.D6]/60" office:value-type="float" office:value="0.0183998545010885" calcext:value-type="float">
            <text:p>0.0183998545010885</text:p>
          </table:table-cell>
        </table:table-row>
        <table:table-row table:style-name="ro1">
          <table:table-cell office:value-type="string" calcext:value-type="string">
            <text:p>2^11</text:p>
          </table:table-cell>
          <table:table-cell table:formula="of:=[.B7]/60" office:value-type="float" office:value="0.0473108013470968" calcext:value-type="float">
            <text:p>0.0473108013470968</text:p>
          </table:table-cell>
          <table:table-cell table:formula="of:=[.C7]/60" office:value-type="float" office:value="0.233764259020487" calcext:value-type="float">
            <text:p>0.233764259020487</text:p>
          </table:table-cell>
          <table:table-cell table:formula="of:=[.D7]/60" office:value-type="float" office:value="0.0460769375165304" calcext:value-type="float">
            <text:p>0.046076937516530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2^6</text:p>
          </table:table-cell>
          <table:table-cell table:formula="of:=AVERAGE([$results_64.$I$2:.$I$51])*100" office:value-type="float" office:value="100" calcext:value-type="float">
            <text:p>100</text:p>
          </table:table-cell>
          <table:table-cell table:style-name="ce1" table:formula="of:=AVERAGE([$results_64.$K$2:.$K$51])*100"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string" calcext:value-type="string">
            <text:p>2^7</text:p>
          </table:table-cell>
          <table:table-cell table:formula="of:=AVERAGE([$results_128.$I$2:.$I$51])*100" office:value-type="float" office:value="100" calcext:value-type="float">
            <text:p>100</text:p>
          </table:table-cell>
          <table:table-cell table:style-name="ce1" table:formula="of:=AVERAGE([$results_128.$K$2:.$K$51])*100" office:value-type="float" office:value="1.42612350361161" calcext:value-type="float">
            <text:p>1.426</text:p>
          </table:table-cell>
          <table:table-cell/>
        </table:table-row>
        <table:table-row table:style-name="ro1">
          <table:table-cell office:value-type="string" calcext:value-type="string">
            <text:p>2^8</text:p>
          </table:table-cell>
          <table:table-cell table:formula="of:=AVERAGE([$results_256.$I$2:.$I$51])*100" office:value-type="float" office:value="100" calcext:value-type="float">
            <text:p>100</text:p>
          </table:table-cell>
          <table:table-cell table:style-name="ce1" table:formula="of:=AVERAGE([$results_256.$K$2:.$K$51])*100" office:value-type="float" office:value="0.955545428630106" calcext:value-type="float">
            <text:p>0.956</text:p>
          </table:table-cell>
          <table:table-cell/>
        </table:table-row>
        <table:table-row table:style-name="ro1">
          <table:table-cell office:value-type="string" calcext:value-type="string">
            <text:p>2^9</text:p>
          </table:table-cell>
          <table:table-cell table:formula="of:=AVERAGE([$results_512.$I$2:.$I$51])*100" office:value-type="float" office:value="100" calcext:value-type="float">
            <text:p>100</text:p>
          </table:table-cell>
          <table:table-cell table:style-name="ce1" table:formula="of:=AVERAGE([$results_512.$K$2:.$K$51])*100" office:value-type="float" office:value="4.68238574246398" calcext:value-type="float">
            <text:p>4.682</text:p>
          </table:table-cell>
          <table:table-cell/>
        </table:table-row>
        <table:table-row table:style-name="ro1">
          <table:table-cell office:value-type="string" calcext:value-type="string">
            <text:p>2^10</text:p>
          </table:table-cell>
          <table:table-cell table:style-name="ce4" table:formula="of:=AVERAGE([$results_1024.$I$2:.$I$51])*100" office:value-type="float" office:value="100" calcext:value-type="float">
            <text:p>100</text:p>
          </table:table-cell>
          <table:table-cell table:style-name="ce1" table:formula="of:=AVERAGE([$results_1024.$K$2:.$K$51])*100" office:value-type="float" office:value="4.68013229706134" calcext:value-type="float">
            <text:p>4.680</text:p>
          </table:table-cell>
          <table:table-cell/>
        </table:table-row>
        <table:table-row table:style-name="ro1">
          <table:table-cell office:value-type="string" calcext:value-type="string">
            <text:p>2^11</text:p>
          </table:table-cell>
          <table:table-cell table:formula="of:=AVERAGE([$results_2048.$I$2:.$I$51])*100" office:value-type="float" office:value="100" calcext:value-type="float">
            <text:p>100</text:p>
          </table:table-cell>
          <table:table-cell table:style-name="ce1" table:formula="of:=AVERAGE([$results_2048.$K$2:.$K$51])*100" office:value-type="float" office:value="5.34572636809796" calcext:value-type="float">
            <text:p>5.346</text:p>
          </table:table-cell>
          <table:table-cell/>
        </table:table-row>
        <table:table-row table:style-name="ro1">
          <table:table-cell office:value-type="string" calcext:value-type="string">
            <text:p>avr</text:p>
          </table:table-cell>
          <table:table-cell table:formula="of:=AVERAGE([.B17:.B22])" office:value-type="float" office:value="100" calcext:value-type="float">
            <text:p>100</text:p>
          </table:table-cell>
          <table:table-cell table:formula="of:=AVERAGE([.C17:.C22])" office:value-type="float" office:value="2.8483188899775" calcext:value-type="float">
            <text:p>2.8483188899775</text:p>
          </table:table-cell>
          <table:table-cell/>
        </table:table-row>
        <table:table-row table:style-name="ro1" table:number-rows-repeated="17">
          <table:table-cell table:number-columns-repeated="4"/>
        </table:table-row>
        <table:table-row table:style-name="ro1" table:number-rows-repeated="4"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table:style-name="ce4"/>
          <table:table-cell table:style-name="ce1"/>
          <table:table-cell/>
        </table:table-row>
        <table:table-row table:style-name="ro1">
          <table:table-cell table:number-columns-repeated="2"/>
          <table:table-cell table:style-name="ce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8">00/00/0000</text:date>, <text:time style:data-style-name="N2" text:time-value="12:40:27.98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2T14:58:35.972000000</meta:creation-date>
    <dc:date>2025-04-08T12:43:14.489000000</dc:date>
    <meta:editing-duration>PT5H36M10S</meta:editing-duration>
    <meta:editing-cycles>50</meta:editing-cycles>
    <meta:generator>LibreOffice/7.6.1.2$Windows_X86_64 LibreOffice_project/f5defcebd022c5bc36bbb79be232cb6926d8f674</meta:generator>
    <meta:document-statistic meta:table-count="7" meta:cell-count="6117" meta:object-count="3"/>
  </office:meta>
</office:document-meta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Arial Nova Light'" style:font-style-name="Regular" fo:font-size="10pt" fo:font-weight="250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draw:stroke="dash" draw:stroke-dash="ChartDash_20_3" svg:stroke-width="0.035cm" svg:stroke-color="#000000" draw:fill-color="#00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ChartDash_20_1" svg:stroke-width="0.03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35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701cm" svg:height="10.161cm" xlink:href=".." xlink:type="simple" chart:class="chart:line" chart:style-name="ch1">
        <chart:legend chart:legend-position="bottom" svg:x="2.318cm" svg:y="9.522cm" style:legend-expansion="wide" chart:style-name="ch2"/>
        <chart:plot-area chart:style-name="ch3" table:cell-range-address="results_analysis.A10:results_analysis.D15 results_analysis.B9:results_analysis.D9" chart:data-source-has-labels="both" svg:x="0.254cm" svg:y="0.203cm" svg:width="12.193cm" svg:height="8.932cm">
          <chart:coordinate-region svg:x="1.603cm" svg:y="0.422cm" svg:width="10.459cm" svg:height="8.026cm"/>
          <chart:axis chart:dimension="x" chart:name="primary-x" chart:style-name="ch4" chartooo:axis-type="auto">
            <chartooo:date-scale/>
            <chart:categories table:cell-range-address="results_analysis.A10:results_analysis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_analysis.B10:results_analysis.B15" chart:label-cell-address="results_analysis.B9:results_analysis.B9" chart:class="chart:line">
            <chart:data-point chart:repeated="6"/>
          </chart:series>
          <chart:series chart:style-name="ch8" chart:values-cell-range-address="results_analysis.C10:results_analysis.C15" chart:label-cell-address="results_analysis.C9:results_analysis.C9" chart:class="chart:line">
            <chart:data-point chart:repeated="6"/>
          </chart:series>
          <chart:series chart:style-name="ch9" chart:values-cell-range-address="results_analysis.D10:results_analysis.D15" chart:label-cell-address="results_analysis.D9:results_analysis.D9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jkstra</text:p>
                <draw:g>
                  <svg:desc>results_analysis.B9:results_analysis.B9</svg:desc>
                </draw:g>
              </table:table-cell>
              <table:table-cell office:value-type="string">
                <text:p>A*</text:p>
                <draw:g>
                  <svg:desc>results_analysis.C9:results_analysis.C9</svg:desc>
                </draw:g>
              </table:table-cell>
              <table:table-cell office:value-type="string">
                <text:p>Ours</text:p>
                <draw:g>
                  <svg:desc>results_analysis.D9:results_analysis.D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^6</text:p>
                <draw:g>
                  <svg:desc>results_analysis.A10:results_analysis.A15</svg:desc>
                </draw:g>
              </table:table-cell>
              <table:table-cell office:value-type="float" office:value="0.000214640299479167">
                <text:p>0.000214640299479167</text:p>
                <draw:g>
                  <svg:desc>results_analysis.B10:results_analysis.B15</svg:desc>
                </draw:g>
              </table:table-cell>
              <table:table-cell office:value-type="float" office:value="0.000308525562286377">
                <text:p>0.000308525562286377</text:p>
                <draw:g>
                  <svg:desc>results_analysis.C10:results_analysis.C15</svg:desc>
                </draw:g>
              </table:table-cell>
              <table:table-cell office:value-type="float" office:value="0.00146071116129557">
                <text:p>0.00146071116129557</text:p>
                <draw:g>
                  <svg:desc>results_analysis.D10:results_analysis.D15</svg:desc>
                </draw:g>
              </table:table-cell>
            </table:table-row>
            <table:table-row>
              <table:table-cell office:value-type="string">
                <text:p>2^7</text:p>
              </table:table-cell>
              <table:table-cell office:value-type="float" office:value="0.000564273198445638">
                <text:p>0.000564273198445638</text:p>
              </table:table-cell>
              <table:table-cell office:value-type="float" office:value="0.00105945666631063">
                <text:p>0.00105945666631063</text:p>
              </table:table-cell>
              <table:table-cell office:value-type="float" office:value="0.00173095862070719">
                <text:p>0.00173095862070719</text:p>
              </table:table-cell>
            </table:table-row>
            <table:table-row>
              <table:table-cell office:value-type="string">
                <text:p>2^8</text:p>
              </table:table-cell>
              <table:table-cell office:value-type="float" office:value="0.0019676407178243">
                <text:p>0.0019676407178243</text:p>
              </table:table-cell>
              <table:table-cell office:value-type="float" office:value="0.00420121749242147">
                <text:p>0.00420121749242147</text:p>
              </table:table-cell>
              <table:table-cell office:value-type="float" office:value="0.0038692831993103">
                <text:p>0.0038692831993103</text:p>
              </table:table-cell>
            </table:table-row>
            <table:table-row>
              <table:table-cell office:value-type="string">
                <text:p>2^9</text:p>
              </table:table-cell>
              <table:table-cell office:value-type="float" office:value="0.00774817069371541">
                <text:p>0.00774817069371541</text:p>
              </table:table-cell>
              <table:table-cell office:value-type="float" office:value="0.0176889061927795">
                <text:p>0.0176889061927795</text:p>
              </table:table-cell>
              <table:table-cell office:value-type="float" office:value="0.00713619788487752">
                <text:p>0.00713619788487752</text:p>
              </table:table-cell>
            </table:table-row>
            <table:table-row>
              <table:table-cell office:value-type="string">
                <text:p>2^10</text:p>
              </table:table-cell>
              <table:table-cell office:value-type="float" office:value="0.0146568020184835">
                <text:p>0.0146568020184835</text:p>
              </table:table-cell>
              <table:table-cell office:value-type="float" office:value="0.0576646208763123">
                <text:p>0.0576646208763123</text:p>
              </table:table-cell>
              <table:table-cell office:value-type="float" office:value="0.0183998545010885">
                <text:p>0.0183998545010885</text:p>
              </table:table-cell>
            </table:table-row>
            <table:table-row>
              <table:table-cell office:value-type="string">
                <text:p>2^11</text:p>
              </table:table-cell>
              <table:table-cell office:value-type="float" office:value="0.0473108013470968">
                <text:p>0.0473108013470968</text:p>
              </table:table-cell>
              <table:table-cell office:value-type="float" office:value="0.233764259020487">
                <text:p>0.233764259020487</text:p>
              </table:table-cell>
              <table:table-cell office:value-type="float" office:value="0.0460769375165304">
                <text:p>0.04607693751653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ChartDash_20_1" draw:display-name="ChartDash 1" draw:style="rect" draw:dots1="1" draw:dots1-length="100%" draw:distance="100%"/>
    <draw:stroke-dash draw:name="ChartDash_20_2" draw:display-name="ChartDash 2" draw:style="round" draw:dots1="1" draw:dots1-length="701%" draw:distance="399%"/>
    <draw:stroke-dash draw:name="ChartDash_20_3" draw:display-name="ChartDash 3" draw:style="rect" draw:dots1="1" draw:dots1-length="300%" draw:dots2="1" draw:dots2-length="100%" draw:distance="100%"/>
  </office:styles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4" style:family="chart" style:data-style-name="N0">
      <style:chart-properties chart:display-label="true" chart:logarithmic="false" chart:minimum="65" chart:maximum="100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35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701cm" svg:height="10.161cm" xlink:href=".." xlink:type="simple" chart:class="chart:line" chart:style-name="ch1">
        <chart:plot-area chart:style-name="ch2" table:cell-range-address="results_analysis.A17:results_analysis.B22" chart:data-source-has-labels="column" svg:x="0.254cm" svg:y="0.203cm" svg:width="12.193cm" svg:height="9.755cm">
          <chart:coordinate-region svg:x="1.1cm" svg:y="0.422cm" svg:width="10.962cm" svg:height="8.849cm"/>
          <chart:axis chart:dimension="x" chart:name="primary-x" chart:style-name="ch3" chartooo:axis-type="auto">
            <chartooo:date-scale/>
            <chart:categories table:cell-range-address="results_analysis.A17:results_analysis.A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ults_analysis.B17:results_analysis.B22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2^6</text:p>
                <draw:g>
                  <svg:desc>results_analysis.A17:results_analysis.A22</svg:desc>
                </draw:g>
              </table:table-cell>
              <table:table-cell office:value-type="float" office:value="100">
                <text:p>100</text:p>
                <draw:g>
                  <svg:desc>results_analysis.B17:results_analysis.B22</svg:desc>
                </draw:g>
              </table:table-cell>
            </table:table-row>
            <table:table-row>
              <table:table-cell office:value-type="string">
                <text:p>2^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^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^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^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^11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4" style:family="chart" style:data-style-name="N1">
      <style:chart-properties chart:display-label="true" chart:logarithmic="false" chart:minimum="10" chart:maximum="200" chart:origin="0" chart:reverse-direction="false" text:line-break="false" loext:try-staggering-first="false" chart:link-data-style-to-source="false" chart:axis-position="1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35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701cm" svg:height="10.161cm" xlink:href=".." xlink:type="simple" chart:class="chart:line" chart:style-name="ch1">
        <chart:plot-area chart:style-name="ch2" table:cell-range-address="results_analysis.A17:results_analysis.A22 results_analysis.C17:results_analysis.C22" chart:data-source-has-labels="column" svg:x="0.254cm" svg:y="0.203cm" svg:width="12.193cm" svg:height="9.755cm">
          <chart:coordinate-region svg:x="1.1cm" svg:y="0.203cm" svg:width="10.962cm" svg:height="9.068cm"/>
          <chart:axis chart:dimension="x" chart:name="primary-x" chart:style-name="ch3" chartooo:axis-type="auto">
            <chartooo:date-scale/>
            <chart:categories table:cell-range-address="results_analysis.A17:results_analysis.A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ults_analysis.C17:results_analysis.C22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2^6</text:p>
                <draw:g>
                  <svg:desc>results_analysis.A17:results_analysis.A22</svg:desc>
                </draw:g>
              </table:table-cell>
              <table:table-cell office:value-type="float" office:value="0">
                <text:p>0</text:p>
                <draw:g>
                  <svg:desc>results_analysis.C17:results_analysis.C22</svg:desc>
                </draw:g>
              </table:table-cell>
            </table:table-row>
            <table:table-row>
              <table:table-cell office:value-type="string">
                <text:p>2^7</text:p>
              </table:table-cell>
              <table:table-cell office:value-type="float" office:value="1.42612350361161">
                <text:p>1.42612350361161</text:p>
              </table:table-cell>
            </table:table-row>
            <table:table-row>
              <table:table-cell office:value-type="string">
                <text:p>2^8</text:p>
              </table:table-cell>
              <table:table-cell office:value-type="float" office:value="0.955545428630106">
                <text:p>0.955545428630106</text:p>
              </table:table-cell>
            </table:table-row>
            <table:table-row>
              <table:table-cell office:value-type="string">
                <text:p>2^9</text:p>
              </table:table-cell>
              <table:table-cell office:value-type="float" office:value="4.68238574246398">
                <text:p>4.68238574246398</text:p>
              </table:table-cell>
            </table:table-row>
            <table:table-row>
              <table:table-cell office:value-type="string">
                <text:p>2^10</text:p>
              </table:table-cell>
              <table:table-cell office:value-type="float" office:value="4.68013229706134">
                <text:p>4.68013229706134</text:p>
              </table:table-cell>
            </table:table-row>
            <table:table-row>
              <table:table-cell office:value-type="string">
                <text:p>2^11</text:p>
              </table:table-cell>
              <table:table-cell office:value-type="float" office:value="5.34572636809796">
                <text:p>5.3457263680979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